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40000011EE1375BCA.png" manifest:media-type="image/png"/>
  <manifest:file-entry manifest:full-path="Pictures/10000001000002950000017B06BADB38.png" manifest:media-type="image/png"/>
  <manifest:file-entry manifest:full-path="Pictures/1000000000000057000001F277F49019.png" manifest:media-type="image/png"/>
  <manifest:file-entry manifest:full-path="Pictures/10000000000015BE00000AAA1C9CD827.png" manifest:media-type="image/png"/>
  <manifest:file-entry manifest:full-path="Pictures/1000000000000348000001EAD1006388.png" manifest:media-type="image/png"/>
  <manifest:file-entry manifest:full-path="Pictures/1000000100000500000003BC9C008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LGC Sans" svg:font-family="'DejaVu LGC Sans'" style:font-family-generic="system" style:font-pitch="variable"/>
    <style:font-face style:name="DejaVu Sans" svg:font-family="'DejaVu Sans'" style:font-family-generic="system" style:font-pitch="variable"/>
    <style:font-face style:name="Fira Sans Book" svg:font-family="'Fira Sans Book'" style:font-family-generic="swiss" style:font-pitch="variable"/>
    <style:font-face style:name="Fira Sans ExtraBold" svg:font-family="'Fira Sans ExtraBold'" style:font-family-generic="swiss" style:font-pitch="variable"/>
    <style:font-face style:name="Hack" svg:font-family="Hack" style:font-adornments="Обычный"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Обычный" style:font-family-generic="swiss" style:font-pitch="variable"/>
    <style:font-face style:name="OpenSymbol" svg:font-family="OpenSymbol"/>
    <style:font-face style:name="OpenSymbol1" svg:font-family="OpenSymbol" style:font-adornments="Regular" style:font-charset="x-symbol"/>
    <style:font-face style:name="PT Astra Serif" svg:font-family="'PT Astra Serif'" style:font-family-generic="roman"/>
    <style:font-face style:name="PT Astra Serif1" svg:font-family="'PT Astra Serif'" style:font-adornments="Обычный" style:font-family-generic="roman"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Жирный" style:font-family-generic="swiss" style:font-pitch="variable"/>
    <style:font-face style:name="PT Sans Narrow" svg:font-family="'PT Sans Narrow'" style:font-family-generic="swiss" style:font-pitch="variable"/>
    <style:font-face style:name="PT Sans Narrow1" svg:font-family="'PT Sans Narrow'" style:font-adornments="Обычный" style:font-family-generic="swiss" style:font-pitch="variable"/>
    <style:font-face style:name="PT Sans1" svg:font-family="'PT Sans'" style:font-adornments="Жирный" style:font-family-generic="swiss" style:font-pitch="variable"/>
    <style:font-face style:name="PT Sans2" svg:font-family="'PT Sans'" style:font-adornments="Обычный" style:font-family-generic="swiss" style:font-pitch="variable"/>
    <style:font-face style:name="Tahoma" svg:font-family="Tahoma" style:font-family-generic="system"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office:font-face-decls>
  <office:automatic-styles>
    <style:style style:name="Таблица3" style:family="table">
      <style:table-properties style:width="27.605cm" fo:margin-left="0cm" table:align="left" style:writing-mode="page"/>
    </style:style>
    <style:style style:name="Таблица3.A" style:family="table-column">
      <style:table-column-properties style:column-width="2.293cm"/>
    </style:style>
    <style:style style:name="Таблица3.B" style:family="table-column">
      <style:table-column-properties style:column-width="14.199cm"/>
    </style:style>
    <style:style style:name="Таблица3.C" style:family="table-column">
      <style:table-column-properties style:column-width="11.113cm"/>
    </style:style>
    <style:style style:name="Таблица3.A1" style:family="table-cell">
      <style:table-cell-properties style:vertical-align="middle" fo:background-color="#e6e64c" fo:padding-left="0.199cm" fo:padding-right="0.199cm" fo:padding-top="0.101cm" fo:padding-bottom="0.101cm" fo:border-left="1pt solid #000000" fo:border-right="none" fo:border-top="1pt solid #000000" fo:border-bottom="1pt solid #000000">
        <style:background-image/>
      </style:table-cell-properties>
    </style:style>
    <style:style style:name="Таблица3.C1" style:family="table-cell">
      <style:table-cell-properties style:vertical-align="middle" fo:background-color="#e6e64c" fo:padding-left="0.199cm" fo:padding-right="0.199cm" fo:padding-top="0.101cm" fo:padding-bottom="0.101cm" fo:border="1pt solid #000000">
        <style:background-image/>
      </style:table-cell-properties>
    </style:style>
    <style:style style:name="Таблица3.A2" style:family="table-cell">
      <style:table-cell-properties fo:padding-left="0.199cm" fo:padding-right="0.199cm" fo:padding-top="0cm" fo:padding-bottom="0cm" fo:border-left="1pt solid #000000" fo:border-right="none" fo:border-top="none" fo:border-bottom="1pt solid #000000"/>
    </style:style>
    <style:style style:name="Таблица3.B2" style:family="table-cell">
      <style:table-cell-properties fo:padding-left="0.199cm" fo:padding-right="0.199cm" fo:padding-top="0cm" fo:padding-bottom="0cm" fo:border-left="1pt solid #000000" fo:border-right="none" fo:border-top="none" fo:border-bottom="1pt solid #000000"/>
    </style:style>
    <style:style style:name="Таблица3.C2" style:family="table-cell">
      <style:table-cell-properties fo:padding-left="0.199cm" fo:padding-right="0.199cm" fo:padding-top="0cm" fo:padding-bottom="0cm" fo:border-left="1pt solid #000000" fo:border-right="1pt solid #000000" fo:border-top="none" fo:border-bottom="1pt solid #000000"/>
    </style:style>
    <style:style style:name="Таблица3.A3" style:family="table-cell">
      <style:table-cell-properties fo:padding-left="0.199cm" fo:padding-right="0.199cm" fo:padding-top="0cm" fo:padding-bottom="0cm" fo:border-left="1pt solid #000000" fo:border-right="none" fo:border-top="none" fo:border-bottom="1pt solid #000000"/>
    </style:style>
    <style:style style:name="Таблица3.B3" style:family="table-cell">
      <style:table-cell-properties fo:padding-left="0.199cm" fo:padding-right="0.199cm" fo:padding-top="0cm" fo:padding-bottom="0cm" fo:border-left="1pt solid #000000" fo:border-right="none" fo:border-top="none" fo:border-bottom="1pt solid #000000"/>
    </style:style>
    <style:style style:name="Таблица3.C3" style:family="table-cell">
      <style:table-cell-properties fo:padding-left="0.199cm" fo:padding-right="0.199cm" fo:padding-top="0cm" fo:padding-bottom="0cm" fo:border-left="1pt solid #000000" fo:border-right="1pt solid #000000" fo:border-top="none" fo:border-bottom="1pt solid #000000"/>
    </style:style>
    <style:style style:name="Таблица3.A4" style:family="table-cell">
      <style:table-cell-properties fo:padding-left="0.199cm" fo:padding-right="0.199cm" fo:padding-top="0cm" fo:padding-bottom="0cm" fo:border-left="1pt solid #000000" fo:border-right="none" fo:border-top="none" fo:border-bottom="1pt solid #000000"/>
    </style:style>
    <style:style style:name="Таблица3.B4" style:family="table-cell">
      <style:table-cell-properties fo:padding-left="0.199cm" fo:padding-right="0.199cm" fo:padding-top="0cm" fo:padding-bottom="0cm" fo:border-left="1pt solid #000000" fo:border-right="none" fo:border-top="none" fo:border-bottom="1pt solid #000000"/>
    </style:style>
    <style:style style:name="Таблица3.C4" style:family="table-cell">
      <style:table-cell-properties fo:padding-left="0.199cm" fo:padding-right="0.199cm" fo:padding-top="0cm" fo:padding-bottom="0cm" fo:border-left="1pt solid #000000" fo:border-right="1pt solid #000000" fo:border-top="none" fo:border-bottom="1pt solid #000000"/>
    </style:style>
    <style:style style:name="Таблица4" style:family="table">
      <style:table-properties style:width="27.605cm" fo:margin-left="0cm" table:align="left" style:writing-mode="page"/>
    </style:style>
    <style:style style:name="Таблица4.A" style:family="table-column">
      <style:table-column-properties style:column-width="1.298cm"/>
    </style:style>
    <style:style style:name="Таблица4.B" style:family="table-column">
      <style:table-column-properties style:column-width="6.795cm"/>
    </style:style>
    <style:style style:name="Таблица4.C" style:family="table-column">
      <style:table-column-properties style:column-width="19.512cm"/>
    </style:style>
    <style:style style:name="Таблица4.1" style:family="table-row">
      <style:table-row-properties fo:keep-together="always"/>
    </style:style>
    <style:style style:name="Таблица4.A1" style:family="table-cell">
      <style:table-cell-properties style:vertical-align="middle" fo:padding-left="0.199cm" fo:padding-right="0.199cm" fo:padding-top="0cm" fo:padding-bottom="0cm" fo:border-left="1pt solid #000000" fo:border-right="none" fo:border-top="1pt solid #000000" fo:border-bottom="1pt solid #000000"/>
    </style:style>
    <style:style style:name="Таблица4.C1" style:family="table-cell">
      <style:table-cell-properties style:vertical-align="middle" fo:padding-left="0.199cm" fo:padding-right="0.199cm" fo:padding-top="0cm" fo:padding-bottom="0cm" fo:border="1pt solid #000000"/>
    </style:style>
    <style:style style:name="Таблица4.A2" style:family="table-cell">
      <style:table-cell-properties fo:padding-left="0.199cm" fo:padding-right="0.199cm" fo:padding-top="0cm" fo:padding-bottom="0cm" fo:border-left="1pt solid #000000" fo:border-right="1pt solid #000000" fo:border-top="none" fo:border-bottom="1pt solid #000000"/>
    </style:style>
    <style:style style:name="Таблица4.A3" style:family="table-cell">
      <style:table-cell-properties fo:padding-left="0.199cm" fo:padding-right="0.199cm" fo:padding-top="0cm" fo:padding-bottom="0cm" fo:border-left="1pt solid #000000" fo:border-right="none" fo:border-top="none" fo:border-bottom="1pt solid #000000"/>
    </style:style>
    <style:style style:name="Таблица4.B3" style:family="table-cell">
      <style:table-cell-properties fo:padding-left="0.199cm" fo:padding-right="0.199cm" fo:padding-top="0cm" fo:padding-bottom="0cm" fo:border-left="1pt solid #000000" fo:border-right="none" fo:border-top="none" fo:border-bottom="1pt solid #000000"/>
    </style:style>
    <style:style style:name="Таблица4.C3" style:family="table-cell">
      <style:table-cell-properties fo:padding-left="0.199cm" fo:padding-right="0.199cm" fo:padding-top="0cm" fo:padding-bottom="0cm" fo:border-left="1pt solid #000000" fo:border-right="1pt solid #000000" fo:border-top="none" fo:border-bottom="1pt solid #000000"/>
    </style:style>
    <style:style style:name="Таблица4.A4" style:family="table-cell">
      <style:table-cell-properties fo:padding-left="0.199cm" fo:padding-right="0.199cm" fo:padding-top="0cm" fo:padding-bottom="0cm" fo:border-left="1pt solid #000000" fo:border-right="none" fo:border-top="none" fo:border-bottom="1pt solid #000000"/>
    </style:style>
    <style:style style:name="Таблица4.B4" style:family="table-cell">
      <style:table-cell-properties fo:padding-left="0.199cm" fo:padding-right="0.199cm" fo:padding-top="0cm" fo:padding-bottom="0cm" fo:border-left="1pt solid #000000" fo:border-right="none" fo:border-top="none" fo:border-bottom="1pt solid #000000"/>
    </style:style>
    <style:style style:name="Таблица4.C4" style:family="table-cell">
      <style:table-cell-properties fo:padding-left="0.199cm" fo:padding-right="0.199cm" fo:padding-top="0cm" fo:padding-bottom="0cm" fo:border-left="1pt solid #000000" fo:border-right="1pt solid #000000" fo:border-top="none" fo:border-bottom="1pt solid #000000"/>
    </style:style>
    <style:style style:name="Таблица4.A5" style:family="table-cell">
      <style:table-cell-properties fo:padding-left="0.199cm" fo:padding-right="0.199cm" fo:padding-top="0cm" fo:padding-bottom="0cm" fo:border-left="1pt solid #000000" fo:border-right="none" fo:border-top="none" fo:border-bottom="1pt solid #000000"/>
    </style:style>
    <style:style style:name="Таблица4.B5" style:family="table-cell">
      <style:table-cell-properties fo:padding-left="0.199cm" fo:padding-right="0.199cm" fo:padding-top="0cm" fo:padding-bottom="0cm" fo:border-left="1pt solid #000000" fo:border-right="none" fo:border-top="none" fo:border-bottom="1pt solid #000000"/>
    </style:style>
    <style:style style:name="Таблица4.C5" style:family="table-cell">
      <style:table-cell-properties fo:padding-left="0.199cm" fo:padding-right="0.199cm" fo:padding-top="0cm" fo:padding-bottom="0cm" fo:border-left="1pt solid #000000" fo:border-right="1pt solid #000000" fo:border-top="none" fo:border-bottom="1pt solid #000000"/>
    </style:style>
    <style:style style:name="Таблица4.A6" style:family="table-cell">
      <style:table-cell-properties fo:padding-left="0.199cm" fo:padding-right="0.199cm" fo:padding-top="0cm" fo:padding-bottom="0cm" fo:border-left="1pt solid #000000" fo:border-right="none" fo:border-top="none" fo:border-bottom="1pt solid #000000"/>
    </style:style>
    <style:style style:name="Таблица4.B6" style:family="table-cell">
      <style:table-cell-properties fo:padding-left="0.199cm" fo:padding-right="0.199cm" fo:padding-top="0cm" fo:padding-bottom="0cm" fo:border-left="1pt solid #000000" fo:border-right="none" fo:border-top="none" fo:border-bottom="1pt solid #000000"/>
    </style:style>
    <style:style style:name="Таблица4.C6" style:family="table-cell">
      <style:table-cell-properties fo:padding-left="0.199cm" fo:padding-right="0.199cm" fo:padding-top="0cm" fo:padding-bottom="0cm" fo:border-left="1pt solid #000000" fo:border-right="1pt solid #000000" fo:border-top="none" fo:border-bottom="1pt solid #000000"/>
    </style:style>
    <style:style style:name="Таблица4.A7" style:family="table-cell">
      <style:table-cell-properties fo:padding-left="0.199cm" fo:padding-right="0.199cm" fo:padding-top="0cm" fo:padding-bottom="0cm" fo:border-left="1pt solid #000000" fo:border-right="none" fo:border-top="none" fo:border-bottom="1pt solid #000000"/>
    </style:style>
    <style:style style:name="Таблица4.B7" style:family="table-cell">
      <style:table-cell-properties fo:padding-left="0.199cm" fo:padding-right="0.199cm" fo:padding-top="0cm" fo:padding-bottom="0cm" fo:border-left="1pt solid #000000" fo:border-right="none" fo:border-top="none" fo:border-bottom="1pt solid #000000"/>
    </style:style>
    <style:style style:name="Таблица4.C7" style:family="table-cell">
      <style:table-cell-properties fo:padding-left="0.199cm" fo:padding-right="0.199cm" fo:padding-top="0cm" fo:padding-bottom="0cm" fo:border-left="1pt solid #000000" fo:border-right="1pt solid #000000" fo:border-top="none" fo:border-bottom="1pt solid #000000"/>
    </style:style>
    <style:style style:name="Таблица4.A8" style:family="table-cell">
      <style:table-cell-properties fo:padding-left="0.199cm" fo:padding-right="0.199cm" fo:padding-top="0cm" fo:padding-bottom="0cm" fo:border-left="1pt solid #000000" fo:border-right="none" fo:border-top="none" fo:border-bottom="1pt solid #000000"/>
    </style:style>
    <style:style style:name="Таблица4.B8" style:family="table-cell">
      <style:table-cell-properties fo:padding-left="0.199cm" fo:padding-right="0.199cm" fo:padding-top="0cm" fo:padding-bottom="0cm" fo:border-left="1pt solid #000000" fo:border-right="none" fo:border-top="none" fo:border-bottom="1pt solid #000000"/>
    </style:style>
    <style:style style:name="Таблица4.C8" style:family="table-cell">
      <style:table-cell-properties fo:padding-left="0.199cm" fo:padding-right="0.199cm" fo:padding-top="0cm" fo:padding-bottom="0cm" fo:border-left="1pt solid #000000" fo:border-right="1pt solid #000000" fo:border-top="none" fo:border-bottom="1pt solid #000000"/>
    </style:style>
    <style:style style:name="Таблица4.A9" style:family="table-cell">
      <style:table-cell-properties fo:padding-left="0.199cm" fo:padding-right="0.199cm" fo:padding-top="0cm" fo:padding-bottom="0cm" fo:border-left="1pt solid #000000" fo:border-right="1pt solid #000000" fo:border-top="none" fo:border-bottom="1pt solid #000000"/>
    </style:style>
    <style:style style:name="Таблица4.A10" style:family="table-cell">
      <style:table-cell-properties fo:padding-left="0.199cm" fo:padding-right="0.199cm" fo:padding-top="0cm" fo:padding-bottom="0cm" fo:border-left="1pt solid #000000" fo:border-right="none" fo:border-top="none" fo:border-bottom="1pt solid #000000"/>
    </style:style>
    <style:style style:name="Таблица4.B10" style:family="table-cell">
      <style:table-cell-properties fo:padding-left="0.199cm" fo:padding-right="0.199cm" fo:padding-top="0cm" fo:padding-bottom="0cm" fo:border-left="1pt solid #000000" fo:border-right="none" fo:border-top="none" fo:border-bottom="1pt solid #000000"/>
    </style:style>
    <style:style style:name="Таблица4.C10" style:family="table-cell">
      <style:table-cell-properties fo:padding-left="0.199cm" fo:padding-right="0.199cm" fo:padding-top="0cm" fo:padding-bottom="0cm" fo:border-left="1pt solid #000000" fo:border-right="1pt solid #000000" fo:border-top="none" fo:border-bottom="1pt solid #000000"/>
    </style:style>
    <style:style style:name="Таблица4.A11" style:family="table-cell">
      <style:table-cell-properties fo:padding-left="0.199cm" fo:padding-right="0.199cm" fo:padding-top="0cm" fo:padding-bottom="0cm" fo:border-left="1pt solid #000000" fo:border-right="none" fo:border-top="none" fo:border-bottom="1pt solid #000000"/>
    </style:style>
    <style:style style:name="Таблица4.B11" style:family="table-cell">
      <style:table-cell-properties fo:padding-left="0.199cm" fo:padding-right="0.199cm" fo:padding-top="0cm" fo:padding-bottom="0cm" fo:border-left="1pt solid #000000" fo:border-right="none" fo:border-top="none" fo:border-bottom="1pt solid #000000"/>
    </style:style>
    <style:style style:name="Таблица4.C11" style:family="table-cell">
      <style:table-cell-properties fo:padding-left="0.199cm" fo:padding-right="0.199cm" fo:padding-top="0cm" fo:padding-bottom="0cm" fo:border-left="1pt solid #000000" fo:border-right="1pt solid #000000" fo:border-top="none" fo:border-bottom="1pt solid #000000"/>
    </style:style>
    <style:style style:name="Таблица4.A12" style:family="table-cell">
      <style:table-cell-properties fo:padding-left="0.199cm" fo:padding-right="0.199cm" fo:padding-top="0cm" fo:padding-bottom="0cm" fo:border-left="1pt solid #000000" fo:border-right="none" fo:border-top="none" fo:border-bottom="1pt solid #000000"/>
    </style:style>
    <style:style style:name="Таблица4.B12" style:family="table-cell">
      <style:table-cell-properties fo:padding-left="0.199cm" fo:padding-right="0.199cm" fo:padding-top="0cm" fo:padding-bottom="0cm" fo:border-left="1pt solid #000000" fo:border-right="none" fo:border-top="none" fo:border-bottom="1pt solid #000000"/>
    </style:style>
    <style:style style:name="Таблица4.C12" style:family="table-cell">
      <style:table-cell-properties fo:padding-left="0.199cm" fo:padding-right="0.199cm" fo:padding-top="0cm" fo:padding-bottom="0cm" fo:border-left="1pt solid #000000" fo:border-right="1pt solid #000000" fo:border-top="none" fo:border-bottom="1pt solid #000000"/>
    </style:style>
    <style:style style:name="Таблица4.A13" style:family="table-cell">
      <style:table-cell-properties fo:padding-left="0.199cm" fo:padding-right="0.199cm" fo:padding-top="0cm" fo:padding-bottom="0cm" fo:border-left="1pt solid #000000" fo:border-right="none" fo:border-top="none" fo:border-bottom="1pt solid #000000"/>
    </style:style>
    <style:style style:name="Таблица4.B13" style:family="table-cell">
      <style:table-cell-properties fo:padding-left="0.199cm" fo:padding-right="0.199cm" fo:padding-top="0cm" fo:padding-bottom="0cm" fo:border-left="1pt solid #000000" fo:border-right="none" fo:border-top="none" fo:border-bottom="1pt solid #000000"/>
    </style:style>
    <style:style style:name="Таблица4.C13" style:family="table-cell">
      <style:table-cell-properties fo:padding-left="0.199cm" fo:padding-right="0.199cm" fo:padding-top="0cm" fo:padding-bottom="0cm" fo:border-left="1pt solid #000000" fo:border-right="1pt solid #000000" fo:border-top="none" fo:border-bottom="1pt solid #000000"/>
    </style:style>
    <style:style style:name="Таблица4.A14" style:family="table-cell">
      <style:table-cell-properties fo:padding-left="0.199cm" fo:padding-right="0.199cm" fo:padding-top="0cm" fo:padding-bottom="0cm" fo:border-left="1pt solid #000000" fo:border-right="none" fo:border-top="none" fo:border-bottom="1pt solid #000000"/>
    </style:style>
    <style:style style:name="Таблица4.B14" style:family="table-cell">
      <style:table-cell-properties fo:padding-left="0.199cm" fo:padding-right="0.199cm" fo:padding-top="0cm" fo:padding-bottom="0cm" fo:border-left="1pt solid #000000" fo:border-right="none" fo:border-top="none" fo:border-bottom="1pt solid #000000"/>
    </style:style>
    <style:style style:name="Таблица4.C14" style:family="table-cell">
      <style:table-cell-properties fo:padding-left="0.199cm" fo:padding-right="0.199cm" fo:padding-top="0cm" fo:padding-bottom="0cm" fo:border-left="1pt solid #000000" fo:border-right="1pt solid #000000" fo:border-top="none" fo:border-bottom="1pt solid #000000"/>
    </style:style>
    <style:style style:name="Таблица4.A15" style:family="table-cell">
      <style:table-cell-properties fo:padding-left="0.199cm" fo:padding-right="0.199cm" fo:padding-top="0cm" fo:padding-bottom="0cm" fo:border-left="1pt solid #000000" fo:border-right="none" fo:border-top="none" fo:border-bottom="1pt solid #000000"/>
    </style:style>
    <style:style style:name="Таблица4.B15" style:family="table-cell">
      <style:table-cell-properties fo:padding-left="0.199cm" fo:padding-right="0.199cm" fo:padding-top="0cm" fo:padding-bottom="0cm" fo:border-left="1pt solid #000000" fo:border-right="none" fo:border-top="none" fo:border-bottom="1pt solid #000000"/>
    </style:style>
    <style:style style:name="Таблица4.C15" style:family="table-cell">
      <style:table-cell-properties fo:padding-left="0.199cm" fo:padding-right="0.199cm" fo:padding-top="0cm" fo:padding-bottom="0cm" fo:border-left="1pt solid #000000" fo:border-right="1pt solid #000000" fo:border-top="none" fo:border-bottom="1pt solid #000000"/>
    </style:style>
    <style:style style:name="Таблица4.A16" style:family="table-cell">
      <style:table-cell-properties fo:padding-left="0.199cm" fo:padding-right="0.199cm" fo:padding-top="0cm" fo:padding-bottom="0cm" fo:border-left="1pt solid #000000" fo:border-right="none" fo:border-top="none" fo:border-bottom="1pt solid #000000"/>
    </style:style>
    <style:style style:name="Таблица4.B16" style:family="table-cell">
      <style:table-cell-properties fo:padding-left="0.199cm" fo:padding-right="0.199cm" fo:padding-top="0cm" fo:padding-bottom="0cm" fo:border-left="1pt solid #000000" fo:border-right="none" fo:border-top="none" fo:border-bottom="1pt solid #000000"/>
    </style:style>
    <style:style style:name="Таблица4.C16" style:family="table-cell">
      <style:table-cell-properties fo:padding-left="0.199cm" fo:padding-right="0.199cm" fo:padding-top="0cm" fo:padding-bottom="0cm" fo:border-left="1pt solid #000000" fo:border-right="1pt solid #000000" fo:border-top="none" fo:border-bottom="1pt solid #000000"/>
    </style:style>
    <style:style style:name="Таблица4.A17" style:family="table-cell">
      <style:table-cell-properties fo:padding-left="0.199cm" fo:padding-right="0.199cm" fo:padding-top="0cm" fo:padding-bottom="0cm" fo:border-left="1pt solid #000000" fo:border-right="none" fo:border-top="none" fo:border-bottom="1pt solid #000000"/>
    </style:style>
    <style:style style:name="Таблица4.B17" style:family="table-cell">
      <style:table-cell-properties fo:padding-left="0.199cm" fo:padding-right="0.199cm" fo:padding-top="0cm" fo:padding-bottom="0cm" fo:border-left="1pt solid #000000" fo:border-right="none" fo:border-top="none" fo:border-bottom="1pt solid #000000"/>
    </style:style>
    <style:style style:name="Таблица4.C17" style:family="table-cell">
      <style:table-cell-properties fo:padding-left="0.199cm" fo:padding-right="0.199cm" fo:padding-top="0cm" fo:padding-bottom="0cm" fo:border-left="1pt solid #000000" fo:border-right="1pt solid #000000" fo:border-top="none" fo:border-bottom="1pt solid #000000"/>
    </style:style>
    <style:style style:name="Таблица4.A18" style:family="table-cell">
      <style:table-cell-properties fo:padding-left="0.199cm" fo:padding-right="0.199cm" fo:padding-top="0cm" fo:padding-bottom="0cm" fo:border-left="1pt solid #000000" fo:border-right="none" fo:border-top="none" fo:border-bottom="1pt solid #000000"/>
    </style:style>
    <style:style style:name="Таблица4.B18" style:family="table-cell">
      <style:table-cell-properties fo:padding-left="0.199cm" fo:padding-right="0.199cm" fo:padding-top="0cm" fo:padding-bottom="0cm" fo:border-left="1pt solid #000000" fo:border-right="none" fo:border-top="none" fo:border-bottom="1pt solid #000000"/>
    </style:style>
    <style:style style:name="Таблица4.C18" style:family="table-cell">
      <style:table-cell-properties fo:padding-left="0.199cm" fo:padding-right="0.199cm" fo:padding-top="0cm" fo:padding-bottom="0cm" fo:border-left="1pt solid #000000" fo:border-right="1pt solid #000000" fo:border-top="none" fo:border-bottom="1pt solid #000000"/>
    </style:style>
    <style:style style:name="Таблица4.A19" style:family="table-cell">
      <style:table-cell-properties fo:padding-left="0.199cm" fo:padding-right="0.199cm" fo:padding-top="0cm" fo:padding-bottom="0cm" fo:border-left="1pt solid #000000" fo:border-right="none" fo:border-top="none" fo:border-bottom="1pt solid #000000"/>
    </style:style>
    <style:style style:name="Таблица4.B19" style:family="table-cell">
      <style:table-cell-properties fo:padding-left="0.199cm" fo:padding-right="0.199cm" fo:padding-top="0cm" fo:padding-bottom="0cm" fo:border-left="1pt solid #000000" fo:border-right="none" fo:border-top="none" fo:border-bottom="1pt solid #000000"/>
    </style:style>
    <style:style style:name="Таблица4.C19" style:family="table-cell">
      <style:table-cell-properties fo:padding-left="0.199cm" fo:padding-right="0.199cm" fo:padding-top="0cm" fo:padding-bottom="0cm" fo:border-left="1pt solid #000000" fo:border-right="1pt solid #000000" fo:border-top="none" fo:border-bottom="1pt solid #000000"/>
    </style:style>
    <style:style style:name="Таблица12" style:family="table">
      <style:table-properties style:width="27.695cm" table:align="left" style:writing-mode="page"/>
    </style:style>
    <style:style style:name="Таблица12.A" style:family="table-column">
      <style:table-column-properties style:column-width="1.104cm"/>
    </style:style>
    <style:style style:name="Таблица12.B" style:family="table-column">
      <style:table-column-properties style:column-width="3.805cm"/>
    </style:style>
    <style:style style:name="Таблица12.C" style:family="table-column">
      <style:table-column-properties style:column-width="5.098cm"/>
    </style:style>
    <style:style style:name="Таблица12.D" style:family="table-column">
      <style:table-column-properties style:column-width="3.888cm"/>
    </style:style>
    <style:style style:name="Таблица12.E" style:family="table-column">
      <style:table-column-properties style:column-width="4.503cm"/>
    </style:style>
    <style:style style:name="Таблица12.F" style:family="table-column">
      <style:table-column-properties style:column-width="4.3cm"/>
    </style:style>
    <style:style style:name="Таблица12.G" style:family="table-column">
      <style:table-column-properties style:column-width="1.014cm"/>
    </style:style>
    <style:style style:name="Таблица12.H" style:family="table-column">
      <style:table-column-properties style:column-width="2.138cm"/>
    </style:style>
    <style:style style:name="Таблица12.I" style:family="table-column">
      <style:table-column-properties style:column-width="0.944cm"/>
    </style:style>
    <style:style style:name="Таблица12.J" style:family="table-column">
      <style:table-column-properties style:column-width="0.901cm"/>
    </style:style>
    <style:style style:name="Таблица12.A1" style:family="table-cell">
      <style:table-cell-properties fo:background-color="#ffd320" fo:padding="0.097cm" fo:border="1.5pt solid #000000">
        <style:background-image/>
      </style:table-cell-properties>
    </style:style>
    <style:style style:name="Таблица12.B1" style:family="table-cell">
      <style:table-cell-properties fo:background-color="#adff2f" fo:padding="0cm" fo:border-left="1.5pt solid #000000" fo:border-right="none" fo:border-top="1pt solid #000000" fo:border-bottom="1pt solid #000000">
        <style:background-image/>
      </style:table-cell-properties>
    </style:style>
    <style:style style:name="Таблица12.J1" style:family="table-cell">
      <style:table-cell-properties fo:background-color="#adff2f" fo:padding="0cm" fo:border-left="none" fo:border-right="1pt solid #000000" fo:border-top="1pt solid #000000" fo:border-bottom="none">
        <style:background-image/>
      </style:table-cell-properties>
    </style:style>
    <style:style style:name="Таблица12.A2" style:family="table-cell">
      <style:table-cell-properties fo:background-color="#ffd320" fo:padding="0.097cm" fo:border-left="1.5pt solid #000000" fo:border-right="1.5pt solid #000000" fo:border-top="none" fo:border-bottom="none">
        <style:background-image/>
      </style:table-cell-properties>
    </style:style>
    <style:style style:name="Таблица12.B2" style:family="table-cell">
      <style:table-cell-properties fo:background-color="#ffd095" fo:padding="0cm" fo:border-left="1.5pt solid #000000" fo:border-right="1pt solid #000000" fo:border-top="none" fo:border-bottom="none">
        <style:background-image/>
      </style:table-cell-properties>
    </style:style>
    <style:style style:name="Таблица12.J2" style:family="table-cell">
      <style:table-cell-properties fo:background-color="#adff2f" fo:padding="0cm" fo:border-left="none" fo:border-right="1pt solid #000000" fo:border-top="none" fo:border-bottom="none">
        <style:background-image/>
      </style:table-cell-properties>
    </style:style>
    <style:style style:name="Таблица12.3" style:family="table-row">
      <style:table-row-properties style:min-row-height="0.298cm"/>
    </style:style>
    <style:style style:name="Таблица12.B3" style:family="table-cell">
      <style:table-cell-properties fo:padding="0cm" fo:border-left="1.5pt solid #000000" fo:border-right="none" fo:border-top="1pt solid #000000" fo:border-bottom="1pt solid #000000"/>
    </style:style>
    <style:style style:name="Таблица12.F3" style:family="table-cell">
      <style:table-cell-properties style:vertical-align="middle" fo:background-color="#edff8e" fo:padding="0cm" fo:border-left="1pt solid #000000" fo:border-right="none" fo:border-top="1pt solid #000000" fo:border-bottom="1pt solid #000000">
        <style:background-image/>
      </style:table-cell-properties>
    </style:style>
    <style:style style:name="Таблица12.G3" style:family="table-cell">
      <style:table-cell-properties fo:background-color="#ffffcc" fo:padding="0cm" fo:border-left="1pt solid #000000" fo:border-right="none" fo:border-top="1pt solid #000000" fo:border-bottom="none">
        <style:background-image/>
      </style:table-cell-properties>
    </style:style>
    <style:style style:name="Таблица12.I3" style:family="table-cell">
      <style:table-cell-properties style:vertical-align="middle" fo:background-color="#ffd095" fo:padding="0cm" fo:border-left="1pt solid #000000" fo:border-right="1pt solid #000000" fo:border-top="none" fo:border-bottom="1pt solid #000000">
        <style:background-image/>
      </style:table-cell-properties>
    </style:style>
    <style:style style:name="Таблица12.J3" style:family="table-cell">
      <style:table-cell-properties style:vertical-align="middle" fo:background-color="#adff2f" fo:padding="0cm" fo:border-left="none" fo:border-right="1pt solid #000000" fo:border-top="none" fo:border-bottom="1pt solid #000000">
        <style:background-image/>
      </style:table-cell-properties>
    </style:style>
    <style:style style:name="Таблица12.B4" style:family="table-cell">
      <style:table-cell-properties style:vertical-align="middle" fo:background-color="#ccffff" fo:padding="0cm" fo:border-left="1.5pt solid #000000" fo:border-right="none" fo:border-top="1pt solid #000000" fo:border-bottom="1pt solid #000000">
        <style:background-image/>
      </style:table-cell-properties>
    </style:style>
    <style:style style:name="Таблица12.C4" style:family="table-cell">
      <style:table-cell-properties style:vertical-align="middle" fo:background-color="#ccffff" fo:padding="0cm" fo:border-left="1pt solid #000000" fo:border-right="none" fo:border-top="1pt solid #000000" fo:border-bottom="1pt solid #000000">
        <style:background-image/>
      </style:table-cell-properties>
    </style:style>
    <style:style style:name="Таблица12.G4" style:family="table-cell">
      <style:table-cell-properties fo:background-color="#ffffcc" fo:padding="0cm" fo:border-left="1pt solid #000000" fo:border-right="none" fo:border-top="none" fo:border-bottom="1pt solid #000000">
        <style:background-image/>
      </style:table-cell-properties>
    </style:style>
    <style:style style:name="Таблица12.H4" style:family="table-cell">
      <style:table-cell-properties style:vertical-align="middle" fo:background-color="#00f5ff" fo:padding="0cm" fo:border-left="1pt solid #000000" fo:border-right="none" fo:border-top="1pt solid #000000" fo:border-bottom="1pt solid #000000">
        <style:background-image/>
      </style:table-cell-properties>
    </style:style>
    <style:style style:name="Таблица12.B5" style:family="table-cell">
      <style:table-cell-properties fo:background-color="#ff0000" fo:padding="0cm" fo:border-left="1.5pt solid #000000" fo:border-right="1pt solid #000000" fo:border-top="none" fo:border-bottom="1pt solid #000000">
        <style:background-image/>
      </style:table-cell-properties>
    </style:style>
    <style:style style:name="Таблица12.A6" style:family="table-cell">
      <style:table-cell-properties fo:background-color="#ffd320" fo:padding="0.097cm" fo:border-left="1.5pt solid #000000" fo:border-right="1.5pt solid #000000" fo:border-top="none" fo:border-bottom="1.5pt solid #000000">
        <style:background-image/>
      </style:table-cell-properties>
    </style:style>
    <style:style style:name="Таблица12.B6" style:family="table-cell">
      <style:table-cell-properties fo:background-color="#ffb6c1" fo:padding="0cm" fo:border-left="1.5pt solid #000000" fo:border-right="1pt solid #000000" fo:border-top="none" fo:border-bottom="1pt solid #000000">
        <style:background-image/>
      </style:table-cell-properties>
    </style:style>
    <style:style style:name="Таблица12.A7" style:family="table-cell">
      <style:table-cell-properties fo:background-color="#000000" fo:padding="0.097cm" fo:border-left="1pt solid #000000" fo:border-right="none" fo:border-top="none" fo:border-bottom="1pt solid #000000">
        <style:background-image/>
      </style:table-cell-properties>
    </style:style>
    <style:style style:name="Таблица12.B7" style:family="table-cell">
      <style:table-cell-properties fo:background-color="#000000" fo:padding="0.097cm" fo:border-left="1pt solid #000000" fo:border-right="1pt solid #000000" fo:border-top="none" fo:border-bottom="1pt solid #000000">
        <style:background-image/>
      </style:table-cell-properties>
    </style:style>
    <style:style style:name="Таблица5" style:family="table">
      <style:table-properties style:width="27.605cm" fo:margin-left="0cm" table:align="left" style:writing-mode="page"/>
    </style:style>
    <style:style style:name="Таблица5.A" style:family="table-column">
      <style:table-column-properties style:column-width="1.808cm"/>
    </style:style>
    <style:style style:name="Таблица5.B" style:family="table-column">
      <style:table-column-properties style:column-width="9.283cm"/>
    </style:style>
    <style:style style:name="Таблица5.C" style:family="table-column">
      <style:table-column-properties style:column-width="16.514cm"/>
    </style:style>
    <style:style style:name="Таблица5.A1" style:family="table-cell">
      <style:table-cell-properties style:vertical-align="middle" fo:background-color="#e6e64c" fo:padding-left="0.199cm" fo:padding-right="0.199cm" fo:padding-top="0.199cm" fo:padding-bottom="0.101cm" fo:border-left="1pt solid #000000" fo:border-right="none" fo:border-top="1pt solid #000000" fo:border-bottom="1pt solid #000000">
        <style:background-image/>
      </style:table-cell-properties>
    </style:style>
    <style:style style:name="Таблица5.C1" style:family="table-cell">
      <style:table-cell-properties style:vertical-align="middle" fo:background-color="#e6e64c" fo:padding-left="0.199cm" fo:padding-right="0.199cm" fo:padding-top="0.199cm" fo:padding-bottom="0.101cm" fo:border="1pt solid #000000">
        <style:background-image/>
      </style:table-cell-properties>
    </style:style>
    <style:style style:name="Таблица5.A2" style:family="table-cell">
      <style:table-cell-properties fo:padding-left="0.199cm" fo:padding-right="0.199cm" fo:padding-top="0cm" fo:padding-bottom="0cm" fo:border-left="1pt solid #000000" fo:border-right="none" fo:border-top="none" fo:border-bottom="1pt solid #000000"/>
    </style:style>
    <style:style style:name="Таблица5.B2" style:family="table-cell">
      <style:table-cell-properties fo:padding-left="0.199cm" fo:padding-right="0.199cm" fo:padding-top="0cm" fo:padding-bottom="0cm" fo:border-left="1pt solid #000000" fo:border-right="none" fo:border-top="none" fo:border-bottom="1pt solid #000000"/>
    </style:style>
    <style:style style:name="Таблица5.C2" style:family="table-cell">
      <style:table-cell-properties fo:padding-left="0.199cm" fo:padding-right="0.199cm" fo:padding-top="0cm" fo:padding-bottom="0cm" fo:border-left="1pt solid #000000" fo:border-right="1pt solid #000000" fo:border-top="none" fo:border-bottom="1pt solid #000000"/>
    </style:style>
    <style:style style:name="Таблица5.A3" style:family="table-cell">
      <style:table-cell-properties fo:padding-left="0.199cm" fo:padding-right="0.199cm" fo:padding-top="0cm" fo:padding-bottom="0cm" fo:border-left="1pt solid #000000" fo:border-right="none" fo:border-top="none" fo:border-bottom="1pt solid #000000"/>
    </style:style>
    <style:style style:name="Таблица5.B3" style:family="table-cell">
      <style:table-cell-properties fo:padding-left="0.199cm" fo:padding-right="0.199cm" fo:padding-top="0cm" fo:padding-bottom="0cm" fo:border-left="1pt solid #000000" fo:border-right="none" fo:border-top="none" fo:border-bottom="1pt solid #000000"/>
    </style:style>
    <style:style style:name="Таблица5.C3" style:family="table-cell">
      <style:table-cell-properties fo:padding-left="0.199cm" fo:padding-right="0.199cm" fo:padding-top="0cm" fo:padding-bottom="0cm" fo:border-left="1pt solid #000000" fo:border-right="1pt solid #000000" fo:border-top="none" fo:border-bottom="1pt solid #000000"/>
    </style:style>
    <style:style style:name="Таблица5.A4" style:family="table-cell">
      <style:table-cell-properties fo:padding-left="0.199cm" fo:padding-right="0.199cm" fo:padding-top="0cm" fo:padding-bottom="0cm" fo:border-left="1pt solid #000000" fo:border-right="none" fo:border-top="none" fo:border-bottom="1pt solid #000000"/>
    </style:style>
    <style:style style:name="Таблица5.B4" style:family="table-cell">
      <style:table-cell-properties fo:padding-left="0.199cm" fo:padding-right="0.199cm" fo:padding-top="0cm" fo:padding-bottom="0cm" fo:border-left="1pt solid #000000" fo:border-right="none" fo:border-top="none" fo:border-bottom="1pt solid #000000"/>
    </style:style>
    <style:style style:name="Таблица5.C4" style:family="table-cell">
      <style:table-cell-properties fo:padding-left="0.199cm" fo:padding-right="0.199cm" fo:padding-top="0cm" fo:padding-bottom="0cm" fo:border-left="1pt solid #000000" fo:border-right="1pt solid #000000" fo:border-top="none" fo:border-bottom="1pt solid #000000"/>
    </style:style>
    <style:style style:name="Таблица5.A5" style:family="table-cell">
      <style:table-cell-properties fo:padding-left="0.199cm" fo:padding-right="0.199cm" fo:padding-top="0cm" fo:padding-bottom="0cm" fo:border-left="1pt solid #000000" fo:border-right="none" fo:border-top="none" fo:border-bottom="1pt solid #000000"/>
    </style:style>
    <style:style style:name="Таблица5.B5" style:family="table-cell">
      <style:table-cell-properties fo:padding-left="0.199cm" fo:padding-right="0.199cm" fo:padding-top="0cm" fo:padding-bottom="0cm" fo:border-left="1pt solid #000000" fo:border-right="none" fo:border-top="none" fo:border-bottom="1pt solid #000000"/>
    </style:style>
    <style:style style:name="Таблица5.C5" style:family="table-cell">
      <style:table-cell-properties fo:padding-left="0.199cm" fo:padding-right="0.199cm" fo:padding-top="0cm" fo:padding-bottom="0cm" fo:border-left="1pt solid #000000" fo:border-right="1pt solid #000000" fo:border-top="none" fo:border-bottom="1pt solid #000000"/>
    </style:style>
    <style:style style:name="Таблица5.A6" style:family="table-cell">
      <style:table-cell-properties fo:padding-left="0.199cm" fo:padding-right="0.199cm" fo:padding-top="0cm" fo:padding-bottom="0cm" fo:border-left="1pt solid #000000" fo:border-right="none" fo:border-top="none" fo:border-bottom="1pt solid #000000"/>
    </style:style>
    <style:style style:name="Таблица5.B6" style:family="table-cell">
      <style:table-cell-properties fo:padding-left="0.199cm" fo:padding-right="0.199cm" fo:padding-top="0cm" fo:padding-bottom="0cm" fo:border-left="1pt solid #000000" fo:border-right="none" fo:border-top="none" fo:border-bottom="1pt solid #000000"/>
    </style:style>
    <style:style style:name="Таблица5.C6" style:family="table-cell">
      <style:table-cell-properties fo:padding-left="0.199cm" fo:padding-right="0.199cm" fo:padding-top="0cm" fo:padding-bottom="0cm" fo:border-left="1pt solid #000000" fo:border-right="1pt solid #000000" fo:border-top="none" fo:border-bottom="1pt solid #000000"/>
    </style:style>
    <style:style style:name="Таблица5.A7" style:family="table-cell">
      <style:table-cell-properties fo:padding-left="0.199cm" fo:padding-right="0.199cm" fo:padding-top="0cm" fo:padding-bottom="0cm" fo:border-left="1pt solid #000000" fo:border-right="none" fo:border-top="none" fo:border-bottom="1pt solid #000000"/>
    </style:style>
    <style:style style:name="Таблица5.B7" style:family="table-cell">
      <style:table-cell-properties fo:padding-left="0.199cm" fo:padding-right="0.199cm" fo:padding-top="0cm" fo:padding-bottom="0cm" fo:border-left="1pt solid #000000" fo:border-right="none" fo:border-top="none" fo:border-bottom="1pt solid #000000"/>
    </style:style>
    <style:style style:name="Таблица5.C7" style:family="table-cell">
      <style:table-cell-properties fo:padding-left="0.199cm" fo:padding-right="0.199cm" fo:padding-top="0cm" fo:padding-bottom="0cm" fo:border-left="1pt solid #000000" fo:border-right="1pt solid #000000" fo:border-top="none" fo:border-bottom="1pt solid #000000"/>
    </style:style>
    <style:style style:name="Таблица5.A8" style:family="table-cell">
      <style:table-cell-properties fo:padding-left="0.199cm" fo:padding-right="0.199cm" fo:padding-top="0cm" fo:padding-bottom="0cm" fo:border-left="1pt solid #000000" fo:border-right="none" fo:border-top="none" fo:border-bottom="1pt solid #000000"/>
    </style:style>
    <style:style style:name="Таблица5.B8" style:family="table-cell">
      <style:table-cell-properties fo:padding-left="0.199cm" fo:padding-right="0.199cm" fo:padding-top="0cm" fo:padding-bottom="0cm" fo:border-left="1pt solid #000000" fo:border-right="none" fo:border-top="none" fo:border-bottom="1pt solid #000000"/>
    </style:style>
    <style:style style:name="Таблица5.C8" style:family="table-cell">
      <style:table-cell-properties fo:padding-left="0.199cm" fo:padding-right="0.199cm" fo:padding-top="0cm" fo:padding-bottom="0cm" fo:border-left="1pt solid #000000" fo:border-right="1pt solid #000000" fo:border-top="none" fo:border-bottom="1pt solid #000000"/>
    </style:style>
    <style:style style:name="Таблица5.A9" style:family="table-cell">
      <style:table-cell-properties fo:padding-left="0.199cm" fo:padding-right="0.199cm" fo:padding-top="0cm" fo:padding-bottom="0cm" fo:border-left="1pt solid #000000" fo:border-right="none" fo:border-top="none" fo:border-bottom="1pt solid #000000"/>
    </style:style>
    <style:style style:name="Таблица5.B9" style:family="table-cell">
      <style:table-cell-properties fo:padding-left="0.199cm" fo:padding-right="0.199cm" fo:padding-top="0cm" fo:padding-bottom="0cm" fo:border-left="1pt solid #000000" fo:border-right="none" fo:border-top="none" fo:border-bottom="1pt solid #000000"/>
    </style:style>
    <style:style style:name="Таблица5.C9" style:family="table-cell">
      <style:table-cell-properties fo:padding-left="0.199cm" fo:padding-right="0.199cm" fo:padding-top="0cm" fo:padding-bottom="0cm" fo:border-left="1pt solid #000000" fo:border-right="1pt solid #000000" fo:border-top="none" fo:border-bottom="1pt solid #000000"/>
    </style:style>
    <style:style style:name="Таблица8" style:family="table">
      <style:table-properties style:width="26.591cm" fo:margin-left="1.011cm" table:align="left" style:writing-mode="page"/>
    </style:style>
    <style:style style:name="Таблица8.A" style:family="table-column">
      <style:table-column-properties style:column-width="2.007cm"/>
    </style:style>
    <style:style style:name="Таблица8.B" style:family="table-column">
      <style:table-column-properties style:column-width="6.394cm"/>
    </style:style>
    <style:style style:name="Таблица8.C" style:family="table-column">
      <style:table-column-properties style:column-width="4.189cm"/>
    </style:style>
    <style:style style:name="Таблица8.D" style:family="table-column">
      <style:table-column-properties style:column-width="14cm"/>
    </style:style>
    <style:style style:name="Таблица8.A1" style:family="table-cell">
      <style:table-cell-properties fo:background-color="#e6e64c" fo:padding-left="0.199cm" fo:padding-right="0.199cm" fo:padding-top="0.101cm" fo:padding-bottom="0.101cm" fo:border-left="1pt solid #000000" fo:border-right="none" fo:border-top="1pt solid #000000" fo:border-bottom="1pt solid #000000">
        <style:background-image/>
      </style:table-cell-properties>
    </style:style>
    <style:style style:name="Таблица8.D1" style:family="table-cell">
      <style:table-cell-properties fo:background-color="#e6e64c" fo:padding-left="0.199cm" fo:padding-right="0.199cm" fo:padding-top="0.101cm" fo:padding-bottom="0.101cm" fo:border="1pt solid #000000">
        <style:background-image/>
      </style:table-cell-properties>
    </style:style>
    <style:style style:name="Таблица8.A2" style:family="table-cell">
      <style:table-cell-properties fo:padding-left="0.199cm" fo:padding-right="0.199cm" fo:padding-top="0cm" fo:padding-bottom="0cm" fo:border-left="1pt solid #000000" fo:border-right="none" fo:border-top="none" fo:border-bottom="1pt solid #000000"/>
    </style:style>
    <style:style style:name="Таблица8.B2" style:family="table-cell">
      <style:table-cell-properties fo:padding-left="0.199cm" fo:padding-right="0.199cm" fo:padding-top="0cm" fo:padding-bottom="0cm" fo:border-left="1pt solid #000000" fo:border-right="none" fo:border-top="none" fo:border-bottom="1pt solid #000000"/>
    </style:style>
    <style:style style:name="Таблица8.C2" style:family="table-cell">
      <style:table-cell-properties fo:padding-left="0.199cm" fo:padding-right="0.199cm" fo:padding-top="0cm" fo:padding-bottom="0cm" fo:border-left="1pt solid #000000" fo:border-right="none" fo:border-top="none" fo:border-bottom="1pt solid #000000"/>
    </style:style>
    <style:style style:name="Таблица8.D2" style:family="table-cell">
      <style:table-cell-properties fo:padding-left="0.199cm" fo:padding-right="0.199cm" fo:padding-top="0cm" fo:padding-bottom="0cm" fo:border-left="1pt solid #000000" fo:border-right="1pt solid #000000" fo:border-top="none" fo:border-bottom="1pt solid #000000"/>
    </style:style>
    <style:style style:name="Таблица8.A3" style:family="table-cell">
      <style:table-cell-properties fo:padding-left="0.199cm" fo:padding-right="0.199cm" fo:padding-top="0cm" fo:padding-bottom="0cm" fo:border-left="1pt solid #000000" fo:border-right="none" fo:border-top="none" fo:border-bottom="1pt solid #000000"/>
    </style:style>
    <style:style style:name="Таблица8.B3" style:family="table-cell">
      <style:table-cell-properties fo:padding-left="0.199cm" fo:padding-right="0.199cm" fo:padding-top="0cm" fo:padding-bottom="0cm" fo:border-left="1pt solid #000000" fo:border-right="none" fo:border-top="none" fo:border-bottom="1pt solid #000000"/>
    </style:style>
    <style:style style:name="Таблица8.C3" style:family="table-cell">
      <style:table-cell-properties fo:padding-left="0.199cm" fo:padding-right="0.199cm" fo:padding-top="0cm" fo:padding-bottom="0cm" fo:border-left="1pt solid #000000" fo:border-right="none" fo:border-top="none" fo:border-bottom="1pt solid #000000"/>
    </style:style>
    <style:style style:name="Таблица8.D3" style:family="table-cell">
      <style:table-cell-properties fo:padding-left="0.199cm" fo:padding-right="0.199cm" fo:padding-top="0cm" fo:padding-bottom="0cm" fo:border-left="1pt solid #000000" fo:border-right="1pt solid #000000" fo:border-top="none" fo:border-bottom="1pt solid #000000"/>
    </style:style>
    <style:style style:name="Таблица8.A4" style:family="table-cell">
      <style:table-cell-properties fo:padding-left="0.199cm" fo:padding-right="0.199cm" fo:padding-top="0cm" fo:padding-bottom="0cm" fo:border-left="1pt solid #000000" fo:border-right="none" fo:border-top="none" fo:border-bottom="1pt solid #000000"/>
    </style:style>
    <style:style style:name="Таблица8.B4" style:family="table-cell">
      <style:table-cell-properties fo:padding-left="0.199cm" fo:padding-right="0.199cm" fo:padding-top="0cm" fo:padding-bottom="0cm" fo:border-left="1pt solid #000000" fo:border-right="none" fo:border-top="none" fo:border-bottom="1pt solid #000000"/>
    </style:style>
    <style:style style:name="Таблица8.C4" style:family="table-cell">
      <style:table-cell-properties fo:padding-left="0.199cm" fo:padding-right="0.199cm" fo:padding-top="0cm" fo:padding-bottom="0cm" fo:border-left="1pt solid #000000" fo:border-right="none" fo:border-top="none" fo:border-bottom="1pt solid #000000"/>
    </style:style>
    <style:style style:name="Таблица8.D4" style:family="table-cell">
      <style:table-cell-properties fo:padding-left="0.199cm" fo:padding-right="0.199cm" fo:padding-top="0cm" fo:padding-bottom="0cm" fo:border-left="1pt solid #000000" fo:border-right="1pt solid #000000" fo:border-top="none" fo:border-bottom="1pt solid #000000"/>
    </style:style>
    <style:style style:name="Таблица8.A5" style:family="table-cell">
      <style:table-cell-properties fo:padding-left="0.199cm" fo:padding-right="0.199cm" fo:padding-top="0cm" fo:padding-bottom="0cm" fo:border-left="1pt solid #000000" fo:border-right="none" fo:border-top="none" fo:border-bottom="1pt solid #000000"/>
    </style:style>
    <style:style style:name="Таблица8.B5" style:family="table-cell">
      <style:table-cell-properties fo:padding-left="0.199cm" fo:padding-right="0.199cm" fo:padding-top="0cm" fo:padding-bottom="0cm" fo:border-left="1pt solid #000000" fo:border-right="none" fo:border-top="none" fo:border-bottom="1pt solid #000000"/>
    </style:style>
    <style:style style:name="Таблица8.C5" style:family="table-cell">
      <style:table-cell-properties fo:padding-left="0.199cm" fo:padding-right="0.199cm" fo:padding-top="0cm" fo:padding-bottom="0cm" fo:border-left="1pt solid #000000" fo:border-right="none" fo:border-top="none" fo:border-bottom="1pt solid #000000"/>
    </style:style>
    <style:style style:name="Таблица8.D5" style:family="table-cell">
      <style:table-cell-properties fo:padding-left="0.199cm" fo:padding-right="0.199cm" fo:padding-top="0cm" fo:padding-bottom="0cm" fo:border-left="1pt solid #000000" fo:border-right="1pt solid #000000" fo:border-top="none" fo:border-bottom="1pt solid #000000"/>
    </style:style>
    <style:style style:name="Таблица2" style:family="table">
      <style:table-properties style:width="11.509cm" table:align="center" style:writing-mode="page"/>
    </style:style>
    <style:style style:name="Таблица2.A" style:family="table-column">
      <style:table-column-properties style:column-width="11.509cm"/>
    </style:style>
    <style:style style:name="Таблица2.A1" style:family="table-cell">
      <style:table-cell-properties fo:background-color="#ff8d00" fo:padding="0.097cm" fo:border="2pt solid #000000">
        <style:background-image/>
      </style:table-cell-properties>
    </style:style>
    <style:style style:name="Таблица2.A2" style:family="table-cell">
      <style:table-cell-properties fo:background-color="#ff8d00" fo:padding="0.097cm" fo:border-left="2pt solid #000000" fo:border-right="2pt solid #000000" fo:border-top="none" fo:border-bottom="2pt solid #000000">
        <style:background-image/>
      </style:table-cell-properties>
    </style:style>
    <style:style style:name="Таблица2.A3" style:family="table-cell">
      <style:table-cell-properties fo:background-color="#e6ff00" fo:padding="0.097cm" fo:border-left="2pt solid #000000" fo:border-right="2pt solid #000000" fo:border-top="none" fo:border-bottom="2pt solid #000000">
        <style:background-image/>
      </style:table-cell-properties>
    </style:style>
    <style:style style:name="Таблица2.A7" style:family="table-cell">
      <style:table-cell-properties fo:background-color="#000000" fo:padding="0.097cm" fo:border-left="2pt solid #000000" fo:border-right="2pt solid #000000" fo:border-top="none" fo:border-bottom="2pt solid #000000">
        <style:background-image/>
      </style:table-cell-properties>
    </style:style>
    <style:style style:name="Таблица1" style:family="table">
      <style:table-properties style:width="27.695cm" table:align="left" style:writing-mode="page"/>
    </style:style>
    <style:style style:name="Таблица1.A" style:family="table-column">
      <style:table-column-properties style:column-width="1.104cm"/>
    </style:style>
    <style:style style:name="Таблица1.B" style:family="table-column">
      <style:table-column-properties style:column-width="3.805cm"/>
    </style:style>
    <style:style style:name="Таблица1.C" style:family="table-column">
      <style:table-column-properties style:column-width="5.098cm"/>
    </style:style>
    <style:style style:name="Таблица1.D" style:family="table-column">
      <style:table-column-properties style:column-width="3.888cm"/>
    </style:style>
    <style:style style:name="Таблица1.E" style:family="table-column">
      <style:table-column-properties style:column-width="4.503cm"/>
    </style:style>
    <style:style style:name="Таблица1.F" style:family="table-column">
      <style:table-column-properties style:column-width="4.3cm"/>
    </style:style>
    <style:style style:name="Таблица1.G" style:family="table-column">
      <style:table-column-properties style:column-width="1.014cm"/>
    </style:style>
    <style:style style:name="Таблица1.H" style:family="table-column">
      <style:table-column-properties style:column-width="2.138cm"/>
    </style:style>
    <style:style style:name="Таблица1.I" style:family="table-column">
      <style:table-column-properties style:column-width="0.944cm"/>
    </style:style>
    <style:style style:name="Таблица1.J" style:family="table-column">
      <style:table-column-properties style:column-width="0.901cm"/>
    </style:style>
    <style:style style:name="Таблица1.A1" style:family="table-cell">
      <style:table-cell-properties fo:background-color="transparent" fo:padding="0.097cm" fo:border="none">
        <style:background-image/>
      </style:table-cell-properties>
    </style:style>
    <style:style style:name="Таблица1.B1" style:family="table-cell">
      <style:table-cell-properties fo:background-color="#adff2f" fo:padding="0.097cm" fo:border-left="1pt solid #000000" fo:border-right="none" fo:border-top="1pt solid #000000" fo:border-bottom="1pt solid #000000">
        <style:background-image/>
      </style:table-cell-properties>
    </style:style>
    <style:style style:name="Таблица1.J1" style:family="table-cell">
      <style:table-cell-properties fo:background-color="#adff2f" fo:padding="0.097cm" fo:border-left="none" fo:border-right="1pt solid #000000" fo:border-top="1pt solid #000000" fo:border-bottom="none">
        <style:background-image/>
      </style:table-cell-properties>
    </style:style>
    <style:style style:name="Таблица1.B2" style:family="table-cell">
      <style:table-cell-properties fo:background-color="#ffd095" fo:padding="0.097cm" fo:border-left="1pt solid #000000" fo:border-right="1pt solid #000000" fo:border-top="none" fo:border-bottom="none">
        <style:background-image/>
      </style:table-cell-properties>
    </style:style>
    <style:style style:name="Таблица1.J2" style:family="table-cell">
      <style:table-cell-properties fo:background-color="#adff2f" fo:padding="0.097cm" fo:border-left="none" fo:border-right="1pt solid #000000" fo:border-top="none" fo:border-bottom="none">
        <style:background-image/>
      </style:table-cell-properties>
    </style:style>
    <style:style style:name="Таблица1.3" style:family="table-row">
      <style:table-row-properties style:min-row-height="0.298cm"/>
    </style:style>
    <style:style style:name="Таблица1.A3" style:family="table-cell">
      <style:table-cell-properties style:vertical-align="middle" fo:padding="0.097cm" fo:border-left="1pt solid #000000" fo:border-right="none" fo:border-top="1pt solid #000000" fo:border-bottom="1pt solid #000000"/>
    </style:style>
    <style:style style:name="Таблица1.B3" style:family="table-cell">
      <style:table-cell-properties fo:padding="0.097cm" fo:border-left="1pt solid #000000" fo:border-right="none" fo:border-top="1pt solid #000000" fo:border-bottom="1pt solid #000000"/>
    </style:style>
    <style:style style:name="Таблица1.F3" style:family="table-cell">
      <style:table-cell-properties style:vertical-align="middle" fo:background-color="#edff8e" fo:padding="0.097cm" fo:border-left="1pt solid #000000" fo:border-right="none" fo:border-top="1pt solid #000000" fo:border-bottom="1pt solid #000000">
        <style:background-image/>
      </style:table-cell-properties>
    </style:style>
    <style:style style:name="Таблица1.G3" style:family="table-cell">
      <style:table-cell-properties fo:background-color="#ffffcc" fo:padding="0.097cm" fo:border-left="1pt solid #000000" fo:border-right="none" fo:border-top="1pt solid #000000" fo:border-bottom="none">
        <style:background-image/>
      </style:table-cell-properties>
    </style:style>
    <style:style style:name="Таблица1.I3" style:family="table-cell">
      <style:table-cell-properties style:vertical-align="middle" fo:background-color="#ffd095" fo:padding="0.097cm" fo:border-left="1pt solid #000000" fo:border-right="1pt solid #000000" fo:border-top="none" fo:border-bottom="1pt solid #000000">
        <style:background-image/>
      </style:table-cell-properties>
    </style:style>
    <style:style style:name="Таблица1.J3" style:family="table-cell">
      <style:table-cell-properties style:vertical-align="middle" fo:background-color="#adff2f" fo:padding="0.097cm" fo:border-left="none" fo:border-right="1pt solid #000000" fo:border-top="none" fo:border-bottom="1pt solid #000000">
        <style:background-image/>
      </style:table-cell-properties>
    </style:style>
    <style:style style:name="Таблица1.B4" style:family="table-cell">
      <style:table-cell-properties style:vertical-align="middle" fo:background-color="#ccffff" fo:padding="0.097cm" fo:border-left="1pt solid #000000" fo:border-right="none" fo:border-top="1pt solid #000000" fo:border-bottom="1pt solid #000000">
        <style:background-image/>
      </style:table-cell-properties>
    </style:style>
    <style:style style:name="Таблица1.G4" style:family="table-cell">
      <style:table-cell-properties fo:background-color="#ffffcc" fo:padding="0.097cm" fo:border-left="1pt solid #000000" fo:border-right="none" fo:border-top="none" fo:border-bottom="1pt solid #000000">
        <style:background-image/>
      </style:table-cell-properties>
    </style:style>
    <style:style style:name="Таблица1.H4" style:family="table-cell">
      <style:table-cell-properties style:vertical-align="middle" fo:background-color="#00f5ff" fo:padding="0.097cm" fo:border-left="1pt solid #000000" fo:border-right="none" fo:border-top="1pt solid #000000" fo:border-bottom="1pt solid #000000">
        <style:background-image/>
      </style:table-cell-properties>
    </style:style>
    <style:style style:name="Таблица1.B5" style:family="table-cell">
      <style:table-cell-properties fo:background-color="#ffb6c1" fo:padding="0.097cm" fo:border-left="1pt solid #000000" fo:border-right="1pt solid #000000" fo:border-top="none" fo:border-bottom="1pt solid #000000">
        <style:background-image/>
      </style:table-cell-properties>
    </style:style>
    <style:style style:name="Таблица1.A6" style:family="table-cell">
      <style:table-cell-properties fo:background-color="#000000" fo:padding="0.097cm" fo:border-left="1pt solid #000000" fo:border-right="none" fo:border-top="none" fo:border-bottom="1pt solid #000000">
        <style:background-image/>
      </style:table-cell-properties>
    </style:style>
    <style:style style:name="Таблица1.B6" style:family="table-cell">
      <style:table-cell-properties fo:background-color="#000000" fo:padding="0.097cm" fo:border-left="1pt solid #000000" fo:border-right="1pt solid #000000" fo:border-top="none" fo:border-bottom="1pt solid #000000">
        <style:background-image/>
      </style:table-cell-properties>
    </style:style>
    <style:style style:name="Таблица15" style:family="table">
      <style:table-properties style:width="27.697cm" fo:margin-left="-0.078cm" table:align="left" style:writing-mode="page"/>
    </style:style>
    <style:style style:name="Таблица15.A" style:family="table-column">
      <style:table-column-properties style:column-width="3.198cm"/>
    </style:style>
    <style:style style:name="Таблица15.B" style:family="table-column">
      <style:table-column-properties style:column-width="14.199cm"/>
    </style:style>
    <style:style style:name="Таблица15.C" style:family="table-column">
      <style:table-column-properties style:column-width="10.299cm"/>
    </style:style>
    <style:style style:name="Таблица15.A1" style:family="table-cell">
      <style:table-cell-properties fo:padding-left="0.101cm" fo:padding-right="0.101cm" fo:padding-top="0cm" fo:padding-bottom="0cm" fo:border="none"/>
    </style:style>
    <style:style style:name="Таблица15.B1" style:family="table-cell">
      <style:table-cell-properties fo:padding-left="0.101cm" fo:padding-right="0.101cm" fo:padding-top="0cm" fo:padding-bottom="0cm" fo:border="1pt solid #000000"/>
    </style:style>
    <style:style style:name="Таблица15.A2" style:family="table-cell">
      <style:table-cell-properties fo:background-color="#fff200" fo:padding-left="0.101cm" fo:padding-right="0.101cm" fo:padding-top="0cm" fo:padding-bottom="0cm" fo:border="none">
        <style:background-image/>
      </style:table-cell-properties>
    </style:style>
    <style:style style:name="Таблица15.B2" style:family="table-cell">
      <style:table-cell-properties fo:background-color="#fff200" fo:padding-left="0.101cm" fo:padding-right="0.101cm" fo:padding-top="0cm" fo:padding-bottom="0cm" fo:border="1pt solid #000000">
        <style:background-image/>
      </style:table-cell-properties>
    </style:style>
    <style:style style:name="Таблица15.A3" style:family="table-cell">
      <style:table-cell-properties style:vertical-align="middle" fo:padding-left="0.101cm" fo:padding-right="0.101cm" fo:padding-top="0cm" fo:padding-bottom="0cm" fo:border="none"/>
    </style:style>
    <style:style style:name="Таблица15.B3" style:family="table-cell">
      <style:table-cell-properties style:vertical-align="middle" fo:padding-left="0.101cm" fo:padding-right="0.101cm" fo:padding-top="0cm" fo:padding-bottom="0cm" fo:border="1pt solid #000000"/>
    </style:style>
    <style:style style:name="Таблица6" style:family="table">
      <style:table-properties style:width="27.674cm" fo:margin-left="0cm" table:align="left" style:writing-mode="page"/>
    </style:style>
    <style:style style:name="Таблица6.A" style:family="table-column">
      <style:table-column-properties style:column-width="3.508cm"/>
    </style:style>
    <style:style style:name="Таблица6.B" style:family="table-column">
      <style:table-column-properties style:column-width="3.47cm"/>
    </style:style>
    <style:style style:name="Таблица6.F" style:family="table-column">
      <style:table-column-properties style:column-width="3.429cm"/>
    </style:style>
    <style:style style:name="Таблица6.H" style:family="table-column">
      <style:table-column-properties style:column-width="3.39cm"/>
    </style:style>
    <style:style style:name="Таблица6.A1" style:family="table-cell">
      <style:table-cell-properties fo:background-color="#3deb3d" fo:padding="0.097cm" fo:border-left="1pt solid #000000" fo:border-right="none" fo:border-top="1pt solid #000000" fo:border-bottom="1pt solid #000000">
        <style:background-image/>
      </style:table-cell-properties>
    </style:style>
    <style:style style:name="Таблица6.H1" style:family="table-cell">
      <style:table-cell-properties fo:background-color="#3deb3d" fo:padding="0.097cm" fo:border="1pt solid #000000">
        <style:background-image/>
      </style:table-cell-properties>
    </style:style>
    <style:style style:name="Таблица6.A2" style:family="table-cell">
      <style:table-cell-properties fo:background-color="#ffb6c1" fo:padding="0.097cm" fo:border-left="1pt solid #000000" fo:border-right="none" fo:border-top="none" fo:border-bottom="1pt solid #000000">
        <style:background-image/>
      </style:table-cell-properties>
    </style:style>
    <style:style style:name="Таблица6.G2" style:family="table-cell">
      <style:table-cell-properties fo:background-color="#ffb6c1" fo:padding="0.097cm" fo:border-left="1pt solid #000000" fo:border-right="1pt solid #000000" fo:border-top="none" fo:border-bottom="1pt solid #000000">
        <style:background-image/>
      </style:table-cell-properties>
    </style:style>
    <style:style style:name="Таблица6.A3" style:family="table-cell">
      <style:table-cell-properties fo:background-color="#ffd320" fo:padding="0.097cm" fo:border-left="1pt solid #000000" fo:border-right="none" fo:border-top="none" fo:border-bottom="1pt solid #000000">
        <style:background-image/>
      </style:table-cell-properties>
    </style:style>
    <style:style style:name="Таблица6.G3" style:family="table-cell">
      <style:table-cell-properties fo:background-color="#ffd320" fo:padding="0.097cm" fo:border-left="1pt solid #000000" fo:border-right="1pt solid #000000" fo:border-top="none" fo:border-bottom="1pt solid #000000">
        <style:background-image/>
      </style:table-cell-properties>
    </style:style>
    <style:style style:name="Таблица6.A4" style:family="table-cell">
      <style:table-cell-properties fo:background-color="#0000ff" fo:padding="0.097cm" fo:border-left="1pt solid #000000" fo:border-right="1pt solid #000000" fo:border-top="none" fo:border-bottom="1pt solid #000000">
        <style:background-image/>
      </style:table-cell-properties>
    </style:style>
    <style:style style:name="Таблица6.A5" style:family="table-cell">
      <style:table-cell-properties fo:background-color="#000000" fo:padding="0.097cm" fo:border-left="1pt solid #000000" fo:border-right="1pt solid #000000" fo:border-top="none" fo:border-bottom="1pt solid #000000">
        <style:background-image/>
      </style:table-cell-properties>
    </style:style>
    <style:style style:name="Таблица7" style:family="table">
      <style:table-properties style:width="10.308cm" table:align="left" style:writing-mode="page"/>
    </style:style>
    <style:style style:name="Таблица7.A" style:family="table-column">
      <style:table-column-properties style:column-width="4.205cm"/>
    </style:style>
    <style:style style:name="Таблица7.B" style:family="table-column">
      <style:table-column-properties style:column-width="6.103cm"/>
    </style:style>
    <style:style style:name="Таблица7.A1" style:family="table-cell">
      <style:table-cell-properties fo:padding="0.101cm" fo:border-left="2pt solid #000000" fo:border-right="none" fo:border-top="2pt solid #000000" fo:border-bottom="2pt solid #000000"/>
    </style:style>
    <style:style style:name="Таблица7.B1" style:family="table-cell">
      <style:table-cell-properties fo:padding="0.101cm" fo:border="2pt solid #000000"/>
    </style:style>
    <style:style style:name="Таблица9" style:family="table">
      <style:table-properties style:width="24.687cm" fo:margin-left="2.007cm" table:align="left" style:writing-mode="page"/>
    </style:style>
    <style:style style:name="Таблица9.A" style:family="table-column">
      <style:table-column-properties style:column-width="15.695cm"/>
    </style:style>
    <style:style style:name="Таблица9.B" style:family="table-column">
      <style:table-column-properties style:column-width="8.992cm"/>
    </style:style>
    <style:style style:name="Таблица9.A1" style:family="table-cell">
      <style:table-cell-properties fo:background-color="#ffffcc" fo:padding="0.097cm" fo:border-left="1pt solid #000000" fo:border-right="none" fo:border-top="1pt solid #000000" fo:border-bottom="1pt solid #000000">
        <style:background-image/>
      </style:table-cell-properties>
    </style:style>
    <style:style style:name="Таблица9.B1" style:family="table-cell">
      <style:table-cell-properties fo:background-color="transparent" fo:padding="0.097cm" fo:border-left="1pt solid #000000" fo:border-right="none" fo:border-top="none" fo:border-bottom="none">
        <style:background-image/>
      </style:table-cell-properties>
    </style:style>
    <style:style style:name="Таблица9.A2" style:family="table-cell">
      <style:table-cell-properties fo:background-color="#ffffcc" fo:padding="0.097cm" fo:border-left="1pt solid #000000" fo:border-right="none" fo:border-top="none" fo:border-bottom="1pt solid #000000">
        <style:background-image/>
      </style:table-cell-properties>
    </style:style>
    <style:style style:name="Таблица9.B2" style:family="table-cell">
      <style:table-cell-properties style:vertical-align="middle" fo:background-color="transparent" fo:padding="0.097cm" fo:border-left="1pt solid #000000" fo:border-right="none" fo:border-top="none" fo:border-bottom="none">
        <style:background-image/>
      </style:table-cell-properties>
    </style:style>
    <style:style style:name="Таблица9.A3" style:family="table-cell">
      <style:table-cell-properties fo:background-color="#edff8e" fo:padding="0.097cm" fo:border-left="1pt solid #000000" fo:border-right="none" fo:border-top="none" fo:border-bottom="1pt solid #000000">
        <style:background-image/>
      </style:table-cell-properties>
    </style:style>
    <style:style style:name="Таблица9.A4" style:family="table-cell">
      <style:table-cell-properties fo:background-color="#edff8e" fo:padding="0.097cm" fo:border-left="1pt solid #000000" fo:border-right="none" fo:border-top="none" fo:border-bottom="1pt solid #000000">
        <style:background-image/>
      </style:table-cell-properties>
    </style:style>
    <style:style style:name="Таблица9.A5" style:family="table-cell">
      <style:table-cell-properties fo:background-color="#ffa672" fo:padding="0.097cm" fo:border-left="1pt solid #000000" fo:border-right="none" fo:border-top="none" fo:border-bottom="1pt solid #000000">
        <style:background-image/>
      </style:table-cell-properties>
    </style:style>
    <style:style style:name="Таблица10" style:family="table">
      <style:table-properties style:width="19.72cm" table:align="center" style:writing-mode="page"/>
    </style:style>
    <style:style style:name="Таблица10.A" style:family="table-column">
      <style:table-column-properties style:column-width="6.572cm"/>
    </style:style>
    <style:style style:name="Таблица10.B" style:family="table-column">
      <style:table-column-properties style:column-width="6.574cm"/>
    </style:style>
    <style:style style:name="Таблица10.A1" style:family="table-cell">
      <style:table-cell-properties style:vertical-align="middle" fo:background-color="#edff8e" fo:padding="0.097cm" fo:border="1pt solid #000000">
        <style:background-image/>
      </style:table-cell-properties>
    </style:style>
    <style:style style:name="Таблица10.B1" style:family="table-cell">
      <style:table-cell-properties style:vertical-align="middle" fo:padding="0.097cm" fo:border="none"/>
    </style:style>
    <style:style style:name="Таблица10.A2" style:family="table-cell">
      <style:table-cell-properties style:vertical-align="middle" fo:padding="0.097cm" fo:border-left="1pt solid #000000" fo:border-right="1pt solid #000000" fo:border-top="none" fo:border-bottom="1pt solid #000000"/>
    </style:style>
    <style:style style:name="Таблица10.B2" style:family="table-cell">
      <style:table-cell-properties style:vertical-align="middle" fo:padding="0.097cm" fo:border="none"/>
    </style:style>
    <style:style style:name="Таблица10.C2" style:family="table-cell">
      <style:table-cell-properties style:vertical-align="middle" fo:padding="0.097cm" fo:border-left="1pt solid #000000" fo:border-right="1pt solid #000000" fo:border-top="none" fo:border-bottom="1pt solid #000000"/>
    </style:style>
    <style:style style:name="Таблица10.3" style:family="table-row">
      <style:table-row-properties style:min-row-height="1.683cm"/>
    </style:style>
    <style:style style:name="Таблица10.A3" style:family="table-cell">
      <style:table-cell-properties style:vertical-align="middle" fo:padding="0.097cm" fo:border-left="1pt solid #000000" fo:border-right="1pt solid #000000" fo:border-top="none" fo:border-bottom="1pt solid #000000"/>
    </style:style>
    <style:style style:name="Таблица10.B3" style:family="table-cell">
      <style:table-cell-properties style:vertical-align="middle" fo:padding="0.097cm" fo:border="none"/>
    </style:style>
    <style:style style:name="Таблица10.C3" style:family="table-cell">
      <style:table-cell-properties style:vertical-align="middle" fo:padding="0.097cm" fo:border-left="1pt solid #000000" fo:border-right="1pt solid #000000" fo:border-top="none" fo:border-bottom="1pt solid #000000"/>
    </style:style>
    <style:style style:name="Таблица10.A4" style:family="table-cell">
      <style:table-cell-properties style:vertical-align="middle" fo:padding="0.097cm" fo:border-left="1pt solid #000000" fo:border-right="1pt solid #000000" fo:border-top="none" fo:border-bottom="1pt solid #000000"/>
    </style:style>
    <style:style style:name="Таблица10.B4" style:family="table-cell">
      <style:table-cell-properties style:vertical-align="middle" fo:padding="0.097cm" fo:border="none"/>
    </style:style>
    <style:style style:name="Таблица10.C4" style:family="table-cell">
      <style:table-cell-properties style:vertical-align="middle" fo:padding="0.097cm" fo:border-left="1pt solid #000000" fo:border-right="1pt solid #000000" fo:border-top="none" fo:border-bottom="1pt solid #000000"/>
    </style:style>
    <style:style style:name="Таблица10.5" style:family="table-row">
      <style:table-row-properties style:min-row-height="1.471cm"/>
    </style:style>
    <style:style style:name="Таблица10.A5" style:family="table-cell">
      <style:table-cell-properties style:vertical-align="middle" fo:padding="0.097cm" fo:border-left="1pt solid #000000" fo:border-right="1pt solid #000000" fo:border-top="none" fo:border-bottom="1pt solid #000000"/>
    </style:style>
    <style:style style:name="Таблица10.B5" style:family="table-cell">
      <style:table-cell-properties style:vertical-align="middle" fo:padding="0.097cm" fo:border="none"/>
    </style:style>
    <style:style style:name="Таблица10.C5" style:family="table-cell">
      <style:table-cell-properties style:vertical-align="middle" fo:padding="0.097cm" fo:border-left="1pt solid #000000" fo:border-right="1pt solid #000000" fo:border-top="none" fo:border-bottom="1pt solid #000000"/>
    </style:style>
    <style:style style:name="P1" style:family="paragraph" style:parent-style-name="Subtitle_20__28_user_29_">
      <style:text-properties officeooo:rsid="0032a968" officeooo:paragraph-rsid="011d821b"/>
    </style:style>
    <style:style style:name="P2" style:family="paragraph" style:parent-style-name="Subtitle_20__28_user_29_">
      <style:text-properties officeooo:rsid="0032a968" officeooo:paragraph-rsid="04016064"/>
    </style:style>
    <style:style style:name="P3" style:family="paragraph" style:parent-style-name="Subtitle_20__28_user_29_">
      <style:text-properties officeooo:rsid="0032a968" officeooo:paragraph-rsid="00c3c881"/>
    </style:style>
    <style:style style:name="P4" style:family="paragraph" style:parent-style-name="Text_20_body">
      <style:text-properties officeooo:rsid="0032a968" officeooo:paragraph-rsid="00c3c881"/>
    </style:style>
    <style:style style:name="P5" style:family="paragraph" style:parent-style-name="Subtitle_20__28_user_29_">
      <style:text-properties officeooo:paragraph-rsid="0406ddca"/>
    </style:style>
    <style:style style:name="P6" style:family="paragraph" style:parent-style-name="Text_20_body">
      <style:text-properties fo:font-weight="bold" officeooo:rsid="03aff5e6" officeooo:paragraph-rsid="0e3610f0" style:font-weight-asian="bold" style:font-weight-complex="bold"/>
    </style:style>
    <style:style style:name="P7" style:family="paragraph" style:parent-style-name="Содержимое_20_таблицы_20_2">
      <style:text-properties fo:font-weight="bold" style:font-weight-asian="bold" style:font-weight-complex="bold"/>
    </style:style>
    <style:style style:name="P8" style:family="paragraph" style:parent-style-name="Содержимое_20_таблицы_20_2">
      <style:paragraph-properties fo:text-align="center" style:justify-single-word="false"/>
      <style:text-properties fo:font-weight="bold" style:font-weight-asian="bold" style:font-weight-complex="bold"/>
    </style:style>
    <style:style style:name="P9" style:family="paragraph" style:parent-style-name="Содержимое_20_таблицы_20_2">
      <style:paragraph-properties fo:text-align="center" style:justify-single-word="false"/>
      <style:text-properties fo:font-weight="bold" officeooo:paragraph-rsid="0e9f2cfa" style:font-weight-asian="bold" style:font-weight-complex="bold"/>
    </style:style>
    <style:style style:name="P10" style:family="paragraph" style:parent-style-name="Text_20_body">
      <style:paragraph-properties fo:break-before="page"/>
      <style:text-properties fo:font-weight="bold" officeooo:rsid="0e8927c6" officeooo:paragraph-rsid="0e81c9a3" style:font-weight-asian="bold" style:font-weight-complex="bold"/>
    </style:style>
    <style:style style:name="P11" style:family="paragraph" style:parent-style-name="Text_20_body">
      <style:text-properties officeooo:rsid="00551bc7" officeooo:paragraph-rsid="0e3610f0"/>
    </style:style>
    <style:style style:name="P12" style:family="paragraph" style:parent-style-name="Text_20_body">
      <style:text-properties officeooo:rsid="0e32fc59" officeooo:paragraph-rsid="0e32fc59"/>
    </style:style>
    <style:style style:name="P13" style:family="paragraph" style:parent-style-name="Text_20_body">
      <style:text-properties officeooo:rsid="009f0cec" officeooo:paragraph-rsid="0e35ed4f"/>
    </style:style>
    <style:style style:name="P14" style:family="paragraph" style:parent-style-name="Text_20_body">
      <style:text-properties officeooo:paragraph-rsid="0e7e47e5"/>
    </style:style>
    <style:style style:name="P15" style:family="paragraph" style:parent-style-name="Text_20_body">
      <style:text-properties officeooo:paragraph-rsid="0e7fddac"/>
    </style:style>
    <style:style style:name="P16" style:family="paragraph" style:parent-style-name="Text_20_body">
      <style:paragraph-properties fo:break-before="page"/>
      <style:text-properties officeooo:paragraph-rsid="0e7fddac"/>
    </style:style>
    <style:style style:name="P17" style:family="paragraph" style:parent-style-name="Standard">
      <style:text-properties officeooo:paragraph-rsid="0e7fddac"/>
    </style:style>
    <style:style style:name="P18" style:family="paragraph" style:parent-style-name="Параграф">
      <style:text-properties officeooo:paragraph-rsid="0e7fddac"/>
    </style:style>
    <style:style style:name="P19" style:family="paragraph" style:parent-style-name="Text_20_body">
      <style:text-properties officeooo:paragraph-rsid="0e91cfed"/>
    </style:style>
    <style:style style:name="P20" style:family="paragraph" style:parent-style-name="Text_20_body">
      <style:text-properties officeooo:paragraph-rsid="0e653f3c"/>
    </style:style>
    <style:style style:name="P21" style:family="paragraph" style:parent-style-name="Text_20_body">
      <style:text-properties officeooo:paragraph-rsid="0e65f8e8"/>
    </style:style>
    <style:style style:name="P22" style:family="paragraph" style:parent-style-name="Text_20_body">
      <style:text-properties officeooo:paragraph-rsid="0e685a85"/>
    </style:style>
    <style:style style:name="P23" style:family="paragraph" style:parent-style-name="Text_20_body">
      <style:text-properties style:font-name="PT Sans2" fo:font-size="18pt" officeooo:rsid="0ec5a410" officeooo:paragraph-rsid="0e7fddac" style:font-size-asian="12pt" style:font-size-complex="12pt"/>
    </style:style>
    <style:style style:name="P24" style:family="paragraph" style:parent-style-name="Text_20_body">
      <style:text-properties style:font-name="PT Sans2" fo:font-size="18pt" officeooo:rsid="03acf959" style:font-size-asian="12pt" style:font-size-complex="12pt"/>
    </style:style>
    <style:style style:name="P25" style:family="paragraph" style:parent-style-name="Text_20_body">
      <style:text-properties officeooo:paragraph-rsid="0e6ae10b"/>
    </style:style>
    <style:style style:name="P26" style:family="paragraph" style:parent-style-name="Text_20_body">
      <style:text-properties officeooo:paragraph-rsid="0e760bb3"/>
    </style:style>
    <style:style style:name="P27" style:family="paragraph" style:parent-style-name="Text_20_body">
      <style:text-properties officeooo:paragraph-rsid="0e767d31"/>
    </style:style>
    <style:style style:name="P28" style:family="paragraph" style:parent-style-name="Text_20_body">
      <style:text-properties officeooo:rsid="03aff5e6" officeooo:paragraph-rsid="0e3610f0"/>
    </style:style>
    <style:style style:name="P29" style:family="paragraph" style:parent-style-name="Text_20_body">
      <style:text-properties officeooo:paragraph-rsid="0e7b0dec"/>
    </style:style>
    <style:style style:name="P30" style:family="paragraph" style:parent-style-name="Text_20_body">
      <style:text-properties officeooo:rsid="0044af86" officeooo:paragraph-rsid="0e7e47e5"/>
    </style:style>
    <style:style style:name="P31" style:family="paragraph" style:parent-style-name="Text_20_body">
      <style:text-properties officeooo:rsid="0046f9c9" officeooo:paragraph-rsid="0e7e47e5"/>
    </style:style>
    <style:style style:name="P32" style:family="paragraph" style:parent-style-name="Text_20_body">
      <style:text-properties officeooo:rsid="0e9f7d95" officeooo:paragraph-rsid="0e7ef77d"/>
    </style:style>
    <style:style style:name="P33" style:family="paragraph" style:parent-style-name="Text_20_body">
      <style:text-properties officeooo:rsid="0e945a7c" officeooo:paragraph-rsid="0e7ef77d"/>
    </style:style>
    <style:style style:name="P34" style:family="paragraph" style:parent-style-name="Text_20_body">
      <style:text-properties officeooo:paragraph-rsid="0e7ef77d"/>
    </style:style>
    <style:style style:name="P35" style:family="paragraph" style:parent-style-name="Параграф">
      <style:paragraph-properties fo:break-before="page"/>
      <style:text-properties officeooo:paragraph-rsid="0e7ef77d"/>
    </style:style>
    <style:style style:name="P36" style:family="paragraph" style:parent-style-name="Программный_20_код">
      <style:text-properties officeooo:paragraph-rsid="0e7ef77d"/>
    </style:style>
    <style:style style:name="P37" style:family="paragraph" style:parent-style-name="Text_20_body">
      <style:text-properties officeooo:rsid="0ea4c637" officeooo:paragraph-rsid="0e81c9a3"/>
    </style:style>
    <style:style style:name="P38" style:family="paragraph" style:parent-style-name="Text_20_body">
      <style:text-properties officeooo:rsid="0e86b123" officeooo:paragraph-rsid="0e81c9a3"/>
    </style:style>
    <style:style style:name="P39" style:family="paragraph" style:parent-style-name="Text_20_body">
      <style:text-properties officeooo:rsid="0e8927c6" officeooo:paragraph-rsid="0e81c9a3"/>
    </style:style>
    <style:style style:name="P40" style:family="paragraph" style:parent-style-name="Text_20_body">
      <style:text-properties officeooo:rsid="0e89adc0" officeooo:paragraph-rsid="0e81c9a3"/>
    </style:style>
    <style:style style:name="P41" style:family="paragraph" style:parent-style-name="Text_20_body">
      <style:text-properties officeooo:rsid="0e875e0c" officeooo:paragraph-rsid="0e81c9a3"/>
    </style:style>
    <style:style style:name="P42" style:family="paragraph" style:parent-style-name="Text_20_body">
      <style:text-properties officeooo:paragraph-rsid="0e81c9a3"/>
    </style:style>
    <style:style style:name="P43" style:family="paragraph" style:parent-style-name="Text_20_body">
      <style:text-properties officeooo:paragraph-rsid="0e850705"/>
    </style:style>
    <style:style style:name="P44" style:family="paragraph" style:parent-style-name="Text_20_body">
      <style:text-properties officeooo:paragraph-rsid="0e86a5ef"/>
    </style:style>
    <style:style style:name="P45" style:family="paragraph" style:parent-style-name="Text_20_body">
      <style:text-properties officeooo:paragraph-rsid="0e8e4e77"/>
    </style:style>
    <style:style style:name="P46" style:family="paragraph" style:parent-style-name="Text_20_body">
      <style:text-properties officeooo:paragraph-rsid="0e9152dd"/>
    </style:style>
    <style:style style:name="P47" style:family="paragraph" style:parent-style-name="Text_20_body">
      <style:text-properties officeooo:rsid="0e9152dd" officeooo:paragraph-rsid="0e9152dd"/>
    </style:style>
    <style:style style:name="P48" style:family="paragraph" style:parent-style-name="Text_20_body">
      <style:text-properties officeooo:rsid="0ea401cc" officeooo:paragraph-rsid="0ea401cc"/>
    </style:style>
    <style:style style:name="P49" style:family="paragraph" style:parent-style-name="Содержимое_20_таблицы_20_2">
      <style:paragraph-properties fo:text-align="center" style:justify-single-word="false"/>
    </style:style>
    <style:style style:name="P50" style:family="paragraph" style:parent-style-name="Содержимое_20_таблицы_20_2">
      <style:paragraph-properties fo:text-align="center" style:justify-single-word="false"/>
      <style:text-properties officeooo:paragraph-rsid="0e9f2cfa"/>
    </style:style>
    <style:style style:name="P51" style:family="paragraph" style:parent-style-name="Содержимое_20_таблицы_20_2">
      <style:text-properties officeooo:paragraph-rsid="0e6e9e18"/>
    </style:style>
    <style:style style:name="P52" style:family="paragraph" style:parent-style-name="Содержимое_20_таблицы_20_2">
      <style:text-properties officeooo:paragraph-rsid="0e70052a"/>
    </style:style>
    <style:style style:name="P53" style:family="paragraph" style:parent-style-name="Содержимое_20_таблицы_20_2">
      <style:text-properties officeooo:paragraph-rsid="0e9f2cfa"/>
    </style:style>
    <style:style style:name="P54" style:family="paragraph" style:parent-style-name="Text_20_body">
      <style:paragraph-properties fo:break-before="page"/>
    </style:style>
    <style:style style:name="P55" style:family="paragraph" style:parent-style-name="Параграф">
      <style:paragraph-properties fo:break-before="page"/>
    </style:style>
    <style:style style:name="P56" style:family="paragraph" style:parent-style-name="Параграф">
      <style:paragraph-properties fo:break-before="page"/>
      <style:text-properties officeooo:rsid="0e669a58"/>
    </style:style>
    <style:style style:name="P57" style:family="paragraph" style:parent-style-name="Title_20__28_user_29_">
      <style:text-properties officeooo:paragraph-rsid="0e267264"/>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Text_20_body">
      <style:paragraph-properties fo:margin-left="0cm" fo:margin-right="0cm" fo:margin-top="0.199cm" fo:margin-bottom="0.199cm" style:contextual-spacing="true" fo:text-align="start" style:justify-single-word="false" fo:orphans="2" fo:widows="2" fo:hyphenation-ladder-count="no-limit" fo:text-indent="1cm" style:auto-text-indent="false" style:shadow="none" style:writing-mode="page">
        <style:tab-stops/>
      </style:paragraph-properties>
      <style:text-properties officeooo:rsid="02dc38aa" officeooo:paragraph-rsid="0e2dabff" fo:hyphenate="true" fo:hyphenation-remain-char-count="2" fo:hyphenation-push-char-count="2" loext:hyphenation-no-caps="false" loext:hyphenation-no-last-word="false" loext:hyphenation-word-char-count="no-limit" loext:hyphenation-zone="no-limit"/>
    </style:style>
    <style:style style:name="P61" style:family="paragraph" style:parent-style-name="Text_20_body" style:master-page-name="">
      <loext:graphic-properties draw:fill="none"/>
      <style:paragraph-properties fo:margin-left="0cm" fo:margin-right="-0.9cm" fo:margin-top="0.199cm" fo:margin-bottom="0.199cm" style:contextual-spacing="true" fo:text-align="start" style:justify-single-word="false" fo:orphans="2" fo:widows="2" fo:hyphenation-ladder-count="no-limit" fo:text-indent="1cm" style:auto-text-indent="false" style:page-number="auto" fo:background-color="transparent" style:shadow="none" style:writing-mode="page">
        <style:tab-stops/>
      </style:paragraph-properties>
      <style:text-properties officeooo:paragraph-rsid="0e850705" fo:hyphenate="true" fo:hyphenation-remain-char-count="2" fo:hyphenation-push-char-count="2" loext:hyphenation-no-caps="false" loext:hyphenation-no-last-word="false" loext:hyphenation-word-char-count="no-limit" loext:hyphenation-zone="no-limit"/>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Heading_20_1">
      <style:paragraph-properties fo:break-before="page"/>
      <style:text-properties officeooo:paragraph-rsid="0e2dabff"/>
    </style:style>
    <style:style style:name="P65" style:family="paragraph" style:parent-style-name="Heading_20_1">
      <style:text-properties officeooo:paragraph-rsid="0e2dabff"/>
    </style:style>
    <style:style style:name="P66" style:family="paragraph" style:parent-style-name="Heading_20_1" style:list-style-name="">
      <style:paragraph-properties fo:break-before="page"/>
      <style:text-properties officeooo:paragraph-rsid="0e344853"/>
    </style:style>
    <style:style style:name="P67" style:family="paragraph" style:parent-style-name="Heading_20_1" style:list-style-name="">
      <style:text-properties officeooo:paragraph-rsid="0e344853"/>
    </style:style>
    <style:style style:name="P68" style:family="paragraph" style:parent-style-name="Heading_20_1" style:list-style-name="">
      <style:paragraph-properties fo:text-align="center" style:justify-single-word="false" fo:break-before="page"/>
      <style:text-properties officeooo:rsid="02fa013e" officeooo:paragraph-rsid="0e379816"/>
    </style:style>
    <style:style style:name="P69" style:family="paragraph" style:parent-style-name="Heading_20_1">
      <style:paragraph-properties fo:break-before="page"/>
      <style:text-properties officeooo:paragraph-rsid="0e3a8df6"/>
    </style:style>
    <style:style style:name="P70" style:family="paragraph" style:parent-style-name="Heading_20_1">
      <style:paragraph-properties fo:break-before="page"/>
      <style:text-properties officeooo:paragraph-rsid="0e3de2c5"/>
    </style:style>
    <style:style style:name="P71" style:family="paragraph" style:parent-style-name="Heading_20_1" style:list-style-name="">
      <style:paragraph-properties fo:text-align="center" style:justify-single-word="false" fo:break-before="page"/>
      <style:text-properties officeooo:rsid="00852f58" officeooo:paragraph-rsid="0e45f7c7"/>
    </style:style>
    <style:style style:name="P72" style:family="paragraph" style:parent-style-name="Heading_20_1">
      <style:paragraph-properties fo:break-before="page"/>
      <style:text-properties fo:font-weight="bold" officeooo:rsid="02b5f607" officeooo:paragraph-rsid="0e4c1be1" style:font-weight-asian="bold" style:font-weight-complex="bold"/>
    </style:style>
    <style:style style:name="P73" style:family="paragraph" style:parent-style-name="Heading_20_1">
      <style:paragraph-properties fo:break-before="page"/>
      <style:text-properties officeooo:paragraph-rsid="0e4c1be1"/>
    </style:style>
    <style:style style:name="P74" style:family="paragraph" style:parent-style-name="Heading_20_1">
      <style:paragraph-properties fo:break-before="page"/>
      <style:text-properties officeooo:paragraph-rsid="0e4dd8ca"/>
    </style:style>
    <style:style style:name="P75" style:family="paragraph" style:parent-style-name="Heading_20_1">
      <style:paragraph-properties fo:break-before="page"/>
      <style:text-properties officeooo:paragraph-rsid="0e4ed3eb"/>
    </style:style>
    <style:style style:name="P76" style:family="paragraph" style:parent-style-name="Heading_20_1">
      <style:paragraph-properties fo:break-before="page"/>
      <style:text-properties officeooo:paragraph-rsid="0e59bf73"/>
    </style:style>
    <style:style style:name="P77" style:family="paragraph" style:parent-style-name="Heading_20_1">
      <style:paragraph-properties fo:break-before="page"/>
      <style:text-properties officeooo:paragraph-rsid="0e5aeab2"/>
    </style:style>
    <style:style style:name="P78" style:family="paragraph" style:parent-style-name="Heading_20_1">
      <style:text-properties officeooo:paragraph-rsid="0e5c06b5"/>
    </style:style>
    <style:style style:name="P79" style:family="paragraph" style:parent-style-name="Heading_20_1" style:master-page-name="Landscape">
      <style:paragraph-properties style:page-number="auto"/>
      <style:text-properties officeooo:rsid="0e63ced8" officeooo:paragraph-rsid="0e63ced8"/>
    </style:style>
    <style:style style:name="P80" style:family="paragraph" style:parent-style-name="Heading_20_1">
      <style:paragraph-properties fo:break-before="page"/>
    </style:style>
    <style:style style:name="P81" style:family="paragraph" style:parent-style-name="Heading_20_2">
      <style:paragraph-properties fo:break-before="page"/>
      <style:text-properties officeooo:paragraph-rsid="0e3afb3e"/>
    </style:style>
    <style:style style:name="P82" style:family="paragraph" style:parent-style-name="Heading_20_2">
      <style:text-properties officeooo:paragraph-rsid="0e3c01e5"/>
    </style:style>
    <style:style style:name="P83" style:family="paragraph" style:parent-style-name="Heading_20_2" style:list-style-name="">
      <style:paragraph-properties fo:text-align="center" style:justify-single-word="false" fo:break-before="page"/>
      <style:text-properties officeooo:rsid="027edd71" officeooo:paragraph-rsid="0e3ce8e8"/>
    </style:style>
    <style:style style:name="P84" style:family="paragraph" style:parent-style-name="Heading_20_2">
      <style:paragraph-properties fo:break-before="page"/>
      <style:text-properties officeooo:paragraph-rsid="0e3de2c5"/>
    </style:style>
    <style:style style:name="P85" style:family="paragraph" style:parent-style-name="Heading_20_2">
      <style:text-properties officeooo:paragraph-rsid="0e3de2c5"/>
    </style:style>
    <style:style style:name="P86" style:family="paragraph" style:parent-style-name="Heading_20_2">
      <style:paragraph-properties fo:break-before="page"/>
      <style:text-properties officeooo:paragraph-rsid="0e4103aa"/>
    </style:style>
    <style:style style:name="P87" style:family="paragraph" style:parent-style-name="Heading_20_2">
      <style:paragraph-properties fo:break-before="page"/>
      <style:text-properties officeooo:paragraph-rsid="0e426a94"/>
    </style:style>
    <style:style style:name="P88" style:family="paragraph" style:parent-style-name="Heading_20_2">
      <style:paragraph-properties fo:break-before="page"/>
      <style:text-properties officeooo:paragraph-rsid="0e444e6f"/>
    </style:style>
    <style:style style:name="P89" style:family="paragraph" style:parent-style-name="Heading_20_2">
      <style:paragraph-properties fo:break-before="page"/>
      <style:text-properties officeooo:paragraph-rsid="0e45f7c7"/>
    </style:style>
    <style:style style:name="P90" style:family="paragraph" style:parent-style-name="Heading_20_2">
      <style:paragraph-properties fo:break-before="page"/>
      <style:text-properties officeooo:paragraph-rsid="0e4698de"/>
    </style:style>
    <style:style style:name="P91" style:family="paragraph" style:parent-style-name="Heading_20_2">
      <style:paragraph-properties fo:break-before="page"/>
      <style:text-properties officeooo:paragraph-rsid="0e49e900"/>
    </style:style>
    <style:style style:name="P92" style:family="paragraph" style:parent-style-name="Heading_20_2">
      <style:paragraph-properties fo:break-before="page"/>
      <style:text-properties officeooo:paragraph-rsid="0e4bdef5"/>
    </style:style>
    <style:style style:name="P93" style:family="paragraph" style:parent-style-name="Heading_20_2">
      <style:text-properties officeooo:paragraph-rsid="0e4bdef5"/>
    </style:style>
    <style:style style:name="P94" style:family="paragraph" style:parent-style-name="Heading_20_2">
      <style:paragraph-properties fo:break-before="page"/>
      <style:text-properties officeooo:paragraph-rsid="0e4e8fab"/>
    </style:style>
    <style:style style:name="P95" style:family="paragraph" style:parent-style-name="Heading_20_2">
      <style:paragraph-properties fo:break-before="page"/>
      <style:text-properties officeooo:paragraph-rsid="0e51e443"/>
    </style:style>
    <style:style style:name="P96" style:family="paragraph" style:parent-style-name="Heading_20_2">
      <style:paragraph-properties fo:break-before="page"/>
      <style:text-properties officeooo:paragraph-rsid="0e56562e"/>
    </style:style>
    <style:style style:name="P97" style:family="paragraph" style:parent-style-name="Heading_20_2">
      <style:paragraph-properties fo:break-before="page"/>
      <style:text-properties officeooo:rsid="027c6b30" officeooo:paragraph-rsid="0e594848"/>
    </style:style>
    <style:style style:name="P98" style:family="paragraph" style:parent-style-name="Heading_20_2">
      <style:text-properties officeooo:paragraph-rsid="0e59bf73"/>
    </style:style>
    <style:style style:name="P99" style:family="paragraph" style:parent-style-name="Heading_20_2">
      <style:paragraph-properties fo:break-before="page"/>
      <style:text-properties officeooo:paragraph-rsid="0e5ae679"/>
    </style:style>
    <style:style style:name="P100" style:family="paragraph" style:parent-style-name="Heading_20_2">
      <style:text-properties officeooo:paragraph-rsid="0e5ae679"/>
    </style:style>
    <style:style style:name="P101" style:family="paragraph" style:parent-style-name="Heading_20_2">
      <style:paragraph-properties fo:break-before="page"/>
      <style:text-properties officeooo:paragraph-rsid="0e5c06b5"/>
    </style:style>
    <style:style style:name="P102" style:family="paragraph" style:parent-style-name="Heading_20_2" style:list-style-name="">
      <style:paragraph-properties fo:text-align="center" style:justify-single-word="false"/>
      <style:text-properties officeooo:paragraph-rsid="0e5c06b5"/>
    </style:style>
    <style:style style:name="P103" style:family="paragraph" style:parent-style-name="Heading_20_2">
      <style:paragraph-properties fo:break-before="page"/>
      <style:text-properties officeooo:paragraph-rsid="0e7fddac"/>
    </style:style>
    <style:style style:name="P104" style:family="paragraph" style:parent-style-name="Heading_20_2">
      <style:paragraph-properties fo:break-before="page"/>
      <style:text-properties officeooo:paragraph-rsid="0e8eedf9"/>
    </style:style>
    <style:style style:name="P105" style:family="paragraph" style:parent-style-name="Heading_20_2">
      <style:text-properties officeooo:rsid="0ea29dbb" officeooo:paragraph-rsid="0e8aedaf"/>
    </style:style>
    <style:style style:name="P106" style:family="paragraph" style:parent-style-name="Heading_20_2">
      <style:paragraph-properties fo:break-before="page"/>
      <style:text-properties officeooo:rsid="0ea29dbb" officeooo:paragraph-rsid="0e8eedf9"/>
    </style:style>
    <style:style style:name="P107" style:family="paragraph" style:parent-style-name="Heading_20_2">
      <style:paragraph-properties fo:break-before="page"/>
      <style:text-properties officeooo:rsid="0ea29dbb" officeooo:paragraph-rsid="0e9015de"/>
    </style:style>
    <style:style style:name="P108" style:family="paragraph" style:parent-style-name="Heading_20_2">
      <style:paragraph-properties fo:break-before="page"/>
      <style:text-properties officeooo:paragraph-rsid="0ead0b6c"/>
    </style:style>
    <style:style style:name="P109" style:family="paragraph" style:parent-style-name="Subtitle_20__28_user_29_">
      <style:text-properties officeooo:rsid="0032a968" officeooo:paragraph-rsid="00c3c881"/>
    </style:style>
    <style:style style:name="P110" style:family="paragraph" style:parent-style-name="Table_20_Contents">
      <style:paragraph-properties fo:text-align="center" style:justify-single-word="false"/>
      <style:text-properties fo:font-weight="bold" officeooo:rsid="02f81e8a" officeooo:paragraph-rsid="0e3a8df6" style:font-weight-asian="bold" style:font-weight-complex="bold"/>
    </style:style>
    <style:style style:name="P111" style:family="paragraph" style:parent-style-name="Table_20_Contents">
      <style:paragraph-properties fo:text-align="center" style:justify-single-word="false"/>
      <style:text-properties officeooo:rsid="02f81e8a" officeooo:paragraph-rsid="0e3a8df6"/>
    </style:style>
    <style:style style:name="P112" style:family="paragraph" style:parent-style-name="Table_20_Contents">
      <style:text-properties officeooo:rsid="0097f730" officeooo:paragraph-rsid="0e4635ba"/>
    </style:style>
    <style:style style:name="P113" style:family="paragraph" style:parent-style-name="Table_20_Contents">
      <loext:graphic-properties draw:fill="none"/>
      <style:paragraph-properties fo:margin-left="0cm" fo:margin-right="0cm" fo:margin-top="0cm" fo:margin-bottom="0cm" style:contextual-spacing="true" fo:text-align="center" style:justify-single-word="false" fo:orphans="2" fo:widows="2" fo:hyphenation-ladder-count="no-limit" fo:text-indent="0cm" style:auto-text-indent="false" fo:background-color="transparent" style:shadow="none" text:number-lines="false" text:line-number="0" style:writing-mode="page">
        <style:tab-stops/>
      </style:paragraph-properties>
      <style:text-properties officeooo:rsid="05729bcc" officeooo:paragraph-rsid="0e594848" fo:hyphenate="tru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style:paragraph-properties fo:text-align="center" style:justify-single-word="false"/>
      <style:text-properties officeooo:rsid="05729bcc" officeooo:paragraph-rsid="0e594848"/>
    </style:style>
    <style:style style:name="P115" style:family="paragraph" style:parent-style-name="Table_20_Contents">
      <loext:graphic-properties draw:fill="none"/>
      <style:paragraph-properties fo:margin-left="0cm" fo:margin-right="0cm" fo:margin-top="0cm" fo:margin-bottom="0cm" style:contextual-spacing="true" fo:text-align="start" style:justify-single-word="false" fo:orphans="2" fo:widows="2" fo:hyphenation-ladder-count="no-limit" fo:text-indent="0.101cm" style:auto-text-indent="false" fo:background-color="transparent" style:shadow="none" text:number-lines="false" text:line-number="0" style:vertical-align="middle" style:writing-mode="page">
        <style:tab-stops/>
      </style:paragraph-properties>
      <style:text-properties officeooo:rsid="027aa333" officeooo:paragraph-rsid="0e594848" fo:hyphenate="tru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style:paragraph-properties fo:text-align="center" style:justify-single-word="false"/>
      <style:text-properties officeooo:rsid="030f9d7d" officeooo:paragraph-rsid="0e59bf73"/>
    </style:style>
    <style:style style:name="P117" style:family="paragraph" style:parent-style-name="Table_20_Contents">
      <style:paragraph-properties fo:text-align="center" style:justify-single-word="false"/>
      <style:text-properties officeooo:paragraph-rsid="0e59bf73"/>
    </style:style>
    <style:style style:name="P118" style:family="paragraph" style:parent-style-name="Table_20_Contents">
      <style:paragraph-properties fo:text-align="center" style:justify-single-word="false"/>
      <style:text-properties officeooo:rsid="030634c2" officeooo:paragraph-rsid="0e59bf73"/>
    </style:style>
    <style:style style:name="P119" style:family="paragraph" style:parent-style-name="Text_20_body">
      <style:text-properties style:font-name="PT Sans2" fo:font-size="18pt" officeooo:rsid="03acf959" style:font-size-asian="12pt" style:font-size-complex="12pt"/>
    </style:style>
    <style:style style:name="P120" style:family="paragraph" style:parent-style-name="Text_20_body">
      <style:text-properties style:font-name="PT Sans2" fo:font-size="18pt" officeooo:rsid="03acf959" officeooo:paragraph-rsid="0e2dabff" style:font-size-asian="12pt" style:font-size-complex="12pt"/>
    </style:style>
    <style:style style:name="P121" style:family="paragraph" style:parent-style-name="Text_20_body">
      <style:text-properties style:font-name="PT Sans2" fo:font-size="18pt" officeooo:rsid="02e0c130" officeooo:paragraph-rsid="0e2b571a" style:font-size-asian="12pt" style:font-size-complex="12pt"/>
    </style:style>
    <style:style style:name="P122" style:family="paragraph" style:parent-style-name="Text_20_body">
      <loext:graphic-properties draw:fill="none" draw:fill-color="#ffffff"/>
      <style:paragraph-properties fo:background-color="transparent"/>
    </style:style>
    <style:style style:name="P123" style:family="paragraph" style:parent-style-name="Text_20_body" style:list-style-name="Numbering_20_1">
      <style:paragraph-properties style:writing-mode="page"/>
    </style:style>
    <style:style style:name="P124" style:family="paragraph" style:parent-style-name="Text_20_body" style:list-style-name="Numbering_20_1">
      <style:paragraph-properties fo:break-before="page"/>
      <style:text-properties officeooo:paragraph-rsid="0e91cfed"/>
    </style:style>
    <style:style style:name="P125" style:family="paragraph" style:parent-style-name="Text_20_body" style:list-style-name="Numbering_20_1">
      <style:text-properties officeooo:paragraph-rsid="0e91cfed"/>
    </style:style>
    <style:style style:name="P126" style:family="paragraph" style:parent-style-name="Text_20_body" style:list-style-name="Numbering_20_1">
      <style:text-properties officeooo:paragraph-rsid="0eb76bb5"/>
    </style:style>
    <style:style style:name="P127" style:family="paragraph" style:parent-style-name="Text_20_body" style:list-style-name="Numbering_20_1">
      <style:paragraph-properties style:writing-mode="page"/>
      <style:text-properties officeooo:rsid="02dc38aa"/>
    </style:style>
    <style:style style:name="P128" style:family="paragraph" style:parent-style-name="Text_20_body">
      <style:paragraph-properties fo:margin-left="0cm" fo:margin-right="0cm" fo:margin-top="0.199cm" fo:margin-bottom="0.199cm" style:contextual-spacing="true" fo:text-align="start" style:justify-single-word="false" fo:orphans="2" fo:widows="2" fo:hyphenation-ladder-count="no-limit" fo:text-indent="1cm" style:auto-text-indent="false" style:shadow="none" style:writing-mode="page">
        <style:tab-stops/>
      </style:paragraph-properties>
      <style:text-properties officeooo:rsid="02dc38aa" officeooo:paragraph-rsid="0e2dabff" fo:hyphenate="true" fo:hyphenation-remain-char-count="2" fo:hyphenation-push-char-count="2" loext:hyphenation-no-caps="false" loext:hyphenation-no-last-word="false" loext:hyphenation-word-char-count="no-limit" loext:hyphenation-zone="no-limit"/>
    </style:style>
    <style:style style:name="P129" style:family="paragraph" style:parent-style-name="Text_20_body">
      <style:text-properties officeooo:rsid="02dc38aa" officeooo:paragraph-rsid="0e2dabff"/>
    </style:style>
    <style:style style:name="P130" style:family="paragraph" style:parent-style-name="Text_20_body" style:list-style-name="Numbering_20_1">
      <style:text-properties officeooo:rsid="03acf959" officeooo:paragraph-rsid="0e2dabff"/>
    </style:style>
    <style:style style:name="P131" style:family="paragraph" style:parent-style-name="Text_20_body" style:list-style-name="Numbering_20_1">
      <style:text-properties fo:font-size="18pt" officeooo:rsid="00551bc7" officeooo:paragraph-rsid="0e2dabff" style:font-size-asian="18pt" style:font-size-complex="18pt"/>
    </style:style>
    <style:style style:name="P132" style:family="paragraph" style:parent-style-name="Text_20_body" style:list-style-name="Numbering_20_1">
      <style:text-properties officeooo:rsid="00551bc7" officeooo:paragraph-rsid="0e2dabff"/>
    </style:style>
    <style:style style:name="P133" style:family="paragraph" style:parent-style-name="Text_20_body" style:list-style-name="Numbering_20_1">
      <style:text-properties officeooo:rsid="03ad7765" officeooo:paragraph-rsid="0e2dabff"/>
    </style:style>
    <style:style style:name="P134" style:family="paragraph" style:parent-style-name="Text_20_body" style:list-style-name="List_20_1">
      <style:text-properties officeooo:paragraph-rsid="0e4635ba"/>
    </style:style>
    <style:style style:name="P135" style:family="paragraph" style:parent-style-name="Text_20_body" style:list-style-name="List_20_1">
      <style:text-properties officeooo:paragraph-rsid="0e4bdef5"/>
    </style:style>
    <style:style style:name="P136" style:family="paragraph" style:parent-style-name="Text_20_body" style:list-style-name="List_20_1">
      <style:text-properties officeooo:rsid="02a3fce9" officeooo:paragraph-rsid="0e444e6f"/>
    </style:style>
    <style:style style:name="P137" style:family="paragraph" style:parent-style-name="Text_20_body">
      <style:text-properties officeooo:rsid="02a3fce9" officeooo:paragraph-rsid="0e444e6f"/>
    </style:style>
    <style:style style:name="P138" style:family="paragraph" style:parent-style-name="Text_20_body" style:list-style-name="List_20_1">
      <style:text-properties officeooo:rsid="02a3ffd6" officeooo:paragraph-rsid="0e444e6f"/>
    </style:style>
    <style:style style:name="P139" style:family="paragraph" style:parent-style-name="Text_20_body">
      <style:text-properties officeooo:rsid="02a3ffd6" officeooo:paragraph-rsid="0e444e6f"/>
    </style:style>
    <style:style style:name="P140" style:family="paragraph" style:parent-style-name="Text_20_body">
      <style:text-properties officeooo:rsid="02a3ffd6" officeooo:paragraph-rsid="0e45f7c7"/>
    </style:style>
    <style:style style:name="P141" style:family="paragraph" style:parent-style-name="Text_20_body">
      <style:text-properties officeooo:rsid="02a3ffd6" officeooo:paragraph-rsid="0e4635ba"/>
    </style:style>
    <style:style style:name="P142" style:family="paragraph" style:parent-style-name="Text_20_body">
      <style:text-properties officeooo:rsid="02a3ffd6" officeooo:paragraph-rsid="0e4698de"/>
    </style:style>
    <style:style style:name="P143" style:family="paragraph" style:parent-style-name="Text_20_body">
      <style:text-properties officeooo:rsid="02a3ffd6" officeooo:paragraph-rsid="0e49e900"/>
    </style:style>
    <style:style style:name="P144" style:family="paragraph" style:parent-style-name="Text_20_body">
      <style:text-properties officeooo:rsid="02a3ffd6" officeooo:paragraph-rsid="0e4bdef5"/>
    </style:style>
    <style:style style:name="P145" style:family="paragraph" style:parent-style-name="Text_20_body" style:list-style-name="List_20_1">
      <style:paragraph-properties fo:break-before="page"/>
      <style:text-properties officeooo:rsid="0085f83a" officeooo:paragraph-rsid="0e45f7c7"/>
    </style:style>
    <style:style style:name="P146" style:family="paragraph" style:parent-style-name="Text_20_body" style:list-style-name="List_20_1">
      <style:text-properties officeooo:rsid="0085f83a" officeooo:paragraph-rsid="0e45f7c7"/>
    </style:style>
    <style:style style:name="P147" style:family="paragraph" style:parent-style-name="Text_20_body">
      <style:text-properties officeooo:rsid="0085f83a" officeooo:paragraph-rsid="0e45f7c7"/>
    </style:style>
    <style:style style:name="P148" style:family="paragraph" style:parent-style-name="Text_20_body" style:list-style-name="List_20_1">
      <style:text-properties fo:language="ru" fo:country="RU" officeooo:rsid="009438e3" officeooo:paragraph-rsid="0e4698de"/>
    </style:style>
    <style:style style:name="P149" style:family="paragraph" style:parent-style-name="Text_20_body">
      <style:text-properties fo:language="ru" fo:country="RU" officeooo:rsid="009438e3" officeooo:paragraph-rsid="0e4698de"/>
    </style:style>
    <style:style style:name="P150" style:family="paragraph" style:parent-style-name="Text_20_body" style:list-style-name="List_20_1">
      <style:text-properties officeooo:rsid="02ae889f" officeooo:paragraph-rsid="0e4c1be1"/>
    </style:style>
    <style:style style:name="P151" style:family="paragraph" style:parent-style-name="Text_20_body">
      <style:text-properties officeooo:rsid="02ae889f" officeooo:paragraph-rsid="0e4c1be1"/>
    </style:style>
    <style:style style:name="P152" style:family="paragraph" style:parent-style-name="Text_20_body" style:list-style-name="List_20_1">
      <style:text-properties officeooo:rsid="02be62fc" officeooo:paragraph-rsid="0e4dd8ca"/>
    </style:style>
    <style:style style:name="P153" style:family="paragraph" style:parent-style-name="Text_20_body">
      <style:text-properties officeooo:rsid="02be62fc" officeooo:paragraph-rsid="0e4c1be1"/>
    </style:style>
    <style:style style:name="P154" style:family="paragraph" style:parent-style-name="Text_20_body">
      <style:text-properties officeooo:rsid="02be62fc" officeooo:paragraph-rsid="0e4dd8ca"/>
    </style:style>
    <style:style style:name="P155" style:family="paragraph" style:parent-style-name="Text_20_body" style:list-style-name="List_20_1">
      <style:text-properties officeooo:rsid="02be9588" officeooo:paragraph-rsid="0e4dd8ca"/>
    </style:style>
    <style:style style:name="P156" style:family="paragraph" style:parent-style-name="Text_20_body">
      <style:text-properties officeooo:rsid="02be9588" officeooo:paragraph-rsid="0e4dd8ca"/>
    </style:style>
    <style:style style:name="P157" style:family="paragraph" style:parent-style-name="Text_20_body" style:list-style-name="">
      <style:text-properties fo:font-size="16pt" officeooo:rsid="068c4c9a" officeooo:paragraph-rsid="0e5834c9" style:font-size-asian="14pt" style:font-size-complex="16pt"/>
    </style:style>
    <style:style style:name="P158" style:family="paragraph" style:parent-style-name="Text_20_body" style:list-style-name="List_20_1">
      <style:text-properties officeooo:rsid="0353394a" officeooo:paragraph-rsid="0e5ae679"/>
    </style:style>
    <style:style style:name="P159" style:family="paragraph" style:parent-style-name="Text_20_body">
      <style:text-properties officeooo:rsid="0353394a" officeooo:paragraph-rsid="0e5ae679"/>
    </style:style>
    <style:style style:name="P160" style:family="paragraph" style:parent-style-name="Text_20_body" style:master-page-name="Портрет">
      <style:paragraph-properties style:page-number="auto"/>
      <style:text-properties officeooo:rsid="0032a968" officeooo:paragraph-rsid="00c3c881"/>
    </style:style>
    <style:style style:name="P161" style:family="paragraph" style:parent-style-name="Text_20_body">
      <style:text-properties fo:font-weight="bold" officeooo:rsid="0342c6af" officeooo:paragraph-rsid="0e2dabff" style:font-weight-asian="bold" style:font-weight-complex="bold"/>
    </style:style>
    <style:style style:name="P162" style:family="paragraph" style:parent-style-name="Text_20_body">
      <style:text-properties fo:font-weight="bold" officeooo:rsid="02e0c130" officeooo:paragraph-rsid="0e2b571a" style:font-weight-asian="bold" style:font-weight-complex="bold"/>
    </style:style>
    <style:style style:name="P163" style:family="paragraph" style:parent-style-name="Text_20_body">
      <style:paragraph-properties fo:break-before="page"/>
      <style:text-properties fo:font-weight="bold" officeooo:rsid="02e0c130" officeooo:paragraph-rsid="0e2b571a" style:font-weight-asian="bold" style:font-weight-complex="bold"/>
    </style:style>
    <style:style style:name="P164" style:family="paragraph" style:parent-style-name="Text_20_body">
      <style:text-properties fo:font-weight="bold" officeooo:rsid="035e204d" officeooo:paragraph-rsid="0e3de2c5" style:font-weight-asian="bold" style:font-weight-complex="bold"/>
    </style:style>
    <style:style style:name="P165" style:family="paragraph" style:parent-style-name="Text_20_body">
      <style:text-properties fo:font-weight="bold" officeooo:paragraph-rsid="0e45f7c7" style:font-weight-asian="bold" style:font-weight-complex="bold"/>
    </style:style>
    <style:style style:name="P166" style:family="paragraph" style:parent-style-name="Text_20_body">
      <style:text-properties fo:font-weight="bold" officeooo:paragraph-rsid="0e4635ba" style:font-weight-asian="bold" style:font-weight-complex="bold"/>
    </style:style>
    <style:style style:name="P167" style:family="paragraph" style:parent-style-name="Text_20_body">
      <style:text-properties fo:font-weight="bold" officeooo:rsid="00cf508c" officeooo:paragraph-rsid="0e4c1be1" style:font-weight-asian="bold" style:font-weight-complex="bold"/>
    </style:style>
    <style:style style:name="P168" style:family="paragraph" style:parent-style-name="Text_20_body">
      <style:text-properties fo:font-weight="bold" officeooo:paragraph-rsid="0e4c1be1" style:font-weight-asian="bold" style:font-weight-complex="bold"/>
    </style:style>
    <style:style style:name="P169" style:family="paragraph" style:parent-style-name="Text_20_body">
      <style:text-properties fo:font-weight="bold" officeooo:rsid="02b5f607" officeooo:paragraph-rsid="0e4c1be1" style:font-weight-asian="bold" style:font-weight-complex="bold"/>
    </style:style>
    <style:style style:name="P170" style:family="paragraph" style:parent-style-name="Text_20_body" style:master-page-name="">
      <loext:graphic-properties draw:fill="none"/>
      <style:paragraph-properties fo:margin-left="0cm" fo:margin-right="-0.499cm" fo:margin-top="0.199cm" fo:margin-bottom="0.199cm" style:contextual-spacing="true" fo:text-align="start" style:justify-single-word="false" fo:orphans="2" fo:widows="2" fo:hyphenation-ladder-count="no-limit" fo:text-indent="1cm" style:auto-text-indent="false" style:page-number="auto" fo:background-color="transparent" style:shadow="none" style:writing-mode="page">
        <style:tab-stops/>
      </style:paragraph-properties>
      <style:text-properties fo:font-weight="bold" officeooo:rsid="02b3e61e" officeooo:paragraph-rsid="0e4c1be1"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171" style:family="paragraph" style:parent-style-name="Text_20_body">
      <style:text-properties fo:font-weight="bold" officeooo:rsid="0e4c1be1" officeooo:paragraph-rsid="0e4c1be1" style:font-weight-asian="bold" style:font-weight-complex="bold"/>
    </style:style>
    <style:style style:name="P172" style:family="paragraph" style:parent-style-name="Text_20_body">
      <style:text-properties fo:font-weight="bold" officeooo:rsid="030a1832" officeooo:paragraph-rsid="0e59bf73" style:font-weight-asian="bold" style:font-weight-complex="bold"/>
    </style:style>
    <style:style style:name="P173" style:family="paragraph" style:parent-style-name="Text_20_body">
      <style:text-properties officeooo:rsid="009f0cec" officeooo:paragraph-rsid="0e35ed4f"/>
    </style:style>
    <style:style style:name="P174" style:family="paragraph" style:parent-style-name="Text_20_body">
      <style:text-properties officeooo:paragraph-rsid="0e91cfed"/>
    </style:style>
    <style:style style:name="P175" style:family="paragraph" style:parent-style-name="Text_20_body">
      <style:text-properties officeooo:rsid="0e32fc59" officeooo:paragraph-rsid="0e32fc59"/>
    </style:style>
    <style:style style:name="P176" style:family="paragraph" style:parent-style-name="Text_20_body">
      <style:text-properties officeooo:paragraph-rsid="0e685a85"/>
    </style:style>
    <style:style style:name="P177" style:family="paragraph" style:parent-style-name="Text_20_body">
      <style:text-properties officeooo:paragraph-rsid="0e6ae10b"/>
    </style:style>
    <style:style style:name="P178" style:family="paragraph" style:parent-style-name="Text_20_body">
      <style:text-properties officeooo:rsid="02e0c130" officeooo:paragraph-rsid="0e2b571a"/>
    </style:style>
    <style:style style:name="P179" style:family="paragraph" style:parent-style-name="Text_20_body">
      <style:text-properties officeooo:rsid="03abec6b" officeooo:paragraph-rsid="0e2dabff"/>
    </style:style>
    <style:style style:name="P180" style:family="paragraph" style:parent-style-name="Text_20_body">
      <style:text-properties officeooo:paragraph-rsid="0e767d31"/>
    </style:style>
    <style:style style:name="P181" style:family="paragraph" style:parent-style-name="Text_20_body">
      <style:text-properties officeooo:paragraph-rsid="0e379816"/>
    </style:style>
    <style:style style:name="P182" style:family="paragraph" style:parent-style-name="Text_20_body">
      <style:text-properties officeooo:paragraph-rsid="0e398f57"/>
    </style:style>
    <style:style style:name="P183" style:family="paragraph" style:parent-style-name="Text_20_body">
      <style:text-properties officeooo:paragraph-rsid="0e3a8df6"/>
    </style:style>
    <style:style style:name="P184" style:family="paragraph" style:parent-style-name="Text_20_body">
      <style:text-properties officeooo:rsid="0062f76a" officeooo:paragraph-rsid="0e3a8df6"/>
    </style:style>
    <style:style style:name="P185" style:family="paragraph" style:parent-style-name="Text_20_body">
      <style:text-properties fo:letter-spacing="-0.011cm" officeooo:rsid="0062f76a" officeooo:paragraph-rsid="0e3a8df6"/>
    </style:style>
    <style:style style:name="P186" style:family="paragraph" style:parent-style-name="Text_20_body">
      <style:text-properties fo:letter-spacing="-0.021cm" officeooo:rsid="0062f76a" officeooo:paragraph-rsid="0e3a8df6"/>
    </style:style>
    <style:style style:name="P187" style:family="paragraph" style:parent-style-name="Text_20_body">
      <style:text-properties officeooo:rsid="02f9383c" officeooo:paragraph-rsid="0e3a8df6"/>
    </style:style>
    <style:style style:name="P188" style:family="paragraph" style:parent-style-name="Text_20_body">
      <style:paragraph-properties fo:text-align="center" style:justify-single-word="false"/>
      <style:text-properties officeooo:rsid="02f9383c" officeooo:paragraph-rsid="0e3ce8e8"/>
    </style:style>
    <style:style style:name="P189" style:family="paragraph" style:parent-style-name="Text_20_body">
      <style:text-properties officeooo:paragraph-rsid="0e3afb3e"/>
    </style:style>
    <style:style style:name="P190" style:family="paragraph" style:parent-style-name="Text_20_body">
      <style:text-properties officeooo:paragraph-rsid="0e3c01e5"/>
    </style:style>
    <style:style style:name="P191" style:family="paragraph" style:parent-style-name="Text_20_body" style:master-page-name="">
      <loext:graphic-properties draw:fill="none"/>
      <style:paragraph-properties fo:margin-left="3cm" fo:margin-right="3.099cm" fo:margin-top="0cm" fo:margin-bottom="0cm" style:contextual-spacing="false" fo:line-height="100%" fo:text-align="center" style:justify-single-word="false" fo:hyphenation-ladder-count="no-limit" fo:text-indent="0cm" style:auto-text-indent="false" style:page-number="auto" fo:background-color="transparent" fo:padding="0.101cm" fo:border="2.01pt solid #ff0000" style:shadow="none" style:writing-mode="lr-tb"/>
      <style:text-properties fo:color="#ff0000" loext:opacity="100%" fo:font-weight="bold" officeooo:rsid="035902d1" officeooo:paragraph-rsid="0e3de2c5"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text-properties officeooo:rsid="035902d1" officeooo:paragraph-rsid="0e3de2c5"/>
    </style:style>
    <style:style style:name="P193" style:family="paragraph" style:parent-style-name="Text_20_body">
      <style:text-properties officeooo:rsid="035902d1" officeooo:paragraph-rsid="0e5aeab2"/>
    </style:style>
    <style:style style:name="P194" style:family="paragraph" style:parent-style-name="Text_20_body">
      <style:text-properties officeooo:rsid="035902d1" officeooo:paragraph-rsid="0e5b8c2e"/>
    </style:style>
    <style:style style:name="P195" style:family="paragraph" style:parent-style-name="Text_20_body">
      <style:text-properties officeooo:rsid="035be588" officeooo:paragraph-rsid="0e3de2c5"/>
    </style:style>
    <style:style style:name="P196" style:family="paragraph" style:parent-style-name="Text_20_body">
      <style:text-properties officeooo:rsid="035e204d" officeooo:paragraph-rsid="0e3de2c5"/>
    </style:style>
    <style:style style:name="P197" style:family="paragraph" style:parent-style-name="Text_20_body">
      <style:text-properties officeooo:rsid="035c666a" officeooo:paragraph-rsid="0e3de2c5"/>
    </style:style>
    <style:style style:name="P198" style:family="paragraph" style:parent-style-name="Text_20_body">
      <style:text-properties officeooo:rsid="035c7588" officeooo:paragraph-rsid="0e3de2c5"/>
    </style:style>
    <style:style style:name="P199" style:family="paragraph" style:parent-style-name="Text_20_body">
      <style:text-properties officeooo:rsid="03601a59" officeooo:paragraph-rsid="0e3de2c5"/>
    </style:style>
    <style:style style:name="P200" style:family="paragraph" style:parent-style-name="Text_20_body" style:master-page-name="">
      <loext:graphic-properties draw:fill="none"/>
      <style:paragraph-properties fo:margin-left="0cm" fo:margin-right="0cm" fo:margin-top="0cm" fo:margin-bottom="0cm" style:contextual-spacing="false" fo:line-height="100%" fo:text-align="center" style:justify-single-word="false" fo:hyphenation-ladder-count="no-limit" fo:text-indent="0cm" style:auto-text-indent="false" style:page-number="auto" fo:background-color="transparent" fo:padding="0.199cm" fo:border="2.01pt solid #ff0000" style:shadow="none" style:writing-mode="lr-tb"/>
      <style:text-properties officeooo:rsid="03601a59" officeooo:paragraph-rsid="0e3de2c5" fo:hyphenate="true" fo:hyphenation-remain-char-count="2" fo:hyphenation-push-char-count="2" loext:hyphenation-no-caps="false" loext:hyphenation-no-last-word="false" loext:hyphenation-word-char-count="no-limit" loext:hyphenation-zone="no-limit"/>
    </style:style>
    <style:style style:name="P201" style:family="paragraph" style:parent-style-name="Text_20_body">
      <style:paragraph-properties fo:break-before="page"/>
      <style:text-properties fo:color="#ce181e" loext:opacity="100%" fo:font-weight="bold" officeooo:rsid="03601a59" officeooo:paragraph-rsid="0e3de2c5" style:font-weight-asian="bold" style:font-weight-complex="bold"/>
    </style:style>
    <style:style style:name="P202" style:family="paragraph" style:parent-style-name="Text_20_body">
      <style:text-properties fo:color="#ce181e" loext:opacity="100%" fo:font-weight="bold" officeooo:rsid="0291dc26" officeooo:paragraph-rsid="0e426a94" style:font-weight-asian="bold" style:font-weight-complex="bold"/>
    </style:style>
    <style:style style:name="P203" style:family="paragraph" style:parent-style-name="Text_20_body">
      <style:paragraph-properties fo:text-align="center" style:justify-single-word="false"/>
      <style:text-properties officeooo:rsid="027edd71" officeooo:paragraph-rsid="0e3de2c5"/>
    </style:style>
    <style:style style:name="P204" style:family="paragraph" style:parent-style-name="Text_20_body">
      <style:text-properties officeooo:rsid="02839f68" officeooo:paragraph-rsid="0e3de2c5"/>
    </style:style>
    <style:style style:name="P205" style:family="paragraph" style:parent-style-name="Text_20_body">
      <style:text-properties officeooo:rsid="028685ba" officeooo:paragraph-rsid="0e3de2c5"/>
    </style:style>
    <style:style style:name="P206" style:family="paragraph" style:parent-style-name="Text_20_body">
      <style:text-properties officeooo:rsid="028685ba" officeooo:paragraph-rsid="0e3e42bd"/>
    </style:style>
    <style:style style:name="P207" style:family="paragraph" style:parent-style-name="Text_20_body">
      <style:text-properties officeooo:rsid="028685ba" officeooo:paragraph-rsid="0e426a94"/>
    </style:style>
    <style:style style:name="P208" style:family="paragraph" style:parent-style-name="Text_20_body">
      <style:text-properties fo:font-weight="normal" officeooo:rsid="028685ba" officeooo:paragraph-rsid="0e3e42bd" style:font-weight-asian="normal" style:font-weight-complex="normal"/>
    </style:style>
    <style:style style:name="P209" style:family="paragraph" style:parent-style-name="Text_20_body">
      <style:text-properties fo:font-weight="normal" officeooo:rsid="028db8f2" officeooo:paragraph-rsid="0e4103aa" style:font-weight-asian="normal" style:font-weight-complex="normal"/>
    </style:style>
    <style:style style:name="P210" style:family="paragraph" style:parent-style-name="Text_20_body">
      <style:text-properties officeooo:rsid="028c1eb3" officeooo:paragraph-rsid="0e4103aa"/>
    </style:style>
    <style:style style:name="P211" style:family="paragraph" style:parent-style-name="Text_20_body">
      <style:text-properties officeooo:rsid="028db8f2" officeooo:paragraph-rsid="0e4103aa"/>
    </style:style>
    <style:style style:name="P212" style:family="paragraph" style:parent-style-name="Text_20_body">
      <style:text-properties officeooo:rsid="0291dc26" officeooo:paragraph-rsid="0e426a94"/>
    </style:style>
    <style:style style:name="P213" style:family="paragraph" style:parent-style-name="Text_20_body">
      <style:text-properties officeooo:rsid="0292fda9" officeooo:paragraph-rsid="0e426a94"/>
    </style:style>
    <style:style style:name="P214" style:family="paragraph" style:parent-style-name="Text_20_body">
      <style:paragraph-properties fo:break-before="page"/>
      <style:text-properties officeooo:rsid="0292fda9" officeooo:paragraph-rsid="0e426a94"/>
    </style:style>
    <style:style style:name="P215" style:family="paragraph" style:parent-style-name="Text_20_body">
      <style:text-properties officeooo:rsid="0294d42a" officeooo:paragraph-rsid="0e426a94"/>
    </style:style>
    <style:style style:name="P216" style:family="paragraph" style:parent-style-name="Text_20_body">
      <style:text-properties officeooo:rsid="0294d42a" officeooo:paragraph-rsid="0e43db38"/>
    </style:style>
    <style:style style:name="P217" style:family="paragraph" style:parent-style-name="Text_20_body">
      <style:text-properties officeooo:rsid="0298460e" officeooo:paragraph-rsid="0e426a94"/>
    </style:style>
    <style:style style:name="P218" style:family="paragraph" style:parent-style-name="Text_20_body">
      <style:text-properties officeooo:rsid="0298f7ff" officeooo:paragraph-rsid="0e43db38"/>
    </style:style>
    <style:style style:name="P219" style:family="paragraph" style:parent-style-name="Text_20_body">
      <style:text-properties officeooo:rsid="0298f7ff" officeooo:paragraph-rsid="0e426a94"/>
    </style:style>
    <style:style style:name="P220" style:family="paragraph" style:parent-style-name="Text_20_body">
      <style:text-properties officeooo:rsid="029ba31e" officeooo:paragraph-rsid="0e444e6f"/>
    </style:style>
    <style:style style:name="P221" style:family="paragraph" style:parent-style-name="Text_20_body">
      <style:text-properties officeooo:paragraph-rsid="0e45f7c7"/>
    </style:style>
    <style:style style:name="P222" style:family="paragraph" style:parent-style-name="Text_20_body">
      <style:text-properties officeooo:rsid="0088b938" officeooo:paragraph-rsid="0e45f7c7"/>
    </style:style>
    <style:style style:name="P223" style:family="paragraph" style:parent-style-name="Text_20_body">
      <style:paragraph-properties fo:break-before="page"/>
      <style:text-properties officeooo:paragraph-rsid="0e4635ba"/>
    </style:style>
    <style:style style:name="P224" style:family="paragraph" style:parent-style-name="Text_20_body">
      <style:text-properties officeooo:paragraph-rsid="0e4635ba"/>
    </style:style>
    <style:style style:name="P225" style:family="paragraph" style:parent-style-name="Text_20_body">
      <style:text-properties officeooo:paragraph-rsid="0e49e900"/>
    </style:style>
    <style:style style:name="P226" style:family="paragraph" style:parent-style-name="Text_20_body">
      <style:text-properties officeooo:paragraph-rsid="0e4bdef5"/>
    </style:style>
    <style:style style:name="P227" style:family="paragraph" style:parent-style-name="Text_20_body">
      <style:paragraph-properties fo:break-before="page"/>
      <style:text-properties officeooo:paragraph-rsid="0e4c1be1"/>
    </style:style>
    <style:style style:name="P228" style:family="paragraph" style:parent-style-name="Text_20_body">
      <style:text-properties officeooo:paragraph-rsid="0e4c1be1"/>
    </style:style>
    <style:style style:name="P229" style:family="paragraph" style:parent-style-name="Text_20_body">
      <style:text-properties officeooo:rsid="02b3e61e" officeooo:paragraph-rsid="0e4c1be1"/>
    </style:style>
    <style:style style:name="P230" style:family="paragraph" style:parent-style-name="Text_20_body">
      <style:text-properties officeooo:rsid="0e4c1be1" officeooo:paragraph-rsid="0e4c1be1"/>
    </style:style>
    <style:style style:name="P231" style:family="paragraph" style:parent-style-name="Text_20_body">
      <style:text-properties officeooo:rsid="02c1593c" officeooo:paragraph-rsid="0e4e8fab"/>
    </style:style>
    <style:style style:name="P232" style:family="paragraph" style:parent-style-name="Text_20_body">
      <style:text-properties officeooo:rsid="0354a861" officeooo:paragraph-rsid="0e4e8fab"/>
    </style:style>
    <style:style style:name="P233" style:family="paragraph" style:parent-style-name="Text_20_body">
      <style:text-properties officeooo:rsid="03683570" officeooo:paragraph-rsid="0e4ed3eb"/>
    </style:style>
    <style:style style:name="P234" style:family="paragraph" style:parent-style-name="Text_20_body">
      <style:text-properties officeooo:rsid="03683570" officeooo:paragraph-rsid="0e4f99b9"/>
    </style:style>
    <style:style style:name="P235" style:family="paragraph" style:parent-style-name="Text_20_body">
      <style:paragraph-properties fo:break-before="page"/>
      <style:text-properties officeooo:rsid="03683570" officeooo:paragraph-rsid="0e4f99b9"/>
    </style:style>
    <style:style style:name="P236" style:family="paragraph" style:parent-style-name="Text_20_body">
      <style:text-properties officeooo:rsid="036a3536" officeooo:paragraph-rsid="0e4f99b9"/>
    </style:style>
    <style:style style:name="P237" style:family="paragraph" style:parent-style-name="Text_20_body">
      <style:text-properties officeooo:paragraph-rsid="0e4f99b9"/>
    </style:style>
    <style:style style:name="P238" style:family="paragraph" style:parent-style-name="Text_20_body">
      <style:text-properties officeooo:rsid="01049ab0" officeooo:paragraph-rsid="0e51e443"/>
    </style:style>
    <style:style style:name="P239" style:family="paragraph" style:parent-style-name="Text_20_body">
      <style:text-properties officeooo:rsid="01049ab0" officeooo:paragraph-rsid="0e537b37"/>
    </style:style>
    <style:style style:name="P240" style:family="paragraph" style:parent-style-name="Text_20_body">
      <style:paragraph-properties fo:break-before="page"/>
      <style:text-properties officeooo:rsid="01049ab0" officeooo:paragraph-rsid="0e537b37"/>
    </style:style>
    <style:style style:name="P241" style:family="paragraph" style:parent-style-name="Text_20_body">
      <style:text-properties officeooo:rsid="01049ab0" officeooo:paragraph-rsid="0e56562e"/>
    </style:style>
    <style:style style:name="P242" style:family="paragraph" style:parent-style-name="Text_20_body">
      <style:text-properties officeooo:rsid="01055f37" officeooo:paragraph-rsid="0e56562e"/>
    </style:style>
    <style:style style:name="P243" style:family="paragraph" style:parent-style-name="Text_20_body">
      <style:paragraph-properties fo:break-before="page"/>
      <style:text-properties officeooo:rsid="01055f37" officeooo:paragraph-rsid="0e5834c9"/>
    </style:style>
    <style:style style:name="P244" style:family="paragraph" style:parent-style-name="Text_20_body">
      <style:text-properties officeooo:rsid="01055f37" officeooo:paragraph-rsid="0e5834c9"/>
    </style:style>
    <style:style style:name="P245" style:family="paragraph" style:parent-style-name="Text_20_body">
      <style:text-properties officeooo:rsid="05729bcc" officeooo:paragraph-rsid="0e594848"/>
    </style:style>
    <style:style style:name="P246" style:family="paragraph" style:parent-style-name="Text_20_body">
      <style:text-properties officeooo:rsid="0564bb94" officeooo:paragraph-rsid="0e594848"/>
    </style:style>
    <style:style style:name="P247" style:family="paragraph" style:parent-style-name="Text_20_body">
      <style:text-properties officeooo:rsid="05732fee" officeooo:paragraph-rsid="0e594848"/>
    </style:style>
    <style:style style:name="P248" style:family="paragraph" style:parent-style-name="Text_20_body">
      <style:text-properties officeooo:rsid="030634c2" officeooo:paragraph-rsid="0e59bf73"/>
    </style:style>
    <style:style style:name="P249" style:family="paragraph" style:parent-style-name="Text_20_body">
      <style:text-properties officeooo:rsid="0309090a" officeooo:paragraph-rsid="0e59bf73"/>
    </style:style>
    <style:style style:name="P250" style:family="paragraph" style:parent-style-name="Text_20_body">
      <style:text-properties officeooo:rsid="030a1832" officeooo:paragraph-rsid="0e59bf73"/>
    </style:style>
    <style:style style:name="P251" style:family="paragraph" style:parent-style-name="Text_20_body">
      <style:paragraph-properties fo:break-before="page"/>
      <style:text-properties officeooo:rsid="030a1832" officeooo:paragraph-rsid="0e5ae679"/>
    </style:style>
    <style:style style:name="P252" style:family="paragraph" style:parent-style-name="Text_20_body">
      <style:text-properties officeooo:rsid="030a1832" officeooo:paragraph-rsid="0e5ae679"/>
    </style:style>
    <style:style style:name="P253" style:family="paragraph" style:parent-style-name="Text_20_body">
      <style:text-properties officeooo:rsid="030af8f4" officeooo:paragraph-rsid="0e59bf73"/>
    </style:style>
    <style:style style:name="P254" style:family="paragraph" style:parent-style-name="Text_20_body">
      <style:text-properties officeooo:rsid="03126482" officeooo:paragraph-rsid="0e59bf73"/>
    </style:style>
    <style:style style:name="P255" style:family="paragraph" style:parent-style-name="Text_20_body">
      <style:text-properties officeooo:rsid="03126482" officeooo:paragraph-rsid="0e5ae679"/>
    </style:style>
    <style:style style:name="P256" style:family="paragraph" style:parent-style-name="Text_20_body">
      <style:text-properties officeooo:rsid="03233a50" officeooo:paragraph-rsid="0e5ae679"/>
    </style:style>
    <style:style style:name="P257" style:family="paragraph" style:parent-style-name="Text_20_body">
      <style:text-properties officeooo:rsid="031418c6" officeooo:paragraph-rsid="0e5aeab2"/>
    </style:style>
    <style:style style:name="P258" style:family="paragraph" style:parent-style-name="Text_20_body">
      <style:text-properties officeooo:rsid="031418c6" officeooo:paragraph-rsid="0e5ae679"/>
    </style:style>
    <style:style style:name="P259" style:family="paragraph" style:parent-style-name="Text_20_body">
      <style:text-properties officeooo:rsid="03151bb8" officeooo:paragraph-rsid="0e5aeab2"/>
    </style:style>
    <style:style style:name="P260" style:family="paragraph" style:parent-style-name="Text_20_body">
      <style:text-properties officeooo:rsid="03151bb8" officeooo:paragraph-rsid="0e5c06b5"/>
    </style:style>
    <style:style style:name="P261" style:family="paragraph" style:parent-style-name="Text_20_body">
      <style:text-properties officeooo:rsid="03173ba9" officeooo:paragraph-rsid="0e5aeab2"/>
    </style:style>
    <style:style style:name="P262" style:family="paragraph" style:parent-style-name="Text_20_body">
      <style:text-properties officeooo:paragraph-rsid="0e5aeab2"/>
    </style:style>
    <style:style style:name="P263" style:family="paragraph" style:parent-style-name="Text_20_body">
      <style:text-properties officeooo:rsid="0355a2b8" officeooo:paragraph-rsid="0e5c06b5"/>
    </style:style>
    <style:style style:name="P264" style:family="paragraph" style:parent-style-name="Text_20_body">
      <style:text-properties officeooo:rsid="031a5865" officeooo:paragraph-rsid="0e5c06b5"/>
    </style:style>
    <style:style style:name="P265" style:family="paragraph" style:parent-style-name="Text_20_body">
      <style:text-properties officeooo:rsid="031ab99e" officeooo:paragraph-rsid="0e5c06b5"/>
    </style:style>
    <style:style style:name="P266" style:family="paragraph" style:parent-style-name="Text_20_body">
      <style:text-properties officeooo:rsid="031fb80d" officeooo:paragraph-rsid="0e5c06b5"/>
    </style:style>
    <style:style style:name="P267" style:family="paragraph" style:parent-style-name="Text_20_body">
      <style:text-properties officeooo:paragraph-rsid="0eaac201"/>
    </style:style>
    <style:style style:name="P268" style:family="paragraph" style:parent-style-name="Text_20_body">
      <style:text-properties officeooo:rsid="0ea60eb3" officeooo:paragraph-rsid="0ea60eb3"/>
    </style:style>
    <style:style style:name="P269" style:family="paragraph" style:parent-style-name="Text_20_body">
      <style:text-properties officeooo:rsid="0eacaf21" officeooo:paragraph-rsid="0eacaf21"/>
    </style:style>
    <style:style style:name="P270" style:family="paragraph" style:parent-style-name="Text_20_body">
      <style:text-properties officeooo:paragraph-rsid="0eacaf21"/>
    </style:style>
    <style:style style:name="P271" style:family="paragraph" style:parent-style-name="Text_20_body">
      <style:text-properties officeooo:rsid="0ea29dbb" officeooo:paragraph-rsid="0e8aedaf"/>
    </style:style>
    <style:style style:name="P272" style:family="paragraph" style:parent-style-name="Text_20_body">
      <style:text-properties officeooo:rsid="0ea29dbb" officeooo:paragraph-rsid="0e850705"/>
    </style:style>
    <style:style style:name="P273" style:family="paragraph" style:parent-style-name="Text_20_body">
      <style:text-properties officeooo:rsid="0ebe6d7e" officeooo:paragraph-rsid="0ead0b6c"/>
    </style:style>
    <style:style style:name="P274" style:family="paragraph" style:parent-style-name="Text_20_body">
      <style:text-properties officeooo:rsid="0eafad2d" officeooo:paragraph-rsid="0ead0b6c"/>
    </style:style>
    <style:style style:name="P275" style:family="paragraph" style:parent-style-name="Text_20_body">
      <style:text-properties officeooo:rsid="0eaaa143" officeooo:paragraph-rsid="0ead0b6c"/>
    </style:style>
    <style:style style:name="P276" style:family="paragraph" style:parent-style-name="Text_20_body">
      <style:text-properties officeooo:rsid="0eab4faf" officeooo:paragraph-rsid="0ead0b6c"/>
    </style:style>
    <style:style style:name="P277" style:family="paragraph" style:parent-style-name="Text_20_body">
      <style:text-properties officeooo:rsid="0eb54c7a" officeooo:paragraph-rsid="0ead0b6c"/>
    </style:style>
    <style:style style:name="P278" style:family="paragraph" style:parent-style-name="Text_20_body">
      <style:text-properties officeooo:rsid="0eb55c0c" officeooo:paragraph-rsid="0ead0b6c"/>
    </style:style>
    <style:style style:name="P279" style:family="paragraph" style:parent-style-name="Text_20_body">
      <style:text-properties officeooo:rsid="0eb6bc90" officeooo:paragraph-rsid="0ead0b6c"/>
    </style:style>
    <style:style style:name="P280" style:family="paragraph" style:parent-style-name="Text_20_body">
      <style:text-properties officeooo:rsid="0eb872ae" officeooo:paragraph-rsid="0ead0b6c"/>
    </style:style>
    <style:style style:name="P281" style:family="paragraph" style:parent-style-name="Text_20_body">
      <style:text-properties officeooo:rsid="0ebcd24c" officeooo:paragraph-rsid="0ead0b6c"/>
    </style:style>
    <style:style style:name="P282" style:family="paragraph" style:parent-style-name="Text_20_body">
      <style:text-properties officeooo:rsid="0ebcd97d" officeooo:paragraph-rsid="0ead0b6c"/>
    </style:style>
    <style:style style:name="P283" style:family="paragraph" style:parent-style-name="Text_20_body">
      <style:paragraph-properties fo:break-before="page"/>
      <style:text-properties officeooo:rsid="0ebcd97d" officeooo:paragraph-rsid="0ead0b6c"/>
    </style:style>
    <style:style style:name="P284" style:family="paragraph" style:parent-style-name="Text_20_body">
      <style:text-properties officeooo:paragraph-rsid="0ead0b6c"/>
    </style:style>
    <style:style style:name="P285" style:family="paragraph" style:parent-style-name="Text_20_body">
      <style:paragraph-properties fo:break-before="page"/>
      <style:text-properties officeooo:paragraph-rsid="0ead0b6c"/>
    </style:style>
    <style:style style:name="P286" style:family="paragraph" style:parent-style-name="Text_20_body">
      <style:paragraph-properties fo:break-before="page"/>
    </style:style>
    <style:style style:name="P287" style:family="paragraph" style:parent-style-name="Text_20_body">
      <style:text-properties officeooo:paragraph-rsid="0ead9a63"/>
    </style:style>
    <style:style style:name="P288" style:family="paragraph" style:parent-style-name="Text_20_body">
      <style:paragraph-properties fo:break-before="page"/>
      <style:text-properties officeooo:paragraph-rsid="0ead9a63"/>
    </style:style>
    <style:style style:name="P289" style:family="paragraph" style:parent-style-name="Text_20_body">
      <style:text-properties officeooo:rsid="0ec5d6b2" officeooo:paragraph-rsid="0eae6b10"/>
    </style:style>
    <style:style style:name="P290" style:family="paragraph" style:parent-style-name="Text_20_body">
      <style:text-properties officeooo:rsid="0ec5d6b2" officeooo:paragraph-rsid="0eb11334"/>
    </style:style>
    <style:style style:name="P291" style:family="paragraph" style:parent-style-name="Text_20_body">
      <style:text-properties officeooo:rsid="0ec2d45b" officeooo:paragraph-rsid="0eae6b10"/>
    </style:style>
    <style:style style:name="P292" style:family="paragraph" style:parent-style-name="Text_20_body">
      <style:text-properties officeooo:paragraph-rsid="0eae6b10"/>
    </style:style>
    <style:style style:name="P293" style:family="paragraph" style:parent-style-name="Text_20_body">
      <style:text-properties officeooo:paragraph-rsid="0e89c9df"/>
    </style:style>
    <style:style style:name="P294" style:family="paragraph" style:parent-style-name="Text_20_body">
      <style:text-properties officeooo:rsid="0eaf4a60" officeooo:paragraph-rsid="0eaf4a60"/>
    </style:style>
    <style:style style:name="P295" style:family="paragraph" style:parent-style-name="Text_20_body">
      <style:text-properties officeooo:rsid="0ec6ea19" officeooo:paragraph-rsid="0eb1f37f"/>
    </style:style>
    <style:style style:name="P296" style:family="paragraph" style:parent-style-name="Text_20_body">
      <style:paragraph-properties fo:break-before="page"/>
      <style:text-properties officeooo:rsid="0ec6ea19" officeooo:paragraph-rsid="0eb1f37f"/>
    </style:style>
    <style:style style:name="P297" style:family="paragraph" style:parent-style-name="Text_20_body">
      <style:text-properties officeooo:rsid="0ecbf8f0" officeooo:paragraph-rsid="0eb1f37f"/>
    </style:style>
    <style:style style:name="P298" style:family="paragraph" style:parent-style-name="Text_20_body">
      <style:paragraph-properties fo:break-before="page"/>
      <style:text-properties officeooo:rsid="0ecbf8f0" officeooo:paragraph-rsid="0eb1f37f"/>
    </style:style>
    <style:style style:name="P299" style:family="paragraph" style:parent-style-name="Text_20_body">
      <style:text-properties officeooo:rsid="0ecf77af" officeooo:paragraph-rsid="0eb1f37f"/>
    </style:style>
    <style:style style:name="P300" style:family="paragraph" style:parent-style-name="Text_20_body">
      <style:text-properties officeooo:rsid="0ed26ed0" officeooo:paragraph-rsid="0eb1f37f"/>
    </style:style>
    <style:style style:name="P301" style:family="paragraph" style:parent-style-name="Text_20_body">
      <style:text-properties officeooo:rsid="0ed3c149" officeooo:paragraph-rsid="0eb1f37f"/>
    </style:style>
    <style:style style:name="P302" style:family="paragraph" style:parent-style-name="Text_20_body">
      <style:text-properties officeooo:paragraph-rsid="0eb1f37f"/>
    </style:style>
    <style:style style:name="P303" style:family="paragraph" style:parent-style-name="Text_20_body">
      <style:paragraph-properties fo:break-before="page"/>
      <style:text-properties officeooo:paragraph-rsid="0eb1f37f"/>
    </style:style>
    <style:style style:name="P304" style:family="paragraph" style:parent-style-name="Text_20_body">
      <style:paragraph-properties fo:break-before="page"/>
      <style:text-properties officeooo:rsid="0eb31d83" officeooo:paragraph-rsid="0eb31d83"/>
    </style:style>
    <style:style style:name="P305" style:family="paragraph" style:parent-style-name="Text_20_body">
      <style:text-properties officeooo:rsid="0eb31d83" officeooo:paragraph-rsid="0eb31d83"/>
    </style:style>
    <style:style style:name="P306" style:family="paragraph" style:parent-style-name="Text_20_body" style:list-style-name="Numbering_20_1">
      <style:text-properties officeooo:rsid="0eb76bb5" officeooo:paragraph-rsid="0eb76bb5"/>
    </style:style>
    <style:style style:name="P307" style:family="paragraph" style:parent-style-name="Title_20__28_user_29_" style:master-page-name="First_20_Page">
      <style:paragraph-properties style:page-number="auto"/>
      <style:text-properties officeooo:rsid="0032a968" officeooo:paragraph-rsid="0404663e"/>
    </style:style>
    <style:style style:name="P308" style:family="paragraph" style:parent-style-name="Title_20__28_user_29_">
      <style:text-properties officeooo:paragraph-rsid="0e267264"/>
    </style:style>
    <style:style style:name="P309" style:family="paragraph" style:parent-style-name="Параграф">
      <style:text-properties fo:font-weight="bold" officeooo:rsid="02dc38aa" style:font-weight-asian="bold" style:font-weight-complex="bold"/>
    </style:style>
    <style:style style:name="P310" style:family="paragraph" style:parent-style-name="Параграф">
      <style:paragraph-properties fo:break-before="page"/>
      <style:text-properties fo:font-weight="bold" officeooo:rsid="02dc38aa" style:font-weight-asian="bold" style:font-weight-complex="bold"/>
    </style:style>
    <style:style style:name="P311" style:family="paragraph" style:parent-style-name="Параграф">
      <style:text-properties officeooo:paragraph-rsid="0ead0b6c"/>
    </style:style>
    <style:style style:name="P312" style:family="paragraph" style:parent-style-name="Параграф">
      <style:text-properties officeooo:paragraph-rsid="0eae6b10"/>
    </style:style>
    <style:style style:name="P313" style:family="paragraph" style:parent-style-name="Параграф">
      <style:text-properties officeooo:paragraph-rsid="0eb1f37f"/>
    </style:style>
    <style:style style:name="P314" style:family="paragraph" style:parent-style-name="Программный_20_код">
      <style:text-properties fo:language="zxx" fo:country="none" officeooo:paragraph-rsid="0ead0b6c"/>
    </style:style>
    <style:style style:name="P315" style:family="paragraph" style:parent-style-name="Программный_20_код">
      <style:text-properties officeooo:paragraph-rsid="0ead0b6c"/>
    </style:style>
    <style:style style:name="P316" style:family="paragraph" style:parent-style-name="Программный_20_код">
      <style:text-properties officeooo:paragraph-rsid="0eae6b10"/>
    </style:style>
    <style:style style:name="P317" style:family="paragraph" style:parent-style-name="Программный_20_код_20_в_20_рамке">
      <style:text-properties officeooo:rsid="0ed26ed0" officeooo:paragraph-rsid="0eb1f37f"/>
    </style:style>
    <style:style style:name="P318" style:family="paragraph" style:parent-style-name="Программный_20_код_20_в_20_рамке">
      <style:text-properties officeooo:rsid="0ecf77af" officeooo:paragraph-rsid="0eb1f37f"/>
    </style:style>
    <style:style style:name="P319" style:family="paragraph" style:parent-style-name="Программный_20_код_20_в_20_рамке">
      <style:text-properties officeooo:paragraph-rsid="0eb1f37f"/>
    </style:style>
    <style:style style:name="P320" style:family="paragraph" style:parent-style-name="Программный_20_код_20_в_20_рамке">
      <style:text-properties officeooo:rsid="0eb31d83" officeooo:paragraph-rsid="0eb31d83"/>
    </style:style>
    <style:style style:name="P321" style:family="paragraph" style:parent-style-name="Программный_20_код_20_в_20_рамке">
      <style:text-properties officeooo:paragraph-rsid="0eb353be"/>
    </style:style>
    <style:style style:name="P322" style:family="paragraph" style:parent-style-name="Программный_20_код_20_в_20_рамке">
      <style:text-properties officeooo:rsid="0eb353be" officeooo:paragraph-rsid="0eb353be"/>
    </style:style>
    <style:style style:name="P323" style:family="paragraph" style:parent-style-name="Содержимое_20_таблицы_20_2" style:list-style-name="Numbering_20_123">
      <style:paragraph-properties fo:text-align="center" style:justify-single-word="false"/>
    </style:style>
    <style:style style:name="P324" style:family="paragraph" style:parent-style-name="Содержимое_20_таблицы_20_2">
      <style:paragraph-properties fo:text-align="center" style:justify-single-word="false"/>
    </style:style>
    <style:style style:name="P325" style:family="paragraph" style:parent-style-name="Содержимое_20_таблицы_20_2">
      <style:paragraph-properties fo:text-align="center" style:justify-single-word="false"/>
      <style:text-properties officeooo:paragraph-rsid="0e9f2cfa"/>
    </style:style>
    <style:style style:name="P326" style:family="paragraph" style:parent-style-name="Содержимое_20_таблицы_20_2">
      <style:paragraph-properties fo:text-align="center" style:justify-single-word="false"/>
      <style:text-properties style:text-rotation-angle="90" style:text-rotation-scale="line-height"/>
    </style:style>
    <style:style style:name="P327" style:family="paragraph" style:parent-style-name="Содержимое_20_таблицы_20_2">
      <style:paragraph-properties fo:text-align="center" style:justify-single-word="false"/>
      <style:text-properties fo:color="#ffffff" loext:opacity="100%" style:font-name="Fira Sans ExtraBold" fo:font-size="20pt" fo:font-weight="bold" officeooo:rsid="0ea22c10" officeooo:paragraph-rsid="0ea22c10" style:font-size-asian="20pt" style:font-weight-asian="bold" style:font-size-complex="20pt" style:font-weight-complex="bold"/>
    </style:style>
    <style:style style:name="P328" style:family="paragraph" style:parent-style-name="Содержимое_20_таблицы_20_2">
      <style:paragraph-properties fo:text-align="center" style:justify-single-word="false"/>
      <style:text-properties fo:font-weight="bold" officeooo:paragraph-rsid="0e9f2cfa" style:font-weight-asian="bold" style:font-weight-complex="bold" style:text-rotation-angle="90" style:text-rotation-scale="line-height"/>
    </style:style>
    <style:style style:name="P329" style:family="paragraph" style:parent-style-name="Содержимое_20_таблицы_20_2">
      <style:text-properties officeooo:paragraph-rsid="0e9f2cfa"/>
    </style:style>
    <style:style style:name="P330" style:family="paragraph" style:parent-style-name="Содержимое_20_таблицы_20_2">
      <style:text-properties officeooo:paragraph-rsid="0ead0b6c"/>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PT Sans2" fo:font-size="18pt" officeooo:rsid="0de1d676" style:font-size-asian="12pt" style:font-size-complex="12pt"/>
    </style:style>
    <style:style style:name="T2" style:family="text">
      <style:text-properties style:font-name="PT Sans2" fo:font-size="18pt" officeooo:rsid="0e815ed3" style:font-size-asian="12pt" style:font-size-complex="12pt"/>
    </style:style>
    <style:style style:name="T3" style:family="text">
      <style:text-properties style:font-name="PT Sans2" fo:font-size="18pt" officeooo:rsid="0ec5a410" style:font-size-asian="12pt" style:font-size-complex="12pt"/>
    </style:style>
    <style:style style:name="T4" style:family="text">
      <style:text-properties style:font-name="PT Sans2" fo:font-size="20pt" style:font-size-asian="12pt" style:font-size-complex="12pt"/>
    </style:style>
    <style:style style:name="T5" style:family="text">
      <style:text-properties style:font-name="PT Sans2" fo:font-size="20pt" officeooo:rsid="0e9152dd" style:font-size-asian="12pt" style:font-size-complex="12pt"/>
    </style:style>
    <style:style style:name="T6" style:family="text">
      <style:text-properties style:font-name="PT Sans2" fo:font-size="20pt" fo:font-weight="bold" style:font-size-asian="12pt" style:font-weight-asian="bold" style:font-size-complex="12pt" style:font-weight-complex="bold"/>
    </style:style>
    <style:style style:name="T7" style:family="text">
      <style:text-properties officeooo:rsid="0036c427"/>
    </style:style>
    <style:style style:name="T8" style:family="text">
      <style:text-properties officeooo:rsid="00fc64c8"/>
    </style:style>
    <style:style style:name="T9" style:family="text">
      <style:text-properties officeooo:rsid="05014c4c"/>
    </style:style>
    <style:style style:name="T10" style:family="text">
      <style:text-properties officeooo:rsid="04058128"/>
    </style:style>
    <style:style style:name="T11" style:family="text">
      <style:text-properties style:font-name="PT Sans" fo:font-size="26pt" fo:font-weight="bold" officeooo:rsid="0e267264" style:font-name-asian="DejaVu LGC Sans" style:font-size-asian="26pt" style:font-name-complex="DejaVu LGC Sans" style:font-size-complex="26pt"/>
    </style:style>
    <style:style style:name="T12" style:family="text">
      <style:text-properties style:font-name="PT Sans" fo:font-size="26pt" fo:font-weight="bold" officeooo:rsid="0e99204c" style:font-name-asian="DejaVu LGC Sans" style:font-size-asian="26pt" style:font-name-complex="DejaVu LGC Sans" style:font-size-complex="26pt"/>
    </style:style>
    <style:style style:name="T13" style:family="text">
      <style:text-properties fo:font-weight="bold" style:font-weight-asian="bold" style:font-weight-complex="bold"/>
    </style:style>
    <style:style style:name="T14" style:family="text">
      <style:text-properties fo:font-weight="bold" officeooo:rsid="02839f68" style:font-weight-asian="bold" style:font-weight-complex="bold"/>
    </style:style>
    <style:style style:name="T15" style:family="text">
      <style:text-properties fo:font-weight="bold" officeooo:rsid="036033ae" style:font-weight-asian="bold" style:font-weight-complex="bold"/>
    </style:style>
    <style:style style:name="T16" style:family="text">
      <style:text-properties fo:font-weight="bold" officeooo:rsid="035e204d" style:font-weight-asian="bold" style:font-weight-complex="bold"/>
    </style:style>
    <style:style style:name="T17" style:family="text">
      <style:text-properties fo:font-weight="bold" officeooo:rsid="02b5f607" style:font-weight-asian="bold" style:font-weight-complex="bold"/>
    </style:style>
    <style:style style:name="T18" style:family="text">
      <style:text-properties fo:font-weight="bold" officeooo:rsid="019ee44a" style:font-weight-asian="bold" style:font-weight-complex="bold"/>
    </style:style>
    <style:style style:name="T19" style:family="text">
      <style:text-properties fo:font-weight="bold" officeooo:rsid="016224f0" style:font-weight-asian="bold" style:font-weight-complex="bold"/>
    </style:style>
    <style:style style:name="T20" style:family="text">
      <style:text-properties fo:font-weight="bold" style:font-weight-asian="bold" style:font-weight-complex="bold" style:text-rotation-angle="90" style:text-rotation-scale="line-height"/>
    </style:style>
    <style:style style:name="T21" style:family="text">
      <style:text-properties fo:font-weight="bold" officeooo:rsid="007a271c" style:font-weight-asian="bold" style:font-weight-complex="bold" style:text-rotation-angle="90" style:text-rotation-scale="line-height"/>
    </style:style>
    <style:style style:name="T22" style:family="text">
      <style:text-properties fo:font-weight="bold" officeooo:rsid="0ecbf8f0" style:font-weight-asian="bold" style:font-weight-complex="bold"/>
    </style:style>
    <style:style style:name="T23" style:family="text">
      <style:text-properties officeooo:rsid="0032a968"/>
    </style:style>
    <style:style style:name="T24" style:family="text">
      <style:text-properties fo:background-color="#ff8080" loext:char-shading-value="0"/>
    </style:style>
    <style:style style:name="T25" style:family="text">
      <style:text-properties officeooo:rsid="0339bb69"/>
    </style:style>
    <style:style style:name="T26" style:family="text">
      <style:text-properties officeooo:rsid="034393bd"/>
    </style:style>
    <style:style style:name="T27" style:family="text">
      <style:text-properties officeooo:rsid="03a9333a"/>
    </style:style>
    <style:style style:name="T28" style:family="text">
      <style:text-properties fo:background-color="#80ff91" loext:char-shading-value="0"/>
    </style:style>
    <style:style style:name="T29" style:family="text">
      <style:text-properties officeooo:rsid="03aa5521" fo:background-color="#80ff91" loext:char-shading-value="0"/>
    </style:style>
    <style:style style:name="T30" style:family="text">
      <style:text-properties officeooo:rsid="0344238b"/>
    </style:style>
    <style:style style:name="T31" style:family="text">
      <style:text-properties officeooo:rsid="03ab16f0"/>
    </style:style>
    <style:style style:name="T32" style:family="text">
      <style:text-properties fo:background-color="#fff200" loext:char-shading-value="0"/>
    </style:style>
    <style:style style:name="T33" style:family="text">
      <style:text-properties officeooo:rsid="034393bd" fo:background-color="transparent" loext:char-shading-value="0"/>
    </style:style>
    <style:style style:name="T34" style:family="text">
      <style:text-properties officeooo:rsid="0342c6af"/>
    </style:style>
    <style:style style:name="T35" style:family="text">
      <style:text-properties officeooo:rsid="03aff5e6"/>
    </style:style>
    <style:style style:name="T36" style:family="text">
      <style:text-properties fo:font-weight="normal" style:font-weight-asian="normal" style:font-weight-complex="normal"/>
    </style:style>
    <style:style style:name="T37" style:family="text">
      <style:text-properties fo:font-weight="normal" officeooo:rsid="03aff5e6" style:font-weight-asian="normal" style:font-weight-complex="normal"/>
    </style:style>
    <style:style style:name="T38" style:family="text">
      <style:text-properties fo:font-weight="normal" officeooo:rsid="03b375f2" style:font-weight-asian="normal" style:font-weight-complex="normal"/>
    </style:style>
    <style:style style:name="T39" style:family="text">
      <style:text-properties fo:font-weight="normal" officeooo:rsid="02890791" style:font-weight-asian="normal" style:font-weight-complex="normal"/>
    </style:style>
    <style:style style:name="T40" style:family="text">
      <style:text-properties fo:color="#ce181e" loext:opacity="100%"/>
    </style:style>
    <style:style style:name="T41" style:family="text">
      <style:text-properties fo:color="#ce181e" loext:opacity="100%" fo:font-weight="bold" style:font-weight-asian="bold" style:font-weight-complex="bold"/>
    </style:style>
    <style:style style:name="T42" style:family="text">
      <style:text-properties fo:color="#ce181e" loext:opacity="100%" officeooo:rsid="0087a719"/>
    </style:style>
    <style:style style:name="T43" style:family="text">
      <style:text-properties fo:color="#ce181e" loext:opacity="100%" officeooo:rsid="00ce8971"/>
    </style:style>
    <style:style style:name="T44" style:family="text">
      <style:text-properties fo:color="#ce181e" loext:opacity="100%" officeooo:rsid="0088b938"/>
    </style:style>
    <style:style style:name="T45" style:family="text">
      <style:text-properties fo:color="#ce181e" loext:opacity="100%" officeooo:rsid="00d04ecc"/>
    </style:style>
    <style:style style:name="T46" style:family="text">
      <style:text-properties fo:color="#ce181e" loext:opacity="100%" officeooo:rsid="00d1185c"/>
    </style:style>
    <style:style style:name="T47" style:family="text">
      <style:text-properties officeooo:rsid="02fa013e"/>
    </style:style>
    <style:style style:name="T48" style:family="text">
      <style:text-properties officeooo:rsid="034a0b0e"/>
    </style:style>
    <style:style style:name="T49" style:family="text">
      <style:text-properties officeooo:rsid="02b04c7c"/>
    </style:style>
    <style:style style:name="T50" style:family="text">
      <style:text-properties officeooo:rsid="007a271c"/>
    </style:style>
    <style:style style:name="T51" style:family="text">
      <style:text-properties officeooo:rsid="008bb0a8"/>
    </style:style>
    <style:style style:name="T52" style:family="text">
      <style:text-properties officeooo:rsid="02839f68"/>
    </style:style>
    <style:style style:name="T53" style:family="text">
      <style:text-properties officeooo:rsid="028685ba"/>
    </style:style>
    <style:style style:name="T54" style:family="text">
      <style:text-properties officeooo:rsid="035e204d"/>
    </style:style>
    <style:style style:name="T55" style:family="text">
      <style:text-properties officeooo:rsid="035a3be4"/>
    </style:style>
    <style:style style:name="T56" style:family="text">
      <style:text-properties fo:font-style="italic" style:font-style-asian="italic" style:font-style-complex="italic"/>
    </style:style>
    <style:style style:name="T57" style:family="text">
      <style:text-properties fo:font-style="italic" officeooo:rsid="0f305780" style:font-style-asian="italic" style:font-style-complex="italic"/>
    </style:style>
    <style:style style:name="T58" style:family="text">
      <style:text-properties officeooo:rsid="02f68016"/>
    </style:style>
    <style:style style:name="T59" style:family="text">
      <style:text-properties officeooo:rsid="03cc2b55"/>
    </style:style>
    <style:style style:name="T60" style:family="text">
      <style:text-properties officeooo:rsid="029ef0ee"/>
    </style:style>
    <style:style style:name="T61" style:family="text">
      <style:text-properties officeooo:rsid="02890791"/>
    </style:style>
    <style:style style:name="T62" style:family="text">
      <style:text-properties officeooo:rsid="02891cb4"/>
    </style:style>
    <style:style style:name="T63" style:family="text">
      <style:text-properties officeooo:rsid="0e409580"/>
    </style:style>
    <style:style style:name="T64" style:family="text">
      <style:text-properties officeooo:rsid="028c6c58"/>
    </style:style>
    <style:style style:name="T65" style:family="text">
      <style:text-properties officeooo:rsid="028f19f6"/>
    </style:style>
    <style:style style:name="T66" style:family="text">
      <style:text-properties officeooo:rsid="028f51f1"/>
    </style:style>
    <style:style style:name="T67" style:family="text">
      <style:text-properties officeooo:rsid="0291dc26"/>
    </style:style>
    <style:style style:name="T68" style:family="text">
      <style:text-properties officeooo:rsid="028fdf40"/>
    </style:style>
    <style:style style:name="T69" style:family="text">
      <style:text-properties officeooo:rsid="035eb88f"/>
    </style:style>
    <style:style style:name="T70" style:family="text">
      <style:text-properties officeooo:rsid="035e580a"/>
    </style:style>
    <style:style style:name="T71" style:family="text">
      <style:text-properties officeooo:rsid="0298f7ff"/>
    </style:style>
    <style:style style:name="T72" style:family="text">
      <style:text-properties officeooo:rsid="0294d42a"/>
    </style:style>
    <style:style style:name="T73" style:family="text">
      <style:text-properties officeooo:rsid="02a26d6b"/>
    </style:style>
    <style:style style:name="T74" style:family="text">
      <style:text-properties officeooo:rsid="029a352a"/>
    </style:style>
    <style:style style:name="T75" style:family="text">
      <style:text-properties officeooo:rsid="02a3ffd6"/>
    </style:style>
    <style:style style:name="T76" style:family="text">
      <style:text-properties officeooo:rsid="0370d05d"/>
    </style:style>
    <style:style style:name="T77" style:family="text">
      <style:text-properties officeooo:rsid="00eb47e8"/>
    </style:style>
    <style:style style:name="T78" style:family="text">
      <style:text-properties officeooo:rsid="03703b31"/>
    </style:style>
    <style:style style:name="T79" style:family="text">
      <style:text-properties officeooo:rsid="0088b938"/>
    </style:style>
    <style:style style:name="T80" style:family="text">
      <style:text-properties officeooo:rsid="0087a719"/>
    </style:style>
    <style:style style:name="T81" style:family="text">
      <style:text-properties officeooo:rsid="00ce8971"/>
    </style:style>
    <style:style style:name="T82" style:family="text">
      <style:text-properties officeooo:rsid="00962afb"/>
    </style:style>
    <style:style style:name="T83" style:family="text">
      <style:text-properties officeooo:rsid="00da4ecf"/>
    </style:style>
    <style:style style:name="T84" style:family="text">
      <style:text-properties officeooo:rsid="00daf0cf"/>
    </style:style>
    <style:style style:name="T85" style:family="text">
      <style:text-properties officeooo:rsid="00df086c"/>
    </style:style>
    <style:style style:name="T86" style:family="text">
      <style:text-properties officeooo:rsid="00df9e9b"/>
    </style:style>
    <style:style style:name="T87" style:family="text">
      <style:text-properties officeooo:rsid="00e1d4ce"/>
    </style:style>
    <style:style style:name="T88" style:family="text">
      <style:text-properties officeooo:rsid="00d04ecc"/>
    </style:style>
    <style:style style:name="T89" style:family="text">
      <style:text-properties officeooo:rsid="00cf508c"/>
    </style:style>
    <style:style style:name="T90" style:family="text">
      <style:text-properties officeooo:rsid="02b5f607"/>
    </style:style>
    <style:style style:name="T91" style:family="text">
      <style:text-properties officeooo:rsid="02be9588"/>
    </style:style>
    <style:style style:name="T92" style:family="text">
      <style:text-properties officeooo:rsid="02c07841"/>
    </style:style>
    <style:style style:name="T93" style:family="text">
      <style:text-properties officeooo:rsid="03c67a63"/>
    </style:style>
    <style:style style:name="T94" style:family="text">
      <style:text-properties officeooo:rsid="0369e63c"/>
    </style:style>
    <style:style style:name="T95" style:family="text">
      <style:text-properties officeooo:rsid="036a3536"/>
    </style:style>
    <style:style style:name="T96" style:family="text">
      <style:text-properties officeooo:rsid="010c0c98"/>
    </style:style>
    <style:style style:name="T97" style:family="text">
      <style:text-properties officeooo:rsid="027b88be"/>
    </style:style>
    <style:style style:name="T98" style:family="text">
      <style:text-properties officeooo:rsid="027bb3bf"/>
    </style:style>
    <style:style style:name="T99" style:family="text">
      <style:text-properties officeooo:rsid="05732fee"/>
    </style:style>
    <style:style style:name="T100" style:family="text">
      <style:text-properties officeooo:rsid="031a2cf7"/>
    </style:style>
    <style:style style:name="T101" style:family="text">
      <style:text-properties officeooo:rsid="03121338"/>
    </style:style>
    <style:style style:name="T102" style:family="text">
      <style:text-properties officeooo:rsid="030af8f4"/>
    </style:style>
    <style:style style:name="T103" style:family="text">
      <style:text-properties officeooo:rsid="0307ffb5"/>
    </style:style>
    <style:style style:name="T104" style:family="text">
      <style:text-properties officeooo:rsid="030a1832"/>
    </style:style>
    <style:style style:name="T105" style:family="text">
      <style:text-properties officeooo:rsid="0363315b"/>
    </style:style>
    <style:style style:name="T106" style:family="text">
      <style:text-properties officeooo:rsid="030dc1ae"/>
    </style:style>
    <style:style style:name="T107" style:family="text">
      <style:text-properties fo:color="#800000" loext:opacity="100%"/>
    </style:style>
    <style:style style:name="T108" style:family="text">
      <style:text-properties officeooo:rsid="0355a2b8"/>
    </style:style>
    <style:style style:name="T109" style:family="text">
      <style:text-properties officeooo:rsid="03151bb8"/>
    </style:style>
    <style:style style:name="T110" style:family="text">
      <style:text-properties officeooo:rsid="0315b48d"/>
    </style:style>
    <style:style style:name="T111" style:family="text">
      <style:text-properties officeooo:rsid="03173ba9"/>
    </style:style>
    <style:style style:name="T112" style:family="text">
      <style:text-properties officeooo:rsid="03563a0a"/>
    </style:style>
    <style:style style:name="T113" style:family="text">
      <style:text-properties officeooo:rsid="03158f7e"/>
    </style:style>
    <style:style style:name="T114" style:family="text">
      <style:text-properties officeooo:rsid="0e629e78"/>
    </style:style>
    <style:style style:name="T115" style:family="text">
      <style:text-properties officeooo:rsid="0e63268a"/>
    </style:style>
    <style:style style:name="T116" style:family="text">
      <style:text-properties officeooo:rsid="0e6d0002"/>
    </style:style>
    <style:style style:name="T117" style:family="text">
      <style:text-properties officeooo:rsid="00643e6a"/>
    </style:style>
    <style:style style:name="T118" style:family="text">
      <style:text-properties officeooo:rsid="0e760bb3"/>
    </style:style>
    <style:style style:name="T119" style:family="text">
      <style:text-properties fo:color="#ff0000" loext:opacity="100%"/>
    </style:style>
    <style:style style:name="T120" style:family="text">
      <style:text-properties fo:color="#ff0000" loext:opacity="100%" fo:font-weight="bold" style:font-weight-asian="bold" style:font-weight-complex="bold"/>
    </style:style>
    <style:style style:name="T121" style:family="text">
      <style:text-properties fo:color="#ff0000" loext:opacity="100%" fo:font-weight="bold" officeooo:rsid="0e767d31" style:font-weight-asian="bold" style:font-weight-complex="bold"/>
    </style:style>
    <style:style style:name="T122" style:family="text">
      <style:text-properties officeooo:rsid="0044af86"/>
    </style:style>
    <style:style style:name="T123" style:family="text">
      <style:text-properties officeooo:rsid="0e9345a1"/>
    </style:style>
    <style:style style:name="T124" style:family="text">
      <style:text-properties officeooo:rsid="004810c9"/>
    </style:style>
    <style:style style:name="T125" style:family="text">
      <style:text-properties officeooo:rsid="0046f9c9"/>
    </style:style>
    <style:style style:name="T126" style:family="text">
      <style:text-properties officeooo:rsid="004a9005"/>
    </style:style>
    <style:style style:name="T127" style:family="text">
      <style:text-properties officeooo:rsid="0049c6ea"/>
    </style:style>
    <style:style style:name="T128" style:family="text">
      <style:text-properties officeooo:rsid="0e9f7d95"/>
    </style:style>
    <style:style style:name="T129" style:family="text">
      <style:text-properties officeooo:rsid="0ea16cc5"/>
    </style:style>
    <style:style style:name="T130" style:family="text">
      <style:text-properties officeooo:rsid="0ec5a410" style:font-size-asian="12pt" style:font-size-complex="12pt"/>
    </style:style>
    <style:style style:name="T131" style:family="text">
      <style:text-properties officeooo:rsid="0eaaa143" style:font-size-asian="12pt" style:font-size-complex="12pt"/>
    </style:style>
    <style:style style:name="T132" style:family="text">
      <style:text-properties officeooo:rsid="0eafad2d" style:font-size-asian="12pt" style:font-size-complex="12pt"/>
    </style:style>
    <style:style style:name="T133" style:family="text">
      <style:text-properties officeooo:rsid="0e973345"/>
    </style:style>
    <style:style style:name="T134" style:family="text">
      <style:text-properties officeooo:rsid="0e9559a3"/>
    </style:style>
    <style:style style:name="T135" style:family="text">
      <style:text-properties fo:language="zxx" fo:country="none"/>
    </style:style>
    <style:style style:name="T136" style:family="text">
      <style:text-properties officeooo:rsid="0e98b164"/>
    </style:style>
    <style:style style:name="T137" style:family="text">
      <style:text-properties officeooo:rsid="0e807203"/>
    </style:style>
    <style:style style:name="T138" style:family="text">
      <style:text-properties officeooo:rsid="004df855"/>
    </style:style>
    <style:style style:name="T139" style:family="text">
      <style:text-properties officeooo:rsid="0e8927c6"/>
    </style:style>
    <style:style style:name="T140" style:family="text">
      <style:text-properties officeooo:rsid="0e875e0c"/>
    </style:style>
    <style:style style:name="T141" style:family="text">
      <style:text-properties officeooo:rsid="0e89adc0"/>
    </style:style>
    <style:style style:name="T142" style:family="text">
      <style:text-properties officeooo:rsid="0e86b123"/>
    </style:style>
    <style:style style:name="T143" style:family="text">
      <style:text-properties officeooo:rsid="0ea175de"/>
    </style:style>
    <style:style style:name="T144" style:family="text">
      <style:text-properties officeooo:rsid="0e9cf38d"/>
    </style:style>
    <style:style style:name="T145" style:family="text">
      <style:text-properties officeooo:rsid="0ea85d1f"/>
    </style:style>
    <style:style style:name="T146" style:family="text">
      <style:text-properties officeooo:rsid="0e882884"/>
    </style:style>
    <style:style style:name="T147" style:family="text">
      <style:text-properties officeooo:rsid="0ea4263e"/>
    </style:style>
    <style:style style:name="T148" style:family="text">
      <style:text-properties officeooo:rsid="004e205a"/>
    </style:style>
    <style:style style:name="T149" style:family="text">
      <style:text-properties officeooo:rsid="0e809ae0"/>
    </style:style>
    <style:style style:name="T150" style:family="text">
      <style:text-properties officeooo:rsid="0e8eb297"/>
    </style:style>
    <style:style style:name="T151" style:family="text">
      <style:text-properties style:font-name="PT Sans1" fo:font-size="22pt" fo:font-weight="bold" officeooo:rsid="0e8eb297" style:font-name-asian="Tahoma" style:font-size-asian="16.1000003814697pt" style:font-weight-asian="bold" style:font-name-complex="Tahoma" style:font-size-complex="16.1000003814697pt" style:font-weight-complex="bold"/>
    </style:style>
    <style:style style:name="T152" style:family="text">
      <style:text-properties officeooo:rsid="0e9152dd"/>
    </style:style>
    <style:style style:name="T153" style:family="text">
      <style:text-properties officeooo:rsid="00ba810b"/>
    </style:style>
    <style:style style:name="T154" style:family="text">
      <style:text-properties officeooo:rsid="00bdd116"/>
    </style:style>
    <style:style style:name="T155" style:family="text">
      <style:text-properties officeooo:rsid="0e99204c"/>
    </style:style>
    <style:style style:name="T156" style:family="text">
      <style:text-properties officeooo:rsid="0eaf9b9d"/>
    </style:style>
    <style:style style:name="T157" style:family="text">
      <style:text-properties officeooo:rsid="0ea401cc"/>
    </style:style>
    <style:style style:name="T158" style:family="text">
      <style:text-properties officeooo:rsid="0ea60eb3"/>
    </style:style>
    <style:style style:name="T159" style:family="text">
      <style:text-properties fo:color="#ffffff" loext:opacity="100%" style:font-name="PT Sans2" fo:font-size="20pt" fo:font-weight="bold" fo:background-color="#ff0000" loext:char-shading-value="0" style:font-size-asian="12pt" style:font-weight-asian="bold" style:font-size-complex="12pt" style:font-weight-complex="bold"/>
    </style:style>
    <style:style style:name="T160" style:family="text">
      <style:text-properties fo:color="#ffffff" loext:opacity="100%" style:font-name="PT Sans2" fo:font-size="20pt" fo:font-weight="bold" officeooo:rsid="0ea77cbd" fo:background-color="#ff0000" loext:char-shading-value="0" style:font-size-asian="12pt" style:font-weight-asian="bold" style:font-size-complex="12pt" style:font-weight-complex="bold"/>
    </style:style>
    <style:style style:name="T161" style:family="text">
      <style:text-properties officeooo:rsid="0eaab2bb"/>
    </style:style>
    <style:style style:name="T162" style:family="text">
      <style:text-properties officeooo:rsid="0eaac201"/>
    </style:style>
    <style:style style:name="T163" style:family="text">
      <style:text-properties officeooo:rsid="0eacaf21"/>
    </style:style>
    <style:style style:name="T164" style:family="text">
      <style:text-properties officeooo:rsid="0ead0b6c"/>
    </style:style>
    <style:style style:name="T165" style:family="text">
      <style:text-properties officeooo:rsid="0ec1cd18"/>
    </style:style>
    <style:style style:name="T166" style:family="text">
      <style:text-properties style:font-name="PT Astra Serif1" fo:font-size="12pt" officeooo:rsid="0eaaa143" style:font-size-asian="12pt" style:font-size-complex="12pt"/>
    </style:style>
    <style:style style:name="T167" style:family="text">
      <style:text-properties style:font-name="PT Astra Serif1" fo:font-size="12pt" officeooo:rsid="0eafad2d" style:font-size-asian="12pt" style:font-size-complex="12pt"/>
    </style:style>
    <style:style style:name="T168" style:family="text">
      <style:text-properties style:font-name="PT Astra Serif1" fo:font-size="12pt" officeooo:rsid="0eb18ae3" style:font-size-asian="12pt" style:font-size-complex="12pt"/>
    </style:style>
    <style:style style:name="T169" style:family="text">
      <style:text-properties style:font-name="PT Astra Serif1" fo:font-size="12pt" officeooo:rsid="0ec2d45b" style:font-size-asian="12pt" style:font-size-complex="12pt"/>
    </style:style>
    <style:style style:name="T170" style:family="text">
      <style:text-properties style:font-name="PT Astra Serif1" fo:font-size="12pt" fo:font-weight="bold" officeooo:rsid="0eaaa143" style:font-size-asian="12pt" style:font-weight-asian="bold" style:font-size-complex="12pt" style:font-weight-complex="bold"/>
    </style:style>
    <style:style style:name="T171" style:family="text">
      <style:text-properties officeooo:rsid="0eb54c7a"/>
    </style:style>
    <style:style style:name="T172" style:family="text">
      <style:text-properties officeooo:rsid="0ec2d45b"/>
    </style:style>
    <style:style style:name="T173" style:family="text">
      <style:text-properties officeooo:rsid="0ebe6d7e"/>
    </style:style>
    <style:style style:name="T174" style:family="text">
      <style:text-properties officeooo:rsid="0eaaa143"/>
    </style:style>
    <style:style style:name="T175" style:family="text">
      <style:text-properties officeooo:rsid="0eb27626"/>
    </style:style>
    <style:style style:name="T176" style:family="text">
      <style:text-properties officeooo:rsid="0eb313b0"/>
    </style:style>
    <style:style style:name="T177" style:family="text">
      <style:text-properties officeooo:rsid="0ead9d33"/>
    </style:style>
    <style:style style:name="T178" style:family="text">
      <style:text-properties style:font-name="PT Sans Narrow1" fo:font-size="10pt" fo:font-weight="normal" officeooo:rsid="0eaaa143" style:font-size-asian="10pt" style:font-size-complex="10pt"/>
    </style:style>
    <style:style style:name="T179" style:family="text">
      <style:text-properties officeooo:rsid="0eb40bc7"/>
    </style:style>
    <style:style style:name="T180" style:family="text">
      <style:text-properties officeooo:rsid="0eab4faf"/>
    </style:style>
    <style:style style:name="T181" style:family="text">
      <style:text-properties officeooo:rsid="0eb18ae3"/>
    </style:style>
    <style:style style:name="T182" style:family="text">
      <style:text-properties officeooo:rsid="0eb55c0c"/>
    </style:style>
    <style:style style:name="T183" style:family="text">
      <style:text-properties officeooo:rsid="0eb21b55"/>
    </style:style>
    <style:style style:name="T184" style:family="text">
      <style:text-properties officeooo:rsid="0eba9d6f"/>
    </style:style>
    <style:style style:name="T185" style:family="text">
      <style:text-properties officeooo:rsid="0ebcd97d"/>
    </style:style>
    <style:style style:name="T186" style:family="text">
      <style:text-properties officeooo:rsid="0eb872ae"/>
    </style:style>
    <style:style style:name="T187" style:family="text">
      <style:text-properties officeooo:rsid="0eb9ca69"/>
    </style:style>
    <style:style style:name="T188" style:family="text">
      <style:text-properties officeooo:rsid="0eb6bc90"/>
    </style:style>
    <style:style style:name="T189" style:family="text">
      <style:text-properties officeooo:rsid="0ebcd24c"/>
    </style:style>
    <style:style style:name="T190" style:family="text">
      <style:text-properties officeooo:rsid="0ebc8de1"/>
    </style:style>
    <style:style style:name="T191" style:family="text">
      <style:text-properties officeooo:rsid="0ead9a63"/>
    </style:style>
    <style:style style:name="T192" style:family="text">
      <style:text-properties officeooo:rsid="0ec419dd"/>
    </style:style>
    <style:style style:name="T193" style:family="text">
      <style:text-properties officeooo:rsid="0ec5d6b2"/>
    </style:style>
    <style:style style:name="T194" style:family="text">
      <style:text-properties officeooo:rsid="0f2db4e2"/>
    </style:style>
    <style:style style:name="T195" style:family="text">
      <style:text-properties officeooo:rsid="0f2f0762"/>
    </style:style>
    <style:style style:name="T196" style:family="text">
      <style:text-properties fo:font-style="normal" style:font-style-asian="normal" style:font-style-complex="normal"/>
    </style:style>
    <style:style style:name="T197" style:family="text">
      <style:text-properties fo:font-style="normal" officeooo:rsid="0f305780" style:font-style-asian="normal" style:font-style-complex="normal"/>
    </style:style>
    <style:style style:name="T198" style:family="text">
      <style:text-properties officeooo:rsid="0eae6b10"/>
    </style:style>
    <style:style style:name="T199" style:family="text">
      <style:text-properties officeooo:rsid="0eaf4a60"/>
    </style:style>
    <style:style style:name="T200" style:family="text">
      <style:text-properties officeooo:rsid="0eb11334"/>
    </style:style>
    <style:style style:name="T201" style:family="text">
      <style:text-properties officeooo:rsid="0ecbf8f0"/>
    </style:style>
    <style:style style:name="T202" style:family="text">
      <style:text-properties officeooo:rsid="0ed1bf8a"/>
    </style:style>
    <style:style style:name="T203" style:family="text">
      <style:text-properties officeooo:rsid="0ecf77af"/>
    </style:style>
    <style:style style:name="T204" style:family="text">
      <style:text-properties officeooo:rsid="0ed26ed0"/>
    </style:style>
    <style:style style:name="T205" style:family="text">
      <style:text-properties officeooo:rsid="0ed3c149"/>
    </style:style>
    <style:style style:name="T206" style:family="text">
      <style:text-properties officeooo:rsid="0eb1f37f"/>
    </style:style>
    <style:style style:name="T207" style:family="text">
      <style:text-properties officeooo:rsid="0eb353be"/>
    </style:style>
    <style:style style:name="T208" style:family="text">
      <style:text-properties officeooo:rsid="0eb76b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51929984" text:id="ct251929984">
          <text:deletion>
            <office:change-info>
              <dc:creator>Gun Number One</dc:creator>
              <dc:date>2023-02-14T15:27:10</dc:date>
            </office:change-info>
            <text:p text:style-name="P57"><text:span text:style-name="T23">1</text:span></text:p>
          </text:deletion>
        </text:changed-region>
        <text:changed-region xml:id="ct205580960" text:id="ct205580960">
          <text:insertion>
            <office:change-info>
              <dc:creator>Gun Number One</dc:creator>
              <dc:date>2023-02-14T15:27:10</dc:date>
            </office:change-info>
          </text:insertion>
        </text:changed-region>
        <text:changed-region xml:id="ct304466080" text:id="ct304466080">
          <text:deletion>
            <office:change-info>
              <dc:creator>Gun Number One</dc:creator>
              <dc:date>2023-02-14T15:27:13</dc:date>
            </office:change-info>
            <text:p text:style-name="P57"><text:span text:style-name="T11">Вводная</text:span></text:p>
          </text:deletion>
        </text:changed-region>
        <text:changed-region xml:id="ct390696736" text:id="ct390696736">
          <text:insertion>
            <office:change-info>
              <dc:creator>Gun Number One</dc:creator>
              <dc:date>2023-02-14T15:27:17</dc:date>
            </office:change-info>
          </text:insertion>
        </text:changed-region>
        <text:changed-region xml:id="ct408700848" text:id="ct408700848">
          <text:insertion>
            <office:change-info>
              <dc:creator>Gun Number One</dc:creator>
              <dc:date>2024-02-08T17:38:10</dc:date>
            </office:change-info>
          </text:insertion>
        </text:changed-region>
        <text:changed-region xml:id="ct156396144" text:id="ct156396144">
          <text:deletion>
            <office:change-info>
              <dc:creator>Gun Number One</dc:creator>
              <dc:date>2024-02-08T17:38:09</dc:date>
            </office:change-info>
            <text:p text:style-name="P3"><text:span text:style-name="T115">3</text:span></text:p>
          </text:deletion>
        </text:changed-region>
        <text:changed-region xml:id="ct403521488" text:id="ct403521488">
          <text:deletion>
            <office:change-info>
              <dc:creator>Gun Number One</dc:creator>
              <dc:date>2024-02-08T17:37:53</dc:date>
            </office:change-info>
            <text:p text:style-name="P12"><text:span text:style-name="T114">3</text:span></text:p>
          </text:deletion>
        </text:changed-region>
        <text:changed-region xml:id="ct396836720" text:id="ct396836720">
          <text:insertion>
            <office:change-info>
              <dc:creator>Gun Number One</dc:creator>
              <dc:date>2024-02-08T17:37:54</dc:date>
            </office:change-info>
          </text:insertion>
        </text:changed-region>
        <text:changed-region xml:id="ct407128464" text:id="ct407128464">
          <text:insertion>
            <office:change-info>
              <dc:creator>Gun Number One</dc:creator>
              <dc:date>2024-02-08T17:38:02</dc:date>
            </office:change-info>
          </text:insertion>
        </text:changed-region>
        <text:changed-region xml:id="ct403586128" text:id="ct403586128">
          <text:deletion>
            <office:change-info>
              <dc:creator>Gun Number One</dc:creator>
              <dc:date>2024-02-08T17:38:01</dc:date>
            </office:change-info>
            <text:p text:style-name="P12">14</text:p>
          </text:deletion>
        </text:changed-region>
        <text:changed-region xml:id="ct252930704" text:id="ct252930704">
          <text:insertion>
            <office:change-info>
              <dc:creator>Gun Number One</dc:creator>
              <dc:date>2023-02-14T14:26:16</dc:date>
            </office:change-info>
          </text:insertion>
        </text:changed-region>
        <text:changed-region xml:id="ct239821920" text:id="ct239821920">
          <text:deletion>
            <office:change-info>
              <dc:creator>Gun Number One</dc:creator>
              <dc:date>2023-02-14T14:26:14</dc:date>
            </office:change-info>
            <text:p text:style-name="P22">;</text:p>
          </text:deletion>
        </text:changed-region>
        <text:changed-region xml:id="ct240402576" text:id="ct240402576">
          <text:insertion>
            <office:change-info>
              <dc:creator>Gun Number One</dc:creator>
              <dc:date>2023-02-14T14:25:56</dc:date>
            </office:change-info>
          </text:insertion>
        </text:changed-region>
        <text:changed-region xml:id="ct237790752" text:id="ct237790752">
          <text:insertion>
            <office:change-info>
              <dc:creator>Gun Number One</dc:creator>
              <dc:date>2023-02-14T14:25:59</dc:date>
            </office:change-info>
          </text:insertion>
        </text:changed-region>
        <text:changed-region xml:id="ct204426720" text:id="ct204426720">
          <text:insertion>
            <office:change-info>
              <dc:creator>Gun Number One</dc:creator>
              <dc:date>2023-02-14T14:26:01</dc:date>
            </office:change-info>
          </text:insertion>
        </text:changed-region>
        <text:changed-region xml:id="ct237693296" text:id="ct237693296">
          <text:insertion>
            <office:change-info>
              <dc:creator>Gun Number One</dc:creator>
              <dc:date>2023-02-14T14:26:02</dc:date>
            </office:change-info>
          </text:insertion>
        </text:changed-region>
        <text:changed-region xml:id="ct242016816" text:id="ct242016816">
          <text:insertion>
            <office:change-info>
              <dc:creator>Gun Number One</dc:creator>
              <dc:date>2023-02-14T14:26:03</dc:date>
            </office:change-info>
          </text:insertion>
        </text:changed-region>
        <text:changed-region xml:id="ct307196000" text:id="ct307196000">
          <text:insertion>
            <office:change-info>
              <dc:creator>Gun Number One</dc:creator>
              <dc:date>2023-02-14T14:26:05</dc:date>
            </office:change-info>
          </text:insertion>
        </text:changed-region>
        <text:changed-region xml:id="ct350180320" text:id="ct350180320">
          <text:insertion>
            <office:change-info>
              <dc:creator>Gun Number One</dc:creator>
              <dc:date>2023-02-14T14:26:06</dc:date>
            </office:change-info>
          </text:insertion>
        </text:changed-region>
        <text:changed-region xml:id="ct350180608" text:id="ct350180608">
          <text:insertion>
            <office:change-info>
              <dc:creator>Gun Number One</dc:creator>
              <dc:date>2023-02-14T14:26:08</dc:date>
            </office:change-info>
          </text:insertion>
        </text:changed-region>
        <text:changed-region xml:id="ct350180896" text:id="ct350180896">
          <text:deletion>
            <office:change-info>
              <dc:creator>Gun Number One</dc:creator>
              <dc:date>2023-02-14T14:26:07</dc:date>
            </office:change-info>
            <text:p text:style-name="P25"><text:span text:style-name="T1">;</text:span></text:p>
          </text:deletion>
        </text:changed-region>
        <text:changed-region xml:id="ct360055376" text:id="ct360055376">
          <text:insertion>
            <office:change-info>
              <dc:creator>Gun Number One</dc:creator>
              <dc:date>2023-02-14T14:26:08</dc:date>
            </office:change-info>
          </text:insertion>
        </text:changed-region>
        <text:changed-region xml:id="ct204692176" text:id="ct204692176">
          <text:insertion>
            <office:change-info>
              <dc:creator>Gun Number One</dc:creator>
              <dc:date>2023-02-14T14:30:20</dc:date>
            </office:change-info>
          </text:insertion>
        </text:changed-region>
        <text:changed-region xml:id="ct329232864" text:id="ct329232864">
          <text:insertion>
            <office:change-info>
              <dc:creator>Gun Number One</dc:creator>
              <dc:date>2023-02-14T14:25:53</dc:date>
            </office:change-info>
          </text:insertion>
        </text:changed-region>
        <text:changed-region xml:id="ct321143504" text:id="ct321143504">
          <text:insertion>
            <office:change-info>
              <dc:creator>Gun Number One</dc:creator>
              <dc:date>2023-02-14T14:25:53</dc:date>
            </office:change-info>
          </text:insertion>
        </text:changed-region>
        <text:changed-region xml:id="ct279879744" text:id="ct279879744">
          <text:insertion>
            <office:change-info>
              <dc:creator>Gun Number One</dc:creator>
              <dc:date>2023-02-14T14:25:53</dc:date>
            </office:change-info>
          </text:insertion>
        </text:changed-region>
        <text:changed-region xml:id="ct365453440" text:id="ct365453440">
          <text:insertion>
            <office:change-info>
              <dc:creator>Gun Number One</dc:creator>
              <dc:date>2023-02-14T14:25:53</dc:date>
            </office:change-info>
          </text:insertion>
        </text:changed-region>
        <text:changed-region xml:id="ct252075936" text:id="ct252075936">
          <text:insertion>
            <office:change-info>
              <dc:creator>Gun Number One</dc:creator>
              <dc:date>2023-02-14T14:25:53</dc:date>
            </office:change-info>
          </text:insertion>
        </text:changed-region>
        <text:changed-region xml:id="ct319829952" text:id="ct319829952">
          <text:insertion>
            <office:change-info>
              <dc:creator>Gun Number One</dc:creator>
              <dc:date>2023-02-14T14:25:53</dc:date>
            </office:change-info>
          </text:insertion>
        </text:changed-region>
        <text:changed-region xml:id="ct240542192" text:id="ct240542192">
          <text:insertion>
            <office:change-info>
              <dc:creator>Gun Number One</dc:creator>
              <dc:date>2023-02-14T14:25:53</dc:date>
            </office:change-info>
          </text:insertion>
        </text:changed-region>
        <text:changed-region xml:id="ct206240160" text:id="ct206240160">
          <text:insertion>
            <office:change-info>
              <dc:creator>Gun Number One</dc:creator>
              <dc:date>2023-02-14T14:25:53</dc:date>
            </office:change-info>
          </text:insertion>
        </text:changed-region>
        <text:changed-region xml:id="ct205637040" text:id="ct205637040">
          <text:insertion>
            <office:change-info>
              <dc:creator>Gun Number One</dc:creator>
              <dc:date>2023-02-14T14:25:53</dc:date>
            </office:change-info>
          </text:insertion>
        </text:changed-region>
        <text:changed-region xml:id="ct204522368" text:id="ct204522368">
          <text:insertion>
            <office:change-info>
              <dc:creator>Gun Number One</dc:creator>
              <dc:date>2023-02-14T14:25:53</dc:date>
            </office:change-info>
          </text:insertion>
        </text:changed-region>
        <text:changed-region xml:id="ct204211248" text:id="ct204211248">
          <text:insertion>
            <office:change-info>
              <dc:creator>Gun Number One</dc:creator>
              <dc:date>2023-02-14T14:25:53</dc:date>
            </office:change-info>
          </text:insertion>
        </text:changed-region>
        <text:changed-region xml:id="ct201828768" text:id="ct201828768">
          <text:insertion>
            <office:change-info>
              <dc:creator>Gun Number One</dc:creator>
              <dc:date>2023-02-14T14:25:53</dc:date>
            </office:change-info>
          </text:insertion>
        </text:changed-region>
        <text:changed-region xml:id="ct321143056" text:id="ct321143056">
          <text:insertion>
            <office:change-info>
              <dc:creator>Gun Number One</dc:creator>
              <dc:date>2023-02-14T14:38:24</dc:date>
            </office:change-info>
          </text:insertion>
        </text:changed-region>
        <text:changed-region xml:id="ct354133632" text:id="ct354133632">
          <text:insertion>
            <office:change-info>
              <dc:creator>Gun Number One</dc:creator>
              <dc:date>2023-02-14T14:35:11</dc:date>
            </office:change-info>
          </text:insertion>
        </text:changed-region>
        <text:changed-region xml:id="ct177562688" text:id="ct177562688">
          <text:insertion>
            <office:change-info>
              <dc:creator>Gun Number One</dc:creator>
              <dc:date>2023-02-14T14:35:11</dc:date>
            </office:change-info>
          </text:insertion>
        </text:changed-region>
        <text:changed-region xml:id="ct204732976" text:id="ct204732976">
          <text:insertion>
            <office:change-info>
              <dc:creator>Gun Number One</dc:creator>
              <dc:date>2023-02-14T14:35:11</dc:date>
            </office:change-info>
          </text:insertion>
        </text:changed-region>
        <text:changed-region xml:id="ct340315200" text:id="ct340315200">
          <text:insertion>
            <office:change-info>
              <dc:creator>Gun Number One</dc:creator>
              <dc:date>2023-02-14T14:35:11</dc:date>
            </office:change-info>
          </text:insertion>
        </text:changed-region>
        <text:changed-region xml:id="ct194737568" text:id="ct194737568">
          <text:insertion>
            <office:change-info>
              <dc:creator>Gun Number One</dc:creator>
              <dc:date>2023-02-14T14:35:11</dc:date>
            </office:change-info>
          </text:insertion>
        </text:changed-region>
        <text:changed-region xml:id="ct182823248" text:id="ct182823248">
          <text:insertion>
            <office:change-info>
              <dc:creator>Gun Number One</dc:creator>
              <dc:date>2023-02-14T14:35:11</dc:date>
            </office:change-info>
          </text:insertion>
        </text:changed-region>
        <text:changed-region xml:id="ct366114624" text:id="ct366114624">
          <text:insertion>
            <office:change-info>
              <dc:creator>Gun Number One</dc:creator>
              <dc:date>2023-02-14T14:35:11</dc:date>
            </office:change-info>
          </text:insertion>
        </text:changed-region>
        <text:changed-region xml:id="ct316582640" text:id="ct316582640">
          <text:insertion>
            <office:change-info>
              <dc:creator>Gun Number One</dc:creator>
              <dc:date>2023-02-14T14:35:11</dc:date>
            </office:change-info>
          </text:insertion>
        </text:changed-region>
        <text:changed-region xml:id="ct236820544" text:id="ct236820544">
          <text:insertion>
            <office:change-info>
              <dc:creator>Gun Number One</dc:creator>
              <dc:date>2023-02-14T14:35:11</dc:date>
            </office:change-info>
          </text:insertion>
        </text:changed-region>
        <text:changed-region xml:id="ct329232336" text:id="ct329232336">
          <text:insertion>
            <office:change-info>
              <dc:creator>Gun Number One</dc:creator>
              <dc:date>2023-02-14T14:35:11</dc:date>
            </office:change-info>
          </text:insertion>
        </text:changed-region>
        <text:changed-region xml:id="ct201466768" text:id="ct201466768">
          <text:insertion>
            <office:change-info>
              <dc:creator>Gun Number One</dc:creator>
              <dc:date>2023-02-14T14:35:11</dc:date>
            </office:change-info>
          </text:insertion>
        </text:changed-region>
        <text:changed-region xml:id="ct330208832" text:id="ct330208832">
          <text:insertion>
            <office:change-info>
              <dc:creator>Gun Number One</dc:creator>
              <dc:date>2023-02-14T14:35:11</dc:date>
            </office:change-info>
          </text:insertion>
        </text:changed-region>
        <text:changed-region xml:id="ct201467056" text:id="ct201467056">
          <text:insertion>
            <office:change-info>
              <dc:creator>Gun Number One</dc:creator>
              <dc:date>2023-02-14T14:35:11</dc:date>
            </office:change-info>
          </text:insertion>
        </text:changed-region>
        <text:changed-region xml:id="ct354887520" text:id="ct354887520">
          <text:insertion>
            <office:change-info>
              <dc:creator>Gun Number One</dc:creator>
              <dc:date>2023-02-14T14:35:11</dc:date>
            </office:change-info>
          </text:insertion>
        </text:changed-region>
        <text:changed-region xml:id="ct368761136" text:id="ct368761136">
          <text:insertion>
            <office:change-info>
              <dc:creator>Gun Number One</dc:creator>
              <dc:date>2023-02-14T14:35:11</dc:date>
            </office:change-info>
          </text:insertion>
        </text:changed-region>
        <text:changed-region xml:id="ct323010144" text:id="ct323010144">
          <text:insertion>
            <office:change-info>
              <dc:creator>Gun Number One</dc:creator>
              <dc:date>2023-02-14T14:35:11</dc:date>
            </office:change-info>
          </text:insertion>
        </text:changed-region>
        <text:changed-region xml:id="ct242833328" text:id="ct242833328">
          <text:insertion>
            <office:change-info>
              <dc:creator>Gun Number One</dc:creator>
              <dc:date>2023-02-14T14:35:11</dc:date>
            </office:change-info>
          </text:insertion>
        </text:changed-region>
        <text:changed-region xml:id="ct237478112" text:id="ct237478112">
          <text:insertion>
            <office:change-info>
              <dc:creator>Gun Number One</dc:creator>
              <dc:date>2023-02-14T14:35:11</dc:date>
            </office:change-info>
          </text:insertion>
        </text:changed-region>
        <text:changed-region xml:id="ct177368640" text:id="ct177368640">
          <text:insertion>
            <office:change-info>
              <dc:creator>Gun Number One</dc:creator>
              <dc:date>2023-02-14T14:35:11</dc:date>
            </office:change-info>
          </text:insertion>
        </text:changed-region>
        <text:changed-region xml:id="ct328614576" text:id="ct328614576">
          <text:insertion>
            <office:change-info>
              <dc:creator>Gun Number One</dc:creator>
              <dc:date>2023-02-14T14:35:11</dc:date>
            </office:change-info>
          </text:insertion>
        </text:changed-region>
        <text:changed-region xml:id="ct205609744" text:id="ct205609744">
          <text:insertion>
            <office:change-info>
              <dc:creator>Gun Number One</dc:creator>
              <dc:date>2023-02-14T14:35:11</dc:date>
            </office:change-info>
          </text:insertion>
        </text:changed-region>
        <text:changed-region xml:id="ct371695824" text:id="ct371695824">
          <text:insertion>
            <office:change-info>
              <dc:creator>Gun Number One</dc:creator>
              <dc:date>2023-02-14T14:35:11</dc:date>
            </office:change-info>
          </text:insertion>
        </text:changed-region>
        <text:changed-region xml:id="ct328614864" text:id="ct328614864">
          <text:insertion>
            <office:change-info>
              <dc:creator>Gun Number One</dc:creator>
              <dc:date>2023-02-14T14:35:11</dc:date>
            </office:change-info>
          </text:insertion>
        </text:changed-region>
        <text:changed-region xml:id="ct328673120" text:id="ct328673120">
          <text:insertion>
            <office:change-info>
              <dc:creator>Gun Number One</dc:creator>
              <dc:date>2023-02-14T14:35:11</dc:date>
            </office:change-info>
          </text:insertion>
        </text:changed-region>
        <text:changed-region xml:id="ct351439488" text:id="ct351439488">
          <text:insertion>
            <office:change-info>
              <dc:creator>Gun Number One</dc:creator>
              <dc:date>2023-02-14T14:35:11</dc:date>
            </office:change-info>
          </text:insertion>
        </text:changed-region>
        <text:changed-region xml:id="ct240528960" text:id="ct240528960">
          <text:insertion>
            <office:change-info>
              <dc:creator>Gun Number One</dc:creator>
              <dc:date>2023-02-14T14:35:11</dc:date>
            </office:change-info>
          </text:insertion>
        </text:changed-region>
        <text:changed-region xml:id="ct347298048" text:id="ct347298048">
          <text:insertion>
            <office:change-info>
              <dc:creator>Gun Number One</dc:creator>
              <dc:date>2023-02-14T14:35:11</dc:date>
            </office:change-info>
          </text:insertion>
        </text:changed-region>
        <text:changed-region xml:id="ct352687952" text:id="ct352687952">
          <text:insertion>
            <office:change-info>
              <dc:creator>Gun Number One</dc:creator>
              <dc:date>2023-02-14T14:35:11</dc:date>
            </office:change-info>
          </text:insertion>
        </text:changed-region>
        <text:changed-region xml:id="ct206003024" text:id="ct206003024">
          <text:insertion>
            <office:change-info>
              <dc:creator>Gun Number One</dc:creator>
              <dc:date>2023-02-14T14:35:11</dc:date>
            </office:change-info>
          </text:insertion>
        </text:changed-region>
        <text:changed-region xml:id="ct368791552" text:id="ct368791552">
          <text:insertion>
            <office:change-info>
              <dc:creator>Gun Number One</dc:creator>
              <dc:date>2023-02-14T14:35:11</dc:date>
            </office:change-info>
          </text:insertion>
        </text:changed-region>
        <text:changed-region xml:id="ct272794992" text:id="ct272794992">
          <text:insertion>
            <office:change-info>
              <dc:creator>Gun Number One</dc:creator>
              <dc:date>2023-02-14T14:35:11</dc:date>
            </office:change-info>
          </text:insertion>
        </text:changed-region>
        <text:changed-region xml:id="ct242026224" text:id="ct242026224">
          <text:insertion>
            <office:change-info>
              <dc:creator>Gun Number One</dc:creator>
              <dc:date>2023-02-14T14:35:11</dc:date>
            </office:change-info>
          </text:insertion>
        </text:changed-region>
        <text:changed-region xml:id="ct251414240" text:id="ct251414240">
          <text:insertion>
            <office:change-info>
              <dc:creator>Gun Number One</dc:creator>
              <dc:date>2023-02-14T14:35:11</dc:date>
            </office:change-info>
          </text:insertion>
        </text:changed-region>
        <text:changed-region xml:id="ct347177872" text:id="ct347177872">
          <text:insertion>
            <office:change-info>
              <dc:creator>Gun Number One</dc:creator>
              <dc:date>2023-02-14T14:35:11</dc:date>
            </office:change-info>
          </text:insertion>
        </text:changed-region>
        <text:changed-region xml:id="ct366957152" text:id="ct366957152">
          <text:insertion>
            <office:change-info>
              <dc:creator>Gun Number One</dc:creator>
              <dc:date>2023-02-14T14:35:11</dc:date>
            </office:change-info>
          </text:insertion>
        </text:changed-region>
        <text:changed-region xml:id="ct333021280" text:id="ct333021280">
          <text:insertion>
            <office:change-info>
              <dc:creator>Gun Number One</dc:creator>
              <dc:date>2023-02-14T14:35:11</dc:date>
            </office:change-info>
          </text:insertion>
        </text:changed-region>
        <text:changed-region xml:id="ct308008864" text:id="ct308008864">
          <text:insertion>
            <office:change-info>
              <dc:creator>Gun Number One</dc:creator>
              <dc:date>2023-02-14T14:35:11</dc:date>
            </office:change-info>
          </text:insertion>
        </text:changed-region>
        <text:changed-region xml:id="ct251700080" text:id="ct251700080">
          <text:insertion>
            <office:change-info>
              <dc:creator>Gun Number One</dc:creator>
              <dc:date>2023-02-14T14:35:11</dc:date>
            </office:change-info>
          </text:insertion>
        </text:changed-region>
        <text:changed-region xml:id="ct328823216" text:id="ct328823216">
          <text:insertion>
            <office:change-info>
              <dc:creator>Gun Number One</dc:creator>
              <dc:date>2023-02-14T14:35:11</dc:date>
            </office:change-info>
          </text:insertion>
        </text:changed-region>
        <text:changed-region xml:id="ct323429120" text:id="ct323429120">
          <text:insertion>
            <office:change-info>
              <dc:creator>Gun Number One</dc:creator>
              <dc:date>2023-02-14T14:35:11</dc:date>
            </office:change-info>
          </text:insertion>
        </text:changed-region>
        <text:changed-region xml:id="ct321115104" text:id="ct321115104">
          <text:insertion>
            <office:change-info>
              <dc:creator>Gun Number One</dc:creator>
              <dc:date>2023-02-14T14:35:11</dc:date>
            </office:change-info>
          </text:insertion>
        </text:changed-region>
        <text:changed-region xml:id="ct381492816" text:id="ct381492816">
          <text:insertion>
            <office:change-info>
              <dc:creator>Gun Number One</dc:creator>
              <dc:date>2023-02-14T14:35:11</dc:date>
            </office:change-info>
          </text:insertion>
        </text:changed-region>
        <text:changed-region xml:id="ct358342096" text:id="ct358342096">
          <text:insertion>
            <office:change-info>
              <dc:creator>Gun Number One</dc:creator>
              <dc:date>2023-02-14T14:35:11</dc:date>
            </office:change-info>
          </text:insertion>
        </text:changed-region>
        <text:changed-region xml:id="ct247238912" text:id="ct247238912">
          <text:insertion>
            <office:change-info>
              <dc:creator>Gun Number One</dc:creator>
              <dc:date>2023-02-14T14:35:11</dc:date>
            </office:change-info>
          </text:insertion>
        </text:changed-region>
        <text:changed-region xml:id="ct388586688" text:id="ct388586688">
          <text:insertion>
            <office:change-info>
              <dc:creator>Gun Number One</dc:creator>
              <dc:date>2023-02-14T14:35:11</dc:date>
            </office:change-info>
          </text:insertion>
        </text:changed-region>
        <text:changed-region xml:id="ct339815424" text:id="ct339815424">
          <text:insertion>
            <office:change-info>
              <dc:creator>Gun Number One</dc:creator>
              <dc:date>2023-02-14T14:35:11</dc:date>
            </office:change-info>
          </text:insertion>
        </text:changed-region>
        <text:changed-region xml:id="ct359972976" text:id="ct359972976">
          <text:insertion>
            <office:change-info>
              <dc:creator>Gun Number One</dc:creator>
              <dc:date>2023-02-14T14:35:11</dc:date>
            </office:change-info>
          </text:insertion>
        </text:changed-region>
        <text:changed-region xml:id="ct339815792" text:id="ct339815792">
          <text:insertion>
            <office:change-info>
              <dc:creator>Gun Number One</dc:creator>
              <dc:date>2023-02-14T14:35:11</dc:date>
            </office:change-info>
          </text:insertion>
        </text:changed-region>
        <text:changed-region xml:id="ct202552032" text:id="ct202552032">
          <text:insertion>
            <office:change-info>
              <dc:creator>Gun Number One</dc:creator>
              <dc:date>2023-02-14T14:35:11</dc:date>
            </office:change-info>
          </text:insertion>
        </text:changed-region>
        <text:changed-region xml:id="ct365117696" text:id="ct365117696">
          <text:insertion>
            <office:change-info>
              <dc:creator>Gun Number One</dc:creator>
              <dc:date>2023-02-14T14:35:11</dc:date>
            </office:change-info>
          </text:insertion>
        </text:changed-region>
        <text:changed-region xml:id="ct205610128" text:id="ct205610128">
          <text:insertion>
            <office:change-info>
              <dc:creator>Gun Number One</dc:creator>
              <dc:date>2023-02-14T14:35:11</dc:date>
            </office:change-info>
          </text:insertion>
        </text:changed-region>
        <text:changed-region xml:id="ct249213248" text:id="ct249213248">
          <text:insertion>
            <office:change-info>
              <dc:creator>Gun Number One</dc:creator>
              <dc:date>2023-02-14T14:35:11</dc:date>
            </office:change-info>
          </text:insertion>
        </text:changed-region>
        <text:changed-region xml:id="ct337096432" text:id="ct337096432">
          <text:insertion>
            <office:change-info>
              <dc:creator>Gun Number One</dc:creator>
              <dc:date>2023-02-14T14:35:11</dc:date>
            </office:change-info>
          </text:insertion>
        </text:changed-region>
        <text:changed-region xml:id="ct361354608" text:id="ct361354608">
          <text:deletion>
            <office:change-info>
              <dc:creator>Gun Number One</dc:creator>
              <dc:date>2023-02-14T14:47:54</dc:date>
            </office:change-info>
            <text:h text:style-name="P64" text:outline-level="1">Содержание <text:span text:style-name="T25">учебной </text:span>дисциплины</text:h>
            <text:p text:style-name="P162">Понятие операционной системы</text:p>
            <text:p text:style-name="P178">Операционная система. Классификация ОС. ОС реального времени. Микроядерные и монолитные ОС. Структура ОС. Ядро, командный процессор, подсистема ввода-вывода, система управления памятью, файловая система. Принципы построения ОС. Понятие виртуальной машины. Безопасность операционных систем. Понятие системных вызовов. Системные вызовы стандарта POSIX.</text:p>
            <text:p text:style-name="P162">Понятия процесса и потока</text:p>
            <text:p text:style-name="P122">Концепция процесса. Диаграмма состояний процесса. Операции над процессами. Создание и завершение процесса. Иерархия процессов. Структуры управления процессами. Процессы-зомби. Системные вызовы для управления процессами. Реализация процессов в современных ОС (UNIX/<text:span text:style-name="T26">Linux, </text:span><text:span text:style-name="T33">Windows</text:span>). Процессы и потоки. Понятия мультизадачности и многопоточности. Потоки в пространстве пользователя. Потоки в ядре. Реализация потоков в современных ОС (UNIX/<text:span text:style-name="T26">Linux, </text:span><text:span text:style-name="T33">Windows</text:span>). Облегченные потоки. Легковесные процессы (LWP). Всплывающие потоки. Понятие о прерываниях. Параллельные процессы. Независимые и взаимодействующие процессы. Механизмы уведомления процессов о системных событиях.</text:p>
            <text:p text:style-name="P162">Диспетчеризация процессов</text:p>
            <text:p text:style-name="P178">Стратегии планирования. Дисциплины диспетчеризации. Вытесняющие и невытесняющие алгоритмы. Алгоритмы планирования без переключений. Циклическое и приоритетное планирование. Динамические приоритеты. Планирование в системах реального времени. Планирование потоков. Гарантии обслуживания процесса.</text:p>
            <text:p text:style-name="P163">Механизмы взаимного исключения</text:p>
            <text:p text:style-name="P178">Состояние состязания. Задача об обедающих философах. Детерминированный набор. Условия Бернстайна. Понятие критического ресурса. Критическая область. Взаимное исключение. Механизмы взаимного исключения. Алгоритм Деккера. Алгоритм Петерсона. Алгоритм Лэмпорта.</text:p>
            <text:p text:style-name="P162">Типовые механизмы синхронизации</text:p>
            <text:p text:style-name="P178">Операция Test &amp; Set (TS). Поддержка механизма TS в современных процессорах (например, в архитектуре <text:span text:style-name="T27">x86_64</text:span>). Семафоры Дейкстры. Базовые операции над семафорами. Мьютексы. Задача «поставщик-потребитель». Инверсия приоритетов. Реализация механизмов синхронизации в современных ОС (UNIX/<text:span text:style-name="T26">Linux, </text:span><text:span text:style-name="T33">Windows</text:span>). Мониторы Хоара. Поддержка мониторов в языках программирования. Барьеры. Задача о парикмахерской. Задача «читатели-писатели». </text:p>
            <text:p text:style-name="P162">Механизмы межпроцессного взаимодействия</text:p>
            <text:p text:style-name="P178">Механизмы для взаимодействия процессов. Сигналы. Каналы. Именованные и анонимные каналы. Сообщения. Буферы сообщений. Очереди сообщений. Порты. Почтовые ящики. Рандеву. Сообщения как средство синхронизации. Реализация механизмов взаимодействия в современных ОС (UNIX/<text:span text:style-name="T26">Linux, </text:span><text:span text:style-name="T33">Windows</text:span>).</text:p>
            <text:p text:style-name="P162">Обработка тупиковых ситуаций</text:p>
            <text:p text:style-name="P178">Понятие тупика. Условия Коффмана. Модель Холта. Модель пространства состояний. Надежное, опасное и безопасное состояния. Обнаружение тупика при наличии одного ресурса каждого вида. Обнаружение тупика при наличии нескольких ресурсов каждого вида. Выход из взаимоблокировки. Обход и предотвращение тупиковой ситуации. Двухфазовое блокирование. Проблема «голодания».</text:p>
            <text:p text:style-name="P163">Управление памятью</text:p>
            <text:p text:style-name="P178">Управление памятью. Задачи управления памятью. Однозадачная система. <text:span text:style-name="T28">Сегментная организация памяти. </text:span>Настройка адресов и защита памяти. Подкачка. Битовые массивы и связные списки. Алгоритмы выбора сегмента для размещения процесса. <text:span text:style-name="T28">Страничная организации памяти. Виртуальная память. Таблицы страниц. Многоуровневые таблицы страниц. </text:span>Буферы быстрого преобразования TLB. Инвертированные таблицы страниц. <text:span text:style-name="T28">Обработка страничного прерывания.</text:span></text:p>
            <text:p text:style-name="P162">Поддержка подсистемы памяти в современных архитектурах</text:p>
            <text:p text:style-name="P178"><text:span text:style-name="T28">Поддержка сегментно-страничной организации памяти в современных процессорах (на примере архитектуры </text:span><text:span text:style-name="T29">x86_64</text:span><text:span text:style-name="T28">). Селектор. Таблицы дескрипторов. Линейный адрес. Режимы сегментной, страничной и сегментно-страничной организации. Структура элемента таблицы страниц. Режим PAE. Структура элемента таблицы страниц в архитектурах х64, IA64. Таблица страничных блоков PFN. Шлюзы вызова. </text:span>Распределение оперативной памяти и управление ею в архитектурах современных ОС (UNIX/<text:span text:style-name="T26">Linux, </text:span><text:span text:style-name="T33">Windows</text:span><text:span text:style-name="T26">, для </text:span>архитектур <text:span text:style-name="T26">x86_64</text:span>). Управление памятью в архитектурах современных ОС. <text:span text:style-name="T28">Защита памяти.</text:span> <text:span text:style-name="T26">Стеки и к</text:span>учи.</text:p>
            <text:p text:style-name="P162">Алгоритмы замещения страниц</text:p>
            <text:p text:style-name="P178">Стратегии выборки по запросу и с упреждением. Алгоритмы замещения страниц. Биты использования и изменения страницы. Алгоритмы FIFO (First In, First Out), вторая попытка, часы, NRU (Not Recently Used), LRU (Last Recently Used), NFU (Not Frequently Used), старение. Понятие рабочего набора. Аномалия Билэди. Магазинные алгоритмы. Строка расстояний. Прогнозирование страничных прерываний. Рабочие наборы в современных ОС.</text:p>
            <text:p text:style-name="P163">Подсистемы ввода–вывода</text:p>
            <text:p text:style-name="P178">Управление вводом–выводом. Блочные и символьные операции. Синхронные и асинхронные операции. Отображение ввода–вывода на адресное пространство памяти. Прямой доступ к памяти. Кэширование операций. Упреждающее чтение. Отложенная запись. Программное обеспечение ввода–вывода. Организация драйверов в современных ОС (UNIX/<text:span text:style-name="T26">Linux, Windows</text:span>). Псевдоустройства. Файл устройства. Процесс загрузки драйверов. Дисциплины оптимизации запросов чтения–записи.</text:p>
            <text:p text:style-name="P162">Загрузка ОС</text:p>
            <text:p text:style-name="P178">Логическая структура жесткого диска. Главная загрузочная запись MBR. Таблица разделов. Первичные и расширенные разделы. Таблица логических дисков. Разбиение на разделы по схеме GPT (GUID Partition Table). Динамические диски LDM. Процесс загрузки современных ОС (UNIX/<text:span text:style-name="T26">Linux, Windows</text:span>).</text:p>
            <text:p text:style-name="P162">Понятие файловой системы</text:p>
            <text:p text:style-name="P178">Функции файловой системы. Понятие файла. Структура файла. Типы файлов. Регулярные файлы и каталоги. Специальные файлы. Файлы с последовательным и произвольным доступом. Структуры управления файлами. Атрибуты файла. Отображение файлов на память. Непрерывная организация файлов на диске, связные списки, индексные узлы. Каталоги. Одноуровневая, двухуровневая и иерархическая структуры каталогов. Имена файлов. Совместно используемые файлы. Символьное связывание. Учет свободных блоков. Монтирование. Непротиворечивость файловой системы. Журналирование и каскадный откат транзакций. Кэширование. Типовые операции файловой системы.</text:p>
            <text:p text:style-name="P178"/>
            <text:p text:style-name="P163">Реализации файловых систем</text:p>
            <text:p text:style-name="P178"><text:span text:style-name="T24">Файловая система FAT. Особенности и функциональные возможности файловой системы FAT. Таблица размещения файлов. Структура загрузочной записи FAT16, FAT32. Хранение длинных имен. Файловая система HPFS. Структура раздела HPFS, сбалансированные двоичные деревья. Файловая система NTFS. Структура тома. Особенности системы NTFS. </text:span>Базовая файловая система UNIX System V s5fs. Индексные узлы. Суперблок. <text:span text:style-name="T24">Файловая система Berkeley FFS</text:span>. Файловые системы Linux ext2fs, ext3fs, ext<text:span text:style-name="T30">4</text:span>fs, <text:span text:style-name="T32">Reiser FS</text:span>. Файловая система /proc. Файловая система с журнальной структурой LFS. Файловая система CD (ISO9660). Основной описатель тома. <text:span text:style-name="T31">Rock-Ridge</text:span> расширения. Расширения Joliet.</text:p>
            <text:p text:style-name="P162">Обзор архитектур современных операционных систем</text:p>
            <text:p text:style-name="P121">Особенности архитектуры и основные функциональные возможности ОС реального времени и ОС для мобильных и встроенных систем: QNX, <text:span text:style-name="T24">Windows CE, Symbian OS, Palm OS</text:span>, Android, iOS. Особенности архитектуры ОС Mac OS.</text:p>
            <text:p text:style-name="P121"/>
            <text:p text:style-name="P121"/>
            <text:h text:style-name="P65" text:outline-level="1"/>
          </text:deletion>
        </text:changed-region>
        <text:changed-region xml:id="ct204592944" text:id="ct204592944">
          <text:deletion>
            <office:change-info>
              <dc:creator>Gun Number One</dc:creator>
              <dc:date>2023-02-14T14:48:30</dc:date>
            </office:change-info>
            <text:p text:style-name="P161"><text:s/></text:p>
            <text:p text:style-name="P161"/>
          </text:deletion>
        </text:changed-region>
        <text:changed-region xml:id="ct201403472" text:id="ct201403472">
          <text:insertion>
            <office:change-info>
              <dc:creator>Gun Number One</dc:creator>
              <dc:date>2023-02-14T14:48:31</dc:date>
            </office:change-info>
          </text:insertion>
        </text:changed-region>
        <text:changed-region xml:id="ct336185296" text:id="ct336185296">
          <text:deletion>
            <office:change-info>
              <dc:creator>Gun Number One</dc:creator>
              <dc:date>2023-02-14T14:48:29</dc:date>
            </office:change-info>
            <text:list text:style-name="Numbering_20_1">
              <text:list-item>
                <text:p text:style-name="P127">Таненбаум, Э. Современные операционные системы / Э. Таненбаум. – СПб.Питер, 2011.</text:p>
              </text:list-item>
            </text:list>
            <text:p text:style-name="P60">Кофлер М. Linux. Полное руководство. / М. Кофлер. – СПб. : Питер, 2011.</text:p>
            <text:list text:continue-numbering="true" text:style-name="Numbering_20_1">
              <text:list-item>
                <text:p text:style-name="P127">Дейтел, Х. М. Операционные системы. В 2 ч. / Х. М. Дейтел, П. Дж. Дейтел, Д. Р. Чофнес. — Ч.1. Основы и принципы. Ч.2. Распределенные системы, сети, безопасность. – М. : Бином, 2013.</text:p>
              </text:list-item>
            </text:list>
          </text:deletion>
        </text:changed-region>
        <text:changed-region xml:id="ct389887216" text:id="ct389887216">
          <text:insertion>
            <office:change-info>
              <dc:creator>Gun Number One</dc:creator>
              <dc:date>2023-02-14T14:48:34</dc:date>
            </office:change-info>
          </text:insertion>
        </text:changed-region>
        <text:changed-region xml:id="ct372228272" text:id="ct372228272">
          <text:deletion>
            <office:change-info>
              <dc:creator>Gun Number One</dc:creator>
              <dc:date>2023-02-14T14:50:23</dc:date>
            </office:change-info>
            <text:p text:style-name="P310"/>
            <text:p text:style-name="P129"/>
            <text:p text:style-name="P309"/>
          </text:deletion>
        </text:changed-region>
        <text:changed-region xml:id="ct372229040" text:id="ct372229040">
          <text:insertion>
            <office:change-info>
              <dc:creator>Gun Number One</dc:creator>
              <dc:date>2023-02-14T14:52:09</dc:date>
            </office:change-info>
          </text:insertion>
        </text:changed-region>
        <text:changed-region xml:id="ct363970464" text:id="ct363970464">
          <text:deletion>
            <office:change-info>
              <dc:creator>Gun Number One</dc:creator>
              <dc:date>2023-02-14T14:51:08</dc:date>
            </office:change-info>
            <text:p text:style-name="P24"/>
            <text:list text:continue-numbering="true" text:style-name="Numbering_20_1">
              <text:list-item>
                <text:p text:style-name="P130"/>
              </text:list-item>
            </text:list>
            <text:p text:style-name="P179"><text:span text:style-name="Verb"><text:span text:style-name="T35">http://</text:span></text:span><text:span text:style-name="Verb">libgen.rs</text:span>, <text:span text:style-name="Verb"><text:span text:style-name="T35">http://</text:span></text:span><text:span text:style-name="Verb">gen.lib.rus.ec</text:span> — Library Genesis</text:p>
            <text:p text:style-name="P179"><text:span text:style-name="Verb"><text:span text:style-name="T35">http://</text:span></text:span><text:span text:style-name="Verb">rutracker.org</text:span></text:p>
            <text:p text:style-name="P24"/>
            <text:p text:style-name="P120">Рочкинд М. Программирование для UNIX, 2-е изд. СПб, БХВ-Петербург, 2005.</text:p>
            <text:list xml:id="list201052106794407" text:continue-numbering="true" text:style-name="Numbering_20_1">
              <text:list-item>
                <text:p text:style-name="P131">Прата, Стивен. Язык программирования С. Лекции и упражнения, 6-е изд. : Пер. с англ. —М.ООО “И.Д. Вильямс”, 2015. — 928 с. : ил.</text:p>
              </text:list-item>
              <text:list-item>
                <text:p text:style-name="P131">Столяров А. В. Программирование: введение в профессию. II: Низкоуровневое программирование. — М.: МАКС Пресс, 2016, 496 с.</text:p>
              </text:list-item>
              <text:list-item>
                <text:p text:style-name="P130">IEEE Std 1003.1-2017 (IEEE Standard for Information Technology - Portable Operating System Interface (POSIX). The Open Group Standard, Base Specifications, Issue 7).</text:p>
              </text:list-item>
              <text:list-item>
                <text:p text:style-name="P132">ISO/IEC 9899-2011[2012] — Information technology — Programming languages — C., 702 p.</text:p>
              </text:list-item>
              <text:list-item>
                <text:p text:style-name="P133">ISO/IEC 14882-2017[2017] — Programming languages — C+⁠+, — 1622 p. </text:p>
              </text:list-item>
              <text:list-item>
                <text:p text:style-name="P133">Intel 64 and IA-32 Architectures Software Developer'\''s Manuals. 325462-074US (April 2021).pdf</text:p>
              </text:list-item>
              <text:list-item>
                <text:p text:style-name="P130">Лав Р. Linux. Системное программирование. 2-е изд. / Лав Р. – СПб. : Питер, 2014.</text:p>
              </text:list-item>
              <text:list-item>
                <text:p text:style-name="P130">Собель М. Linux. Администрирование и системное программирование. 2-е изд. – М. Собель – СПб. : Питер, 2011.</text:p>
              </text:list-item>
              <text:list-item>
                <text:p text:style-name="P130">Гордеев А.В. Операционные системы. Учебник для ВУЗов. 2-е изд. Спб., Питер, 2005.</text:p>
              </text:list-item>
              <text:list-item>
                <text:p text:style-name="P130">Карпов В.Е., Коньков К.А. Основы операционных систем. Курс лекций. Учебное пособие. М., Интернет-университет информационных технологий, 2004.</text:p>
              </text:list-item>
              <text:list-item>
                <text:p text:style-name="P130">Столлингс В. Операционные системы, 4-е изд. М., изд. дом “Вильямс”, 2004.</text:p>
              </text:list-item>
              <text:list-item>
                <text:p text:style-name="P130">Вахалия Ю. UNIX изнутри. СПб, Питер, 2003.</text:p>
              </text:list-item>
              <text:list-item>
                <text:p text:style-name="P130">Гордеев А.В., Молчанов А.Ю. Системное программное обеспечение. Учебник для ВУЗов. Спб., Питер, 2003.</text:p>
              </text:list-item>
            </text:list>
            <text:p text:style-name="P24">Робачевский А.М., Немнюгин С.А., Стесик О.Л. Операционная система UNIX. СПб, БХВ-Петербург, 2005.</text:p>
          </text:deletion>
        </text:changed-region>
        <text:changed-region xml:id="ct194730320" text:id="ct194730320">
          <text:insertion>
            <office:change-info>
              <dc:creator>Gun Number One</dc:creator>
              <dc:date>2023-02-14T14:53:20</dc:date>
            </office:change-info>
          </text:insertion>
        </text:changed-region>
        <text:changed-region xml:id="ct366592800" text:id="ct366592800">
          <text:insertion>
            <office:change-info>
              <dc:creator>Gun Number One</dc:creator>
              <dc:date>2023-02-14T14:51:42</dc:date>
            </office:change-info>
          </text:insertion>
        </text:changed-region>
        <text:changed-region xml:id="ct432545104" text:id="ct432545104">
          <text:insertion>
            <office:change-info>
              <dc:creator>Gun Number One</dc:creator>
              <dc:date>2023-02-14T14:51:42</dc:date>
            </office:change-info>
          </text:insertion>
        </text:changed-region>
        <text:changed-region xml:id="ct366594112" text:id="ct366594112">
          <text:insertion>
            <office:change-info>
              <dc:creator>Gun Number One</dc:creator>
              <dc:date>2023-02-14T16:59:15</dc:date>
            </office:change-info>
          </text:insertion>
        </text:changed-region>
        <text:changed-region xml:id="ct372744336" text:id="ct372744336">
          <text:insertion>
            <office:change-info>
              <dc:creator>Gun Number One</dc:creator>
              <dc:date>2023-02-14T17:00:21</dc:date>
            </office:change-info>
          </text:insertion>
        </text:changed-region>
        <text:changed-region xml:id="ct361202048" text:id="ct361202048">
          <text:insertion>
            <office:change-info>
              <dc:creator>Gun Number One</dc:creator>
              <dc:date>2023-02-14T17:00:21</dc:date>
            </office:change-info>
          </text:insertion>
        </text:changed-region>
        <text:changed-region xml:id="ct339697296" text:id="ct339697296">
          <text:insertion>
            <office:change-info>
              <dc:creator>Gun Number One</dc:creator>
              <dc:date>2023-02-14T17:00:21</dc:date>
            </office:change-info>
          </text:insertion>
        </text:changed-region>
        <text:changed-region xml:id="ct273685712" text:id="ct273685712">
          <text:insertion>
            <office:change-info>
              <dc:creator>Gun Number One</dc:creator>
              <dc:date>2023-02-14T17:00:21</dc:date>
            </office:change-info>
          </text:insertion>
        </text:changed-region>
        <text:changed-region xml:id="ct355884880" text:id="ct355884880">
          <text:insertion>
            <office:change-info>
              <dc:creator>Gun Number One</dc:creator>
              <dc:date>2023-02-14T17:00:21</dc:date>
            </office:change-info>
          </text:insertion>
        </text:changed-region>
        <text:changed-region xml:id="ct206131872" text:id="ct206131872">
          <text:insertion>
            <office:change-info>
              <dc:creator>Gun Number One</dc:creator>
              <dc:date>2023-02-14T17:00:21</dc:date>
            </office:change-info>
          </text:insertion>
        </text:changed-region>
        <text:changed-region xml:id="ct176340112" text:id="ct176340112">
          <text:insertion>
            <office:change-info>
              <dc:creator>Gun Number One</dc:creator>
              <dc:date>2023-02-14T17:00:21</dc:date>
            </office:change-info>
          </text:insertion>
        </text:changed-region>
        <text:changed-region xml:id="ct339697968" text:id="ct339697968">
          <text:insertion>
            <office:change-info>
              <dc:creator>Gun Number One</dc:creator>
              <dc:date>2023-02-14T17:00:21</dc:date>
            </office:change-info>
          </text:insertion>
        </text:changed-region>
        <text:changed-region xml:id="ct251490768" text:id="ct251490768">
          <text:insertion>
            <office:change-info>
              <dc:creator>Gun Number One</dc:creator>
              <dc:date>2023-02-14T17:00:21</dc:date>
            </office:change-info>
          </text:insertion>
        </text:changed-region>
        <text:changed-region xml:id="ct250955264" text:id="ct250955264">
          <text:insertion>
            <office:change-info>
              <dc:creator>Gun Number One</dc:creator>
              <dc:date>2023-02-14T17:00:21</dc:date>
            </office:change-info>
          </text:insertion>
        </text:changed-region>
        <text:changed-region xml:id="ct177448864" text:id="ct177448864">
          <text:insertion>
            <office:change-info>
              <dc:creator>Gun Number One</dc:creator>
              <dc:date>2023-02-14T17:00:21</dc:date>
            </office:change-info>
          </text:insertion>
        </text:changed-region>
        <text:changed-region xml:id="ct358751088" text:id="ct358751088">
          <text:insertion>
            <office:change-info>
              <dc:creator>Gun Number One</dc:creator>
              <dc:date>2023-02-14T17:00:21</dc:date>
            </office:change-info>
          </text:insertion>
        </text:changed-region>
        <text:changed-region xml:id="ct176327520" text:id="ct176327520">
          <text:insertion>
            <office:change-info>
              <dc:creator>Gun Number One</dc:creator>
              <dc:date>2023-02-14T17:04:52</dc:date>
            </office:change-info>
          </text:insertion>
        </text:changed-region>
        <text:changed-region xml:id="ct355425600" text:id="ct355425600">
          <text:insertion>
            <office:change-info>
              <dc:creator>Gun Number One</dc:creator>
              <dc:date>2023-02-21T18:41:56</dc:date>
            </office:change-info>
          </text:insertion>
        </text:changed-region>
        <text:changed-region xml:id="ct372745536" text:id="ct372745536">
          <text:insertion>
            <office:change-info>
              <dc:creator>Gun Number One</dc:creator>
              <dc:date>2023-02-14T17:00:21</dc:date>
            </office:change-info>
          </text:insertion>
        </text:changed-region>
        <text:changed-region xml:id="ct177750160" text:id="ct177750160">
          <text:insertion>
            <office:change-info>
              <dc:creator>Gun Number One</dc:creator>
              <dc:date>2023-02-14T19:23:17</dc:date>
            </office:change-info>
          </text:insertion>
        </text:changed-region>
        <text:changed-region xml:id="ct203178432" text:id="ct203178432">
          <text:insertion>
            <office:change-info>
              <dc:creator>Gun Number One</dc:creator>
              <dc:date>2023-02-14T17:00:21</dc:date>
            </office:change-info>
          </text:insertion>
        </text:changed-region>
        <text:changed-region xml:id="ct240503408" text:id="ct240503408">
          <text:insertion>
            <office:change-info>
              <dc:creator>Gun Number One</dc:creator>
              <dc:date>2023-02-14T19:21:28</dc:date>
            </office:change-info>
          </text:insertion>
        </text:changed-region>
        <text:changed-region xml:id="ct204566176" text:id="ct204566176">
          <text:insertion>
            <office:change-info>
              <dc:creator>Gun Number One</dc:creator>
              <dc:date>2023-02-14T17:00:21</dc:date>
            </office:change-info>
          </text:insertion>
        </text:changed-region>
        <text:changed-region xml:id="ct250188656" text:id="ct250188656">
          <text:deletion>
            <office:change-info>
              <dc:creator>Gun Number One</dc:creator>
              <dc:date>2023-02-14T19:23:49</dc:date>
            </office:change-info>
            <text:h text:style-name="P66" text:outline-level="1"/>
            <text:h text:style-name="P67" text:outline-level="1"/>
          </text:deletion>
        </text:changed-region>
        <text:changed-region xml:id="ct202690288" text:id="ct202690288">
          <text:format-change>
            <office:change-info>
              <dc:creator>Gun Number One</dc:creator>
              <dc:date>2023-02-14T14:55:37</dc:date>
            </office:change-info>
          </text:format-change>
        </text:changed-region>
        <text:changed-region xml:id="ct250189280" text:id="ct250189280">
          <text:insertion>
            <office:change-info>
              <dc:creator>Gun Number One</dc:creator>
              <dc:date>2023-02-14T19:24:08</dc:date>
            </office:change-info>
          </text:insertion>
        </text:changed-region>
        <text:changed-region xml:id="ct408919840" text:id="ct408919840">
          <text:insertion>
            <office:change-info>
              <dc:creator>Gun Number One</dc:creator>
              <dc:date>2023-02-14T19:24:08</dc:date>
            </office:change-info>
          </text:insertion>
        </text:changed-region>
        <text:changed-region xml:id="ct406021136" text:id="ct406021136">
          <text:insertion>
            <office:change-info>
              <dc:creator>Gun Number One</dc:creator>
              <dc:date>2023-02-14T19:24:08</dc:date>
            </office:change-info>
          </text:insertion>
        </text:changed-region>
        <text:changed-region xml:id="ct318972592" text:id="ct318972592">
          <text:deletion>
            <office:change-info>
              <dc:creator>Gun Number One</dc:creator>
              <dc:date>2023-02-14T20:30:30</dc:date>
            </office:change-info>
            <text:p text:style-name="P270"><text:bookmark-start text:name="__RefHeading___Toc19745_4195007572 Копия 22"/>Как вариант, BSD, OS X, QNX, и любая U*X-совместимая, поддерживающая файловую систему стандарта POSIX, работу в локалях utf8, в частности ru_RU.utf8, в том числе и в консоли. <text:bookmark-end text:name="__RefHeading___Toc19745_4195007572 Копия 22"/></text:p>
          </text:deletion>
        </text:changed-region>
        <text:changed-region xml:id="ct318972880" text:id="ct318972880">
          <text:insertion>
            <office:change-info>
              <dc:creator>Gun Number One</dc:creator>
              <dc:date>2023-02-14T20:30:39</dc:date>
            </office:change-info>
          </text:insertion>
        </text:changed-region>
        <text:changed-region xml:id="ct374226528" text:id="ct374226528">
          <text:insertion>
            <office:change-info>
              <dc:creator>Gun Number One</dc:creator>
              <dc:date>2023-02-14T20:31:40</dc:date>
            </office:change-info>
          </text:insertion>
        </text:changed-region>
        <text:changed-region xml:id="ct199780672" text:id="ct199780672">
          <text:format-change>
            <office:change-info>
              <dc:creator>Gun Number One</dc:creator>
              <dc:date>2023-02-14T14:55:42</dc:date>
            </office:change-info>
          </text:format-change>
        </text:changed-region>
        <text:changed-region xml:id="ct339098960" text:id="ct339098960">
          <text:insertion>
            <office:change-info>
              <dc:creator>Gun Number One</dc:creator>
              <dc:date>2023-02-14T14:57:03</dc:date>
            </office:change-info>
          </text:insertion>
        </text:changed-region>
        <text:changed-region xml:id="ct368597296" text:id="ct368597296">
          <text:insertion>
            <office:change-info>
              <dc:creator>Gun Number One</dc:creator>
              <dc:date>2023-02-14T14:56:04</dc:date>
            </office:change-info>
          </text:insertion>
        </text:changed-region>
        <text:changed-region xml:id="ct368597728" text:id="ct368597728">
          <text:deletion>
            <office:change-info>
              <dc:creator>Gun Number One</dc:creator>
              <dc:date>2023-02-14T14:56:05</dc:date>
            </office:change-info>
            <text:p text:style-name="P27"><text:span text:style-name="T120">gcc</text:span>;</text:p>
          </text:deletion>
        </text:changed-region>
        <text:changed-region xml:id="ct205357792" text:id="ct205357792">
          <text:format-change>
            <office:change-info>
              <dc:creator>Gun Number One</dc:creator>
              <dc:date>2023-02-14T14:56:33</dc:date>
            </office:change-info>
          </text:format-change>
        </text:changed-region>
        <text:changed-region xml:id="ct359071824" text:id="ct359071824">
          <text:format-change>
            <office:change-info>
              <dc:creator>Gun Number One</dc:creator>
              <dc:date>2023-02-14T14:57:30</dc:date>
            </office:change-info>
          </text:format-change>
        </text:changed-region>
        <text:changed-region xml:id="ct362074432" text:id="ct362074432">
          <text:format-change>
            <office:change-info>
              <dc:creator>Gun Number One</dc:creator>
              <dc:date>2023-02-14T14:57:33</dc:date>
            </office:change-info>
          </text:format-change>
        </text:changed-region>
        <text:changed-region xml:id="ct369883904" text:id="ct369883904">
          <text:format-change>
            <office:change-info>
              <dc:creator>Gun Number One</dc:creator>
              <dc:date>2023-02-14T14:57:37</dc:date>
            </office:change-info>
          </text:format-change>
        </text:changed-region>
        <text:changed-region xml:id="ct369771904" text:id="ct369771904">
          <text:format-change>
            <office:change-info>
              <dc:creator>Gun Number One</dc:creator>
              <dc:date>2023-02-14T14:57:46</dc:date>
            </office:change-info>
          </text:format-change>
        </text:changed-region>
        <text:changed-region xml:id="ct320354208" text:id="ct320354208">
          <text:format-change>
            <office:change-info>
              <dc:creator>Gun Number One</dc:creator>
              <dc:date>2023-02-14T14:57:50</dc:date>
            </office:change-info>
          </text:format-change>
        </text:changed-region>
        <text:changed-region xml:id="ct241058464" text:id="ct241058464">
          <text:deletion>
            <office:change-info>
              <dc:creator>Gun Number One</dc:creator>
              <dc:date>2023-02-14T14:57:59</dc:date>
            </office:change-info>
            <text:p text:style-name="Text_20_body">kate, </text:p>
          </text:deletion>
        </text:changed-region>
        <text:changed-region xml:id="ct358555216" text:id="ct358555216">
          <text:format-change>
            <office:change-info>
              <dc:creator>Gun Number One</dc:creator>
              <dc:date>2023-02-14T14:58:07</dc:date>
            </office:change-info>
          </text:format-change>
        </text:changed-region>
        <text:changed-region xml:id="ct201561632" text:id="ct201561632">
          <text:insertion>
            <office:change-info>
              <dc:creator>Gun Number One</dc:creator>
              <dc:date>2023-02-14T14:58:01</dc:date>
            </office:change-info>
          </text:insertion>
        </text:changed-region>
        <text:changed-region xml:id="ct337185296" text:id="ct337185296">
          <text:deletion>
            <office:change-info>
              <dc:creator>Gun Number One</dc:creator>
              <dc:date>2023-02-14T19:23:58</dc:date>
            </office:change-info>
            <text:p text:style-name="P13"><text:span text:style-name="T36"/></text:p>
            <text:p text:style-name="P13"><text:span text:style-name="T36"/></text:p>
          </text:deletion>
        </text:changed-region>
        <text:changed-region xml:id="ct318989008" text:id="ct318989008">
          <text:format-change>
            <office:change-info>
              <dc:creator>Gun Number One</dc:creator>
              <dc:date>2023-02-14T14:58:13</dc:date>
            </office:change-info>
          </text:format-change>
        </text:changed-region>
        <text:changed-region xml:id="ct365413712" text:id="ct365413712">
          <text:insertion>
            <office:change-info>
              <dc:creator>Gun Number One</dc:creator>
              <dc:date>2023-02-14T14:58:29</dc:date>
            </office:change-info>
          </text:insertion>
        </text:changed-region>
        <text:changed-region xml:id="ct365415056" text:id="ct365415056">
          <text:insertion>
            <office:change-info>
              <dc:creator>Gun Number One</dc:creator>
              <dc:date>2023-02-14T15:00:45</dc:date>
            </office:change-info>
          </text:insertion>
        </text:changed-region>
        <text:changed-region xml:id="ct204566464" text:id="ct204566464">
          <text:insertion>
            <office:change-info>
              <dc:creator>Gun Number One</dc:creator>
              <dc:date>2023-02-14T15:00:45</dc:date>
            </office:change-info>
          </text:insertion>
        </text:changed-region>
        <text:changed-region xml:id="ct365270144" text:id="ct365270144">
          <text:insertion>
            <office:change-info>
              <dc:creator>Gun Number One</dc:creator>
              <dc:date>2023-02-14T15:00:45</dc:date>
            </office:change-info>
          </text:insertion>
        </text:changed-region>
        <text:changed-region xml:id="ct206151184" text:id="ct206151184">
          <text:insertion>
            <office:change-info>
              <dc:creator>Gun Number One</dc:creator>
              <dc:date>2023-02-14T15:00:45</dc:date>
            </office:change-info>
          </text:insertion>
        </text:changed-region>
        <text:changed-region xml:id="ct206611152" text:id="ct206611152">
          <text:insertion>
            <office:change-info>
              <dc:creator>Gun Number One</dc:creator>
              <dc:date>2023-02-14T15:00:45</dc:date>
            </office:change-info>
          </text:insertion>
        </text:changed-region>
        <text:changed-region xml:id="ct387474160" text:id="ct387474160">
          <text:insertion>
            <office:change-info>
              <dc:creator>Gun Number One</dc:creator>
              <dc:date>2023-02-14T15:00:45</dc:date>
            </office:change-info>
          </text:insertion>
        </text:changed-region>
        <text:changed-region xml:id="ct362074096" text:id="ct362074096">
          <text:insertion>
            <office:change-info>
              <dc:creator>Gun Number One</dc:creator>
              <dc:date>2023-02-14T15:00:45</dc:date>
            </office:change-info>
          </text:insertion>
        </text:changed-region>
        <text:changed-region xml:id="ct240503696" text:id="ct240503696">
          <text:insertion>
            <office:change-info>
              <dc:creator>Gun Number One</dc:creator>
              <dc:date>2023-02-14T15:00:45</dc:date>
            </office:change-info>
          </text:insertion>
        </text:changed-region>
        <text:changed-region xml:id="ct318914672" text:id="ct318914672">
          <text:insertion>
            <office:change-info>
              <dc:creator>Gun Number One</dc:creator>
              <dc:date>2023-02-14T15:00:45</dc:date>
            </office:change-info>
          </text:insertion>
        </text:changed-region>
        <text:changed-region xml:id="ct349742112" text:id="ct349742112">
          <text:insertion>
            <office:change-info>
              <dc:creator>Gun Number One</dc:creator>
              <dc:date>2023-02-14T15:00:45</dc:date>
            </office:change-info>
          </text:insertion>
        </text:changed-region>
        <text:changed-region xml:id="ct428511040" text:id="ct428511040">
          <text:insertion>
            <office:change-info>
              <dc:creator>Gun Number One</dc:creator>
              <dc:date>2023-02-14T15:00:45</dc:date>
            </office:change-info>
          </text:insertion>
        </text:changed-region>
        <text:changed-region xml:id="ct374225968" text:id="ct374225968">
          <text:insertion>
            <office:change-info>
              <dc:creator>Gun Number One</dc:creator>
              <dc:date>2023-02-14T15:00:45</dc:date>
            </office:change-info>
          </text:insertion>
        </text:changed-region>
        <text:changed-region xml:id="ct380543632" text:id="ct380543632">
          <text:insertion>
            <office:change-info>
              <dc:creator>Gun Number One</dc:creator>
              <dc:date>2023-02-14T15:00:45</dc:date>
            </office:change-info>
          </text:insertion>
        </text:changed-region>
        <text:changed-region xml:id="ct426763408" text:id="ct426763408">
          <text:insertion>
            <office:change-info>
              <dc:creator>Gun Number One</dc:creator>
              <dc:date>2023-02-14T15:00:45</dc:date>
            </office:change-info>
          </text:insertion>
        </text:changed-region>
        <text:changed-region xml:id="ct398470912" text:id="ct398470912">
          <text:insertion>
            <office:change-info>
              <dc:creator>Gun Number One</dc:creator>
              <dc:date>2023-02-14T15:00:45</dc:date>
            </office:change-info>
          </text:insertion>
        </text:changed-region>
        <text:changed-region xml:id="ct339906864" text:id="ct339906864">
          <text:insertion>
            <office:change-info>
              <dc:creator>Gun Number One</dc:creator>
              <dc:date>2023-02-14T15:00:45</dc:date>
            </office:change-info>
          </text:insertion>
        </text:changed-region>
        <text:changed-region xml:id="ct318988608" text:id="ct318988608">
          <text:insertion>
            <office:change-info>
              <dc:creator>Gun Number One</dc:creator>
              <dc:date>2023-02-14T15:00:45</dc:date>
            </office:change-info>
          </text:insertion>
        </text:changed-region>
        <text:changed-region xml:id="ct399049616" text:id="ct399049616">
          <text:insertion>
            <office:change-info>
              <dc:creator>Gun Number One</dc:creator>
              <dc:date>2023-02-14T15:00:45</dc:date>
            </office:change-info>
          </text:insertion>
        </text:changed-region>
        <text:changed-region xml:id="ct320353792" text:id="ct320353792">
          <text:insertion>
            <office:change-info>
              <dc:creator>Gun Number One</dc:creator>
              <dc:date>2023-02-14T15:00:45</dc:date>
            </office:change-info>
          </text:insertion>
        </text:changed-region>
        <text:changed-region xml:id="ct206610544" text:id="ct206610544">
          <text:insertion>
            <office:change-info>
              <dc:creator>Gun Number One</dc:creator>
              <dc:date>2023-02-14T15:00:45</dc:date>
            </office:change-info>
          </text:insertion>
        </text:changed-region>
        <text:changed-region xml:id="ct204500624" text:id="ct204500624">
          <text:insertion>
            <office:change-info>
              <dc:creator>Gun Number One</dc:creator>
              <dc:date>2023-02-14T15:00:45</dc:date>
            </office:change-info>
          </text:insertion>
        </text:changed-region>
        <text:changed-region xml:id="ct181642608" text:id="ct181642608">
          <text:insertion>
            <office:change-info>
              <dc:creator>Gun Number One</dc:creator>
              <dc:date>2023-02-14T15:00:45</dc:date>
            </office:change-info>
          </text:insertion>
        </text:changed-region>
        <text:changed-region xml:id="ct177461344" text:id="ct177461344">
          <text:insertion>
            <office:change-info>
              <dc:creator>Gun Number One</dc:creator>
              <dc:date>2023-02-14T15:00:45</dc:date>
            </office:change-info>
          </text:insertion>
        </text:changed-region>
        <text:changed-region xml:id="ct371754528" text:id="ct371754528">
          <text:insertion>
            <office:change-info>
              <dc:creator>Gun Number One</dc:creator>
              <dc:date>2023-02-14T15:00:45</dc:date>
            </office:change-info>
          </text:insertion>
        </text:changed-region>
        <text:changed-region xml:id="ct206895680" text:id="ct206895680">
          <text:insertion>
            <office:change-info>
              <dc:creator>Gun Number One</dc:creator>
              <dc:date>2023-02-14T15:04:10</dc:date>
            </office:change-info>
          </text:insertion>
        </text:changed-region>
        <text:changed-region xml:id="ct413110688" text:id="ct413110688">
          <text:insertion>
            <office:change-info>
              <dc:creator>Gun Number One</dc:creator>
              <dc:date>2023-02-14T15:04:10</dc:date>
            </office:change-info>
          </text:insertion>
        </text:changed-region>
        <text:changed-region xml:id="ct329355376" text:id="ct329355376">
          <text:insertion>
            <office:change-info>
              <dc:creator>Gun Number One</dc:creator>
              <dc:date>2023-02-14T15:06:23</dc:date>
            </office:change-info>
          </text:insertion>
        </text:changed-region>
        <text:changed-region xml:id="ct342836960" text:id="ct342836960">
          <text:insertion>
            <office:change-info>
              <dc:creator>Gun Number One</dc:creator>
              <dc:date>2023-02-14T15:05:06</dc:date>
            </office:change-info>
          </text:insertion>
        </text:changed-region>
        <text:changed-region xml:id="ct205011552" text:id="ct205011552">
          <text:insertion>
            <office:change-info>
              <dc:creator>Gun Number One</dc:creator>
              <dc:date>2023-02-14T15:17:50</dc:date>
            </office:change-info>
          </text:insertion>
        </text:changed-region>
        <text:changed-region xml:id="ct205058944" text:id="ct205058944">
          <text:insertion>
            <office:change-info>
              <dc:creator>Gun Number One</dc:creator>
              <dc:date>2023-02-14T15:08:24</dc:date>
            </office:change-info>
          </text:insertion>
        </text:changed-region>
        <text:changed-region xml:id="ct201339232" text:id="ct201339232">
          <text:insertion>
            <office:change-info>
              <dc:creator>Gun Number One</dc:creator>
              <dc:date>2023-02-14T15:10:07</dc:date>
            </office:change-info>
          </text:insertion>
        </text:changed-region>
        <text:changed-region xml:id="ct409376272" text:id="ct409376272">
          <text:insertion>
            <office:change-info>
              <dc:creator>Gun Number One</dc:creator>
              <dc:date>2023-02-14T15:10:07</dc:date>
            </office:change-info>
          </text:insertion>
        </text:changed-region>
        <text:changed-region xml:id="ct424684208" text:id="ct424684208">
          <text:insertion>
            <office:change-info>
              <dc:creator>Gun Number One</dc:creator>
              <dc:date>2023-02-14T15:10:07</dc:date>
            </office:change-info>
          </text:insertion>
        </text:changed-region>
        <text:changed-region xml:id="ct444149376" text:id="ct444149376">
          <text:insertion>
            <office:change-info>
              <dc:creator>Gun Number One</dc:creator>
              <dc:date>2023-02-14T15:10:07</dc:date>
            </office:change-info>
          </text:insertion>
        </text:changed-region>
        <text:changed-region xml:id="ct372807792" text:id="ct372807792">
          <text:insertion>
            <office:change-info>
              <dc:creator>Gun Number One</dc:creator>
              <dc:date>2023-02-14T15:10:07</dc:date>
            </office:change-info>
          </text:insertion>
        </text:changed-region>
        <text:changed-region xml:id="ct413676080" text:id="ct413676080">
          <text:insertion>
            <office:change-info>
              <dc:creator>Gun Number One</dc:creator>
              <dc:date>2023-02-14T15:10:07</dc:date>
            </office:change-info>
          </text:insertion>
        </text:changed-region>
        <text:changed-region xml:id="ct382202272" text:id="ct382202272">
          <text:insertion>
            <office:change-info>
              <dc:creator>Gun Number One</dc:creator>
              <dc:date>2023-02-14T15:10:07</dc:date>
            </office:change-info>
          </text:insertion>
        </text:changed-region>
        <text:changed-region xml:id="ct368477264" text:id="ct368477264">
          <text:insertion>
            <office:change-info>
              <dc:creator>Gun Number One</dc:creator>
              <dc:date>2023-02-14T15:16:07</dc:date>
            </office:change-info>
          </text:insertion>
        </text:changed-region>
        <text:changed-region xml:id="ct463699264" text:id="ct463699264">
          <text:insertion>
            <office:change-info>
              <dc:creator>Gun Number One</dc:creator>
              <dc:date>2023-02-14T15:16:07</dc:date>
            </office:change-info>
          </text:insertion>
        </text:changed-region>
        <text:changed-region xml:id="ct308136176" text:id="ct308136176">
          <text:insertion>
            <office:change-info>
              <dc:creator>Gun Number One</dc:creator>
              <dc:date>2023-02-14T15:21:22</dc:date>
            </office:change-info>
          </text:insertion>
        </text:changed-region>
        <text:changed-region xml:id="ct180989216" text:id="ct180989216">
          <text:insertion>
            <office:change-info>
              <dc:creator>Gun Number One</dc:creator>
              <dc:date>2023-02-14T15:21:22</dc:date>
            </office:change-info>
          </text:insertion>
        </text:changed-region>
        <text:changed-region xml:id="ct181969008" text:id="ct181969008">
          <text:insertion>
            <office:change-info>
              <dc:creator>Gun Number One</dc:creator>
              <dc:date>2023-02-14T15:21:22</dc:date>
            </office:change-info>
          </text:insertion>
        </text:changed-region>
        <text:changed-region xml:id="ct443252192" text:id="ct443252192">
          <text:insertion>
            <office:change-info>
              <dc:creator>Gun Number One</dc:creator>
              <dc:date>2023-02-14T15:21:22</dc:date>
            </office:change-info>
          </text:insertion>
        </text:changed-region>
        <text:changed-region xml:id="ct432779104" text:id="ct432779104">
          <text:insertion>
            <office:change-info>
              <dc:creator>Gun Number One</dc:creator>
              <dc:date>2023-02-14T15:21:22</dc:date>
            </office:change-info>
          </text:insertion>
        </text:changed-region>
        <text:changed-region xml:id="ct404681472" text:id="ct404681472">
          <text:insertion>
            <office:change-info>
              <dc:creator>Gun Number One</dc:creator>
              <dc:date>2023-02-14T15:21:22</dc:date>
            </office:change-info>
          </text:insertion>
        </text:changed-region>
        <text:changed-region xml:id="ct432072128" text:id="ct432072128">
          <text:insertion>
            <office:change-info>
              <dc:creator>Gun Number One</dc:creator>
              <dc:date>2023-02-14T15:21:22</dc:date>
            </office:change-info>
          </text:insertion>
        </text:changed-region>
        <text:changed-region xml:id="ct369187968" text:id="ct369187968">
          <text:insertion>
            <office:change-info>
              <dc:creator>Gun Number One</dc:creator>
              <dc:date>2023-02-14T15:21:22</dc:date>
            </office:change-info>
          </text:insertion>
        </text:changed-region>
        <text:changed-region xml:id="ct156119664" text:id="ct156119664">
          <text:insertion>
            <office:change-info>
              <dc:creator>Gun Number One</dc:creator>
              <dc:date>2023-02-14T15:21:22</dc:date>
            </office:change-info>
          </text:insertion>
        </text:changed-region>
        <text:changed-region xml:id="ct366282576" text:id="ct366282576">
          <text:deletion>
            <office:change-info>
              <dc:creator>Gun Number One</dc:creator>
              <dc:date>2023-02-14T15:26:41</dc:date>
            </office:change-info>
            <text:p text:style-name="P19"/>
            <text:h text:style-name="P68" text:outline-level="1"><text:bookmark-start text:name="__RefHeading___Toc2092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Определения<text:bookmark-end text:name="__RefHeading___Toc2092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81">ОС — довольно расплывчатое понятие, опирающееся на определенные традиции, параметры оборудования, размеры программ, реализующих определенные функции, распределение <text:span text:style-name="T47">ресурсов:</text:span></text:p>
            <text:p text:style-name="P182">- загрузк<text:span text:style-name="T47">а</text:span> пользовательских программ в оперативную память и их исполнение;</text:p>
            <text:p text:style-name="P182">- работ<text:span text:style-name="T47">а</text:span> с устройствами долговременной памяти, такими как магнитные диски, ленты, оптические диски и т.д. Как правило, ОС управляет свободным пространством на этих носителях <text:span text:style-name="T47">и</text:span> структурирует пользовательские данные;</text:p>
            <text:p text:style-name="P182"><text:span text:style-name="T47">- п</text:span>редоставля<text:span text:style-name="T47">е</text:span>т более или менее стандартный доступ к различным устройствам ввода/вывода, таким как терминалы, модемы, печатающие устройства;</text:p>
            <text:p text:style-name="P182">- предоставля<text:span text:style-name="T47">е</text:span>т пользовательский интерфейс. <text:span text:style-name="T48">Ч</text:span>асть систем ограничивается командной строкой, в то время как другие <text:span text:style-name="T48">поддерживают графический </text:span>пользовател<text:span text:style-name="T48">ьский</text:span> интерфейс;</text:p>
            <text:p text:style-name="P181">Существуют ОС, функции которых этим и исчерпываются. Одна из систем такого типа — DOS <text:span text:style-name="T47">(DR DOS, IBM PC-DOS, MS DOS)</text:span>.</text:p>
            <text:p text:style-name="P181">Более развитые ОС предоставляют также следующие возможности: </text:p>
            <text:p text:style-name="P181">- параллельное исполнение нескольких задач;</text:p>
            <text:p text:style-name="P182">- распределение ресурсов компьютера между задачами;</text:p>
            <text:p text:style-name="P182">- организация взаимодействия задач друг с другом;</text:p>
            <text:p text:style-name="P182">- взаимодействие пользовательских программ с нестандартными внешн. устройствами;</text:p>
            <text:p text:style-name="P182">- организация межмашинного взаимодействия и разделения ресурсов;</text:p>
            <text:p text:style-name="P182">- защита системных ресурсов, данных и программ пользователя, исполняющихся процессов и самой себя от ошибочных и зловредных действий пользователей и их программ.</text:p>
            <text:h text:style-name="P69" text:outline-level="1"><text:bookmark-start text:name="__RefHeading___Toc2092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Иерархическое представление вычислительной системы<text:bookmark-end text:name="__RefHeading___Toc2092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83">Предложено Дейкстрой </text:p>
            <text:p text:style-name="P184"><text:span text:style-name="T13">Вычислительная система</text:span> рассматривается как многослойная структура из нескольких функциональных уровней. </text:p>
            <text:p text:style-name="P185">Каждый уровень определяется данными, выполняемыми функциями и результатами.</text:p>
            <text:p text:style-name="P184">Самый нижний — аппаратура (микроархитектура). Каждый более вышестоящий для выполнения своих функций может запрашивать сервис более низкого уровня.</text:p>
            <text:p text:style-name="P186">Результат <text:s/>выполнения функций нижнего уровня передается на более высокий уровень.</text:p>
            <text:p text:style-name="P186"/>
            <table:table table:name="Таблица2" table:style-name="Таблица2">
              <table:table-column table:style-name="Таблица2.A"/>
              <table:table-row>
                <table:table-cell table:style-name="Таблица2.A1" office:value-type="string">
                  <text:p text:style-name="P110">Приложения пользователей</text:p>
                </table:table-cell>
              </table:table-row>
              <table:table-row>
                <table:table-cell table:style-name="Таблица2.A2" office:value-type="string">
                  <text:p text:style-name="P110">Уровень пользователя</text:p>
                </table:table-cell>
              </table:table-row>
              <table:table-row>
                <table:table-cell table:style-name="Таблица2.A3" office:value-type="string">
                  <text:p text:style-name="P111"><text:span text:style-name="T13">Системные вызовы</text:span> </text:p>
                </table:table-cell>
              </table:table-row>
              <table:table-row>
                <table:table-cell table:style-name="Таблица2.A3" office:value-type="string">
                  <text:p text:style-name="P110">Аппаратно независимые модули</text:p>
                </table:table-cell>
              </table:table-row>
              <table:table-row>
                <table:table-cell table:style-name="Таблица2.A3" office:value-type="string">
                  <text:p text:style-name="P110">Аппаратно зависимые модули</text:p>
                </table:table-cell>
              </table:table-row>
              <table:table-row>
                <table:table-cell table:style-name="Таблица2.A3" office:value-type="string">
                  <text:p text:style-name="P110">Уровень ядра</text:p>
                </table:table-cell>
              </table:table-row>
              <table:table-row>
                <table:table-cell table:style-name="Таблица2.A7" office:value-type="string">
                  <text:p text:style-name="P110">Аппаратура</text:p>
                </table:table-cell>
              </table:table-row>
            </table:table>
            <text:p text:style-name="P183"/>
            <text:p text:style-name="P187"><text:span text:style-name="T47">При этом имеет место и</text:span>золяция <text:span text:style-name="T47">несмежных </text:span>уровней <text:span text:style-name="T47">друг от друга.</text:span></text:p>
            <text:p text:style-name="P187"/>
            <text:h text:style-name="P81" text:outline-level="2"><text:bookmark-start text:name="__RefHeading___Toc2093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Обобщенная структура <text:span text:style-name="T49">вычислительной системы (взгляд IT-специалиста)</text:span><text:bookmark-end text:name="__RefHeading___Toc2093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8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row>
                <table:table-cell table:style-name="Таблица1.A1" office:value-type="string">
                  <text:p text:style-name="Содержимое_20_таблицы_20_2"/>
                </table:table-cell>
                <table:table-cell table:style-name="Таблица1.B1" table:number-columns-spanned="8" office:value-type="string">
                  <text:p text:style-name="P49">Прикладные задачи пользователей</text:p>
                </table:table-cell>
                <table:covered-table-cell/>
                <table:covered-table-cell/>
                <table:covered-table-cell/>
                <table:covered-table-cell/>
                <table:covered-table-cell/>
                <table:covered-table-cell/>
                <table:covered-table-cell/>
                <table:table-cell table:style-name="Таблица1.J1" office:value-type="string">
                  <text:p text:style-name="Содержимое_20_таблицы_20_2"/>
                </table:table-cell>
              </table:table-row>
              <table:table-row>
                <table:table-cell table:style-name="Таблица1.A1" office:value-type="string">
                  <text:p text:style-name="Содержимое_20_таблицы_20_2"/>
                </table:table-cell>
                <table:table-cell table:style-name="Таблица1.B2" table:number-columns-spanned="8" office:value-type="string">
                  <text:p text:style-name="P49">Пакеты прикладных подпрограмм</text:p>
                </table:table-cell>
                <table:covered-table-cell/>
                <table:covered-table-cell/>
                <table:covered-table-cell/>
                <table:covered-table-cell/>
                <table:covered-table-cell/>
                <table:covered-table-cell/>
                <table:covered-table-cell/>
                <table:table-cell table:style-name="Таблица1.J2" office:value-type="string">
                  <text:p text:style-name="Содержимое_20_таблицы_20_2"/>
                </table:table-cell>
              </table:table-row>
              <table:table-row table:style-name="Таблица1.3">
                <table:table-cell table:style-name="Таблица1.A3" table:number-rows-spanned="3" office:value-type="string">
                  <text:p text:style-name="P326"><text:span text:style-name="T50">У</text:span>тилит<text:span text:style-name="T50">ы</text:span></text:p>
                </table:table-cell>
                <table:table-cell table:style-name="Таблица1.B3" table:number-columns-spanned="4" office:value-type="string">
                  <text:p text:style-name="P49">Системы программирования</text:p>
                </table:table-cell>
                <table:covered-table-cell/>
                <table:covered-table-cell/>
                <table:covered-table-cell/>
                <table:table-cell table:style-name="Таблица1.F3" table:number-rows-spanned="2" office:value-type="string">
                  <text:p text:style-name="P49">Библиотеки подпрограмм</text:p>
                </table:table-cell>
                <table:table-cell table:style-name="Таблица1.G3" table:number-columns-spanned="2" office:value-type="string">
                  <text:p text:style-name="P49">СУБД</text:p>
                </table:table-cell>
                <table:covered-table-cell/>
                <table:table-cell table:style-name="Таблица1.I3" table:number-rows-spanned="2" office:value-type="string">
                  <text:p text:style-name="P49"/>
                </table:table-cell>
                <table:table-cell table:style-name="Таблица1.J3" table:number-rows-spanned="2" office:value-type="string">
                  <text:p text:style-name="Содержимое_20_таблицы_20_2"/>
                </table:table-cell>
              </table:table-row>
              <table:table-row>
                <table:covered-table-cell table:style-name="Таблица1.A3"/>
                <table:table-cell table:style-name="Таблица1.B4" office:value-type="string">
                  <text:p text:style-name="Содержимое_20_таблицы_20_2">Отладчики</text:p>
                </table:table-cell>
                <table:table-cell table:style-name="Таблица1.B4" office:value-type="string">
                  <text:p text:style-name="Содержимое_20_таблицы_20_2">Компоновщики</text:p>
                </table:table-cell>
                <table:table-cell table:style-name="Таблица1.B4" office:value-type="string">
                  <text:p text:style-name="Содержимое_20_таблицы_20_2">Редакторы</text:p>
                </table:table-cell>
                <table:table-cell table:style-name="Таблица1.B4" office:value-type="string">
                  <text:p text:style-name="Содержимое_20_таблицы_20_2">Трансляторы</text:p>
                </table:table-cell>
                <table:covered-table-cell table:style-name="Таблица1.F3"/>
                <table:table-cell table:style-name="Таблица1.G4" office:value-type="string">
                  <text:p text:style-name="Содержимое_20_таблицы_20_2"/>
                </table:table-cell>
                <table:table-cell table:style-name="Таблица1.H4" office:value-type="string">
                  <text:p text:style-name="Содержимое_20_таблицы_20_2">СУФ</text:p>
                </table:table-cell>
                <table:covered-table-cell table:style-name="Таблица1.I3"/>
                <table:covered-table-cell table:style-name="Таблица1.J3"/>
              </table:table-row>
              <table:table-row>
                <table:covered-table-cell table:style-name="Таблица1.A3"/>
                <table:table-cell table:style-name="Таблица1.B5" table:number-columns-spanned="9" office:value-type="string">
                  <text:p text:style-name="P49">Операционная система</text:p>
                </table:table-cell>
                <table:covered-table-cell/>
                <table:covered-table-cell/>
                <table:covered-table-cell/>
                <table:covered-table-cell/>
                <table:covered-table-cell/>
                <table:covered-table-cell/>
                <table:covered-table-cell/>
                <table:covered-table-cell/>
              </table:table-row>
              <table:table-row>
                <table:table-cell table:style-name="Таблица1.A6" office:value-type="string">
                  <text:p text:style-name="Содержимое_20_таблицы_20_2"/>
                </table:table-cell>
                <table:table-cell table:style-name="Таблица1.B6" table:number-columns-spanned="9" office:value-type="string">
                  <text:p text:style-name="P49">Аппаратура вычислительной системы</text:p>
                </table:table-cell>
                <table:covered-table-cell/>
                <table:covered-table-cell/>
                <table:covered-table-cell/>
                <table:covered-table-cell/>
                <table:covered-table-cell/>
                <table:covered-table-cell/>
                <table:covered-table-cell/>
                <table:covered-table-cell/>
              </table:table-row>
            </table:table>
            <text:h text:style-name="P82" text:outline-level="2"/>
            <text:h text:style-name="P82" text:outline-level="2"><text:bookmark-start text:name="__RefHeading___Toc2093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А<text:span text:style-name="T51">бстрактная а</text:span>рхитектура вычислительной системы<text:bookmark-end text:name="__RefHeading___Toc2093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able:table table:name="Таблица15" table:style-name="Таблица15">
              <table:table-column table:style-name="Таблица15.A"/>
              <table:table-column table:style-name="Таблица15.B"/>
              <table:table-column table:style-name="Таблица15.C"/>
              <table:table-row>
                <table:table-cell table:style-name="Таблица15.A1" office:value-type="string">
                  <text:p text:style-name="Содержимое_20_таблицы_20_2">Уровень 3</text:p>
                </table:table-cell>
                <table:table-cell table:style-name="Таблица15.B1" office:value-type="string">
                  <text:p text:style-name="P49"><text:span text:style-name="T14">OSM</text:span><text:span text:style-name="T52"> — Уровень машины операционной системы</text:span></text:p>
                </table:table-cell>
                <table:table-cell table:style-name="Таблица15.A1" office:value-type="string">
                  <text:p text:style-name="Содержимое_20_таблицы_20_2"><text:s/>Операционная система</text:p>
                </table:table-cell>
              </table:table-row>
              <table:table-row>
                <table:table-cell table:style-name="Таблица15.A2" office:value-type="string">
                  <text:p text:style-name="Содержимое_20_таблицы_20_2">Уровень 2</text:p>
                </table:table-cell>
                <table:table-cell table:style-name="Таблица15.B2" office:value-type="string">
                  <text:p text:style-name="P49"><text:span text:style-name="T14">ISA</text:span><text:span text:style-name="T52"> — Уровень архитектуры набора инструкций</text:span></text:p>
                </table:table-cell>
                <table:table-cell table:style-name="Таблица15.A2" office:value-type="string">
                  <text:p text:style-name="Содержимое_20_таблицы_20_2"><text:s/>Машинный код</text:p>
                </table:table-cell>
              </table:table-row>
              <table:table-row>
                <table:table-cell table:style-name="Таблица15.A3" office:value-type="string">
                  <text:p text:style-name="Содержимое_20_таблицы_20_2">Уровень 1</text:p>
                </table:table-cell>
                <table:table-cell table:style-name="Таблица15.B3" office:value-type="string">
                  <text:p text:style-name="P49"><text:span text:style-name="T14">MA</text:span><text:span text:style-name="T52"> — Уровень микроархитектуры</text:span></text:p>
                </table:table-cell>
                <table:table-cell table:style-name="Таблица15.A3" office:value-type="string">
                  <text:p text:style-name="Содержимое_20_таблицы_20_2"><text:s/>Микропрограммы или</text:p>
                  <text:p text:style-name="Содержимое_20_таблицы_20_2"><text:s/><text:span text:style-name="T53">оборудование (процессор)</text:span></text:p>
                </table:table-cell>
              </table:table-row>
            </table:table>
            <text:p text:style-name="P190"><text:bookmark-start text:name="__RefHeading___Toc63520_2701153790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Каждый верхний уровень наследует некоторое подмножество команд нижнего и добавляет новые. <text:s/>На уровне MA и ISA команды различных систем существенно различаются. <text:bookmark-end text:name="__RefHeading___Toc63520_2701153790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p>
            <text:p text:style-name="P190"/>
            <text:h text:style-name="P83" text:outline-level="2"><text:bookmark-start text:name="__RefHeading___Toc2093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span text:style-name="T15">Многоуровневая схема</text:span><text:span text:style-name="T13"> вычислительной системы</text:span><text:bookmark-end text:name="__RefHeading___Toc2093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88"><draw:frame draw:style-name="fr3" draw:name="Изображение1" text:anchor-type="paragraph" svg:x="6.225cm" svg:y="0cm" svg:width="21.421cm" svg:height="16cm" draw:z-index="1"><draw:image xlink:href="Pictures/1000000100000500000003BC9C008CC2.png" xlink:type="simple" xlink:show="embed" xlink:actuate="onLoad" draw:mime-type="image/png"/></draw:frame></text:p>
            <text:h text:style-name="P70" text:outline-level="1"><text:bookmark-start text:name="__RefHeading___Toc2093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Понятие ресурса в ОС<text:bookmark-end text:name="__RefHeading___Toc2093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91"><text:span text:style-name="T54">О</text:span>бщая <text:span text:style-name="T54">цель всех ОС </text:span>— обеспеч<text:span text:style-name="T55">ение</text:span> эффективн<text:span text:style-name="T55">ого</text:span> и бесконфликтн<text:span text:style-name="T55">ого</text:span> <text:line-break/>распределения ресурсов ЭВМ между пользователями.</text:p>
            <text:p text:style-name="P164"/>
            <text:p text:style-name="P192"><text:span text:style-name="T16">Ресурс</text:span><text:span text:style-name="T54"> — </text:span>всякий потребляемый объект, независимо от формы его существования, обладающий некоторой практической ценностью для потребителя.</text:p>
            <text:p text:style-name="P195"><text:span text:style-name="T13">Вычислительный ресурс</text:span> — возможности, обеспечиваемые компонентами вычислительной системы, расходуемые или занимаемые в процессе её работы. </text:p>
            <text:p text:style-name="P196">К числу основных ресурсов вычислительных систем могут быть отнесены такие ресурсы, как процессоры, основная память, таймеры, наборы данных, устройства хранения данных, коммуникационные устройства. </text:p>
            <text:p text:style-name="P197">Ресурсы различаются по запасу выделяемых единиц ресурса и бывают в этом смысле <text:span text:style-name="T13">исчерпаемые</text:span> и <text:span text:style-name="T13">неисчерпаемые</text:span>. </text:p>
            <text:p text:style-name="P197"><text:span text:style-name="T56">Исчерпаемость</text:span> ресурса, как правило, приводит к конфликтам в среде потребителей. Для <text:span text:style-name="T54">у</text:span>регулирования конфликтов ресурсы должны распределяться между потребителями по правилам, в наибольшей степени их удовлетворяющим.</text:p>
            <text:p text:style-name="P198">Вычислительную систему можно представить как ограниченное множество <text:s/>функциональных элементов, обладающих потенциальными возможностями выполнения с их помощью или над ними действий, связанных с обработкой, хранением или передачей данных. <text:span text:style-name="T54">Ресурсы распределяются между процессами.</text:span></text:p>
            <text:p text:style-name="P198"/>
            <text:h text:style-name="P84" text:outline-level="2"><text:bookmark-start text:name="__RefHeading___Toc7545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Концепция виртуализации ресурс<text:span text:style-name="T58">а</text:span><text:bookmark-end text:name="__RefHeading___Toc7545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99">Одним из важнейших свойств ресурса является «реальность существования». </text:p>
            <text:p text:style-name="P199">В этом смысле ресурсы разделяют на физические и виртуальные (мнимые).</text:p>
            <text:p text:style-name="P199">Под физическим понимают ресурс, который реально существует и при распределении его между пользователями обладает всеми присущими ему физическими характеристиками (физическая память, доступ к физическому каналу). </text:p>
            <text:p text:style-name="P200"><text:span text:style-name="T41">Виртуализация</text:span><text:span text:style-name="T40"> — предоставление набора вычислительных ресурсов или их логического объединения, абстрагированное от аппаратной реализации, и обеспечивающее при этом логическую изоляцию вычислительных процессов, выполняемых на одном физическом ресурсе.</text:span></text:p>
            <text:p text:style-name="P199">Примером использования виртуализации является возможность запуска нескольких операционных систем на одном компьютере. </text:p>
            <text:p text:style-name="P199">Каждый из экземпляров таких гостевых операционных систем работает со своим набором логических ресурсов (процессорных, оперативной памяти, устройств хранения). </text:p>
            <text:p text:style-name="P199">Хостовая операционная система или гипервизор управляет предоставлением таких логических ресурсов из общего пула, доступного на уровне оборудования. </text:p>
            <text:p text:style-name="P199">Также могут быть подвергнуты виртуализации сети передачи данных <text:span text:style-name="T59">(сокеты)</text:span>, сети хранения данных, платформенное и прикладное программное обеспечение.</text:p>
            <text:p text:style-name="P199">Виртуальный ресурс схож многими своими характеристиками с некоторым физическим, но по многим свойствам и отличен — это некоторая модель физического ресурса. </text:p>
            <text:p text:style-name="P199">Виртуальный ресурс не существует реально в том виде, в котором он проявляет себя пользователю.</text:p>
            <text:p text:style-name="P201">Свойство виртуализации ресурсов — одной из важнейших при построении систем управления ресурсами. По значимости — это одна из важнейших концепций при построении современных ОС. </text:p>
            <text:p text:style-name="P203"><text:bookmark-start text:name="__RefHeading___Toc7547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bookmark-end text:name="__RefHeading___Toc7547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p>
            <text:p text:style-name="P204"><text:span text:style-name="T13">Операционная система</text:span> — с точки зрения программиста это программа, которая добавляет множество новых инструкций и особенностей помимо тех, которые обеспечиваются уровнем архитектуры набора инструкций. <text:span text:style-name="T60">Это:</text:span></text:p>
            <text:p text:style-name="P205"><text:span text:style-name="T39">- в</text:span><text:span text:style-name="T36">иртуальная память;</text:span></text:p>
            <text:p text:style-name="P208"><text:span text:style-name="T61">- в</text:span>иртуализация оборудования;</text:p>
            <text:p text:style-name="P208"><text:span text:style-name="T61">- в</text:span>иртуализация инструкций ввода/вывода;</text:p>
            <text:p text:style-name="P206"><text:span text:style-name="T39">- в</text:span><text:span text:style-name="T36">иртуализация </text:span>инструкций параллельной обработки.</text:p>
            <text:h text:style-name="P85" text:outline-level="2"><text:bookmark-start text:name="__RefHeading___Toc2974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Виртуальная память<text:bookmark-end text:name="__RefHeading___Toc2974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05">1) Оверлеи и ручное распределение памяти. Мастер-оверлей, распределение и загрузка. <text:line-break/><text:span text:style-name="T63">Тупик</text:span>.</text:p>
            <text:p text:style-name="P205">2) Автоматическая реализация подгрузки кода. </text:p>
            <text:p text:style-name="P205">3) Сегментация — множество независимых логических адресных пространств. </text:p>
            <text:p text:style-name="P205">4) Страничная организация — <text:span text:style-name="T62">код и данные хранятся <text:s/>на диске в виде страниц фиксированного размера. Часть страниц находится в ОП. По мере того, как требуются отсутствующие страницы, они подгружаются в ОП.</text:span></text:p>
            <text:p text:style-name="P205">5) Кэширование. Програма в ОП разбивается на блоки фиксированного размера , часть которых находится в кэш-памяти. Отличается от (4) организацией.</text:p>
            <text:p text:style-name="Text_20_body"/>
            <text:h text:style-name="P86" text:outline-level="2"><text:bookmark-start text:name="__RefHeading___Toc2093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Виртуализация оборудования<text:bookmark-end text:name="__RefHeading___Toc2093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10">Одновременно на конкретной аппаратной архитектуре может выполняться несколько операционных систем (интернет-хостинг, <text:span text:style-name="T64">облачные вычисления, ...</text:span>).</text:p>
            <text:p text:style-name="P209">Поддержка виртуализации на аппаратном уровне.</text:p>
            <text:p text:style-name="P209"/>
            <table:table table:name="Таблица6" table:style-name="Таблица6">
              <table:table-column table:style-name="Таблица6.A"/>
              <table:table-column table:style-name="Таблица6.B" table:number-columns-repeated="3"/>
              <table:table-column table:style-name="Таблица6.A"/>
              <table:table-column table:style-name="Таблица6.F" table:number-columns-repeated="2"/>
              <table:table-column table:style-name="Таблица6.H"/>
              <table:table-row>
                <table:table-cell table:style-name="Таблица6.A1" office:value-type="string">
                  <text:p text:style-name="P49"><text:span text:style-name="T65">Прилож.</text:span> A</text:p>
                </table:table-cell>
                <table:table-cell table:style-name="Таблица6.A1" office:value-type="string">
                  <text:p text:style-name="P49"><text:span text:style-name="T65">Прилож.</text:span> B</text:p>
                </table:table-cell>
                <table:table-cell table:style-name="Таблица6.A1" office:value-type="string">
                  <text:p text:style-name="P49"><text:span text:style-name="T65">Прилож.</text:span> B</text:p>
                </table:table-cell>
                <table:table-cell table:style-name="Таблица6.A1" office:value-type="string">
                  <text:p text:style-name="P49"><text:span text:style-name="T65">Прилож.</text:span> C</text:p>
                </table:table-cell>
                <table:table-cell table:style-name="Таблица6.A1" office:value-type="string">
                  <text:p text:style-name="P49"><text:span text:style-name="T65">Прилож.</text:span> D</text:p>
                </table:table-cell>
                <table:table-cell table:style-name="Таблица6.A1" office:value-type="string">
                  <text:p text:style-name="P49"><text:span text:style-name="T65">Прилож.</text:span> E</text:p>
                </table:table-cell>
                <table:table-cell table:style-name="Таблица6.A1" office:value-type="string">
                  <text:p text:style-name="P49"><text:span text:style-name="T65">Прилож.</text:span> E</text:p>
                </table:table-cell>
                <table:table-cell table:style-name="Таблица6.H1" office:value-type="string">
                  <text:p text:style-name="P49"><text:span text:style-name="T65">Прилож.</text:span> F</text:p>
                </table:table-cell>
              </table:table-row>
              <table:table-row>
                <table:table-cell table:style-name="Таблица6.A2" table:number-columns-spanned="2" office:value-type="string">
                  <text:p text:style-name="P49">OC X</text:p>
                </table:table-cell>
                <table:covered-table-cell/>
                <table:table-cell table:style-name="Таблица6.A2" table:number-columns-spanned="2" office:value-type="string">
                  <text:p text:style-name="P49">OC X</text:p>
                </table:table-cell>
                <table:covered-table-cell/>
                <table:table-cell table:style-name="Таблица6.A2" table:number-columns-spanned="2" office:value-type="string">
                  <text:p text:style-name="P49">OC Y</text:p>
                </table:table-cell>
                <table:covered-table-cell/>
                <table:table-cell table:style-name="Таблица6.G2" table:number-columns-spanned="2" office:value-type="string">
                  <text:p text:style-name="P49">OC Z</text:p>
                </table:table-cell>
                <table:covered-table-cell/>
              </table:table-row>
              <table:table-row>
                <table:table-cell table:style-name="Таблица6.A3" table:number-columns-spanned="2" office:value-type="string">
                  <text:p text:style-name="P49">Аппаратная поддержка виртуальной машины</text:p>
                </table:table-cell>
                <table:covered-table-cell/>
                <table:table-cell table:style-name="Таблица6.A3" table:number-columns-spanned="2" office:value-type="string">
                  <text:p text:style-name="P49">Аппаратная поддержка виртуальной машины</text:p>
                </table:table-cell>
                <table:covered-table-cell/>
                <table:table-cell table:style-name="Таблица6.A3" table:number-columns-spanned="2" office:value-type="string">
                  <text:p text:style-name="P49">Аппаратная поддержка виртуальной машины</text:p>
                </table:table-cell>
                <table:covered-table-cell/>
                <table:table-cell table:style-name="Таблица6.G3" table:number-columns-spanned="2" office:value-type="string">
                  <text:p text:style-name="P49">Аппаратная поддержка виртуальной машины</text:p>
                </table:table-cell>
                <table:covered-table-cell/>
              </table:table-row>
              <table:table-row>
                <table:table-cell table:style-name="Таблица6.A4" table:number-columns-spanned="8" office:value-type="string">
                  <text:p text:style-name="P49">Гипервизор (программный компонент)</text:p>
                </table:table-cell>
                <table:covered-table-cell/>
                <table:covered-table-cell/>
                <table:covered-table-cell/>
                <table:covered-table-cell/>
                <table:covered-table-cell/>
                <table:covered-table-cell/>
                <table:covered-table-cell/>
              </table:table-row>
              <table:table-row>
                <table:table-cell table:style-name="Таблица6.A5" table:number-columns-spanned="8" office:value-type="string">
                  <text:p text:style-name="P49">Аппаратная архитектура и периферийные устройства физического компьютера</text:p>
                </table:table-cell>
                <table:covered-table-cell/>
                <table:covered-table-cell/>
                <table:covered-table-cell/>
                <table:covered-table-cell/>
                <table:covered-table-cell/>
                <table:covered-table-cell/>
                <table:covered-table-cell/>
              </table:table-row>
            </table:table>
            <text:p text:style-name="P211"/>
            <text:h text:style-name="P87" text:outline-level="2"><text:bookmark-start text:name="__RefHeading___Toc2094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span text:style-name="T66">Виртуальные </text:span>инструкци<text:span text:style-name="T66">и</text:span> ввода/вывода<text:bookmark-end text:name="__RefHeading___Toc2094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07"><text:span text:style-name="T67">Набор команд у</text:span>ровн<text:span text:style-name="T67">я</text:span> <text:span text:style-name="T68">ОС содержит большую часть команд уровня ISA и добавляет несколько очень важных новых. Работа с вводом выводом на уровне ISA представляет потенциальную угрозу и слишком трудоемка. </text:span></text:p>
            <text:p text:style-name="P207">Например, чтобы считать или записать информацию на дискету, необходимо</text:p>
            <text:p text:style-name="P207">- запустить двигатель вращения дискеты;</text:p>
            <text:p text:style-name="P207">- управлять шаговым двигателем перемещения головки;</text:p>
            <text:p text:style-name="P207">- следить за индикатором присутствия дискеты;</text:p>
            <text:p text:style-name="P207">- выбрать номер блока на диске;</text:p>
            <text:p text:style-name="P207">- выбрать дорожку;</text:p>
            <text:p text:style-name="P207">- выбрать номер сектора на дорожке;</text:p>
            <text:p text:style-name="P207">...</text:p>
            <text:p text:style-name="P207">Все эти функции берет на себя операционная система. </text:p>
            <text:p text:style-name="P212"><text:span text:style-name="T13">Файлы</text:span> — очень важная абстракция виртуального ввода-вывода.</text:p>
            <text:p text:style-name="P212">Последовательность байт (октетов — <text:span text:style-name="T69">ASN.1</text:span>), записанных на УВВ.</text:p>
            <text:p text:style-name="P212">Если УВВ — устройство хранения (диск), файл можно прочитать обратно, в противном случае невозможно (принтер). На диске может храниться много файлов различной длины, содержащих те или иные данные.</text:p>
            <text:p text:style-name="P202">Файловая абстракция позволяет организовать виртуальный ввод-вывод.</text:p>
            <text:p text:style-name="P213"/>
            <text:p text:style-name="P214"><text:span text:style-name="T70">На уровне </text:span>ОС файл является просто последовательностью байтов. Вся остальная <text:s/>структуризация выполняется на уровне прикладных программ.</text:p>
            <text:p text:style-name="P215">- открытие;</text:p>
            <text:p text:style-name="P216">- запись/чтение;</text:p>
            <text:p text:style-name="P216">- закрытие.</text:p>
            <text:p text:style-name="P217">Реализация виртуализации выполняется в виде файловой системы <text:span text:style-name="T71">(от перфокарт до каталогов). Команды управления каталогами:</text:span></text:p>
            <text:p text:style-name="P218"><text:span text:style-name="T72">- </text:span>создание файла и включение в каталог;</text:p>
            <text:p text:style-name="P218"><text:span text:style-name="T72">- </text:span>удаление файла из каталога;</text:p>
            <text:p text:style-name="P218"><text:span text:style-name="T72">- </text:span>переименование;</text:p>
            <text:p text:style-name="P218"><text:span text:style-name="T72">- </text:span>изменение статуса защиты.</text:p>
            <text:p text:style-name="P219"/>
            <text:p text:style-name="P219"/>
            <text:h text:style-name="P88" text:outline-level="2"><text:bookmark-start text:name="__RefHeading___Toc2094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span text:style-name="T66">Виртуальные </text:span>инструкци<text:span text:style-name="T66">и</text:span> параллельной обработки<text:bookmark-end text:name="__RefHeading___Toc2094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20"><text:span text:style-name="T73">Путь повышения быстродействия — </text:span>п<text:span text:style-name="T74">араллельные вычисления. </text:span></text:p>
            <text:p text:style-name="P220"><text:span text:style-name="T73">ВС может иметь н</text:span>есколько процессоров, процессоры нескольк<text:span text:style-name="T73">о ядер</text:span>, но н<text:span text:style-name="T73">а всех не хватает — совместное использование процессора несколькими процессами.</text:span></text:p>
            <text:p text:style-name="P137">Новые инструкции — <text:span text:style-name="T75">системные вызовы</text:span>:</text:p>
            <text:list text:style-name="List_20_1">
              <text:list-item>
                <text:p text:style-name="P136">формирование процесса <text:span text:style-name="T75">(клонирование текущего или исходное состояние)</text:span>;</text:p>
              </text:list-item>
              <text:list-item>
                <text:p text:style-name="P136">прерывание процесса;</text:p>
              </text:list-item>
              <text:list-item>
                <text:p text:style-name="P138">остановка/продолжение;</text:p>
              </text:list-item>
              <text:list-item>
                <text:p text:style-name="P138">синхронизация.</text:p>
              </text:list-item>
            </text:list>
            <text:p text:style-name="P139"/>
            <text:p text:style-name="P139"/>
            <text:p text:style-name="P139"/>
            <text:h text:style-name="P71" text:outline-level="1"><text:bookmark-start text:name="__RefHeading___Toc2094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span text:style-name="T76">Аппаратура. Концептуальный с</text:span>остав <text:span text:style-name="T77">ЭВМ</text:span><text:bookmark-end text:name="__RefHeading___Toc2094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47">Любой IBM PC-совместимый компьютер представляет собой реализацию <text:span text:style-name="T78">суперпозиции </text:span>фон-Неймановской <text:span text:style-name="T78">и гарвардской </text:span>архитектур.</text:p>
            <text:p text:style-name="P147"/>
            <text:p text:style-name="P147"><draw:frame draw:style-name="fr3" draw:name="Изображение5" text:anchor-type="paragraph" svg:x="5.731cm" svg:y="0cm" svg:width="20.549cm" svg:height="12cm" draw:z-index="2"><draw:image xlink:href="Pictures/1000000000000348000001EAD1006388.png" xlink:type="simple" xlink:show="embed" xlink:actuate="onLoad" draw:mime-type="image/png"/></draw:frame></text:p>
            <text:list xml:id="list201051738181839" text:continue-numbering="true" text:style-name="List_20_1">
              <text:list-item>
                <text:p text:style-name="P145">блок управления;</text:p>
              </text:list-item>
              <text:list-item>
                <text:p text:style-name="P146">арифметико-логическое устройство <text:span text:style-name="T79">(АЛУ)</text:span>;</text:p>
              </text:list-item>
              <text:list-item>
                <text:p text:style-name="P146">память; </text:p>
              </text:list-item>
              <text:list-item>
                <text:p text:style-name="P146">устройства ввода/вывода.</text:p>
              </text:list-item>
            </text:list>
            <text:p text:style-name="P221"><text:span text:style-name="T80">Данная архитектура реализует </text:span><text:span text:style-name="T42">концепцию хранимой в памяти программы</text:span> — <text:span text:style-name="T79">прорамма и данные хранятся в одной и той же памяти.</text:span></text:p>
            <text:p text:style-name="P222"/>
            <text:p text:style-name="P222">Блок управления и АЛУ определяют действия, выполняемые ЭВМ, и составляют <text:span text:style-name="T40">центральный процессор</text:span> (ЦП, CPU).</text:p>
            <text:p text:style-name="P222">ЦП последовательно выбирает из памяти команды и исполняет их. <text:span text:style-name="T81">Этот тип архитектуры называется </text:span><text:span text:style-name="T43">архитектура, управляемая потоком команд</text:span><text:span text:style-name="T81">.</text:span> </text:p>
            <text:p text:style-name="P221"><text:span text:style-name="T79">Адрес очередной команды в памяти задается </text:span><text:span text:style-name="T44">счетчиком адреса</text:span> <text:span text:style-name="T79">в блоке управления.</text:span></text:p>
            <text:p text:style-name="P221"/>
            <text:p text:style-name="P140"/>
            <text:h text:style-name="P89" text:outline-level="2"><text:bookmark-start text:name="__RefHeading___Toc2094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span text:style-name="T82">А</text:span>рхитектура фон-Неймана. <text:span text:style-name="T83">Принципы</text:span><text:bookmark-end text:name="__RefHeading___Toc2094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21"><text:span text:style-name="T13">Принцип однородности памяти</text:span> </text:p>
            <text:p text:style-name="P221">Команды и данные хранятся в одной и той же памяти и внешне в памяти неразличимы. Распознать их можно только по способу использования. </text:p>
            <text:p text:style-name="P221"><text:span text:style-name="T84">Это значит, что </text:span>одно и то же значение в ячейке памяти может использоваться и как данные, и как команда, и как адрес в зависимости от способа обращения к нему.</text:p>
            <text:p text:style-name="P221">Это позволяет производить над командами те же операции, что и над числами, и, соответственно, открывает ряд возможностей, <text:span text:style-name="T84">например </text:span>модификаци<text:span text:style-name="T84">ю</text:span> команд. </text:p>
            <text:p text:style-name="P165">Принцип адресности </text:p>
            <text:p text:style-name="P221">Структурно основная память состоит из пронумерованных ячеек, причём процессору в произвольный момент доступна любая ячейка. Двоичные коды команд и данных разделяются на единицы информации, называемые словами, и хранятся в ячейках памяти, а для доступа к ним используются номера соответствующих ячеек — адреса.</text:p>
            <text:p text:style-name="P165">Принцип программного управления </text:p>
            <text:p text:style-name="P221">Все вычисления, предусмотренные алгоритмом решения задачи, представлены в виде программы, состоящей из последовательности управляющих слов — команд. </text:p>
            <text:p text:style-name="P140">Каждая команда предписывает <text:span text:style-name="T82">выполнение </text:span>некотор<text:span text:style-name="T82">ой</text:span> операци<text:span text:style-name="T82">и</text:span> из реализуем<text:span text:style-name="T82">ого</text:span> набора операций. </text:p>
            <text:p text:style-name="P140"/>
            <text:p text:style-name="P223">Команды программы хранятся в последовательных ячейках памяти вычислительной машины и выполняются в естественной последовательности, то есть в порядке их положения в программе. </text:p>
            <text:p text:style-name="P224">При необходимости, с помощью специальных команд, эта последовательность может быть изменена. Решение об изменении порядка выполнения команд программы принимается либо на основании анализа результатов предшествующих вычислений, либо безусловно.</text:p>
            <text:p text:style-name="P166">Принцип двоичного кодирования </text:p>
            <text:p text:style-name="P224">Согласно этому принципу, вся информация, как данные, так и команды, кодируются двоичными цифрами 0 и 1. </text:p>
            <text:p text:style-name="P224">Каждый тип информации представляется двоичной последовательностью и имеет свой формат <text:span text:style-name="T82">(int, float ...)</text:span>. <text:s/></text:p>
            <text:p text:style-name="P224">В формате команды в простейшем случае можно выделить два поля: </text:p>
            <text:list xml:id="list201051113280328" text:continue-numbering="true" text:style-name="List_20_1">
              <text:list-item>
                <text:p text:style-name="P134">поле кода операции;</text:p>
              </text:list-item>
              <text:list-item>
                <text:p text:style-name="P134">поле адресов/<text:span text:style-name="T82">операндов</text:span>. </text:p>
              </text:list-item>
            </text:list>
            <text:p text:style-name="P224"/>
            <table:table table:name="Таблица7" table:style-name="Таблица7">
              <table:table-column table:style-name="Таблица7.A"/>
              <table:table-column table:style-name="Таблица7.B"/>
              <table:table-row>
                <table:table-cell table:style-name="Таблица7.A1" office:value-type="string">
                  <text:p text:style-name="P112">КОП</text:p>
                </table:table-cell>
                <table:table-cell table:style-name="Таблица7.B1" office:value-type="string">
                  <text:p text:style-name="P112">Операнд<text:span text:style-name="T85">ы</text:span></text:p>
                </table:table-cell>
              </table:table-row>
            </table:table>
            <text:p text:style-name="P141"/>
            <text:p text:style-name="P141"/>
            <text:h text:style-name="P90" text:outline-level="2"><text:bookmark-start text:name="__RefHeading___Toc2094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Гарвардская архитектура<text:bookmark-end text:name="__RefHeading___Toc2094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49"><text:span text:style-name="T13">Гарвардская архитектура</text:span> — архитектура ЭВМ, отличительными признаками которой являются:</text:p>
            <text:list xml:id="list201050609541164" text:continue-numbering="true" text:style-name="List_20_1">
              <text:list-item>
                <text:p text:style-name="P148">хранилище инструкций и хранилище данных представляют собой разные физические устройства;</text:p>
              </text:list-item>
              <text:list-item>
                <text:p text:style-name="P148">канал инструкций и канал данных так же физически разделены.</text:p>
              </text:list-item>
            </text:list>
            <text:p text:style-name="P149">В гарвардской архитектуре характеристики устройств памяти для инструкций и памяти для данных не обязательно должны быть одинаковыми. </text:p>
            <text:p text:style-name="P149">Ширина слова, протокол доступа, технология реализации и структура адресов памяти могут различаться. </text:p>
            <text:p text:style-name="P149">В некоторых системах инструкции могут храниться в памяти только для чтения <text:span text:style-name="T86">(ПЗУ, ROM)</text:span>, в то время как для сохранения данных обычно требуется память с возможностью чтения и записи <text:span text:style-name="T86">(ОЗУ, RAM)</text:span>. </text:p>
            <text:p text:style-name="P149">В некоторых системах требуется значительно больше памяти для инструкций, чем для данных, что обуславливает различную ширину шин адреса памяти инструкций и данных.</text:p>
            <text:p text:style-name="P142"/>
            <text:p text:style-name="P142"/>
            <text:h text:style-name="P91" text:outline-level="2"><text:bookmark-start text:name="__RefHeading___Toc2095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Как это все работает (Цикл выполнения команды)<text:bookmark-end text:name="__RefHeading___Toc2095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25"><text:span text:style-name="T87">П</text:span>ри выполнении команды, связанной с обращением к памяти, процессор должен выполнить как минимум пять операций, перечисленных ниже: </text:p>
            <text:p text:style-name="P225">1. <text:span text:style-name="T13">Выборка команды</text:span>. Блок управления извлекает команду из памяти, копирует ее во внутреннюю память микропроцессора и увеличивает значение счетчика команд на длину этой команды.</text:p>
            <text:p text:style-name="P225">2. <text:span text:style-name="T13">Декодирование команды</text:span>. Блок управления определяет тип выполняемой команды, пересылает указанные в ней операнды в АЛУ и генерирует электрические сигналы управления АЛУ, соответствующие типу выполняемой операции.</text:p>
            <text:p text:style-name="P225">3. <text:span text:style-name="T13">Выборка операндов</text:span>. Если в команде используется операнд, расположенный в памяти, блок управления инициирует операцию по его выборке из памяти.</text:p>
            <text:p text:style-name="P225">4. <text:span text:style-name="T13">Выполнение команды</text:span>. АЛУ выполняет указанную в команде операцию, сохраняет полученный результат в заданном месте и обновляет состояние флагов, по значению которых программа может судить о результате выполнения команды.</text:p>
            <text:p text:style-name="P143">5. <text:span text:style-name="T13">Запись результата в память</text:span>. Если результат выполнения команды должен быть сохранен в памяти, блок управления инициирует операцию сохранения данных в памяти.</text:p>
            <text:p text:style-name="P143"/>
            <text:p text:style-name="P143"/>
            <text:h text:style-name="P92" text:outline-level="2"><text:bookmark-start text:name="__RefHeading___Toc2095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Память<text:bookmark-end text:name="__RefHeading___Toc2095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26">Оперативная память — массив ячеек со смежными адресами. Реализуется на микросхемах динамической памяти.</text:p>
            <text:p text:style-name="P226">Для повышения производительности между памятью и процессором располагается сверхоперативная память небольшого объема (до трех уровней кеш-памяти)</text:p>
            <text:p text:style-name="P226">Энергонезависимая память ПЗУ (ROM BIOS).</text:p>
            <text:p text:style-name="P226">Процессор, память и необходимые элементы взаимодействия их между собой и с другими устройствами называют <text:span text:style-name="T40">центральной частью</text:span> или <text:span text:style-name="T40">ядром</text:span> ЭВМ.</text:p>
            <text:p text:style-name="P226"/>
            <text:h text:style-name="P93" text:outline-level="2"><text:bookmark-start text:name="__RefHeading___Toc16264_197334135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Периферийные устройства<text:bookmark-end text:name="__RefHeading___Toc16264_197334135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26">Все остальные компоненты, не вошедшие в ядро. </text:p>
            <text:p text:style-name="P226">Их иногда называют <text:span text:style-name="T40">устройствами ввода-вывода</text:span> (УВВ), что не совсем точно.</text:p>
            <text:list xml:id="list201052450024675" text:continue-numbering="true" text:style-name="List_20_1">
              <text:list-item>
                <text:p text:style-name="P135">устройства хранения данных;</text:p>
              </text:list-item>
              <text:list-item>
                <text:p text:style-name="P135">коммуникационные устройства;</text:p>
              </text:list-item>
              <text:list-item>
                <text:p text:style-name="P135">устройства ввода-вывода.</text:p>
              </text:list-item>
            </text:list>
            <text:p text:style-name="P144"/>
            <text:p text:style-name="P144"/>
            <text:p text:style-name="P227">Процессор, память и периферийные устройства взаимодействуют между собой с помощью <text:span text:style-name="T40">шин</text:span> и <text:span text:style-name="T40">интерфейсов</text:span>, аппаратных и программных.</text:p>
            <text:p text:style-name="P228">Стандартизация интерфейсов делает архитектуру компьютеров открытой.</text:p>
            <text:p text:style-name="P228"/>
            <text:p text:style-name="P167">Некоторые термины</text:p>
            <text:p text:style-name="P228"><text:span text:style-name="T13">Биты</text:span> — квант информации (1 или 0)</text:p>
            <text:p text:style-name="P228"><text:span text:style-name="T13">Байты</text:span> — квант адресуемой памяти </text:p>
            <text:p text:style-name="P228"><text:span text:style-name="T13">Слова</text:span> — группа байт (наследие 8086/88)</text:p>
            <text:p text:style-name="P228"><text:span text:style-name="T13">BigEndian</text:span> — адресуется старший байт (коммуникации, не x86)</text:p>
            <text:p text:style-name="P228"><text:span text:style-name="T13">LittleEndian</text:span> — адресуется младший байт (x86) <text:span text:style-name="T88">(</text:span><text:span text:style-name="T45">Не путать с MSB/LSB — </text:span><text:span text:style-name="T46">Most/Lest Significant Bit</text:span><text:span text:style-name="T45">)</text:span></text:p>
            <text:p text:style-name="P168"/>
            <text:p text:style-name="P228"><text:span text:style-name="T13">Ячейки памяти</text:span> <text:tab/>— служат для хранения, <text:span text:style-name="T89">поддерживают операции записи и чтения</text:span>.</text:p>
            <text:p text:style-name="P228"><text:span text:style-name="T13">Порты</text:span> <text:tab/><text:tab/><text:tab/>— преобразование двоичной информации в электрические сигналы.</text:p>
            <text:p text:style-name="P169">Регистры <text:tab/><text:tab/><text:tab/>— широкое многоуровневое понятие.</text:p>
            <text:p text:style-name="P169"/>
            <text:p text:style-name="P169"/>
            <text:h text:style-name="P72" text:outline-level="1"><text:bookmark-start text:name="__RefHeading___Toc2095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Операционная система (ОС)<text:bookmark-end text:name="__RefHeading___Toc2095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51"><text:span text:style-name="T17">Операционная система</text:span><text:span text:style-name="T90"> — </text:span>комплекс управляющих и обрабатывающих программ, который</text:p>
            <text:list xml:id="list201050559860294" text:continue-numbering="true" text:style-name="List_20_1">
              <text:list-item>
                <text:p text:style-name="P150">выступает как интерфейс между аппаратурой компьютера и пользователем;</text:p>
              </text:list-item>
              <text:list-item>
                <text:p text:style-name="P150">предназначен для эффективного <text:span text:style-name="T90">и безопасного </text:span>использования ресурсов <text:span text:style-name="T90">ВС</text:span>. </text:p>
              </text:list-item>
            </text:list>
            <text:p text:style-name="P151">Любой из компонентов прикладного программного обеспечения обязательно работает под управлением ОС.</text:p>
            <text:p text:style-name="P229">Ни один из компонентов программного обеспечения, за исключением самой ОС, не имеет непосредственного доступа к аппаратуре компьютера.</text:p>
            <text:p text:style-name="P229">Пользователи взаимодействуют со своими программами через интерфейс ОС.</text:p>
            <text:p text:style-name="P170">Любые их команды, прежде чем попасть в прикладную программу, сначала проходят через ОС.</text:p>
            <text:p text:style-name="Text_20_body"/>
            <text:p text:style-name="Text_20_body"/>
            <text:h text:style-name="P73" text:outline-level="1"><text:bookmark-start text:name="__RefHeading___Toc2095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Система управления файлами (СУФ)<text:bookmark-end text:name="__RefHeading___Toc2095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53"><text:span text:style-name="T91">Назначение — </text:span>организация доступа к данным, организованным <text:span text:style-name="T91">в виде </text:span>файл<text:span text:style-name="T91">ов</text:span>. Как правило, все современные ОС имеют соответствующие системы управления файлами. </text:p>
            <text:p text:style-name="P153">Однако выделение <text:span text:style-name="T91">СУФ </text:span>в отдельную категорию представляется <text:span text:style-name="T91">не</text:span>целесообразным, поскольку ряд ОС позволяет работать с несколькими файловыми системами (либо с одной из нескольких, либо сразу с несколькими одновременно). </text:p>
            <text:p text:style-name="P153">В этом случае говорят о монтируемых файловых системах, и в этом смысле они самостоятельны.</text:p>
            <text:p text:style-name="P153"><text:span text:style-name="T91">С</text:span>истема управления файлами (СУФ) не существует сама по себе – <text:span text:style-name="T91">обычно </text:span>она разработана для работы в конкретной ОС и с конкретной файловой системой.</text:p>
            <text:p text:style-name="P153"><text:span text:style-name="T91">Д</text:span>ля работы с файлами, организованными в соответствии с некоторой файловой системой, для каждой ОС должна быть разработана соответствующая система управления файлами.</text:p>
            <text:p text:style-name="P153"/>
            <text:p text:style-name="P230"/>
            <text:h text:style-name="P74" text:outline-level="1"><text:bookmark-start text:name="__RefHeading___Toc2095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Интерфейсные оболочки пользователя <text:span text:style-name="T91">(Shell)</text:span><text:bookmark-end text:name="__RefHeading___Toc2095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56">Классический интерфейс для всех ОС — CLI. </text:p>
            <text:p text:style-name="P156">Наиболее мощный и эффективный. </text:p>
            <text:p text:style-name="P154">Для удобства взаимодействия с ОС могут использоваться дополнительные интерфейсные оболочки. Их основное назначение – либо расширить возможности по управлению ОС, либо изменить встроенные в систему возможности.</text:p>
            <text:p text:style-name="P154"><text:span text:style-name="T91">Графические </text:span>интерфейсны<text:span text:style-name="T91">е</text:span> оболочк<text:span text:style-name="T91">и:</text:span></text:p>
            <text:list xml:id="list201050969633416" text:continue-numbering="true" text:style-name="List_20_1">
              <text:list-item>
                <text:p text:style-name="P152">X Window в системах семейства UNIX <text:span text:style-name="T92">(опция)</text:span>;</text:p>
              </text:list-item>
              <text:list-item>
                <text:p text:style-name="P152">Presentation Manager <text:span text:style-name="T91">(PM — оконный интерфейс IBM OS/2) (опция);</text:span></text:p>
              </text:list-item>
              <text:list-item>
                <text:p text:style-name="P152"><text:span text:style-name="T91">Work Place </text:span>Shell <text:span text:style-name="T91">(объектный рабочий стол IBM OS/2) (опция);</text:span></text:p>
              </text:list-item>
              <text:list-item>
                <text:p text:style-name="P152">Windows <text:span text:style-name="T91">(</text:span>Microsoft<text:span text:style-name="T91">);</text:span></text:p>
              </text:list-item>
              <text:list-item>
                <text:p text:style-name="P152">MAC OS <text:span text:style-name="T91">(Apple);</text:span></text:p>
              </text:list-item>
              <text:list-item>
                <text:p text:style-name="P155">Foton (QNX 4.x) <text:span text:style-name="T92">(опция)</text:span>.</text:p>
              </text:list-item>
            </text:list>
            <text:p text:style-name="P156"/>
            <text:p text:style-name="P154"/>
            <text:p text:style-name="P154"/>
            <text:h text:style-name="P94" text:outline-level="2"><text:bookmark-start text:name="__RefHeading___Toc2096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Переносимость<text:bookmark-end text:name="__RefHeading___Toc2096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31">Ряд операционных систем могут организовывать выполнение программ, созданных для других <text:span text:style-name="T93">операционных систем</text:span>.</text:p>
            <text:p text:style-name="P231">OS/2 — MS-DOS, Windows 3.x (нативное выполнение). </text:p>
            <text:p text:style-name="P231">Linux — Windows 32/64</text:p>
            <text:p text:style-name="P232">Free BSD — Linux</text:p>
            <text:p text:style-name="P231">Windows NT — MS-DOS, OS/2 1.x, Windows 3.x. </text:p>
            <text:p text:style-name="P231"/>
            <text:p text:style-name="P231"/>
            <text:h text:style-name="P75" text:outline-level="1"><text:bookmark-start text:name="__RefHeading___Toc2096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Система программирования<text:bookmark-end text:name="__RefHeading___Toc2096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33">К этой категории относятся системные программы, предназначенные для разработки программного обеспечения</text:p>
            <text:p text:style-name="P233"><text:span text:style-name="T13">ассемблеры</text:span> — компьютерные программы, осуществляющие преобразование программы в форме исходного текста на языке ассемблера в машинные команды в виде объектного кода;</text:p>
            <text:p text:style-name="P233"><text:span text:style-name="T13">трансляторы</text:span> — программы или технические средства, выполняющее трансляцию программы;</text:p>
            <text:p text:style-name="P233"><text:span text:style-name="T13">компиляторы</text:span> — <text:span text:style-name="T94">п</text:span>рограммы, переводящие текст программы на языке высокого уровня, в эквивалентную программу на машинном языке.</text:p>
            <text:p text:style-name="P233"><text:span text:style-name="T13">интерпретаторы</text:span> — <text:span text:style-name="T94">п</text:span>рограммы (иногда аппаратные средства), анализирующие команды или операторы программы и тут же выполняющие их;</text:p>
            <text:p text:style-name="P233"><text:span text:style-name="T13">компоновщики</text:span> (редакторы связей) — программы, которые производят компоновку — принимают на вход один или несколько объектных модулей и собирают по ним исполнимый модуль;</text:p>
            <text:p text:style-name="P233"><text:span text:style-name="T13">препроцессоры исходных текстов</text:span> — это компьютерные программы, принимающие данные на входе, и выдающие данные, предназначенные для входа другой программы, например, такой, как компилятор;</text:p>
            <text:p text:style-name="P234"><text:span text:style-name="T13">отладчики</text:span> (англ. debugger) — модули среды разработки или отдельные программы, предназначенные для поиска ошибок в программах;</text:p>
            <text:p text:style-name="P234"><text:span text:style-name="T13">текстовые редакторы</text:span> — компьютерные программы, предназначенные для создания и изменения текстовых файлов, а также их просмотра на экране, вывода на печать, поиска фрагментов текста и т. п.;</text:p>
            <text:p text:style-name="P235"><text:span text:style-name="T13">специализированные редакторы исходных текстов</text:span> — текстовые редакторы для создания и редактирования исходного кода программ. Специализированный редактор исходных текстов может быть отдельным приложением, или быть встроен в интегрированную среду разработки;</text:p>
            <text:p text:style-name="P234"><text:span text:style-name="T13">библиотеки подпрограмм</text:span> — сборники подпрограмм или объектов, используемых для разработки программного обеспечения;</text:p>
            <text:p text:style-name="P234"><text:span text:style-name="T13">редакторы графического интерфейса</text:span>.</text:p>
            <text:p text:style-name="P236"><text:span text:style-name="T13">генераторы лексических анализаторов</text:span> — программы, позволяющие по формальным описаниям лексем, генерировать программы лексического анализа текстов.</text:p>
            <text:p text:style-name="P236"><text:span text:style-name="T13">генераторы компиляторов</text:span> — программы, позволяющие по формальным описаниям грамматик, генерировать трансляторы.</text:p>
            <text:p text:style-name="P237"><text:span text:style-name="T13">системы документирования программ</text:span><text:span text:style-name="T95">.</text:span></text:p>
            <text:p text:style-name="P236"><text:span text:style-name="T13">системы управления версиями</text:span>.</text:p>
            <text:p text:style-name="P236"/>
            <text:p text:style-name="P171"/>
            <text:h text:style-name="P95" text:outline-level="2"><text:bookmark-start text:name="__RefHeading___Toc2096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Жизненный путь программы<text:bookmark-end text:name="__RefHeading___Toc2096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38">Обычно программа проходит нескольких шагов: </text:p>
            <text:p text:style-name="P239">- текст на алгоритмическом языке;</text:p>
            <text:p text:style-name="P239">- объектный модуль; </text:p>
            <text:p text:style-name="P239">- загрузочный модуль;</text:p>
            <text:p text:style-name="P239">- бинарный образ в памяти.</text:p>
            <text:p text:style-name="P239"><text:span text:style-name="T13">Трансл</text:span><text:span text:style-name="T18">я</text:span><text:span text:style-name="T13">ция прогр</text:span><text:span text:style-name="T18">а</text:span><text:span text:style-name="T13">ммы</text:span> — преобразование программы, представленной на одном из языков программирования, в программу на другом языке. Транслятор обычно выполняет также диагностику ошибок, формирует словари идентификаторов, выдаёт для печати текст программы и т. д.</text:p>
            <text:p text:style-name="P239">Виды трансляции:</text:p>
            <text:p text:style-name="P239">- компиляция;</text:p>
            <text:p text:style-name="P239">- интерпретация;</text:p>
            <text:p text:style-name="P239">- динамическая компиляция.</text:p>
            <text:p text:style-name="P239"><text:span text:style-name="T13">Компилятор </text:span><text:span text:style-name="T19">(compiler)</text:span> — транслятор, преобразующий исходный код с какого-либо языка программирования на машинный язык. </text:p>
            <text:p text:style-name="P239">Процесс компиляции, как правило, состоит из нескольких этапов:</text:p>
            <text:p text:style-name="P239">- лексический анализ;</text:p>
            <text:p text:style-name="P239">- синтаксический анализ;</text:p>
            <text:p text:style-name="P239">- семантический анализ;</text:p>
            <text:p text:style-name="P239">- создание на основе результатов анализов промежуточного кода;</text:p>
            <text:p text:style-name="P239">- оптимизация промежуточного кода;</text:p>
            <text:p text:style-name="P239">- создание объектного кода, в данном случае машинного.</text:p>
            <text:p text:style-name="P240"/>
            <text:p text:style-name="P238">Используемые программой адреса в каждом конкретном случае могут быть представлены различными способами. Например, адреса в исходных текстах обычно символические. </text:p>
            <text:p text:style-name="P238">Компилятор связывает эти символические адреса с перемещаемыми адресами (такими как N байт от начала модуля). </text:p>
            <text:p text:style-name="P238">Загрузчик или линкер, в свою очередь, связывают эти перемещаемые адреса с виртуальными адресами. </text:p>
            <text:p text:style-name="P238">Каждое связывание — отображение одного адресного пространства в другое. </text:p>
            <text:p text:style-name="P238"/>
            <text:h text:style-name="P96" text:outline-level="2"><text:bookmark-start text:name="__RefHeading___Toc2096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Связь между файлами программы и утилитами<text:bookmark-end text:name="__RefHeading___Toc20966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42"><draw:frame draw:style-name="fr3" draw:name="Изображение10" text:anchor-type="paragraph" svg:x="2.032cm" svg:y="1cm" svg:width="23.537cm" svg:height="11.543cm" draw:z-index="3"><draw:image xlink:href="Pictures/10000000000015BE00000AAA1C9CD827.png" xlink:type="simple" xlink:show="embed" xlink:actuate="onLoad" draw:mime-type="image/png"/></draw:frame></text:p>
            <text:p text:style-name="P242"/>
            <text:p text:style-name="P241"><text:span text:style-name="Verb"><text:span text:style-name="T13">make</text:span></text:span> — утилита, отслеживающая изменения в файлах и вызывающая необходимые программы из набора, использующегося для компиляции и генерации выполняемого кода из исходных текстов (toolchain). </text:p>
            <text:p text:style-name="P241"/>
            <text:p text:style-name="P243">Привязка инструкций и данных к памяти <text:span text:style-name="T96">(настройка адресов) </text:span>в принципе может быть сделана на следующих шагах:</text:p>
            <text:p text:style-name="P244"><text:span text:style-name="T13">этап компиляции (Compile time)</text:span>. Когда на стадии компиляции известно точное место размещения процесса в памяти, тогда генерируются абсолютные адреса. Если стартовый адрес программы меняется, необходимо перекомпилировать код. В качестве примера можно привести <text:span text:style-name="Verb">.com</text:span> программы MS-DOS, которые связывают ее с физическими адресами на стадии компиляции.</text:p>
            <text:p text:style-name="P244"><text:span text:style-name="T13">этап загрузки (Load time)</text:span>. Если на стадии компиляции не известно где процесс будет размещен в памяти, компилятор генерирует перемещаемый код. В этом случае окончательное связывание откладывается до момента загрузки. Если стартовый адрес меняется, нужно всего лишь перезагрузить код с учетом измененной величины.</text:p>
            <text:p text:style-name="P244"><text:span text:style-name="T13">этап выполнения (Execution time)</text:span>. Если процесс может быть перемещен во время выполнения из одного сегмента памяти в другой, связывание откладывается до времени выполнения. Здесь желательно специализированное оборудование, например регистры перемещения. Их значение прибавляется к каждому адресу, сгенерированному процессом. Например, x86 использует четыре таких (сегментных) регистра.</text:p>
            <text:p text:style-name="P244"/>
            <text:h text:style-name="P157" text:outline-level="1"/>
            <text:h text:style-name="P97" text:outline-level="2"><text:bookmark-start text:name="__RefHeading___Toc2096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Поддержка периферийных устройств и доступ к аппаратуре<text:bookmark-end text:name="__RefHeading___Toc20968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45">Общую структуру вычислительной системы можно представить в следующем виде </text:p>
            <table:table table:name="Таблица9" table:style-name="Таблица9">
              <table:table-column table:style-name="Таблица9.A"/>
              <table:table-column table:style-name="Таблица9.B"/>
              <table:table-row>
                <table:table-cell table:style-name="Таблица9.A1" office:value-type="string">
                  <text:p text:style-name="P113">Прикладные программы</text:p>
                </table:table-cell>
                <table:table-cell table:style-name="Таблица9.B1" office:value-type="string">
                  <text:p text:style-name="P114"/>
                </table:table-cell>
              </table:table-row>
              <table:table-row>
                <table:table-cell table:style-name="Таблица9.A2" office:value-type="string">
                  <text:p text:style-name="P113">Система программирования </text:p>
                </table:table-cell>
                <table:table-cell table:style-name="Таблица9.B2" table:number-rows-spanned="4" office:value-type="string">
                  <text:p text:style-name="P115"><text:s text:c="2"/><draw:frame text:anchor-type="as-char" svg:y="-1.097cm" draw:z-index="0" draw:name="Фигура1_ 2" draw:style-name="gr1" draw:text-style-name="P331" svg:width="0.331cm" svg:height="1.885cm"><draw:image xlink:href="Pictures/1000000000000057000001F277F49019.png" xlink:type="simple" xlink:show="embed" xlink:actuate="onLoad" draw:mime-type="image/png"><text:p/></draw:image><svg:title>TexMaths</svg:title><svg:desc>18§inline§\Biggr\}§png§1200§FALSE§</svg:desc></draw:frame><text:s/>О<text:span text:style-name="T97">перационная система</text:span></text:p>
                </table:table-cell>
              </table:table-row>
              <table:table-row>
                <table:table-cell table:style-name="Таблица9.A3" office:value-type="string">
                  <text:p text:style-name="P113">Управление логическими устройствами</text:p>
                </table:table-cell>
                <table:covered-table-cell table:style-name="Таблица9.B2"/>
              </table:table-row>
              <table:table-row>
                <table:table-cell table:style-name="Таблица9.A4" office:value-type="string">
                  <text:p text:style-name="P113">Управление физическими устройствами</text:p>
                </table:table-cell>
                <table:covered-table-cell table:style-name="Таблица9.B2"/>
              </table:table-row>
              <table:table-row>
                <table:table-cell table:style-name="Таблица9.A5" office:value-type="string">
                  <text:p text:style-name="P113">АППАРАТУРА</text:p>
                </table:table-cell>
                <table:covered-table-cell table:style-name="Таблица9.B2"/>
              </table:table-row>
            </table:table>
            <text:p text:style-name="P245"/>
            <text:p text:style-name="P245">Предназначение операционных систем — управлять ресурсами вычислительной системы таким образом, чтобы прикладным программам не пр<text:span text:style-name="T98">и</text:span>ходилось учитывать особенности конкретной аппаратной части.</text:p>
            <text:p text:style-name="P246">Устройств, подключаемых к компьютеру, существует огромное множество. Существуют тысячи функционально <text:span text:style-name="T99">схожих устройств, но требующих совершенно различных действий для управления ими.</text:span></text:p>
            <text:p text:style-name="P247">Например, жесткий диск и flash-брелок.</text:p>
            <text:p text:style-name="Text_20_body">Оба используются для временного хранения файлов и с точки зрения прикладного интерфейса практически не различаются, но по своему строению ничего общего не имеют.</text:p>
            <text:p text:style-name="Text_20_body"/>
            <text:p text:style-name="Text_20_body"/>
            <text:h text:style-name="P76" text:outline-level="1"><text:bookmark-start text:name="__RefHeading___Toc2097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span text:style-name="T100">Нестрогая классификация</text:span> ОС<text:bookmark-end text:name="__RefHeading___Toc20970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h text:style-name="P98" text:outline-level="2"><text:bookmark-start text:name="__RefHeading___Toc3000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Мэйнфреймы <text:span text:style-name="T101">и малые ЭВМ</text:span><text:bookmark-end text:name="__RefHeading___Toc3000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48"><text:span text:style-name="T102">1) </text:span>Пакетные ОС (OS/360/370).</text:p>
            <text:p text:style-name="P248"><text:span text:style-name="T102">2) </text:span>Мультипрограммные ОС (MVS) — <text:span text:style-name="T103">несколько задач в памяти одновременно. Одна работает, остальные ждут, когда той не понадобится ввод/вывод. Диспетчеризация заданий и управление памятью. </text:span></text:p>
            <table:table table:name="Таблица10" table:style-name="Таблица10">
              <table:table-column table:style-name="Таблица10.A"/>
              <table:table-column table:style-name="Таблица10.B" table:number-columns-repeated="2"/>
              <table:table-row>
                <table:table-cell table:style-name="Таблица10.A1" office:value-type="string">
                  <text:p text:style-name="P116">ОС</text:p>
                </table:table-cell>
                <table:table-cell table:style-name="Таблица10.B1" office:value-type="string">
                  <text:p text:style-name="P117"/>
                </table:table-cell>
                <table:table-cell table:style-name="Таблица10.A1" office:value-type="string">
                  <text:p text:style-name="P116">ОС</text:p>
                </table:table-cell>
              </table:table-row>
              <table:table-row>
                <table:table-cell table:style-name="Таблица10.A2" table:number-rows-spanned="4" office:value-type="string">
                  <text:p text:style-name="P118">Область программ пользователей</text:p>
                </table:table-cell>
                <table:table-cell table:style-name="Таблица10.B2" office:value-type="string">
                  <text:p text:style-name="P117"/>
                </table:table-cell>
                <table:table-cell table:style-name="Таблица10.C2" office:value-type="string">
                  <text:p text:style-name="P118">JOB1</text:p>
                </table:table-cell>
              </table:table-row>
              <table:table-row table:style-name="Таблица10.3">
                <table:covered-table-cell table:style-name="Таблица10.A2"/>
                <table:table-cell table:style-name="Таблица10.B3" office:value-type="string">
                  <text:p text:style-name="P117"/>
                </table:table-cell>
                <table:table-cell table:style-name="Таблица10.C3" office:value-type="string">
                  <text:p text:style-name="P118">JOB3</text:p>
                </table:table-cell>
              </table:table-row>
              <table:table-row>
                <table:covered-table-cell table:style-name="Таблица10.A2"/>
                <table:table-cell table:style-name="Таблица10.B3" office:value-type="string">
                  <text:p text:style-name="P117"/>
                </table:table-cell>
                <table:table-cell table:style-name="Таблица10.C3" office:value-type="string">
                  <text:p text:style-name="P117">...</text:p>
                </table:table-cell>
              </table:table-row>
              <table:table-row table:style-name="Таблица10.5">
                <table:covered-table-cell table:style-name="Таблица10.A2"/>
                <table:table-cell table:style-name="Таблица10.B3" office:value-type="string">
                  <text:p text:style-name="P117"/>
                </table:table-cell>
                <table:table-cell table:style-name="Таблица10.C5" office:value-type="string">
                  <text:p text:style-name="P118">JOBn</text:p>
                </table:table-cell>
              </table:table-row>
            </table:table>
            <text:p text:style-name="P248"/>
            <text:p text:style-name="P249"><text:span text:style-name="T102">3) </text:span>Многозадачные ОС (<text:span text:style-name="T104">ОС </text:span>с разделением времени), Time-sharing, Multitasking.</text:p>
            <text:p text:style-name="P250"><text:span text:style-name="T105">О</text:span>дновременно обслуживаются <text:span text:style-name="T105">н</text:span>есколько пользователей. Используется и диспетчеризация и управление памятью. Появляется понятие <text:span text:style-name="T106">процесса. </text:span></text:p>
            <text:p text:style-name="P253">Интерактивный ввод/вывод (PRIMUS). Виртуальная память.</text:p>
            <text:p text:style-name="P254">UNIX (ИНМОС), RT-11 (РАФОС), RSX-11 (ОСРВ).</text:p>
            <text:p text:style-name="P254"/>
            <text:p text:style-name="P251"><text:span text:style-name="T13">Процесс</text:span> — программа, загруженная в память и выполняющаяся. </text:p>
            <text:p text:style-name="P159">Стандарт ISO 9000:2000 определяет процесс как <text:span text:style-name="T107">совокупность взаимосвязанных и взаимодействующих действий, преобразующих входящие данные в исходящие</text:span>.</text:p>
            <text:p text:style-name="P159">Компьютерная программа — только пассивная совокупность инструкций.</text:p>
            <text:p text:style-name="P159">Процесс — непосредственное выполнение программных инструкций.</text:p>
            <text:p text:style-name="P159"/>
            <text:p text:style-name="P159"><text:span text:style-name="T108">Иногда п</text:span>роцессом называют выполняющуюся программу и все её элементы: </text:p>
            <text:list text:continue-numbering="true" text:style-name="List_20_1">
              <text:list-item>
                <text:p text:style-name="P158"><draw:frame draw:style-name="fr2" draw:name="Изображение2" text:anchor-type="paragraph" svg:x="11.564cm" svg:y="0.471cm" svg:width="15.7cm" svg:height="8.999cm" draw:z-index="4"><draw:image xlink:href="Pictures/10000001000002950000017B06BADB38.png" xlink:type="simple" xlink:show="embed" xlink:actuate="onLoad" draw:mime-type="image/png"/></draw:frame>адресное пространство;</text:p>
              </text:list-item>
              <text:list-item>
                <text:p text:style-name="P158">глобальные переменные;</text:p>
              </text:list-item>
              <text:list-item>
                <text:p text:style-name="P158">регистры;</text:p>
              </text:list-item>
              <text:list-item>
                <text:p text:style-name="P158">стек;</text:p>
              </text:list-item>
              <text:list-item>
                <text:p text:style-name="P158">открытые файлы;</text:p>
              </text:list-item>
              <text:list-item>
                <text:p text:style-name="P158">т. д.</text:p>
              </text:list-item>
            </text:list>
            <text:p text:style-name="P252"/>
            <text:p text:style-name="P252"/>
            <text:p text:style-name="P255"/>
            <text:h text:style-name="P99" text:outline-level="2"><text:bookmark-start text:name="__RefHeading___Toc3002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Настольные системы<text:bookmark-end text:name="__RefHeading___Toc3002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55">1970-е — микроЭВМ (LSI-11, Электроника-60)</text:p>
            <text:p text:style-name="P255">1980-e — IBM PC/XT/AT (CP/M, DR-DOS, IBM PC-DOS, MS-DOS)</text:p>
            <text:p text:style-name="P256">Однозадачные операционные системы</text:p>
            <text:p text:style-name="P256">Многозадачные — Xenix, IBM OS/2. </text:p>
            <text:h text:style-name="P100" text:outline-level="2"><text:bookmark-start text:name="__RefHeading___Toc3004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Мультипроцессорные системы<text:bookmark-end text:name="__RefHeading___Toc3004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57">Параллельные или тесно связанные системы (SMP). </text:p>
            <text:p text:style-name="P257">Все процессоры одинакового ранга (p2p). <text:span text:style-name="T109">Память общая.</text:span></text:p>
            <text:p text:style-name="P258">Иерархические (графический вывод). <text:span text:style-name="T109">Собственная память.</text:span></text:p>
            <text:p text:style-name="Text_20_body"/>
            <text:p text:style-name="P172"/>
            <text:h text:style-name="P77" text:outline-level="1"><text:bookmark-start text:name="__RefHeading___Toc2097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Распределенные системы<text:bookmark-end text:name="__RefHeading___Toc20972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59">Коммуникационные возможности. </text:p>
            <text:p text:style-name="P259">Сети. <text:span text:style-name="T110">Семиуровневый с</text:span>тек протоколов.</text:p>
            <text:p text:style-name="P259">LAN — Local-Area Networks — внутри офиса, <text:span text:style-name="T111">этажа или здания</text:span>, </text:p>
            <text:p text:style-name="P259">WAN — Wide-Area Networks — между <text:span text:style-name="T111">зданиями, городами, странами</text:span>.</text:p>
            <text:p text:style-name="P261">MAN — Metropolitan-A<text:span text:style-name="T109">rea Networks — между </text:span>зданиями в городе<text:span text:style-name="T109">.</text:span></text:p>
            <text:p text:style-name="P261"/>
            <text:p text:style-name="P193"><text:span text:style-name="T13">Распределенная система</text:span> — совокупность независимых компьютеров, которая представляется пользователю единым компьютером. </text:p>
            <text:p text:style-name="P194">- сеть рабочих станций (выбор процессора для выполнения программы, единая файловая система);</text:p>
            <text:p text:style-name="P194">- роботизированный завод (роботы связаны с разными компьютерами, но действуют как внешние устройства единого компьютера);</text:p>
            <text:p text:style-name="P194">- банк со множеством филиалов;</text:p>
            <text:p text:style-name="P193">- система резервирования авиабилетов.</text:p>
            <text:p text:style-name="P193"/>
            <text:p text:style-name="P262"><text:bookmark-start text:name="__RefHeading___Toc7549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Распределенная система представляется пользователям простой системой, в которой он не должен беспокоиться о том, где работают его программы или где расположены файлы, всем этим должна заниматься операционная система. <text:bookmark-end text:name="__RefHeading___Toc7549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p>
            <text:p text:style-name="P262"/>
            <text:h text:style-name="P101" text:outline-level="2"><text:bookmark-start text:name="__RefHeading___Toc2097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Системы Клиент-сервер<text:bookmark-end text:name="__RefHeading___Toc20974_466164089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63"><text:span text:style-name="T13">Клиент-сервер</text:span> — вычислительная или коммуникационная архитектура, в которой задания или сетевая нагрузка распределены между поставщиками услуг, называемыми <text:span text:style-name="T13">серверами</text:span>, и потребителями услуг, называемыми <text:span text:style-name="T13">клиентами</text:span>. </text:p>
            <text:p text:style-name="P263">Физически клиент и сервер — это программное обеспечение. Обычно они взаимодействуют через компьютерную сеть посредством сетевых протоколов и находятся на разных вычислительных машинах, но могут выполняться также и на одной машине. </text:p>
            <text:p text:style-name="P263">Программы — сервера, ожидают от клиентских программ запросы и предоставляют им свои ресурсы в виде данных (файлы, контент, потоковое мультимедиа, работа с базами данных), или сервисных функций.</text:p>
            <text:p text:style-name="P264"><draw:frame draw:style-name="fr1" draw:name="Изображение4" text:anchor-type="paragraph" svg:x="11.569cm" svg:y="0.469cm" svg:width="14.591cm" svg:height="7.001cm" draw:z-index="5"><draw:image xlink:href="Pictures/10000001000002540000011EE1375BCA.png" xlink:type="simple" xlink:show="embed" xlink:actuate="onLoad" draw:mime-type="image/png"/></draw:frame>Сервера вычислений.</text:p>
            <text:p text:style-name="P264">Файловые сервера.</text:p>
            <text:p text:style-name="P264">Сервера <text:span text:style-name="T112">баз данных.</text:span></text:p>
            <text:p text:style-name="P264"/>
            <text:p text:style-name="P264"/>
            <text:p text:style-name="P264"/>
            <text:h text:style-name="P102" text:outline-level="2"/>
            <text:h text:style-name="P101" text:outline-level="2"><text:bookmark-start text:name="__RefHeading___Toc3010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Системы Pear-to-Pear <text:bookmark-end text:name="__RefHeading___Toc3010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65">Слабосвязанные сети PC. ФИДО. </text:p>
            <text:p text:style-name="P260"><text:span text:style-name="T113">Глобальная сеть </text:span>INTERNET <text:span text:style-name="T110">на основе семейства протоколов TCP/IP</text:span>.</text:p>
            <text:p text:style-name="P265">MS Windows, IBM OS/2, MacOS, UNIX.</text:p>
            <text:h text:style-name="P78" text:outline-level="1"><text:bookmark-start text:name="__RefHeading___Toc3012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Кластерные системы<text:bookmark-end text:name="__RefHeading___Toc3012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266">Высокая доступность. </text:p>
            <text:p text:style-name="P266">Несимметричные и симметричные системы.</text:p>
            <text:p text:style-name="P266">SAN — Storage-Area network.</text:p>
            <text:h text:style-name="P78" text:outline-level="1"><text:bookmark-start text:name="__RefHeading___Toc3014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ОС реального времени<text:bookmark-end text:name="__RefHeading___Toc3014_8957080451111 Copy 1 Copy 1 Copy 1111111 Copy 1 Copy 1 Copy 1 Copy 111 Копия 1 Копия 1 Копия 1 Копия 1 Копия 1 Копия 1 Копия 1 Копия 1 Копия 1 Копия 1 Копия 1 Копия 1 Копия 1 Копия 1 Копия 1 Копия 1 Копия 1 Копия 1 Копия 1 Копия 1 Копия 1 Копия 1"/></text:h>
            <text:p text:style-name="P1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
      <text:p text:style-name="P57"><text:span text:style-name="T23">ОПЕРАЦИОННЫЕ СИСТЕМЫ И <text:line-break/>СИСТЕМНОЕ ПРОГРАММИРОВАНИЕ<text:line-break/><text:line-break/>Лекция № 0</text:span><text:change text:change-id="ct251929984"/><text:change-start text:change-id="ct205580960"/><text:span text:style-name="T155">0</text:span><text:change-end text:change-id="ct205580960"/><text:span text:style-name="T23"> — </text:span><text:change text:change-id="ct304466080"/><text:change-start text:change-id="ct390696736"/><text:span text:style-name="T12">Установочная лекция</text:span><text:change-end text:change-id="ct390696736"/></text:p>
      <text:p text:style-name="P1"><text:span text:style-name="T7">Преподаватель: </text:span>Поденок Леонид Петрович, 505a-5</text:p>
      <text:p text:style-name="P2">+375 17 293 8039 <text:span text:style-name="T10">(505a-5)</text:span><text:line-break/><text:span text:style-name="T8">+375 17 320 7402 (ОИПИ НАНБ)</text:span><text:line-break/>prep@lsi.bas-net.by</text:p>
      <text:p text:style-name="P5"><text:span text:style-name="T9">ftp://student:</text:span>2ok*uK2@Rwox<text:span text:style-name="T9">@lsi.bas-net.by</text:span></text:p>
      <text:p text:style-name="P3">Кафедра <text:span text:style-name="T7">ЭВМ, 202</text:span><text:change-start text:change-id="ct408700848"/><text:span text:style-name="T162">4</text:span><text:change-end text:change-id="ct408700848"/><text:change text:change-id="ct156396144"/></text:p>
      <text:p text:style-name="P12">202<text:change text:change-id="ct403521488"/><text:change-start text:change-id="ct396836720"/><text:span text:style-name="T161">4</text:span><text:change-end text:change-id="ct396836720"/>.02.<text:change-start text:change-id="ct407128464"/><text:span text:style-name="T161">09</text:span><text:change-end text:change-id="ct407128464"/><text:change text:change-id="ct403586128"/></text:p>
      <text:p text:style-name="P4"/>
      <text:p text:style-name="P16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9"><text:a xlink:type="simple" xlink:href="#__RefHeading___Toc9357_1816466547" text:style-name="Index_20_Link" text:visited-style-name="Index_20_Link">Предмет курса, цели и задачи<text:tab/>3</text:a></text:p>
          <text:p text:style-name="P59"><text:a xlink:type="simple" xlink:href="#__RefHeading___Toc20922_466164089" text:style-name="Index_20_Link" text:visited-style-name="Index_20_Link">Литература<text:tab/>11</text:a></text:p>
          <text:p text:style-name="P59"><text:a xlink:type="simple" xlink:href="#__RefHeading___Toc23937_3374620474" text:style-name="Index_20_Link" text:visited-style-name="Index_20_Link">Уровень рассмотрения<text:tab/>13</text:a></text:p>
          <text:p text:style-name="P59"><text:a xlink:type="simple" xlink:href="#__RefHeading___Toc20924_466164089" text:style-name="Index_20_Link" text:visited-style-name="Index_20_Link">Платформа и инструментарий<text:tab/>14</text:a></text:p>
          <text:p text:style-name="P59"><text:a xlink:type="simple" xlink:href="#__RefHeading___Toc9359_1816466547" text:style-name="Index_20_Link" text:visited-style-name="Index_20_Link">Лабораторные работы<text:tab/>15</text:a></text:p>
          <text:p text:style-name="P58"><text:a xlink:type="simple" xlink:href="#__RefHeading___Toc24016_3374620474" text:style-name="Index_20_Link" text:visited-style-name="Index_20_Link">№ 1. Знакомство с Linux/Unix и средой программирования. POSIX-совместимая файловая система.<text:tab/>16</text:a></text:p>
          <text:p text:style-name="P58"><text:a xlink:type="simple" xlink:href="#__RefHeading___Toc9379_1816466547" text:style-name="Index_20_Link" text:visited-style-name="Index_20_Link">№ 2. Понятие процессов.<text:tab/>18</text:a></text:p>
          <text:p text:style-name="P58"><text:a xlink:type="simple" xlink:href="#__RefHeading___Toc9381_1816466547" text:style-name="Index_20_Link" text:visited-style-name="Index_20_Link">№ 3. Взаимодействие и синхронизация процессов<text:tab/>20</text:a></text:p>
          <text:p text:style-name="P58"><text:a xlink:type="simple" xlink:href="#__RefHeading___Toc9383_1816466547" text:style-name="Index_20_Link" text:visited-style-name="Index_20_Link">№ 4. Задача производители-потребители для процессов<text:tab/>22</text:a></text:p>
          <text:p text:style-name="P58"><text:a xlink:type="simple" xlink:href="#__RefHeading___Toc9385_1816466547" text:style-name="Index_20_Link" text:visited-style-name="Index_20_Link">№ 5 Потоки исполнения, взаимодействие и синхронизация<text:tab/>24</text:a></text:p>
          <text:p text:style-name="P58"><text:a xlink:type="simple" xlink:href="#__RefHeading___Toc9387_1816466547" text:style-name="Index_20_Link" text:visited-style-name="Index_20_Link">№ 6. Работа с файлами, отображенными в память<text:tab/>25</text:a></text:p>
          <text:p text:style-name="P58"><text:a xlink:type="simple" xlink:href="#__RefHeading___Toc9389_1816466547" text:style-name="Index_20_Link" text:visited-style-name="Index_20_Link">№ 7. Блокировки чтения/записи и условные переменные<text:tab/>30</text:a></text:p>
          <text:p text:style-name="P58"><text:a xlink:type="simple" xlink:href="#__RefHeading___Toc9391_1816466547" text:style-name="Index_20_Link" text:visited-style-name="Index_20_Link">№ 8. Сокеты. Взаимодействие процессов.<text:tab/>32</text:a></text:p>
          <text:p text:style-name="P59"><text:a xlink:type="simple" xlink:href="#__RefHeading___Toc9393_1816466547" text:style-name="Index_20_Link" text:visited-style-name="Index_20_Link">Курсовая работа, ее характеристика<text:tab/>37</text:a></text:p>
        </text:index-body>
      </text:table-of-content>
      <text:p text:style-name="Text_20_body"/>
      <text:p text:style-name="Text_20_body"/>
      <text:h text:style-name="P79" text:outline-level="1"><text:bookmark-start text:name="__RefHeading___Toc9357_1816466547"/>Предмет курса, цели и задачи<text:bookmark-end text:name="__RefHeading___Toc9357_1816466547"/></text:h>
      <text:p text:style-name="Основной_20_текст_20_18">Лекции<text:tab/><text:tab/><text:tab/><text:tab/><text:tab/>32 </text:p>
      <text:p text:style-name="Основной_20_текст_20_18">Лабораторные<text:tab/><text:tab/><text:tab/>36</text:p>
      <text:p text:style-name="Основной_20_текст_20_18">Самостоятельная работа<text:tab/>52</text:p>
      <text:p text:style-name="Параграф">Цель дисциплины</text:p>
      <text:p text:style-name="P20">- изучение организации и принципов построения современных операционных систем, основанных на открытых международных стандартах;</text:p>
      <text:p text:style-name="P20">- изучение использования аппаратных и программных средств современных процессоров, предназначенных для поддержки многозадачных операционных систем;</text:p>
      <text:p text:style-name="P20">- изучение методологии разработки системно-ориентированных программ (утилит) с использованием современных алгоритмических языков и систем программирования.</text:p>
      <text:p text:style-name="Параграф">Задачи учебной дисциплины</text:p>
      <text:p text:style-name="P20">- формирование базовых знаний в области организации и функционирования современных операционных систем;</text:p>
      <text:p text:style-name="P20">- изучение способов разработки системного программного обеспечения с учетом особенностей современных операционных систем;</text:p>
      <text:p text:style-name="P20">- овладение методами разработки, тестирования, отладки и документирования программ, направленных на решение системных задач, с использованием современных инструментальных средств.</text:p>
      <text:p text:style-name="P56">Должен знать</text:p>
      <text:p text:style-name="P21">- принципы построения операционных систем;</text:p>
      <text:p text:style-name="P22">- типовые алгоритмы организации взаимодействия между процессами;</text:p>
      <text:p text:style-name="P22">- задачи, решаемые при управлении виртуальной памятью;</text:p>
      <text:p text:style-name="P22">- основные системные вызовы стандарта POSIX;</text:p>
      <text:p text:style-name="P22">- систему прав доступа в файловых системах ОС UNIX/Linux;</text:p>
      <text:p text:style-name="P22">- способы взаимодействия процессов в ОС UNIX/Linux;</text:p>
      <text:p text:style-name="P22">- способы межпрограммного взаимодействия с использованием сокетов;</text:p>
      <text:p text:style-name="P22">- способы потокового взаимодействия в рамках одного процесса на уровне поддержки стандарта ISO/IEC 14882 2011+ (Язык программирования С++);</text:p>
      <text:p text:style-name="P22">- способы потокового взаимодействия POSIX;</text:p>
      <text:p text:style-name="P22">- архитектуру и подсистемы ОС UNIX/Linux;</text:p>
      <text:p text:style-name="P22">- модель виртуальной памяти процесса;</text:p>
      <text:p text:style-name="P22">- понятие совместно используемых объектов в ОС UNIX/Linux;</text:p>
      <text:p text:style-name="P22">- средства поддержки многозадачности в ОС UNIX/Linux и методы синхронизации задач<text:change-start text:change-id="ct252930704"/>.<text:change-end text:change-id="ct252930704"/><text:change text:change-id="ct239821920"/></text:p>
      <text:p text:style-name="P22"/>
      <text:p text:style-name="P55">Должен уметь</text:p>
      <text:p text:style-name="Text_20_body"><text:change-start text:change-id="ct240402576"/>- <text:change-end text:change-id="ct240402576"/>разрабатывать кроссплатформенные программы в ОС Linux;</text:p>
      <text:p text:style-name="Text_20_body"><text:change-start text:change-id="ct237790752"/>- <text:change-end text:change-id="ct237790752"/>разрабатывать программы, по организации взаимодействия между процессами в рамках стандарта POSIX;</text:p>
      <text:p text:style-name="Text_20_body"><text:change-start text:change-id="ct204426720"/>- <text:change-end text:change-id="ct204426720"/>разрабатывать программы, по организации потокового взаимодействия в рамках стандарта POSIX;</text:p>
      <text:p text:style-name="Text_20_body"><text:change-start text:change-id="ct237693296"/>- <text:change-end text:change-id="ct237693296"/>разрабатывать многопоточные программы с синхронизацией данных в рамках стандарта POSIX;</text:p>
      <text:p text:style-name="Text_20_body"><text:change-start text:change-id="ct242016816"/>- <text:change-end text:change-id="ct242016816"/>разрабатывать совместно используемые объекты (динамически подключаемые библиотеки);</text:p>
      <text:p text:style-name="Text_20_body"><text:change-start text:change-id="ct307196000"/>- <text:change-end text:change-id="ct307196000"/>разрабатывать протоколы и способы межпрограммного взаимодействия;</text:p>
      <text:p text:style-name="P25"><text:change-start text:change-id="ct350180320"/>- <text:change-end text:change-id="ct350180320"/>использовать проецируемые в память файлы в рамках стандарта POSIX<text:change-start text:change-id="ct350180608"/>.<text:change-end text:change-id="ct350180608"/><text:change text:change-id="ct350180896"/><text:change-start text:change-id="ct360055376"/><text:span text:style-name="T1"/></text:p>
      <text:p text:style-name="Параграф"><text:span text:style-name="T116">Должен </text:span>владеть</text:p>
      <text:p text:style-name="Text_20_body">- современными технологиями проектирования системного программного обеспечения;</text:p>
      <text:p text:style-name="Text_20_body">- современными технологиями тестирования, отладки, верификации, аттестации и оценки качества системного программного обеспечения;</text:p>
      <text:p text:style-name="Text_20_body">- методами эффективной эксплуатации системного программного обеспечения.<text:change-end text:change-id="ct360055376"/><text:change-start text:change-id="ct204692176"/></text:p>
      <text:p text:style-name="P55">Пререквизиты<text:change-end text:change-id="ct204692176"/></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text:change-start text:change-id="ct329232864"/>№ п/п<text:change-end text:change-id="ct329232864"/></text:p>
          </table:table-cell>
          <table:table-cell table:style-name="Таблица3.A1" office:value-type="string">
            <text:p text:style-name="P8"><text:change-start text:change-id="ct321143504"/>Название дисциплины<text:change-end text:change-id="ct321143504"/></text:p>
          </table:table-cell>
          <table:table-cell table:style-name="Таблица3.C1" office:value-type="string">
            <text:p text:style-name="P8"><text:change-start text:change-id="ct279879744"/>Раздел, темы<text:change-end text:change-id="ct279879744"/></text:p>
          </table:table-cell>
        </table:table-row>
        <table:table-row>
          <table:table-cell table:style-name="Таблица3.A2" office:value-type="string">
            <text:p text:style-name="P49"><text:change-start text:change-id="ct365453440"/>1<text:change-end text:change-id="ct365453440"/></text:p>
          </table:table-cell>
          <table:table-cell table:style-name="Таблица3.B2" office:value-type="string">
            <text:p text:style-name="Содержимое_20_таблицы_20_2"><text:change-start text:change-id="ct252075936"/>Программирование на языках высокого уровня<text:change-end text:change-id="ct252075936"/></text:p>
          </table:table-cell>
          <table:table-cell table:style-name="Таблица3.C2" office:value-type="string">
            <text:p text:style-name="Содержимое_20_таблицы_20_2"><text:change-start text:change-id="ct319829952"/>Язык<text:span text:style-name="T117">и</text:span> программирования <text:span text:style-name="T117">C и C+⁠+</text:span><text:change-end text:change-id="ct319829952"/></text:p>
          </table:table-cell>
        </table:table-row>
        <table:table-row>
          <table:table-cell table:style-name="Таблица3.A2" office:value-type="string">
            <text:p text:style-name="P49"><text:change-start text:change-id="ct240542192"/>2<text:change-end text:change-id="ct240542192"/></text:p>
          </table:table-cell>
          <table:table-cell table:style-name="Таблица3.B2" office:value-type="string">
            <text:p text:style-name="Содержимое_20_таблицы_20_2"><text:change-start text:change-id="ct206240160"/>Программирование на языке ассемблера<text:change-end text:change-id="ct206240160"/></text:p>
          </table:table-cell>
          <table:table-cell table:style-name="Таблица3.C2" office:value-type="string">
            <text:p text:style-name="Содержимое_20_таблицы_20_2"><text:change-start text:change-id="ct205637040"/>Все<text:change-end text:change-id="ct205637040"/></text:p>
          </table:table-cell>
        </table:table-row>
        <table:table-row>
          <table:table-cell table:style-name="Таблица3.A4" office:value-type="string">
            <text:p text:style-name="P49"><text:change-start text:change-id="ct204522368"/>3<text:change-end text:change-id="ct204522368"/></text:p>
          </table:table-cell>
          <table:table-cell table:style-name="Таблица3.B4" office:value-type="string">
            <text:p text:style-name="Содержимое_20_таблицы_20_2"><text:change-start text:change-id="ct204211248"/>Основы алгоритмизации и программирования<text:change-end text:change-id="ct204211248"/></text:p>
          </table:table-cell>
          <table:table-cell table:style-name="Таблица3.C4" office:value-type="string">
            <text:p text:style-name="Содержимое_20_таблицы_20_2"><text:change-start text:change-id="ct201828768"/>Все<text:change-end text:change-id="ct201828768"/></text:p>
          </table:table-cell>
        </table:table-row>
      </table:table>
      <text:p text:style-name="Text_20_body"><text:change-start text:change-id="ct321143056"/></text:p>
      <text:p text:style-name="Text_20_body"><text:change-end text:change-id="ct321143056"/></text:p>
      <table:table table:name="Таблица4" table:style-name="Таблица4">
        <table:table-column table:style-name="Таблица4.A"/>
        <table:table-column table:style-name="Таблица4.B"/>
        <table:table-column table:style-name="Таблица4.C"/>
        <table:table-header-rows>
          <table:table-row table:style-name="Таблица4.1">
            <table:table-cell table:style-name="Таблица4.A1" office:value-type="string">
              <text:p text:style-name="Содержимое_20_таблицы_20_2"><text:change-start text:change-id="ct354133632"/>№<text:line-break/><text:change-end text:change-id="ct354133632"/></text:p>
            </table:table-cell>
            <table:table-cell table:style-name="Таблица4.A1" office:value-type="string">
              <text:p text:style-name="Содержимое_20_таблицы_20_2"><text:change-start text:change-id="ct177562688"/>Наименование <text:line-break/>разделов, тем<text:change-end text:change-id="ct177562688"/></text:p>
            </table:table-cell>
            <table:table-cell table:style-name="Таблица4.C1" office:value-type="string">
              <text:p text:style-name="Содержимое_20_таблицы_20_2"><text:change-start text:change-id="ct204732976"/>Содержание тем<text:change-end text:change-id="ct204732976"/></text:p>
            </table:table-cell>
          </table:table-row>
        </table:table-header-rows>
        <table:table-row table:style-name="Таблица4.1">
          <table:table-cell table:style-name="Таблица4.A2" table:number-columns-spanned="3" office:value-type="string">
            <text:p text:style-name="Содержимое_20_таблицы_20_2"><text:change-start text:change-id="ct340315200"/>Основы операционных систем<text:change-end text:change-id="ct340315200"/></text:p>
          </table:table-cell>
          <table:covered-table-cell/>
          <table:covered-table-cell/>
        </table:table-row>
        <table:table-row table:style-name="Таблица4.1">
          <table:table-cell table:style-name="Таблица4.A3" office:value-type="string">
            <text:p text:style-name="Содержимое_20_таблицы_20_2"><text:change-start text:change-id="ct194737568"/>1<text:change-end text:change-id="ct194737568"/></text:p>
          </table:table-cell>
          <table:table-cell table:style-name="Таблица4.B3" office:value-type="string">
            <text:p text:style-name="Содержимое_20_таблицы_20_2"><text:change-start text:change-id="ct182823248"/>Понятия операционной системы<text:change-end text:change-id="ct182823248"/></text:p>
          </table:table-cell>
          <table:table-cell table:style-name="Таблица4.C3" office:value-type="string">
            <text:p text:style-name="P51"><text:change-start text:change-id="ct366114624"/>Операционная система. </text:p>
            <text:p text:style-name="P51">Классификация ОС. </text:p>
            <text:p text:style-name="P51">ОС реального времени. </text:p>
            <text:p text:style-name="P51">Микроядерные и монолитные ОС. </text:p>
            <text:p text:style-name="P51">Структура ОС. </text:p>
            <text:p text:style-name="P51">Ядро, командный процессор, подсистема ввода-вывода, система управления памятью, файловая система. </text:p>
            <text:p text:style-name="P51">Понятие системных вызовов. </text:p>
            <text:p text:style-name="P51">Системные вызовы стандарта POSIX. <text:s/></text:p>
            <text:p text:style-name="P51">Концепция виртуализации. <text:change-end text:change-id="ct366114624"/></text:p>
          </table:table-cell>
        </table:table-row>
        <text:soft-page-break/>
        <table:table-row table:style-name="Таблица4.1">
          <table:table-cell table:style-name="Таблица4.A3" office:value-type="string">
            <text:p text:style-name="Содержимое_20_таблицы_20_2"><text:change-start text:change-id="ct316582640"/>2<text:change-end text:change-id="ct316582640"/></text:p>
          </table:table-cell>
          <table:table-cell table:style-name="Таблица4.B3" office:value-type="string">
            <text:p text:style-name="Содержимое_20_таблицы_20_2"><text:change-start text:change-id="ct236820544"/>Понятия процесса и потока. <text:line-break/>Механизмы взаимного исключения<text:change-end text:change-id="ct236820544"/></text:p>
          </table:table-cell>
          <table:table-cell table:style-name="Таблица4.C4" office:value-type="string">
            <text:p text:style-name="P51"><text:change-start text:change-id="ct329232336"/>Концепция процесса. Диаграмма состояний процесса. Операции над процессами. Создание и завершение процесса. Иерархия процессов. Структуры управления процессами. Процессы зомби. Реализация процессов в современных ОС. Процессы и потоки. Понятия мультизадачности и многопоточности. Потоки в пространстве пользователя и потоки в ядре. Понятие о прерываниях. Параллельные процессы. Независимые и взаимодействующие процессы. </text:p>
            <text:p text:style-name="P51">Механизмы уведомления процессов о системных событиях. Взаимодействие процессов. Состояние состязания. Детерминированный набор и условия Бернстайна. Понятие критического ресурса. Критическая секция. Взаимное исключение. Механизмы взаимого исключения. Алгоритмы Деккера, Петерсона, Лэмпорта.<text:change-end text:change-id="ct329232336"/></text:p>
          </table:table-cell>
        </table:table-row>
        <table:table-row table:style-name="Таблица4.1">
          <table:table-cell table:style-name="Таблица4.A3" office:value-type="string">
            <text:p text:style-name="Содержимое_20_таблицы_20_2"><text:change-start text:change-id="ct201466768"/>3<text:change-end text:change-id="ct201466768"/></text:p>
          </table:table-cell>
          <table:table-cell table:style-name="Таблица4.B3" office:value-type="string">
            <text:p text:style-name="Содержимое_20_таблицы_20_2"><text:change-start text:change-id="ct330208832"/>Типовые механизмы синхронизации<text:change-end text:change-id="ct330208832"/></text:p>
          </table:table-cell>
          <table:table-cell table:style-name="Таблица4.C5" office:value-type="string">
            <text:p text:style-name="P51"><text:change-start text:change-id="ct201467056"/>Операция Test &amp; Set (TS). Поддержка механизма TS в современных процессорах. </text:p>
            <text:p text:style-name="P51">Семафоры. Базовые операции над семафорами. Мьютексы. </text:p>
            <text:p text:style-name="P51">Задача «поставщик-потребитель». Инверсия приоритетов. </text:p>
            <text:p text:style-name="P51">Механизмы синхронизации в современных ОС. </text:p>
            <text:p text:style-name="P51">Мониторы в языках программирования. </text:p>
            <text:p text:style-name="P51">Барьеры. Задача «читатели-писатели». <text:change-end text:change-id="ct201467056"/></text:p>
          </table:table-cell>
        </table:table-row>
        <text:soft-page-break/>
        <table:table-row table:style-name="Таблица4.1">
          <table:table-cell table:style-name="Таблица4.A3" office:value-type="string">
            <text:p text:style-name="Содержимое_20_таблицы_20_2"><text:change-start text:change-id="ct354887520"/>4<text:change-end text:change-id="ct354887520"/></text:p>
          </table:table-cell>
          <table:table-cell table:style-name="Таблица4.B3" office:value-type="string">
            <text:p text:style-name="P52"><text:change-start text:change-id="ct368761136"/>Ресурсы. </text:p>
            <text:p text:style-name="P52">Управление памятью.</text:p>
            <text:p text:style-name="P52">Организация виртуальной памяти.<text:change-end text:change-id="ct368761136"/></text:p>
          </table:table-cell>
          <table:table-cell table:style-name="Таблица4.C6" office:value-type="string">
            <text:p text:style-name="P52"><text:change-start text:change-id="ct323010144"/>Распределение ресурсов, проблема тупиков. Алгоритмы обнаружения тупиков и выхода из них. </text:p>
            <text:p text:style-name="P52">Требования к управлению памятью. Схемы распределения памяти. Страничная организация памяти. Управление виртуальной памятью – размещение, перемещение, преобразование адресов, замещение. </text:p>
            <text:p text:style-name="P52">Память процесса. Управление памятью в современных ОС. </text:p>
            <text:p text:style-name="P52">Защита памяти. <text:change-end text:change-id="ct323010144"/></text:p>
          </table:table-cell>
        </table:table-row>
        <table:table-row table:style-name="Таблица4.1">
          <table:table-cell table:style-name="Таблица4.A3" office:value-type="string">
            <text:p text:style-name="Содержимое_20_таблицы_20_2"><text:change-start text:change-id="ct242833328"/>5<text:change-end text:change-id="ct242833328"/></text:p>
          </table:table-cell>
          <table:table-cell table:style-name="Таблица4.B3" office:value-type="string">
            <text:p text:style-name="Содержимое_20_таблицы_20_2"><text:change-start text:change-id="ct237478112"/>Планирование в операционных системах<text:change-end text:change-id="ct237478112"/></text:p>
          </table:table-cell>
          <table:table-cell table:style-name="Таблица4.C7" office:value-type="string">
            <text:p text:style-name="P52"><text:change-start text:change-id="ct177368640"/>Стратегии планирования. Дисциплины диспетчеризации. </text:p>
            <text:p text:style-name="P52">Вытесняющие и невытесняющие алгоритмы. Алгоритмы планирования без переключений. Циклическое и приоритетное планирование. Динамические приоритеты. Планирование в системах реального времени. Планирование потоков. Гарантии обслуживания процесса.<text:change-end text:change-id="ct177368640"/></text:p>
          </table:table-cell>
        </table:table-row>
        <text:soft-page-break/>
        <table:table-row table:style-name="Таблица4.1">
          <table:table-cell table:style-name="Таблица4.A3" office:value-type="string">
            <text:p text:style-name="Содержимое_20_таблицы_20_2"><text:change-start text:change-id="ct328614576"/>6<text:change-end text:change-id="ct328614576"/></text:p>
          </table:table-cell>
          <table:table-cell table:style-name="Таблица4.B3" office:value-type="string">
            <text:p text:style-name="Содержимое_20_таблицы_20_2"><text:change-start text:change-id="ct205609744"/>Управление вводом-выводом и файлами<text:change-end text:change-id="ct205609744"/></text:p>
          </table:table-cell>
          <table:table-cell table:style-name="Таблица4.C8" office:value-type="string">
            <text:p text:style-name="Содержимое_20_таблицы_20_2"><text:change-start text:change-id="ct371695824"/>Организация функций ввода-вывода. Логическая структура функций ввода-вывода. Буферизация операций ввода-вывода. Дисковое планирование. Система управления файлами. Организация файлов, доступ к файлам. Блочные и символьные операции. Синхронные и асинхронные операции. Отображение ввода–вывода на адресное пространство памяти. Прямой доступ к памяти. Кэширование операций. Упреждающее чтение. Отложенная запись. Программное обеспечение ввода–вывода. Организация драйверов в современных ОС. Псевдоустройства. Файлы устройства.<text:change-end text:change-id="ct371695824"/></text:p>
          </table:table-cell>
        </table:table-row>
        <table:table-row table:style-name="Таблица4.1">
          <table:table-cell table:style-name="Таблица4.A2" table:number-columns-spanned="3" office:value-type="string">
            <text:p text:style-name="Содержимое_20_таблицы_20_2"><text:change-start text:change-id="ct328614864"/>POSIX-совместимые операционные системы<text:change-end text:change-id="ct328614864"/></text:p>
          </table:table-cell>
          <table:covered-table-cell/>
          <table:covered-table-cell/>
        </table:table-row>
        <table:table-row table:style-name="Таблица4.1">
          <table:table-cell table:style-name="Таблица4.A3" office:value-type="string">
            <text:p text:style-name="Содержимое_20_таблицы_20_2"><text:change-start text:change-id="ct328673120"/>7<text:change-end text:change-id="ct328673120"/></text:p>
          </table:table-cell>
          <table:table-cell table:style-name="Таблица4.B3" office:value-type="string">
            <text:p text:style-name="Содержимое_20_таблицы_20_2"><text:change-start text:change-id="ct351439488"/>Введение<text:change-end text:change-id="ct351439488"/></text:p>
          </table:table-cell>
          <table:table-cell table:style-name="Таблица4.C10" office:value-type="string">
            <text:p text:style-name="Содержимое_20_таблицы_20_2"><text:change-start text:change-id="ct240528960"/>Основные принципы организации и построения ОС UNIX. Стандарты SUS и POSIX. Пользователи системы, атрибуты пользователя. <text:change-end text:change-id="ct240528960"/></text:p>
          </table:table-cell>
        </table:table-row>
        <table:table-row table:style-name="Таблица4.1">
          <table:table-cell table:style-name="Таблица4.A3" office:value-type="string">
            <text:p text:style-name="Содержимое_20_таблицы_20_2"><text:change-start text:change-id="ct347298048"/>8<text:change-end text:change-id="ct347298048"/></text:p>
          </table:table-cell>
          <table:table-cell table:style-name="Таблица4.B3" office:value-type="string">
            <text:p text:style-name="Содержимое_20_таблицы_20_2"><text:change-start text:change-id="ct352687952"/>Основные утилиты<text:change-end text:change-id="ct352687952"/></text:p>
          </table:table-cell>
          <table:table-cell table:style-name="Таблица4.C11" office:value-type="string">
            <text:p text:style-name="Содержимое_20_таблицы_20_2"><text:change-start text:change-id="ct206003024"/>Системная оболочка. Структура каталогов. Работа с файлами. Управление пользователями и правами. Установка и управление программным обеспечением.<text:change-end text:change-id="ct206003024"/></text:p>
          </table:table-cell>
        </table:table-row>
        <table:table-row table:style-name="Таблица4.1">
          <table:table-cell table:style-name="Таблица4.A3" office:value-type="string">
            <text:p text:style-name="Содержимое_20_таблицы_20_2"><text:change-start text:change-id="ct368791552"/>9<text:change-end text:change-id="ct368791552"/></text:p>
          </table:table-cell>
          <table:table-cell table:style-name="Таблица4.B3" office:value-type="string">
            <text:p text:style-name="Содержимое_20_таблицы_20_2"><text:change-start text:change-id="ct272794992"/>Файловая система<text:change-end text:change-id="ct272794992"/></text:p>
          </table:table-cell>
          <table:table-cell table:style-name="Таблица4.C12" office:value-type="string">
            <text:p text:style-name="Содержимое_20_таблицы_20_2"><text:change-start text:change-id="ct242026224"/>Структура файловой системы. Жесткие и символические ссылки. Работа с каталогами, чтение и запись файлов, управление файлами, управление устройствами. <text:change-end text:change-id="ct242026224"/></text:p>
          </table:table-cell>
        </table:table-row>
        <text:soft-page-break/>
        <table:table-row table:style-name="Таблица4.1">
          <table:table-cell table:style-name="Таблица4.A3" office:value-type="string">
            <text:p text:style-name="Содержимое_20_таблицы_20_2"><text:change-start text:change-id="ct251414240"/>10<text:change-end text:change-id="ct251414240"/></text:p>
          </table:table-cell>
          <table:table-cell table:style-name="Таблица4.B3" office:value-type="string">
            <text:p text:style-name="Содержимое_20_таблицы_20_2"><text:change-start text:change-id="ct347177872"/>Процессы в ОС класса UNIX<text:change-end text:change-id="ct347177872"/></text:p>
          </table:table-cell>
          <table:table-cell table:style-name="Таблица4.C13" office:value-type="string">
            <text:p text:style-name="Содержимое_20_таблицы_20_2"><text:change-start text:change-id="ct366957152"/>Атрибуты процессов. Создание процессов и управление ими. Завершение процессов. Синхронизация процессов. Запуск программы. Средства для управления свойствами процессов. Группы и сеансы.<text:change-end text:change-id="ct366957152"/></text:p>
          </table:table-cell>
        </table:table-row>
        <table:table-row table:style-name="Таблица4.1">
          <table:table-cell table:style-name="Таблица4.A3" office:value-type="string">
            <text:p text:style-name="Содержимое_20_таблицы_20_2"><text:change-start text:change-id="ct333021280"/>11<text:change-end text:change-id="ct333021280"/></text:p>
          </table:table-cell>
          <table:table-cell table:style-name="Таблица4.B3" office:value-type="string">
            <text:p text:style-name="Содержимое_20_таблицы_20_2"><text:change-start text:change-id="ct308008864"/>Взаимодействие между процессами I<text:change-end text:change-id="ct308008864"/></text:p>
          </table:table-cell>
          <table:table-cell table:style-name="Таблица4.C14" office:value-type="string">
            <text:p text:style-name="Содержимое_20_таблицы_20_2"><text:change-start text:change-id="ct251700080"/>Сигналы. Обработка сигналов. Неименованные каналы. Именованные каналы. Сообщения, семафоры, совместно используемая память. <text:change-end text:change-id="ct251700080"/></text:p>
          </table:table-cell>
        </table:table-row>
        <table:table-row table:style-name="Таблица4.1">
          <table:table-cell table:style-name="Таблица4.A3" office:value-type="string">
            <text:p text:style-name="Содержимое_20_таблицы_20_2"><text:change-start text:change-id="ct328823216"/>12<text:change-end text:change-id="ct328823216"/></text:p>
          </table:table-cell>
          <table:table-cell table:style-name="Таблица4.B3" office:value-type="string">
            <text:p text:style-name="Содержимое_20_таблицы_20_2"><text:change-start text:change-id="ct323429120"/>Потоки POSIX<text:change-end text:change-id="ct323429120"/></text:p>
          </table:table-cell>
          <table:table-cell table:style-name="Таблица4.C15" office:value-type="string">
            <text:p text:style-name="Содержимое_20_таблицы_20_2"><text:change-start text:change-id="ct321115104"/>Атрибуты потоков. Создание и управление потоками. Завершение потоков. Синхронизация потоков. Мьютексы. Переменные состояния. Спинлоки. RW-блокировки.<text:change-end text:change-id="ct321115104"/></text:p>
          </table:table-cell>
        </table:table-row>
        <table:table-row table:style-name="Таблица4.1">
          <table:table-cell table:style-name="Таблица4.A3" office:value-type="string">
            <text:p text:style-name="Содержимое_20_таблицы_20_2"><text:change-start text:change-id="ct381492816"/>13<text:change-end text:change-id="ct381492816"/></text:p>
          </table:table-cell>
          <table:table-cell table:style-name="Таблица4.B3" office:value-type="string">
            <text:p text:style-name="Содержимое_20_таблицы_20_2"><text:change-start text:change-id="ct358342096"/>Эффективная работа с файлами<text:change-end text:change-id="ct358342096"/></text:p>
          </table:table-cell>
          <table:table-cell table:style-name="Таблица4.C16" office:value-type="string">
            <text:p text:style-name="Содержимое_20_таблицы_20_2"><text:change-start text:change-id="ct247238912"/>Файлы, отображаемые на память. Неблокирующий и асинхронный ввод-вывод. <text:change-end text:change-id="ct247238912"/></text:p>
          </table:table-cell>
        </table:table-row>
        <table:table-row table:style-name="Таблица4.1">
          <table:table-cell table:style-name="Таблица4.A3" office:value-type="string">
            <text:p text:style-name="Содержимое_20_таблицы_20_2"><text:change-start text:change-id="ct388586688"/>14<text:change-end text:change-id="ct388586688"/></text:p>
          </table:table-cell>
          <table:table-cell table:style-name="Таблица4.B3" office:value-type="string">
            <text:p text:style-name="Содержимое_20_таблицы_20_2"><text:change-start text:change-id="ct339815424"/>Системное программирование<text:change-end text:change-id="ct339815424"/></text:p>
          </table:table-cell>
          <table:table-cell table:style-name="Таблица4.C17" office:value-type="string">
            <text:p text:style-name="Содержимое_20_таблицы_20_2"><text:change-start text:change-id="ct359972976"/>Связь ОС UNIX и языка C. Жизненный путь программ. Динамическое связывание. Структура объектного модуля. Системные вызовы и функции стандартных библиотек. Обработка ошибок.<text:change-end text:change-id="ct359972976"/></text:p>
          </table:table-cell>
        </table:table-row>
        <table:table-row table:style-name="Таблица4.1">
          <table:table-cell table:style-name="Таблица4.A3" office:value-type="string">
            <text:p text:style-name="Содержимое_20_таблицы_20_2"><text:change-start text:change-id="ct339815792"/>15<text:change-end text:change-id="ct339815792"/></text:p>
          </table:table-cell>
          <table:table-cell table:style-name="Таблица4.B3" office:value-type="string">
            <text:p text:style-name="Содержимое_20_таблицы_20_2"><text:change-start text:change-id="ct202552032"/>Взаимодействие между процессами II <text:change-end text:change-id="ct202552032"/></text:p>
          </table:table-cell>
          <table:table-cell table:style-name="Таблица4.C18" office:value-type="string">
            <text:p text:style-name="Содержимое_20_таблицы_20_2"><text:change-start text:change-id="ct365117696"/>Сокеты. Типы, адреса. Принцип действия и порядок работы. Сокеты AF_LOCAL для локального межпроцессного взаимодействия.<text:change-end text:change-id="ct365117696"/></text:p>
          </table:table-cell>
        </table:table-row>
        <table:table-row table:style-name="Таблица4.1">
          <table:table-cell table:style-name="Таблица4.A19" office:value-type="string">
            <text:p text:style-name="Содержимое_20_таблицы_20_2"><text:change-start text:change-id="ct205610128"/>16<text:change-end text:change-id="ct205610128"/></text:p>
          </table:table-cell>
          <table:table-cell table:style-name="Таблица4.B19" office:value-type="string">
            <text:p text:style-name="Содержимое_20_таблицы_20_2"><text:change-start text:change-id="ct249213248"/>Взаимодействие между процессами в сетевой среде<text:change-end text:change-id="ct249213248"/></text:p>
          </table:table-cell>
          <table:table-cell table:style-name="Таблица4.C19" office:value-type="string">
            <text:p text:style-name="Содержимое_20_таблицы_20_2"><text:change-start text:change-id="ct337096432"/>Сокеты AF_INET, <text:s/>AF_INET6, AF_PACKET<text:change-end text:change-id="ct337096432"/></text:p>
          </table:table-cell>
        </table:table-row>
      </table:table>
      <text:p text:style-name="Text_20_body"/>
      <text:h text:style-name="P64" text:outline-level="1"><text:bookmark-start text:name="__RefHeading___Toc20922_466164089"/><text:change text:change-id="ct361354608"/><text:span text:style-name="T34">Л</text:span>итература<text:bookmark-end text:name="__RefHeading___Toc20922_466164089"/></text:h>
      <text:p text:style-name="P161">Основная<text:change text:change-id="ct204592944"/><text:change-start text:change-id="ct201403472"/></text:p>
      <text:list xml:id="list201050550037846" text:continue-list="list201052106794407" text:style-name="Numbering_20_1">
        <text:list-item>
          <text:p text:style-name="P127"><text:change-end text:change-id="ct201403472"/><text:change text:change-id="ct336185296"/><text:change-start text:change-id="ct389887216"/><text:span text:style-name="T13">Таненбаум, Э. Современные операционные системы</text:span> / Э. Таненбаум, Х. Бос. <text:s/>– 4-е изд. – Санкт-Петербург : Питер, 2021. – 1120 с. : ил.</text:p>
        </text:list-item>
        <text:list-item>
          <text:p text:style-name="P123"><text:span text:style-name="T13">Стивенс, У. Р. UNIX. Профессиональное программирование</text:span> / У. Р. Стивенс, С. А. Раго ; пер. А. Киселева. – 2-е изд. – Санкт-Петербург : Символ-плюс, 2007. – 1040 с. : ил.</text:p>
        </text:list-item>
        <text:list-item>
          <text:p text:style-name="P123"><text:span text:style-name="T13">Рочкинд, М. Д. Программирование для UNIX</text:span> / М. Д. Рочкинд. – 2-е изд., перераб. и доп. – Санкт-Петербург : Русская Редакция : БХВ-Петербург, 2005. – 704 с. </text:p>
        </text:list-item>
        <text:list-item>
          <text:p text:style-name="P123">Гласс, Г. UNIX для программистов и пользователей / Г. Гласс, К. Эйблс. – 3-е изд., перераб. и доп. – Санкт-Петербург : БХВ-Петербург, 2004. – 848 с. : ил.</text:p>
        </text:list-item>
        <text:list-item>
          <text:p text:style-name="P123"><text:span text:style-name="T13">Реймонд, Э. С. Искусство программирования для Unix</text:span> / Э. С. Реймонд ; пер. с англ. - Москва : Вильямс, 2005. – 544 с. : ил.</text:p>
        </text:list-item>
        <text:list-item>
          <text:p text:style-name="P123"><text:span text:style-name="T13">Столяров, А. В. Программирование: введение в профессию</text:span> : в 3 т. Т. II : Системы и сети / А. В. Столяров. – 2-е изд., испр. и доп. – Москва : МАКС Пресс, 2021. – 704 с. : ил.</text:p>
        </text:list-item>
        <text:list-item>
          <text:p text:style-name="P123">Робачевский, А. М. Операционная система UNIX : учебное пособие [доп. МО РФ] / А. М. Робачевский, С. А. Немнюгин, О. Стестик. – 2-е изд. – Санкт-Петербург : БХВ-Петербург, 2007. – 656 с. : ил.</text:p>
        </text:list-item>
        <text:list-item>
          <text:p text:style-name="P123"><text:span text:style-name="T13">Стивенс, У. Р. UNIX : разработка сетевых приложений</text:span> / У. Р. Стивенс, Б. Феннер, Э. М. Рудофф. – 3-е изд. – Санкт-Петербург : Питер, 2007. – 1039 с. : ил.</text:p>
        </text:list-item>
      </text:list>
      <text:p text:style-name="P60"/>
      <text:p text:style-name="P310"><text:change-end text:change-id="ct389887216"/><text:change text:change-id="ct372228272"/>Дополнительная<text:change-start text:change-id="ct372229040"/></text:p>
      <text:p text:style-name="P24"><text:change-end text:change-id="ct372229040"/><text:change text:change-id="ct363970464"/><text:change-start text:change-id="ct194730320"/><text:span text:style-name="T118">1) </text:span>ISO/IEC 9899-2011[2012] – Programming languages – C, 702 p.</text:p>
      <text:p text:style-name="P26"><text:span text:style-name="T118">2) </text:span>ISO/IEC 14882-2017[2017] – Programming languages – C+⁠+, – 1622 p. </text:p>
      <text:p text:style-name="P26"><text:span text:style-name="T118">3) </text:span>IEEE Std 1003.1 -2017 (Revision of IEEE Std 1003.1-2008). IEEE Standard for Information Technology. Portable Operating System Interface (POSIX®). Base Specifications, Issue 7, 2017. – 3951 p.</text:p>
      <text:p text:style-name="P26"><text:span text:style-name="T118">4) </text:span>Лав, Р. Ядро Linux. Описание процесса разработки / Р. Лав. – 3-е изд. – Москва : Вильямс, 2013. – 496 с. : ил.</text:p>
      <text:p text:style-name="P26"><text:span text:style-name="T118">5) </text:span>ГОСТ 19 Система программной документации (серия стандартов).</text:p>
      <text:p text:style-name="P26"><text:span text:style-name="T118">6) </text:span>ГОСТ 2 Система конструкторской документации (серия стандартов).</text:p>
      <text:p text:style-name="Text_20_body"><text:change-end text:change-id="ct194730320"/><text:change-start text:change-id="ct366592800"/></text:p>
      <text:p text:style-name="Text_20_body"><text:span text:style-name="Verb">http://libgen.rs</text:span> — Library Genesis</text:p>
      <text:p text:style-name="Text_20_body"><text:span text:style-name="Verb">http://rutracker.org</text:span><text:change-end text:change-id="ct366592800"/></text:p>
      <text:p text:style-name="P267"><text:span text:style-name="Verb">http://</text:span><text:span text:style-name="Verb"><text:span text:style-name="T162">opennet</text:span></text:span><text:span text:style-name="Verb">.r</text:span><text:span text:style-name="Verb"><text:span text:style-name="T162">u</text:span></text:span><text:change-start text:change-id="ct432545104"/></text:p>
      <text:p text:style-name="Text_20_body"><text:change-end text:change-id="ct432545104"/><text:span text:style-name="Verb"/></text:p>
      <text:p text:style-name="Text_20_body"><text:change-start text:change-id="ct366594112"/><text:span text:style-name="Verb"/></text:p>
      <text:p text:style-name="Text_20_body"><text:span text:style-name="Verb"/></text:p>
      <text:h text:style-name="P80" text:outline-level="1"><text:bookmark-start text:name="__RefHeading___Toc23937_3374620474"/>Уровень<text:change-end text:change-id="ct366594112"/><text:change-start text:change-id="ct372744336"/> рассмотрения<text:bookmark-end text:name="__RefHeading___Toc23937_3374620474"/></text:h>
      <text:p text:style-name="Параграф"/>
      <text:p text:style-name="Параграф">Обобщенная структура <text:span text:style-name="T49">вычислительной системы</text:span><text:change-end text:change-id="ct372744336"/></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column table:style-name="Таблица12.I"/>
        <table:table-column table:style-name="Таблица12.J"/>
        <table:table-row>
          <table:table-cell table:style-name="Таблица12.A1" table:number-rows-spanned="6" office:value-type="string">
            <text:p text:style-name="P53"/>
            <text:p text:style-name="P53"/>
            <text:p text:style-name="P50"><text:change-start text:change-id="ct361202048"/><text:span text:style-name="T21">У</text:span><text:span text:style-name="T20">тилит</text:span><text:span text:style-name="T21">ы</text:span><text:change-end text:change-id="ct361202048"/></text:p>
          </table:table-cell>
          <table:table-cell table:style-name="Таблица12.B1" table:number-columns-spanned="8" office:value-type="string">
            <text:p text:style-name="P9"><text:change-start text:change-id="ct339697296"/>Прикладные <text:span text:style-name="T156">программы</text:span>, <text:span text:style-name="T156">GUI</text:span><text:change-end text:change-id="ct339697296"/></text:p>
          </table:table-cell>
          <table:covered-table-cell/>
          <table:covered-table-cell/>
          <table:covered-table-cell/>
          <table:covered-table-cell/>
          <table:covered-table-cell/>
          <table:covered-table-cell/>
          <table:covered-table-cell/>
          <table:table-cell table:style-name="Таблица12.J1" office:value-type="string">
            <text:p text:style-name="P53"/>
          </table:table-cell>
        </table:table-row>
        <table:table-row>
          <table:covered-table-cell table:style-name="Таблица12.A2"/>
          <table:table-cell table:style-name="Таблица12.B2" table:number-columns-spanned="8" office:value-type="string">
            <text:p text:style-name="P9"><text:change-start text:change-id="ct273685712"/>Пакеты прикладных подпрограмм<text:change-end text:change-id="ct273685712"/></text:p>
          </table:table-cell>
          <table:covered-table-cell/>
          <table:covered-table-cell/>
          <table:covered-table-cell/>
          <table:covered-table-cell/>
          <table:covered-table-cell/>
          <table:covered-table-cell/>
          <table:covered-table-cell/>
          <table:table-cell table:style-name="Таблица12.J2" office:value-type="string">
            <text:p text:style-name="P53"/>
          </table:table-cell>
        </table:table-row>
        <table:table-row table:style-name="Таблица12.3">
          <table:covered-table-cell table:style-name="Таблица12.A2"/>
          <table:table-cell table:style-name="Таблица12.B3" table:number-columns-spanned="4" office:value-type="string">
            <text:p text:style-name="P9"><text:change-start text:change-id="ct355884880"/>Системы программирования<text:change-end text:change-id="ct355884880"/></text:p>
          </table:table-cell>
          <table:covered-table-cell/>
          <table:covered-table-cell/>
          <table:covered-table-cell/>
          <table:table-cell table:style-name="Таблица12.F3" table:number-rows-spanned="2" office:value-type="string">
            <text:p text:style-name="P9"><text:change-start text:change-id="ct206131872"/>Библиотеки подпрограмм<text:change-end text:change-id="ct206131872"/></text:p>
          </table:table-cell>
          <table:table-cell table:style-name="Таблица12.G3" table:number-columns-spanned="2" office:value-type="string">
            <text:p text:style-name="P9"><text:change-start text:change-id="ct176340112"/>СУБД<text:change-end text:change-id="ct176340112"/></text:p>
          </table:table-cell>
          <table:covered-table-cell/>
          <table:table-cell table:style-name="Таблица12.I3" table:number-rows-spanned="2" office:value-type="string">
            <text:p text:style-name="P50"/>
          </table:table-cell>
          <table:table-cell table:style-name="Таблица12.J3" table:number-rows-spanned="2" office:value-type="string">
            <text:p text:style-name="P53"/>
          </table:table-cell>
        </table:table-row>
        <table:table-row>
          <table:covered-table-cell table:style-name="Таблица12.A2"/>
          <table:table-cell table:style-name="Таблица12.B4" office:value-type="string">
            <text:p text:style-name="P9"><text:change-start text:change-id="ct339697968"/>Отладчики<text:change-end text:change-id="ct339697968"/></text:p>
          </table:table-cell>
          <table:table-cell table:style-name="Таблица12.C4" office:value-type="string">
            <text:p text:style-name="P9"><text:change-start text:change-id="ct251490768"/>Компоновщики<text:change-end text:change-id="ct251490768"/></text:p>
          </table:table-cell>
          <table:table-cell table:style-name="Таблица12.C4" office:value-type="string">
            <text:p text:style-name="P9"><text:change-start text:change-id="ct250955264"/>Редакторы<text:change-end text:change-id="ct250955264"/></text:p>
          </table:table-cell>
          <table:table-cell table:style-name="Таблица12.C4" office:value-type="string">
            <text:p text:style-name="P9"><text:change-start text:change-id="ct177448864"/>Трансляторы<text:change-end text:change-id="ct177448864"/></text:p>
          </table:table-cell>
          <table:covered-table-cell table:style-name="Таблица12.F3"/>
          <table:table-cell table:style-name="Таблица12.G4" office:value-type="string">
            <text:p text:style-name="P53"/>
          </table:table-cell>
          <table:table-cell table:style-name="Таблица12.H4" office:value-type="string">
            <text:p text:style-name="P9"><text:change-start text:change-id="ct358751088"/>СУФ<text:change-end text:change-id="ct358751088"/></text:p>
          </table:table-cell>
          <table:covered-table-cell table:style-name="Таблица12.I3"/>
          <table:covered-table-cell table:style-name="Таблица12.J3"/>
        </table:table-row>
        <table:table-row>
          <table:covered-table-cell table:style-name="Таблица12.A2"/>
          <table:table-cell table:style-name="Таблица12.B5" table:number-columns-spanned="9" office:value-type="string">
            <text:p text:style-name="P327"><text:change-start text:change-id="ct176327520"/>С И С Т Е М Н Ы Й <text:s text:c="3"/>И Н Т Е Р Ф Е Й С<text:change-end text:change-id="ct176327520"/><text:change-start text:change-id="ct355425600"/> <text:change-end text:change-id="ct355425600"/></text:p>
          </table:table-cell>
          <table:covered-table-cell/>
          <table:covered-table-cell/>
          <table:covered-table-cell/>
          <table:covered-table-cell/>
          <table:covered-table-cell/>
          <table:covered-table-cell/>
          <table:covered-table-cell/>
          <table:covered-table-cell/>
        </table:table-row>
        <table:table-row>
          <table:covered-table-cell table:style-name="Таблица12.A6"/>
          <table:table-cell table:style-name="Таблица12.B6" table:number-columns-spanned="9" office:value-type="string">
            <text:p text:style-name="P9"><text:change-start text:change-id="ct372745536"/>Операционная система<text:change-end text:change-id="ct372745536"/><text:change-start text:change-id="ct177750160"/> <text:span text:style-name="T157">(привилегированный режим)</text:span><text:change-end text:change-id="ct177750160"/></text:p>
          </table:table-cell>
          <table:covered-table-cell/>
          <table:covered-table-cell/>
          <table:covered-table-cell/>
          <table:covered-table-cell/>
          <table:covered-table-cell/>
          <table:covered-table-cell/>
          <table:covered-table-cell/>
          <table:covered-table-cell/>
        </table:table-row>
        <table:table-row>
          <table:table-cell table:style-name="Таблица12.A7" office:value-type="string">
            <text:p text:style-name="P53"/>
          </table:table-cell>
          <table:table-cell table:style-name="Таблица12.B7" table:number-columns-spanned="9" office:value-type="string">
            <text:p text:style-name="P9"><text:change-start text:change-id="ct203178432"/>Аппаратура вычислительной системы<text:change-end text:change-id="ct203178432"/></text:p>
          </table:table-cell>
          <table:covered-table-cell/>
          <table:covered-table-cell/>
          <table:covered-table-cell/>
          <table:covered-table-cell/>
          <table:covered-table-cell/>
          <table:covered-table-cell/>
          <table:covered-table-cell/>
          <table:covered-table-cell/>
        </table:table-row>
      </table:table>
      <text:p text:style-name="Text_20_body"><text:change-start text:change-id="ct240503408"/></text:p>
      <text:p text:style-name="P48">Наш курс, в основном, имеет отношение к слоям, которые на схеме обозначены как <text:span text:style-name="T4">«</text:span><text:span text:style-name="T159">  </text:span><text:span text:style-name="T160">C </text:span><text:span text:style-name="T159">И С Т Е М Н Ы Й <text:s text:c="3"/>И Н Т Е Р Ф Е Й С <text:s text:c="2"/></text:span><text:span text:style-name="T4">» и «</text:span><text:span text:style-name="T6">Операционная система</text:span><text:span text:style-name="T4">» </text:span><text:s/><text:change-end text:change-id="ct240503408"/><text:change-start text:change-id="ct204566176"/></text:p>
      <text:h text:style-name="P66" text:outline-level="1"><text:bookmark-start text:name="__RefHeading___Toc20924_466164089"/><text:change-end text:change-id="ct204566176"/><text:change text:change-id="ct250188656"/>Платформа и инструментарий<text:bookmark-end text:name="__RefHeading___Toc20924_466164089"/></text:h>
      <text:p text:style-name="Text_20_body">Операционная система — <text:change-start text:change-id="ct202690288"/><text:span text:style-name="T120">Linux</text:span><text:change-end text:change-id="ct202690288"/>. (базовый, <text:s/>Dual-boot, VM)<text:change-start text:change-id="ct250189280"/></text:p>
      <text:p text:style-name="P268"><text:change-end text:change-id="ct250189280"/><text:span text:style-name="T163">Рекомендуется: дистрибутивы на базе RPM (</text:span><text:change-start text:change-id="ct408919840"/>Fedora, <text:change-end text:change-id="ct408919840"/><text:span text:style-name="T163">RockyLinux, CentOS Stream)</text:span><text:change-start text:change-id="ct406021136"/>. <text:change-end text:change-id="ct406021136"/></text:p>
      <text:p text:style-name="P269">Не рекомендуется: дистрибутивы на базе DEB (Ubuntu, ...).</text:p>
      <text:p text:style-name="P270"><text:bookmark-start text:name="__RefHeading___Toc19745_4195007572"/><text:change text:change-id="ct318972592"/><text:change-start text:change-id="ct318972880"/><text:span text:style-name="T158">Десктоп</text:span><text:bookmark-end text:name="__RefHeading___Toc19745_4195007572"/><text:change-end text:change-id="ct318972880"/></text:p>
      <text:p text:style-name="P270"><text:span text:style-name="T163">Рекомендуется: </text:span><text:change-start text:change-id="ct374226528"/><text:span text:style-name="T158">XFCE4, KDE </text:span><text:change-end text:change-id="ct374226528"/></text:p>
      <text:p text:style-name="P269">Не рекомендуется: GNOME</text:p>
      <text:p text:style-name="Text_20_body">Ассемблер — <text:change-start text:change-id="ct199780672"/><text:span text:style-name="T120">nasm</text:span><text:change-end text:change-id="ct199780672"/>;</text:p>
      <text:p text:style-name="P27">Компилятор C<text:change-start text:change-id="ct339098960"/>, C++<text:change-end text:change-id="ct339098960"/> <text:s/>— <text:change-start text:change-id="ct368597296"/><text:span text:style-name="T120">GNU Compiler Collection</text:span> <text:span text:style-name="T120">(</text:span><text:span text:style-name="T121">gcc</text:span><text:span text:style-name="T120">)</text:span> версия 10 и выше;<text:change-end text:change-id="ct368597296"/><text:change text:change-id="ct368597728"/></text:p>
      <text:p text:style-name="Text_20_body">Сборка программ — <text:change-start text:change-id="ct205357792"/><text:span text:style-name="Verb"><text:span text:style-name="T120">make</text:span></text:span><text:change-end text:change-id="ct205357792"/>;</text:p>
      <text:p text:style-name="Text_20_body">Отладчик для С — <text:change-start text:change-id="ct359071824"/><text:span text:style-name="Verb"><text:span text:style-name="T119">gdb</text:span></text:span><text:change-end text:change-id="ct359071824"/>;</text:p>
      <text:p text:style-name="Text_20_body">Отладчик для nasm — <text:change-start text:change-id="ct362074432"/><text:span text:style-name="Verb"><text:span text:style-name="T119">edb</text:span></text:span><text:change-end text:change-id="ct362074432"/>;</text:p>
      <text:p text:style-name="Text_20_body">Управление файлами — <text:change-start text:change-id="ct369883904"/><text:span text:style-name="T120">mc</text:span><text:change-end text:change-id="ct369883904"/> (Midnight Commander).</text:p>
      <text:p text:style-name="Text_20_body">Компоновщик — <text:change-start text:change-id="ct369771904"/><text:span text:style-name="T120">ld</text:span><text:change-end text:change-id="ct369771904"/> (<text:change-start text:change-id="ct320354208"/><text:span text:style-name="T120">binutils</text:span><text:change-end text:change-id="ct320354208"/>);</text:p>
      <text:p text:style-name="Text_20_body">Редактор текста или IDE, поддерживающие подсветку синтаксиса (<text:change text:change-id="ct241058464"/><text:change-start text:change-id="ct358555216"/><text:span text:style-name="T120">slickedit</text:span><text:change-end text:change-id="ct358555216"/><text:change-start text:change-id="ct201561632"/><text:span text:style-name="T120">.</text:span><text:span text:style-name="T121">com</text:span><text:change-end text:change-id="ct201561632"/>).</text:p>
      <text:p text:style-name="P13"><text:change text:change-id="ct337185296"/><text:span text:style-name="T36">Файл </text:span><text:change-start text:change-id="ct318989008"/><text:span text:style-name="Verb"><text:span text:style-name="T120">stud_io.inc</text:span></text:span><text:change-end text:change-id="ct318989008"/><text:span text:style-name="T36"> из архива материалов к книге «Столяров А.В. Программирование: Введение в профессию. Т.2. Низкоуровневое программирование. 2016.pdf»</text:span></text:p>
      <text:p text:style-name="P6">На чем писать код?</text:p>
      <text:p text:style-name="P11"><text:span text:style-name="T36">ISO/IEC 9899-2011 — </text:span><text:span text:style-name="T37">С </text:span><text:span text:style-name="T36">Programming language.</text:span></text:p>
      <text:p text:style-name="P28"><text:span text:style-name="T36">Ассемблер </text:span><text:span text:style-name="T38">или прямо </text:span><text:span text:style-name="T36">в машинных кодах</text:span><text:change-start text:change-id="ct365413712"/></text:p>
      <text:h text:style-name="P80" text:outline-level="1"><text:bookmark-start text:name="__RefHeading___Toc9359_1816466547"/>Лабораторные работы<text:bookmark-end text:name="__RefHeading___Toc9359_1816466547"/><text:change-end text:change-id="ct365413712"/></text:h>
      <text:p text:style-name="P29"/>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8"><text:change-start text:change-id="ct365415056"/>№<text:change-end text:change-id="ct365415056"/></text:p>
          </table:table-cell>
          <table:table-cell table:style-name="Таблица5.A1" office:value-type="string">
            <text:p text:style-name="P7"><text:change-start text:change-id="ct204566464"/>Наименование лабораторной<text:change-end text:change-id="ct204566464"/></text:p>
          </table:table-cell>
          <table:table-cell table:style-name="Таблица5.C1" office:value-type="string">
            <text:p text:style-name="P7"><text:change-start text:change-id="ct365270144"/>Содержание<text:change-end text:change-id="ct365270144"/></text:p>
          </table:table-cell>
        </table:table-row>
        <table:table-row>
          <table:table-cell table:style-name="Таблица5.A2" office:value-type="string">
            <text:list text:style-name="Numbering_20_123">
              <text:list-item>
                <text:p text:style-name="P323"/>
              </text:list-item>
            </text:list>
          </table:table-cell>
          <table:table-cell table:style-name="Таблица5.B2" office:value-type="string">
            <text:p text:style-name="Содержимое_20_таблицы_20_2"><text:change-start text:change-id="ct206151184"/>Создание процессов и <text:s/><text:line-break/>управление ими<text:change-end text:change-id="ct206151184"/></text:p>
          </table:table-cell>
          <table:table-cell table:style-name="Таблица5.C2" office:value-type="string">
            <text:p text:style-name="P330"><text:change-start text:change-id="ct206611152"/>Освоение командной строки оболочки. <text:change-end text:change-id="ct206611152"/></text:p>
            <text:p text:style-name="P330"><text:change-start text:change-id="ct387474160"/>Базовая работа с процессами средствами оболочки bash.<text:change-end text:change-id="ct387474160"/></text:p>
          </table:table-cell>
        </table:table-row>
        <table:table-row>
          <table:table-cell table:style-name="Таблица5.A3" office:value-type="string">
            <text:list text:continue-numbering="true" text:style-name="Numbering_20_123">
              <text:list-item>
                <text:p text:style-name="P323"/>
              </text:list-item>
            </text:list>
          </table:table-cell>
          <table:table-cell table:style-name="Таблица5.B3" office:value-type="string">
            <text:p text:style-name="Содержимое_20_таблицы_20_2"><text:change-start text:change-id="ct362074096"/>Взаимодействие и <text:line-break/>синхронизация процессов<text:change-end text:change-id="ct362074096"/></text:p>
          </table:table-cell>
          <table:table-cell table:style-name="Таблица5.C3" office:value-type="string">
            <text:p text:style-name="Содержимое_20_таблицы_20_2"><text:change-start text:change-id="ct240503696"/>Сигналы, семафоры, каналы, совместно используемая память.<text:change-end text:change-id="ct240503696"/></text:p>
          </table:table-cell>
        </table:table-row>
        <table:table-row>
          <table:table-cell table:style-name="Таблица5.A4" office:value-type="string">
            <text:list text:continue-numbering="true" text:style-name="Numbering_20_123">
              <text:list-item>
                <text:p text:style-name="P323"/>
              </text:list-item>
            </text:list>
          </table:table-cell>
          <table:table-cell table:style-name="Таблица5.B4" office:value-type="string">
            <text:p text:style-name="Содержимое_20_таблицы_20_2"><text:change-start text:change-id="ct318914672"/>Создание потоков и <text:s/><text:line-break/>управление ими<text:change-end text:change-id="ct318914672"/></text:p>
          </table:table-cell>
          <table:table-cell table:style-name="Таблица5.C4" office:value-type="string">
            <text:p text:style-name="P330"><text:change-start text:change-id="ct349742112"/>Базовая работа с потоками. <text:change-end text:change-id="ct349742112"/></text:p>
            <text:p text:style-name="P330"><text:change-start text:change-id="ct428511040"/>Порождение, взаимодействие, завершение, очистка.<text:change-end text:change-id="ct428511040"/></text:p>
          </table:table-cell>
        </table:table-row>
        <table:table-row>
          <table:table-cell table:style-name="Таблица5.A3" office:value-type="string">
            <text:list text:continue-numbering="true" text:style-name="Numbering_20_123">
              <text:list-item>
                <text:p text:style-name="P323"/>
              </text:list-item>
            </text:list>
          </table:table-cell>
          <table:table-cell table:style-name="Таблица5.B5" office:value-type="string">
            <text:p text:style-name="Содержимое_20_таблицы_20_2"><text:change-start text:change-id="ct374225968"/>Взаимодействие и <text:line-break/>синхронизация потоков<text:change-end text:change-id="ct374225968"/></text:p>
          </table:table-cell>
          <table:table-cell table:style-name="Таблица5.C5" office:value-type="string">
            <text:p text:style-name="P330"><text:change-start text:change-id="ct380543632"/>Сигналы, семафоры, каналы<text:change-end text:change-id="ct380543632"/>.<text:change-start text:change-id="ct426763408"/> <text:change-end text:change-id="ct426763408"/></text:p>
            <text:p text:style-name="P330"><text:span text:style-name="T164">С</text:span><text:change-start text:change-id="ct398470912"/>овместно используемая память.<text:change-end text:change-id="ct398470912"/></text:p>
          </table:table-cell>
        </table:table-row>
        <table:table-row>
          <table:table-cell table:style-name="Таблица5.A3" office:value-type="string">
            <text:list text:continue-numbering="true" text:style-name="Numbering_20_123">
              <text:list-item>
                <text:p text:style-name="P323"/>
              </text:list-item>
            </text:list>
          </table:table-cell>
          <table:table-cell table:style-name="Таблица5.B6" office:value-type="string">
            <text:p text:style-name="Содержимое_20_таблицы_20_2"><text:change-start text:change-id="ct339906864"/>Файловая система<text:change-end text:change-id="ct339906864"/></text:p>
          </table:table-cell>
          <table:table-cell table:style-name="Таблица5.C6" office:value-type="string">
            <text:p text:style-name="P330"><text:change-start text:change-id="ct318988608"/>Работа с каталогами. <text:change-end text:change-id="ct318988608"/></text:p>
            <text:p text:style-name="P330"><text:change-start text:change-id="ct399049616"/>Разработка простого аналога утилиты find<text:change-end text:change-id="ct399049616"/></text:p>
          </table:table-cell>
        </table:table-row>
        <table:table-row>
          <table:table-cell table:style-name="Таблица5.A7" office:value-type="string">
            <text:list text:continue-numbering="true" text:style-name="Numbering_20_123">
              <text:list-item>
                <text:p text:style-name="P323"/>
              </text:list-item>
            </text:list>
          </table:table-cell>
          <table:table-cell table:style-name="Таблица5.B7" office:value-type="string">
            <text:p text:style-name="Содержимое_20_таблицы_20_2"><text:change-start text:change-id="ct320353792"/>Операции с файлами<text:change-end text:change-id="ct320353792"/></text:p>
          </table:table-cell>
          <table:table-cell table:style-name="Таблица5.C7" office:value-type="string">
            <text:p text:style-name="Содержимое_20_таблицы_20_2"><text:change-start text:change-id="ct206610544"/>Работа многопоточного приложения с файлами, отображенными на память, барьерная синхронизация. <text:change-end text:change-id="ct206610544"/></text:p>
          </table:table-cell>
        </table:table-row>
        <table:table-row>
          <table:table-cell table:style-name="Таблица5.A7" office:value-type="string">
            <text:list text:continue-numbering="true" text:style-name="Numbering_20_123">
              <text:list-item>
                <text:p text:style-name="P323"/>
              </text:list-item>
            </text:list>
          </table:table-cell>
          <table:table-cell table:style-name="Таблица5.B7" office:value-type="string">
            <text:p text:style-name="Содержимое_20_таблицы_20_2"><text:change-start text:change-id="ct204500624"/>Взаимодействие процессов. <text:line-break/>Локальные сокеты. <text:change-end text:change-id="ct204500624"/></text:p>
          </table:table-cell>
          <table:table-cell table:style-name="Таблица5.C8" office:value-type="string">
            <text:p text:style-name="Содержимое_20_таблицы_20_2"><text:change-start text:change-id="ct181642608"/>Кооперация процессов для обработки данных <text:change-end text:change-id="ct181642608"/></text:p>
          </table:table-cell>
        </table:table-row>
        <table:table-row>
          <table:table-cell table:style-name="Таблица5.A9" office:value-type="string">
            <text:list text:continue-numbering="true" text:style-name="Numbering_20_123">
              <text:list-item>
                <text:p text:style-name="P323"/>
              </text:list-item>
            </text:list>
          </table:table-cell>
          <table:table-cell table:style-name="Таблица5.B9" office:value-type="string">
            <text:p text:style-name="Содержимое_20_таблицы_20_2"><text:change-start text:change-id="ct177461344"/>Взаимодействие процессов в сетевой среде.<text:change-end text:change-id="ct177461344"/></text:p>
          </table:table-cell>
          <table:table-cell table:style-name="Таблица5.C9" office:value-type="string">
            <text:p text:style-name="Содержимое_20_таблицы_20_2"><text:change-start text:change-id="ct371754528"/>Реализация системы типа «клиент-сервер» с использованием сокетов<text:change-end text:change-id="ct371754528"/></text:p>
          </table:table-cell>
        </table:table-row>
      </table:table>
      <text:p text:style-name="Text_20_body"><text:change-start text:change-id="ct206895680"/></text:p>
      <text:h text:style-name="P108" text:outline-level="2"><text:bookmark-start text:name="__RefHeading___Toc24016_3374620474"/><text:span text:style-name="T150">№ </text:span>1. Знакомство с Linux/<text:span text:style-name="T123">U</text:span>nix и средой программирования. POSIX-совместимая файловая система.<text:bookmark-end text:name="__RefHeading___Toc24016_3374620474"/></text:h>
      <text:p text:style-name="P14"><text:span text:style-name="T125">Внешнее з</text:span>накомство с <text:span text:style-name="T122">POSIX-совместимой файловой системой ‒ структура каталогов, жесткие и символические ссылки, права доступа, монтирование файловых систем, монтирование каталогов (</text:span><text:span text:style-name="Verb"><text:span text:style-name="T122">mount</text:span></text:span><text:span text:style-name="T122">, </text:span><text:span text:style-name="Verb"><text:span text:style-name="T122">mount --bind</text:span></text:span><text:span text:style-name="T122">).</text:span></text:p>
      <text:p text:style-name="P30"><text:span text:style-name="T125">Команды и у</text:span>тилиты <text:span text:style-name="T125">оболочки </text:span><text:span text:style-name="Verb"><text:span text:style-name="T125">man</text:span></text:span><text:span text:style-name="T125">, </text:span><text:span text:style-name="Verb"><text:span text:style-name="T125">info</text:span></text:span><text:span text:style-name="T125">, </text:span><text:span text:style-name="Verb"><text:span text:style-name="T125">mkdir</text:span></text:span><text:span text:style-name="T125">, </text:span><text:span text:style-name="Verb"><text:span text:style-name="T125">touch</text:span></text:span><text:span text:style-name="T125">, </text:span><text:span text:style-name="Verb"><text:span text:style-name="T125">rm</text:span></text:span><text:span text:style-name="T125">, </text:span><text:span text:style-name="Verb"><text:span text:style-name="T125">rmdir</text:span></text:span><text:span text:style-name="T125">, </text:span><text:span text:style-name="Verb"><text:span text:style-name="T125">cd</text:span></text:span><text:span text:style-name="T125">, </text:span><text:span text:style-name="Verb"><text:span text:style-name="T125">cat</text:span></text:span><text:span text:style-name="T125">, </text:span><text:span text:style-name="Verb"><text:span text:style-name="T125">sort</text:span></text:span><text:span text:style-name="T125">, </text:span><text:span text:style-name="Verb"><text:span text:style-name="T125">head</text:span></text:span><text:span text:style-name="T125">, </text:span><text:span text:style-name="Verb"><text:span text:style-name="T125">tail</text:span></text:span><text:span text:style-name="T125">, </text:span><text:span text:style-name="Verb"><text:span text:style-name="T125">tee</text:span></text:span><text:span text:style-name="T125">, </text:span><text:span text:style-name="Verb"><text:span text:style-name="T125">wc</text:span></text:span><text:span text:style-name="T125">, </text:span><text:span text:style-name="Verb"><text:span text:style-name="T125">chmod</text:span></text:span><text:span text:style-name="T125">, </text:span><text:span text:style-name="Verb">ls</text:span>, <text:span text:style-name="Verb"><text:span text:style-name="T124">lsof</text:span></text:span><text:span text:style-name="T124">, </text:span><text:span text:style-name="Verb"><text:span text:style-name="T124">lsblk</text:span></text:span><text:span text:style-name="T124">, </text:span><text:span text:style-name="Verb"><text:span text:style-name="T124">lsusb</text:span></text:span><text:span text:style-name="T124">, </text:span><text:span text:style-name="Verb"><text:span text:style-name="T124">lscpu</text:span></text:span><text:span text:style-name="T124">, </text:span><text:span text:style-name="Verb">ln</text:span>, <text:span text:style-name="Verb"><text:span text:style-name="T124">link</text:span></text:span><text:span text:style-name="T124">, </text:span><text:span text:style-name="Verb"><text:span text:style-name="T124">unlink</text:span></text:span><text:span text:style-name="T124">, </text:span><text:span text:style-name="Verb"><text:span text:style-name="T124">locale</text:span></text:span><text:span text:style-name="T124">, </text:span><text:span text:style-name="Verb"><text:span text:style-name="T124">iconv</text:span></text:span><text:span text:style-name="T124">, </text:span><text:span text:style-name="Verb"><text:span text:style-name="T124">kill</text:span></text:span><text:span text:style-name="T124">, </text:span><text:span text:style-name="Verb"><text:span text:style-name="T124">top</text:span></text:span><text:span text:style-name="T124">, </text:span><text:span text:style-name="Verb"><text:span text:style-name="T124">htop</text:span></text:span><text:span text:style-name="T124">, </text:span><text:span text:style-name="Verb"><text:span text:style-name="T124">ps</text:span></text:span><text:span text:style-name="T124">, </text:span><text:span text:style-name="Verb">grep</text:span>, <text:span text:style-name="Verb"><text:span text:style-name="T124">diff</text:span></text:span><text:span text:style-name="T124">, </text:span><text:span text:style-name="Verb"><text:span text:style-name="T124">env</text:span></text:span><text:span text:style-name="T124">, </text:span><text:span text:style-name="Verb"><text:span text:style-name="T124">file</text:span></text:span><text:span text:style-name="T124">, </text:span><text:span text:style-name="Verb"><text:span text:style-name="T124">stat</text:span></text:span><text:span text:style-name="T124">, </text:span><text:span text:style-name="Verb"><text:span text:style-name="T124">find</text:span></text:span><text:span text:style-name="T124">, </text:span><text:span text:style-name="Verb">tar</text:span>, <text:span text:style-name="Verb">gzip</text:span>, <text:span text:style-name="Verb"><text:span text:style-name="T124">more</text:span></text:span><text:span text:style-name="T124">, </text:span><text:span text:style-name="Verb"><text:span text:style-name="T124">less</text:span></text:span><text:span text:style-name="T124">, </text:span><text:span text:style-name="Verb"><text:span text:style-name="T124">printf</text:span></text:span><text:span text:style-name="T124">, </text:span><text:span text:style-name="Verb"><text:span text:style-name="T124">time</text:span></text:span><text:span text:style-name="T124">, </text:span><text:span text:style-name="Verb">...</text:span></text:p>
      <text:p text:style-name="P31">Сцепление программ и соединение выходных и входных стандартных потоков.</text:p>
      <text:p text:style-name="P30"><text:span text:style-name="T125">Перенаправление вывода</text:span> <text:span text:style-name="Verb"><text:span text:style-name="T125">stdout</text:span></text:span><text:span text:style-name="T125"> и </text:span><text:span text:style-name="Verb"><text:span text:style-name="T125">stderr</text:span></text:span><text:span text:style-name="T125"> в файлы</text:span></text:p>
      <text:p text:style-name="P30"><text:span text:style-name="T125">Экосистема курса</text:span> ‒ <text:span text:style-name="Verb">gcc</text:span>, <text:span text:style-name="Verb">make</text:span>, <text:span text:style-name="Verb"><text:span text:style-name="T125">gdb</text:span></text:span><text:span text:style-name="T125">, </text:span><text:s/></text:p>
      <text:p text:style-name="P14"><text:span text:style-name="T125">Структура ФС, содержимое </text:span><text:span text:style-name="Verb"><text:span text:style-name="T125">inode</text:span></text:span><text:span text:style-name="T125">, команды оболочки</text:span><text:change-end text:change-id="ct206895680"/><text:span text:style-name="T125">.</text:span><text:change-start text:change-id="ct413110688"/><text:span text:style-name="T125"> </text:span></text:p>
      <text:p text:style-name="P14">Знакомство с <text:span text:style-name="T122">POSIX-совместимой файловой системой ‒ </text:span><text:span text:style-name="Verb"><text:span text:style-name="T122">opendir(3)</text:span></text:span><text:span text:style-name="T122">, </text:span><text:span text:style-name="Verb"><text:span text:style-name="T122">readdir(3)</text:span></text:span><text:span text:style-name="T122">, </text:span><text:span text:style-name="Verb"><text:span text:style-name="T122">closedir(3)</text:span></text:span><text:span text:style-name="T122">, </text:span><text:span text:style-name="Verb"><text:span text:style-name="T122">fstat(2)</text:span></text:span><text:span text:style-name="T122">, </text:span><text:span text:style-name="Verb"><text:span text:style-name="T122">readlink(2)</text:span></text:span><text:span text:style-name="T122">, </text:span><text:span text:style-name="Verb"><text:span text:style-name="T123">realpath(1)</text:span></text:span><text:span text:style-name="T122">, <text:s/></text:span><text:span text:style-name="Verb"><text:span text:style-name="T122">symlink(2)</text:span></text:span><text:span text:style-name="T122">, </text:span><text:span text:style-name="Verb"><text:span text:style-name="T122">link(2)</text:span></text:span><text:span text:style-name="T122">, </text:span><text:span text:style-name="Verb"><text:span text:style-name="T122">unlink(2)</text:span></text:span><text:span text:style-name="T122">, </text:span><text:span text:style-name="Verb"><text:span text:style-name="T122">...</text:span></text:span><text:span text:style-name="T122"> </text:span><text:change-end text:change-id="ct413110688"/><text:change-start text:change-id="ct329355376"/></text:p>
      <text:p text:style-name="P14"/>
      <text:p text:style-name="P35"><text:change-end text:change-id="ct329355376"/><text:change-start text:change-id="ct342836960"/>Задание</text:p>
      <text:p text:style-name="P34"><text:span text:style-name="T125">Освоить </text:span><text:span text:style-name="T124">эффективную </text:span><text:span text:style-name="T125">работу с файлами в оболочке и </text:span><text:span text:style-name="Verb"><text:span text:style-name="T125">mc</text:span></text:span><text:span text:style-name="T125">. </text:span></text:p>
      <text:p text:style-name="P34"><text:span text:style-name="T125">Разработать программу </text:span><text:span text:style-name="Verb"><text:span text:style-name="T125">dirwalk</text:span></text:span><text:span text:style-name="T125">, сканирующую файловую систему и выводящую </text:span><text:span text:style-name="T127">в </text:span><text:span text:style-name="Verb"><text:span text:style-name="T127">stdout</text:span></text:span><text:span text:style-name="T127"> </text:span><text:span text:style-name="T125">информацию в соответствии с </text:span><text:span text:style-name="T127">опциями программы. </text:span></text:p>
      <text:p text:style-name="P34"><text:span text:style-name="T127">Формат вывода аналогичен формату вывода утилиты </text:span><text:span text:style-name="Verb"><text:span text:style-name="T127">find</text:span></text:span><text:span text:style-name="T127">. </text:span></text:p>
      <text:p text:style-name="P36">dirwalk [dir] [options]</text:p>
      <text:p text:style-name="P34"><text:span text:style-name="Verb">dir</text:span> ‒ начальный каталог. Если опущен, текущий (<text:span text:style-name="Verb">./</text:span>).</text:p>
      <text:p text:style-name="P34"><text:span text:style-name="Verb">options</text:span> ‒ опции. </text:p>
      <text:p text:style-name="P34"><text:span text:style-name="Verb">-l</text:span> <text:span text:style-name="T127">– </text:span>только символические ссылки (<text:span text:style-name="Verb">-type l</text:span>)</text:p>
      <text:p text:style-name="P34"><text:span text:style-name="Verb">-d</text:span> <text:span text:style-name="T127">– </text:span>только каталоги (<text:span text:style-name="Verb">-type d</text:span>)</text:p>
      <text:p text:style-name="P34"><text:span text:style-name="Verb">-f</text:span> <text:span text:style-name="T127">--</text:span> только файлы (<text:span text:style-name="Verb">-type f</text:span>)</text:p>
      <text:p text:style-name="P34"><text:span text:style-name="Verb">-</text:span><text:span text:style-name="Verb"><text:span text:style-name="T127">s</text:span></text:span><text:span text:style-name="T127"> — сортировать выход в соответствии с </text:span><text:span text:style-name="Verb"><text:span text:style-name="T127">LC_COLLATE</text:span></text:span></text:p>
      <text:p text:style-name="P33"><text:span text:style-name="T128">Опции </text:span>могут <text:span text:style-name="T128">быть указаны </text:span>как перед <text:span text:style-name="T128">каталогом</text:span>, так и после. </text:p>
      <text:p text:style-name="P32">Опции могут быть указаны как раздельно, так и вместе (<text:span text:style-name="Verb">-l -d</text:span>, <text:span text:style-name="Verb">-ld</text:span> ).</text:p>
      <text:p text:style-name="P34">Если <text:span text:style-name="T127">опции </text:span><text:span text:style-name="Verb"><text:span text:style-name="T127">ldf</text:span></text:span><text:span text:style-name="T127"> </text:span>опущен<text:span text:style-name="T127">ы</text:span>, выводятся каталоги, файлы <text:span text:style-name="T128">и</text:span> ссылки.</text:p>
      <text:p text:style-name="P34"/>
      <text:p text:style-name="P32">Для обработки опций рекомендуется использовать <text:span text:style-name="Verb">getopt(3)</text:span> или <text:span text:style-name="Verb">gengetopt(1)</text:span>.</text:p>
      <text:p text:style-name="P32"/>
      <text:p text:style-name="P32"/>
      <text:h text:style-name="P103" text:outline-level="2"><text:bookmark-start text:name="__RefHeading___Toc9379_1816466547"/><text:span text:style-name="T151">№ </text:span><text:span text:style-name="T129">2</text:span>. Понятие процессов.<text:bookmark-end text:name="__RefHeading___Toc9379_1816466547"/></text:h>
      <text:p text:style-name="P15">Изучение системных вызовов<text:span text:style-name="T2"> </text:span><text:span text:style-name="Verb"><text:span text:style-name="T130">fork(), execve(), getpid(), getppid(), getenv()</text:span></text:span><text:span text:style-name="T3">.</text:span></text:p>
      <text:p text:style-name="P18">Задание</text:p>
      <text:p text:style-name="P15"><text:span text:style-name="T133">Разработать </text:span>две программы ‒ <text:span text:style-name="Verb">parent</text:span> и <text:span text:style-name="Verb">child</text:span>.</text:p>
      <text:p text:style-name="P15">Перед запуском программы <text:span text:style-name="Verb">parent</text:span> в окружении создается переменная среды <text:span text:style-name="Verb">CHILD_PATH</text:span> с именем каталога, где находится программа <text:span text:style-name="Verb">child</text:span>. </text:p>
      <text:p text:style-name="P15">Родительский процесс (программа <text:span text:style-name="Verb">parent</text:span>) после запуска получает переменные среды, сортирует их в <text:span text:style-name="Verb">LC_COLLATE=C</text:span> и выводит в <text:span text:style-name="Verb">stdout</text:span>. После этого входит в цикл обработки нажатий клавиатуры.</text:p>
      <text:p text:style-name="P15"><text:span text:style-name="T137">1) </text:span>Символ «<text:span text:style-name="Verb">+</text:span>», <text:span text:style-name="T134">используя </text:span><text:span text:style-name="Verb"><text:span text:style-name="T134">fork(2)</text:span></text:span> <text:span text:style-name="T134">и </text:span><text:span text:style-name="Verb"><text:span text:style-name="T134">execve(2) </text:span></text:span>порождает дочерний процесс <text:span text:style-name="T134">и</text:span> запускает <text:span text:style-name="T134">в нем</text:span> очередной экземпляр программы <text:span text:style-name="Verb">child</text:span>. <text:span text:style-name="T134">И</text:span>нформацию о каталоге, <text:span text:style-name="T134">где размещается </text:span><text:span text:style-name="Verb"><text:span text:style-name="T134">child</text:span></text:span><text:span text:style-name="T134">,</text:span> получает<text:span text:style-name="T134"> </text:span>из окружения, используя функцию <text:span text:style-name="Verb">getenv()</text:span>. Имя программы (<text:span text:style-name="Verb">argv[0]</text:span>) устанавливается как <text:span text:style-name="Verb">child_X</text:span><text:span text:style-name="Verb"><text:span text:style-name="T135">X</text:span></text:span>, где XX ‒ порядковый номер от 00 до 99. Номер инкрементируется родителем.</text:p>
      <text:p text:style-name="P15"><text:span text:style-name="T137">2) </text:span>Символ «<text:span text:style-name="Verb">*</text:span>» порождает дочерний процесс аналогично предыдущему случаю, однако информацию о расположении программы <text:span text:style-name="Verb">child </text:span>получает, сканируя массив параметров среды, переданный в третьем параметре функции <text:span text:style-name="Verb">main()</text:span>.</text:p>
      <text:p text:style-name="P15"/>
      <text:p text:style-name="P16"><text:span text:style-name="T137">3) </text:span>Символ «<text:span text:style-name="Verb">&amp;</text:span>» порождает дочерний процесс аналогично предыдущему случаю, однако информацию о расположении программы <text:span text:style-name="Verb">child </text:span>получает, сканируя массив параметров среды, указанный во внешней переменной <text:span text:style-name="Verb">extern char **environ</text:span>, установленной хост-средой при запуске (см. IEEE Std 1003.1-2017).</text:p>
      <text:p text:style-name="P15">При запуске дочернего процесса ему передается сокращенное окружение, включающее набор переменных, указанных в файле, который передается родительскому процессу как параметр командной строки. Минимальный набор переменных должен включать <text:span text:style-name="Verb">SHELL</text:span>, <text:span text:style-name="Verb">HOME</text:span>, <text:span text:style-name="Verb">HOSTNAME</text:span>, <text:span text:style-name="Verb">LOGNAME</text:span>, <text:span text:style-name="Verb">LANG</text:span>, <text:span text:style-name="Verb">TERM</text:span>, <text:span text:style-name="Verb">USER</text:span>, <text:span text:style-name="Verb">LC_COLLATE</text:span>, <text:span text:style-name="Verb">PATH</text:span>. Дочерний процесс открывает этот файл, считывает имена переменных, получает из окружения их значение и выводит в <text:span text:style-name="Verb">stdout</text:span>.</text:p>
      <text:p text:style-name="P15">Дочерний процесс (программа <text:span text:style-name="Verb">child</text:span>) выводит свое имя, <text:span text:style-name="Verb">pid</text:span>, <text:span text:style-name="Verb">ppid</text:span>, открывает файл с набором переменных, считывает их имена, получает из окружения, переданного ему при запуске, их значение способом, указанным при обработке нажатий, выводит в <text:span text:style-name="Verb">stdout</text:span> и завершается.</text:p>
      <text:p text:style-name="P15">Символ «<text:span text:style-name="Verb"><text:span text:style-name="T136">q</text:span></text:span>» завершает выполнение родительского процесса.</text:p>
      <text:p text:style-name="P15"/>
      <text:p text:style-name="P15">Программы компилируются с ключами</text:p>
      <text:p text:style-name="P17"><text:span text:style-name="Verb">-W -Wall -Wno-unused-parameter -Wno-unused-variable -std=c11 -pedantic</text:span></text:p>
      <text:p text:style-name="P15">Для компиляции, сборки и очистки используется <text:span text:style-name="Verb">make</text:span>.</text:p>
      <text:p text:style-name="P23"/>
      <text:h text:style-name="P104" text:outline-level="2"><text:bookmark-start text:name="__RefHeading___Toc9381_1816466547"/><text:change-end text:change-id="ct342836960"/><text:change-start text:change-id="ct205011552"/><text:span text:style-name="T151">№ </text:span><text:change-end text:change-id="ct205011552"/><text:change-start text:change-id="ct205058944"/><text:span text:style-name="T129">3</text:span>. Взаимодействие <text:span text:style-name="T138">и с</text:span>инхронизация процессов<text:bookmark-end text:name="__RefHeading___Toc9381_1816466547"/></text:h>
      <text:p text:style-name="P38">Синхронизация процессов с помощью сигналов и обработка сигналов <text:span text:style-name="T139">таймера</text:span>.</text:p>
      <text:p text:style-name="P42"><text:span text:style-name="T136">У</text:span><text:span text:style-name="T142">правление дочерними процессами и упорядочение вывода в </text:span><text:span text:style-name="Verb"><text:span text:style-name="T142">stdout</text:span></text:span><text:span text:style-name="T142"> от них, используя сигналы </text:span><text:span text:style-name="Verb"><text:span text:style-name="T142">SIGUSR1</text:span></text:span><text:span text:style-name="T142"> и </text:span><text:span text:style-name="Verb"><text:span text:style-name="T142">SIGUSR2</text:span></text:span><text:span text:style-name="T142">.</text:span></text:p>
      <text:p text:style-name="Параграф">Действия родительского процесса</text:p>
      <text:p text:style-name="P38">По нажатию клавиши «<text:span text:style-name="Verb">+</text:span>» pодительский процесс (P) порождает дочерний процесс (C_k) и сообщает об этом. </text:p>
      <text:p text:style-name="P38">По нажатию клавиши «<text:span text:style-name="Verb">-</text:span>» P удаляет последний порожденный C_k, сообщает об этом <text:span text:style-name="T139">и о количестве оставшихся</text:span>.</text:p>
      <text:p text:style-name="P38"><text:span text:style-name="T139">При вводе символа </text:span>«<text:span text:style-name="Verb"><text:span text:style-name="T136">l</text:span></text:span>» <text:s/><text:span text:style-name="T136">выводится перечень родительских и дочерних процессов</text:span>.</text:p>
      <text:p text:style-name="P38"><text:span text:style-name="T139">При вводе символа </text:span>«<text:span text:style-name="Verb"><text:span text:style-name="T139">k</text:span></text:span>» <text:s/>P удаляет все C_k и сообщает об этом.</text:p>
      <text:p text:style-name="P38"><text:span text:style-name="T139">При вводе символа </text:span>«<text:span text:style-name="Verb"><text:span text:style-name="T139">s</text:span></text:span>» P <text:span text:style-name="T139">запрещает всем C_k </text:span>выв<text:span text:style-name="T139">одить </text:span>статистику<text:span text:style-name="T139"> </text:span>(см. ниже).</text:p>
      <text:p text:style-name="P38"><text:span text:style-name="T139">При вводе символа </text:span>«<text:span text:style-name="Verb"><text:span text:style-name="T139">g</text:span></text:span>» P <text:span text:style-name="T139">разрешает всем C_k </text:span>выв<text:span text:style-name="T139">одить </text:span>статистику.</text:p>
      <text:p text:style-name="P38"><text:span text:style-name="T139">При вводе символов </text:span>«<text:span text:style-name="Verb"><text:span text:style-name="T139">s&lt;num&gt;</text:span></text:span>» P <text:span text:style-name="T139">запрещает C_&lt;num&gt; </text:span>выв<text:span text:style-name="T139">одить </text:span>статистику.</text:p>
      <text:p text:style-name="P38"><text:span text:style-name="T139">При вводе символов </text:span>«<text:span text:style-name="Verb"><text:span text:style-name="T139">g&lt;num&gt;</text:span></text:span>» P <text:span text:style-name="T139">разрешает C_&lt;num&gt; </text:span>выв<text:span text:style-name="T139">одить </text:span>статистику.</text:p>
      <text:p text:style-name="P38"><text:span text:style-name="T139">При вводе символов </text:span>«<text:span text:style-name="Verb"><text:span text:style-name="T139">p&lt;num&gt;</text:span></text:span>» P <text:span text:style-name="T139">запрещает всем C_k </text:span>выв<text:span text:style-name="T139">од и запрашивает C_&lt;num&gt; </text:span>выв<text:span text:style-name="T139">ести свою </text:span>статистику. <text:span text:style-name="T139">По истечению заданного времени (5 с, например), если не введен символ «g», разрешает всем C_k снова </text:span>выв<text:span text:style-name="T139">одить </text:span>статистику.</text:p>
      <text:p text:style-name="P38">По нажатию клавиши «<text:span text:style-name="Verb">q</text:span>» P удаляет все C_k, сообщает об этом и завершается.</text:p>
      <text:p text:style-name="P10">Действия дочернего процесса</text:p>
      <text:p text:style-name="P38">Дочерний процесс во внешнем цикле заводит будильник (<text:span text:style-name="Verb"><text:span text:style-name="T140">nanosleep</text:span></text:span><text:span text:style-name="Verb">(2)</text:span>) и входит в вечный цикл, в котором заполняет структуру, содержащую пару переменных типа <text:span text:style-name="Verb">int</text:span>, значениями {0, 0} и {1, 1} в режиме чередования. <text:s/></text:p>
      <text:p text:style-name="P38">При получении сигнала от будильника проверяет содержимое структуры, собирает статистику и повторяет тело внешнего цикла.</text:p>
      <text:p text:style-name="P39">Через заданное количество повторений внешнего цикла (например, через 101) <text:span text:style-name="T140">дочерний процесс, </text:span>если ему разрешено, <text:span text:style-name="T140">выводит </text:span>свои PPID, PID и <text:span text:style-name="T140">4 числа — количество разных пар, зарегистрированных в момент получения сигнала от будильника. </text:span></text:p>
      <text:p text:style-name="P39">Вывод осуществляется посимвольно <text:span text:style-name="T136">(</text:span><text:span text:style-name="Verb"><text:span text:style-name="T136">fputc(3)</text:span></text:span><text:span text:style-name="T136">)</text:span>.</text:p>
      <text:p text:style-name="P40">C_k запрашивает доступ к <text:span text:style-name="Verb">stdout</text:span> у P и осуществляет вывод после подтверждения. По завершению вывода C_k сообщает P об этом. </text:p>
      <text:p text:style-name="P41">Следует подобрать интервал времени ожидания <text:span text:style-name="T141">и количество повторений внешнего цикла</text:span>, чтобы статистика была значимой. </text:p>
      <text:p text:style-name="P41"/>
      <text:p text:style-name="P37">Сообщения выводятся в <text:span text:style-name="Verb">stdout</text:span>. </text:p>
      <text:p text:style-name="P37">Сообщения процессов должны содержать идентифицирующие их данные, чтобы можно было фильтровать вывод утилитой <text:span text:style-name="Verb">grep</text:span>. <text:change-end text:change-id="ct205058944"/><text:change-start text:change-id="ct201339232"/></text:p>
      <text:p text:style-name="P37"/>
      <text:h text:style-name="P104" text:outline-level="2"><text:bookmark-start text:name="__RefHeading___Toc9383_1816466547"/><text:span text:style-name="T151">№ </text:span><text:span text:style-name="T143">4</text:span>. <text:span text:style-name="T138">Задача производители-потребители для процессов</text:span><text:bookmark-end text:name="__RefHeading___Toc9383_1816466547"/></text:h>
      <text:p text:style-name="P43">Основной процесс создает очередь сообщений, после чего ожидает и обрабатывает нажатия клавиш, порождая и завершая процессы двух типов —производители и потребители. </text:p>
      <text:p text:style-name="P43">Очередь сообщений представляет собой кольцевой буфер, содержащий указатели на сообщения, и пара указателей на голову и хвост. Помимо этого очередь содержит счетчик добавленных сообщений и счетчик извлеченных.</text:p>
      <text:p text:style-name="P61">Производители формируют сообщения и, если в очереди есть место, п<text:span text:style-name="T146">о</text:span>мещают <text:s/>их туда. </text:p>
      <text:p text:style-name="P44"><text:span text:style-name="T144">П</text:span>отребители, если в очереди есть сообщения, извлекают их оттуда, обрабатывают и освобождают с ними связанную память. </text:p>
      <text:p text:style-name="P43">Для работы используются два семафора для заполнения и извлечения, а также мьютекс или одноместный семафор для монопольного доступа к очереди.</text:p>
      <text:p text:style-name="P43">Сообщения имеют следующий формат (размер и смещение в байтах):</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7">Имя</text:p>
          </table:table-cell>
          <table:table-cell table:style-name="Таблица8.A1" office:value-type="string">
            <text:p text:style-name="P7">Размер</text:p>
          </table:table-cell>
          <table:table-cell table:style-name="Таблица8.A1" office:value-type="string">
            <text:p text:style-name="P7">Смещение</text:p>
          </table:table-cell>
          <table:table-cell table:style-name="Таблица8.D1" office:value-type="string">
            <text:p text:style-name="P7">Описание</text:p>
          </table:table-cell>
        </table:table-row>
        <table:table-row>
          <table:table-cell table:style-name="Таблица8.A2" office:value-type="string">
            <text:p text:style-name="Содержимое_20_таблицы_20_2"><text:span text:style-name="Verb">type</text:span> </text:p>
          </table:table-cell>
          <table:table-cell table:style-name="Таблица8.B2" office:value-type="string">
            <text:p text:style-name="Содержимое_20_таблицы_20_2">1</text:p>
          </table:table-cell>
          <table:table-cell table:style-name="Таблица8.C2" office:value-type="string">
            <text:p text:style-name="Содержимое_20_таблицы_20_2">0</text:p>
          </table:table-cell>
          <table:table-cell table:style-name="Таблица8.D2" office:value-type="string">
            <text:p text:style-name="Содержимое_20_таблицы_20_2">тип сообщения</text:p>
          </table:table-cell>
        </table:table-row>
        <table:table-row>
          <table:table-cell table:style-name="Таблица8.A2" office:value-type="string">
            <text:p text:style-name="Содержимое_20_таблицы_20_2"><text:span text:style-name="Verb">hash</text:span> </text:p>
          </table:table-cell>
          <table:table-cell table:style-name="Таблица8.B2" office:value-type="string">
            <text:p text:style-name="Содержимое_20_таблицы_20_2">2</text:p>
          </table:table-cell>
          <table:table-cell table:style-name="Таблица8.C2" office:value-type="string">
            <text:p text:style-name="Содержимое_20_таблицы_20_2">1</text:p>
          </table:table-cell>
          <table:table-cell table:style-name="Таблица8.D2" office:value-type="string">
            <text:p text:style-name="Содержимое_20_таблицы_20_2">контрольные данные</text:p>
          </table:table-cell>
        </table:table-row>
        <table:table-row>
          <table:table-cell table:style-name="Таблица8.A2" office:value-type="string">
            <text:p text:style-name="Содержимое_20_таблицы_20_2"><text:span text:style-name="Verb">size</text:span> </text:p>
          </table:table-cell>
          <table:table-cell table:style-name="Таблица8.B2" office:value-type="string">
            <text:p text:style-name="Содержимое_20_таблицы_20_2">1</text:p>
          </table:table-cell>
          <table:table-cell table:style-name="Таблица8.C2" office:value-type="string">
            <text:p text:style-name="Содержимое_20_таблицы_20_2">3</text:p>
          </table:table-cell>
          <table:table-cell table:style-name="Таблица8.D2" office:value-type="string">
            <text:p text:style-name="Содержимое_20_таблицы_20_2">длина данных в байтах (от 0 до <text:span text:style-name="Verb">256)</text:span></text:p>
          </table:table-cell>
        </table:table-row>
        <table:table-row>
          <table:table-cell table:style-name="Таблица8.A5" office:value-type="string">
            <text:p text:style-name="Содержимое_20_таблицы_20_2"><text:span text:style-name="Verb">data</text:span> </text:p>
          </table:table-cell>
          <table:table-cell table:style-name="Таблица8.B5" office:value-type="string">
            <text:p text:style-name="Содержимое_20_таблицы_20_2"><text:span text:style-name="Verb">((size + 3)/4)*4</text:span> </text:p>
          </table:table-cell>
          <table:table-cell table:style-name="Таблица8.C5" office:value-type="string">
            <text:p text:style-name="Содержимое_20_таблицы_20_2">4</text:p>
          </table:table-cell>
          <table:table-cell table:style-name="Таблица8.D5" office:value-type="string">
            <text:p text:style-name="Содержимое_20_таблицы_20_2"><text:span text:style-name="T135">данные</text:span> сообщения</text:p>
          </table:table-cell>
        </table:table-row>
      </table:table>
      <text:p text:style-name="Text_20_body"/>
      <text:p text:style-name="P54">Производители генерируют сообщения, используя системный генератор <text:span text:style-name="Verb">rand(3)</text:span><text:span text:style-name="T135"> для </text:span><text:span text:style-name="Verb">size</text:span><text:span text:style-name="T135"> и </text:span><text:span text:style-name="Verb">data</text:span>. В качестве результата для <text:span text:style-name="Verb">size</text:span> используется остаток от деления на 257.</text:p>
      <text:p text:style-name="Text_20_body">Если остаток от деления равен нулю, <text:span text:style-name="Verb">rand(3)</text:span> вызывается повторно. Если остаток от деления равен 256, значение <text:span text:style-name="Verb">size</text:span> устанавливается равным 0, реальная длина сообщения при этом составляет 256 байт.</text:p>
      <text:p text:style-name="P43">При формировании сообщения контрольные данные формируются из всех байт сообщения. Значение поля <text:span text:style-name="Verb">hash</text:span> при вычислении контрольных данных принимается равным нулю. Для расчета контрольных данных можно использовать любой подходящий алгоритм <text:span text:style-name="T144">на выбор студента</text:span>. </text:p>
      <text:p text:style-name="P43">После помещения значения в очередь перед освобождением мьютекса очереди производитель инкрементирует счетчик добавленных сообщений. Затем после поднятия семафора выводит строку на <text:span text:style-name="Verb">stdout</text:span>, содержащую помимо всего новое значение этого счетчика.</text:p>
      <text:p text:style-name="P43">Потребитель, получив доступ к очереди, извлекает сообщение и удаляет его из очереди. Перед освобождением мьютекса очереди инкрементирует счетчик извлеченных сообщений. Затем после поднятия семафора проверяет контрольные данные и выводит строку на <text:span text:style-name="Verb">stdout</text:span>, содержащую помимо всего новое значение счетчика извлеченных сообщений.</text:p>
      <text:p text:style-name="P43">При получении сигнала о завершении процесс должен завершить свой цикл и только после этого завершиться, не входя в новый. <text:s/></text:p>
      <text:h text:style-name="P104" text:outline-level="2"><text:bookmark-start text:name="__RefHeading___Toc9385_1816466547"/><text:span text:style-name="T151">№ </text:span><text:span text:style-name="T143">5</text:span> <text:span text:style-name="T138">Потоки исполнени</text:span><text:span text:style-name="T143">я, в</text:span>заимодействие <text:span text:style-name="T138">и с</text:span>инхронизация <text:bookmark-end text:name="__RefHeading___Toc9385_1816466547"/></text:h>
      <text:p text:style-name="P294"><text:change-end text:change-id="ct201339232"/>Здесь две задачи. Обе <text:span text:style-name="T138">«производители-потребители» для потоков.</text:span></text:p>
      <text:p text:style-name="P292"><text:span text:style-name="T199">5.1) </text:span><text:change-start text:change-id="ct409376272"/><text:span text:style-name="T147">А</text:span>налогична лабораторной No<text:change-end text:change-id="ct409376272"/> <text:change-start text:change-id="ct424684208"/>4, но только с потоками<text:change-end text:change-id="ct424684208"/>, <text:span text:style-name="T198">семафорами и мьютексом </text:span><text:change-start text:change-id="ct444149376"/>в рамках одного процесса. </text:p>
      <text:p text:style-name="P293"><text:span text:style-name="T145">Дополнительно </text:span><text:span text:style-name="T147">обрабатывается еще две клавиши – увеличение и уменьшение размера очереди. </text:span><text:change-end text:change-id="ct444149376"/></text:p>
      <text:p text:style-name="P293"/>
      <text:p text:style-name="P292"><text:span text:style-name="T199">5.2 </text:span>Аналогична лабораторной № <text:span text:style-name="T199">5.1</text:span>, но с использованием условных переменных (см. лекции СПОВМ/ОСиСП). </text:p>
      <text:p text:style-name="Text_20_body">Изучаемые системные вызовы (префикс <text:span text:style-name="Verb">pthread_</text:span> опущен): <text:span text:style-name="Verb">cond_init()</text:span>, <text:span text:style-name="Verb">cond_destroy()</text:span>, <text:span text:style-name="Verb">cond_*wait(), cond_signal()</text:span>.<text:change-start text:change-id="ct372807792"/></text:p>
      <text:h text:style-name="P105" text:outline-level="2"><text:change-end text:change-id="ct372807792"/></text:h>
      <text:p text:style-name="P271"/>
      <text:h text:style-name="P106" text:outline-level="2"><text:bookmark-start text:name="__RefHeading___Toc9387_1816466547"/><text:change-start text:change-id="ct413676080"/><text:span text:style-name="T151">№ </text:span><text:span text:style-name="T147">6</text:span>. <text:span text:style-name="T138">Работа с файлами, отображенными в память</text:span><text:bookmark-end text:name="__RefHeading___Toc9387_1816466547"/></text:h>
      <text:p text:style-name="P284"><text:change-end text:change-id="ct413676080"/>Кооперация потоков для высокопроизводительной обработки больших файлов. Изучаемые системные вызовы:<text:span text:style-name="T171"> </text:span><text:span text:style-name="Verb"><text:span text:style-name="T171">pthread_create()</text:span></text:span><text:span text:style-name="T171">, </text:span><text:span text:style-name="Verb">pthread_exit()</text:span>, <text:span text:style-name="Verb">pthread_join()</text:span>, <text:span text:style-name="Verb">pthread_yield()</text:span>, <text:span text:style-name="Verb">pthread_cancel()</text:span>, <text:s/><text:span text:style-name="Verb">pthread_barrier_init</text:span><text:span text:style-name="Verb"><text:span text:style-name="T171">()</text:span></text:span><text:span text:style-name="T171">, </text:span><text:span text:style-name="Verb"><text:span text:style-name="T171">pthread_barrier_destroy()</text:span></text:span><text:span text:style-name="T171">, </text:span><text:span text:style-name="Verb"><text:span text:style-name="T171">pthread_barrier_wait()</text:span></text:span><text:span text:style-name="T171">, </text:span><text:span text:style-name="Verb"><text:span text:style-name="T173">mmap()</text:span></text:span><text:span text:style-name="T173">, </text:span><text:span text:style-name="Verb"><text:span text:style-name="T173">munmap()</text:span></text:span><text:span text:style-name="T173">.</text:span></text:p>
      <text:p text:style-name="P311">Задание</text:p>
      <text:p text:style-name="Text_20_body">Написать многопоточную программу <text:span text:style-name="Verb">sort_index</text:span> для сортировки вторичного индексного файла таблицы базы данных, работающую с файлом в двух режимах: <text:span text:style-name="Verb">read()</text:span>/<text:span text:style-name="Verb">write()</text:span> и с использованием отображение файлов в адресное пространство процесса. <text:s/>Программа должна запускаться следующим образом:</text:p>
      <text:p text:style-name="Text_20_body"/>
      <text:p text:style-name="Программный_20_код_20_в_20_рамке"><text:span text:style-name="T191">$ </text:span>sort_index <text:span text:style-name="T174">memsize </text:span><text:span text:style-name="T171">granul </text:span>threads filenаme</text:p>
      <text:p text:style-name="P274"/>
      <text:p text:style-name="P274">Параметры ком<text:span text:style-name="T175">андной </text:span>строки:</text:p>
      <text:p text:style-name="P315">memsize <text:s/>:= <text:span text:style-name="T135">размер рабочего буфера, кратный размеру страницы (getpagesize())</text:span></text:p>
      <text:p text:style-name="P314">blocks <text:s text:c="2"/>:= порядок разбиения буфера</text:p>
      <text:p text:style-name="P315">threads <text:s/>:= количество потоков (от k до N)</text:p>
      <text:p text:style-name="P315">k <text:span text:style-name="T135"><text:s text:c="7"/></text:span>:= <text:span text:style-name="T135">количество ядер</text:span></text:p>
      <text:p text:style-name="P314">N <text:s text:c="7"/>:= максимальное количество потоков (8k??)</text:p>
      <text:p text:style-name="P314">filenаme := имя файла</text:p>
      <text:p text:style-name="P54">Количество блоков должно быть степенью двойки и превышать количество потоков.</text:p>
      <text:p text:style-name="Text_20_body">Для целей тестирования написать программу генерации неотсортированного индексного файла.</text:p>
      <text:p text:style-name="Параграф">Алгоритм программы генерации</text:p>
      <text:p text:style-name="P284"><text:span text:style-name="T174">Генерируемы</text:span>й файл представляет собой вторичный индекс по времени и состоит из заголовка и индексных записей фиксированной длины.</text:p>
      <text:p text:style-name="P284"><text:span text:style-name="T177">Индексная з</text:span>апис<text:span text:style-name="T174">ь имеет</text:span> следующ<text:span text:style-name="T174">ую</text:span> структур<text:span text:style-name="T174">у</text:span>:</text:p>
      <text:p text:style-name="P315">struct index_s {</text:p>
      <text:p text:style-name="P315"><text:s text:c="4"/>double <text:s text:c="2"/>time_mark; // временная метка (модифицированная юлианская дата)</text:p>
      <text:p text:style-name="P315"><text:s text:c="4"/><text:span text:style-name="T135">uint64_t recno; <text:s text:c="4"/>// первичный индекс в таблице БД</text:span></text:p>
      <text:p text:style-name="P315">} index_record;</text:p>
      <text:p text:style-name="P275">Заголовок представляет собой следующую структуру</text:p>
      <text:p text:style-name="P315">struct index<text:span text:style-name="T135">_hdr</text:span>_s {</text:p>
      <text:p text:style-name="P315"><text:s text:c="4"/><text:span text:style-name="T135">uint64_t <text:s text:c="6"/>recsords; // количество записей</text:span></text:p>
      <text:p text:style-name="P314"><text:s text:c="4"/>struct index_s idx[]; <text:s text:c="3"/>// массив записей в количестве records</text:p>
      <text:p text:style-name="P315">}</text:p>
      <text:p text:style-name="P287">Временная метка определяется в модифицированный юлианских днях. </text:p>
      <text:p text:style-name="P287">Целая часть лежит в пределах от 15020.0 (1900.01.01-0:0:0.0) до «вчера»<text:note text:id="ftn6" text:note-class="footnote"><text:note-citation>1</text:note-citation><text:note-body><text:p text:style-name="Footnote">https://en.wikipedia.org/wiki/Julian_day. Находим в таблице вариантов «Modified JD» и получаем значение даты на сегодня. вычитаем единицу и целую часть используем как максимальное значение целой части генерируемой даты.</text:p></text:note-body></text:note>. </text:p>
      <text:p text:style-name="P288">Дробная – это часть дня (0.5 – <text:s/>12:0:0.0). Для генерации целой и дробной частей временной метки используется системный генератор случайных чисел (<text:span text:style-name="Verb">random(3)</text:span>). </text:p>
      <text:p text:style-name="P284"><text:span text:style-name="T180">Первичный индекс, как вариант, может заполняться последовательно, начиная с 1, </text:span><text:span text:style-name="T181">но мо</text:span>жет быть случайным целым &gt; 0 (в программе сортировки не используется). </text:p>
      <text:p text:style-name="P276">Размер индекса в записях <text:span text:style-name="T165">должен быть кратен 256 и </text:span><text:span text:style-name="T182">кратно превышать </text:span><text:span text:style-name="T165">планируемую </text:span><text:span text:style-name="T182">выделенную память для отображения</text:span><text:span text:style-name="T165">. Размер индекса </text:span>и имя <text:span text:style-name="T183">файла </text:span>указывается при запуске программы генерации. </text:p>
      <text:p text:style-name="P311">Алгоритм программы сортировки</text:p>
      <text:p text:style-name="P277"><text:span text:style-name="T182">1) </text:span>Основной поток запускает <text:span text:style-name="Verb">threads</text:span> потоков, <text:span text:style-name="T184">сообщая им </text:span><text:span text:style-name="T185">адрес буфера, </text:span><text:span text:style-name="T186">размер блока </text:span><text:span text:style-name="Verb"><text:span text:style-name="T186">memsize/</text:span></text:span><text:span text:style-name="Verb"><text:span text:style-name="T187">blocks</text:span></text:span>, <text:span text:style-name="T184">и </text:span><text:span text:style-name="T185">их </text:span><text:span text:style-name="T184">номер </text:span><text:span text:style-name="T185">от </text:span><text:span text:style-name="T188">1 до </text:span><text:span text:style-name="Verb"><text:span text:style-name="T188">threads - 1</text:span></text:span><text:span text:style-name="T188">, используя возможность передачи аргумента для </text:span><text:span text:style-name="Verb"><text:span text:style-name="T188">start_routine</text:span></text:span><text:span text:style-name="T188">. </text:span><text:span text:style-name="T184">По</text:span><text:span text:style-name="T173">рожденные по</text:span><text:span text:style-name="T184">токи </text:span>останавливаются на барьере, ожидая <text:span text:style-name="T184">прихода </text:span>основного. </text:p>
      <text:p text:style-name="P277"><text:span text:style-name="T182">2) </text:span>Основной поток <text:span text:style-name="T188">c номером 0 </text:span>открывает файл, отображает его часть размером <text:span text:style-name="Verb">memsize</text:span> на память и синхронизируется на барьере. <text:span text:style-name="T184">Барьер «открывается» и все </text:span><text:span text:style-name="Verb"><text:span text:style-name="T184">threads</text:span></text:span><text:span text:style-name="T184"> потоков входят на равных в фазу сортировки.</text:span></text:p>
      <text:p text:style-name="P278">3) Фаза сортировки</text:p>
      <text:p text:style-name="P278">С каждым из блоков связана карта (массив) отсортированных блоков, <text:span text:style-name="T188">в которой изначально блоки <text:s/>с 0 по </text:span><text:span text:style-name="Verb"><text:span text:style-name="T188">threads-1</text:span></text:span> <text:span text:style-name="T188">отмечены, как занятые. </text:span></text:p>
      <text:p text:style-name="P278"/>
      <text:p text:style-name="P285"><text:span text:style-name="T182">Поток </text:span><text:span text:style-name="Verb"><text:span text:style-name="T188">n</text:span></text:span><text:span text:style-name="T188"> начинает с того, что </text:span><text:span text:style-name="T182">выбирает из массива </text:span><text:span text:style-name="T188">блок со своим номером и его сортирует</text:span><text:span text:style-name="T182">, используя </text:span><text:span text:style-name="Verb"><text:span text:style-name="T182">qsort(3)</text:span></text:span><text:span text:style-name="T182">.</text:span><text:span text:style-name="T188"> После того, как поток отсортировал свой первый блок, он </text:span><text:span text:style-name="T189">на основе конкурентного захвата мьютекса, связанного с картой, </text:span><text:span text:style-name="T188">получает </text:span><text:span text:style-name="T189">к ней </text:span><text:span text:style-name="T188">эксклюзивный доступ, отмечает следующий свободный блок, как занятый, </text:span><text:span text:style-name="T189">освобождает мьютекс </text:span><text:span text:style-name="T188">и </text:span><text:span text:style-name="T184">приступает к </text:span><text:span text:style-name="T188">его сортир</text:span><text:span text:style-name="T184">овке</text:span><text:span text:style-name="T188">. </text:span></text:p>
      <text:p text:style-name="P278"><text:span text:style-name="T188">Если свободных блоков нет, </text:span>синхронизируется на барьере. <text:span text:style-name="T188">После прохождения барьера все блоки будут отсортированы.</text:span></text:p>
      <text:p text:style-name="P279">4) Фаза слияния</text:p>
      <text:p text:style-name="P280">Поскольку блоков <text:span text:style-name="T190">степень двойки, </text:span><text:span text:style-name="T189">слияния производятся парами в цикле. </text:span></text:p>
      <text:p text:style-name="P281">Поток 0 сливает блоки 0 и1, поток 1 ‒ блоки 2 и 3, и так далее. </text:p>
      <text:p text:style-name="P281">Для отметки слитых пар и не слитых используется половина карты. Если для потока нет пары слияния, он синхронизируется на барьере. </text:p>
      <text:p text:style-name="P281">В результате слияния количество блоков, подлежащих слиянию сокращается в два раза, а размер их в два раза увеличивается. </text:p>
      <text:p text:style-name="P281">После очередного прохождения барьера количество блоков, подлежащих слиянию, станет меньше количества потоков. В этом случае распределение блоков между потоками осуществляется на основе конкурентного захвата мьютекса, связанного с картой. <text:span text:style-name="T185">Потоки, котором не досталось блока, синхронизируются на барьере.</text:span></text:p>
      <text:p text:style-name="P282">Когда осталась последняя пара, все потоки с номером не равным нулю <text:s/>синхронизируются на барьере, о поток с номером 0 выполняет слияние последней пары. </text:p>
      <text:p text:style-name="P283">После слияния буфер становится отсортирован и подлежит <text:span text:style-name="T173">сбросу в файл (</text:span><text:span text:style-name="Verb"><text:span text:style-name="T173">munmap()</text:span></text:span><text:span text:style-name="T173">). </text:span></text:p>
      <text:p text:style-name="P273">Если не весь файл обработан, продолжаем с шага 2).</text:p>
      <text:p text:style-name="P273">Если <text:s/>весь файл обработан, основной поток отправляет запрос отмены порожденным потокам, выполняет слияние отсортированных частей файла <text:span text:style-name="T165">и завершается</text:span>.</text:p>
      <text:p text:style-name="P273"/>
      <text:h text:style-name="P104" text:outline-level="2"><text:bookmark-start text:name="__RefHeading___Toc9389_1816466547"/><text:change-start text:change-id="ct382202272"/><text:span text:style-name="T151">№ </text:span><text:span text:style-name="T147">7</text:span>. <text:span text:style-name="T148">Блокировки чтения/записи и условные переменные</text:span><text:bookmark-end text:name="__RefHeading___Toc9389_1816466547"/></text:h>
      <text:p text:style-name="P291"><text:change-end text:change-id="ct382202272"/></text:p>
      <text:p text:style-name="P291">Конкурентный доступ к совместно используемому файлу, <text:span text:style-name="T193">используя блокировку <text:s/>чтения-записи</text:span>. <text:span text:style-name="T171">И</text:span>зучаемые <text:span text:style-name="T171">системные вызовы: <text:s/></text:span><text:span text:style-name="Verb"><text:span text:style-name="T193">fcntl(F_GETLK, F_SETLK, F_SETLKW, F_UNLK)</text:span></text:span><text:span text:style-name="T193">.</text:span></text:p>
      <text:p text:style-name="P292"/>
      <text:p text:style-name="P289">Программа в режиме конкурентного доступа читает из и пишет в файл, содержащий записи фиксированного формата. Формат записей произвольный. Примерный формат записи:</text:p>
      <text:p text:style-name="P316">struct record_s {</text:p>
      <text:p text:style-name="P316"><text:s text:c="4"/><text:span text:style-name="T193">char <text:s text:c="4"/>name[80]; <text:s text:c="3"/>// Ф.И.О. студента</text:span></text:p>
      <text:p text:style-name="P316"><text:s text:c="4"/><text:span text:style-name="T193">char <text:s text:c="4"/></text:span>address<text:span text:style-name="T193">[80]; // адрес проживания</text:span></text:p>
      <text:p text:style-name="P316"><text:s text:c="4"/><text:span text:style-name="T193">uint8_t <text:s/>semester; <text:s text:c="3"/>// семестр</text:span></text:p>
      <text:p text:style-name="P316">}</text:p>
      <text:p text:style-name="P289">Файл должен содержать не менее 10 записей. Создается и наполняется с помощью любых средств. <text:s/></text:p>
      <text:p text:style-name="P289">Программа должна выполнять следующие операции:</text:p>
      <text:p text:style-name="P289">1) <text:span text:style-name="Verb">LST</text:span> ‒ Отображение содержимого файла с последовательной нумерацией записей</text:p>
      <text:p text:style-name="P289">2) <text:span text:style-name="Verb">GET(Rec_No)</text:span> ‒ получение записи с порядковым номером <text:span text:style-name="Verb">Rec_No</text:span>;</text:p>
      <text:p text:style-name="P289">3) Модификацию полей записи</text:p>
      <text:p text:style-name="P289">4) <text:span text:style-name="Verb">PUT</text:span> ‒ сохранение последней прочитанной и модифицированной записи по месту.</text:p>
      <text:p text:style-name="P289"><text:soft-page-break/>Интерфейс с пользователем на «вкус» студента.</text:p>
      <text:p text:style-name="P312">Алгоритм конкурентного доступ к записи</text:p>
      <text:p text:style-name="P289"/>
      <text:p text:style-name="P289"><text:span text:style-name="Verb"><text:s text:c="4"/>REC &lt;-- get(Rec_No) <text:s text:c="10"/>// </text:span><text:span text:style-name="Verb"><text:span text:style-name="T195">читаем запись</text:span></text:span></text:p>
      <text:p text:style-name="P289"><text:span text:style-name="Verb">Again:</text:span></text:p>
      <text:p text:style-name="P289"><text:span text:style-name="Verb"><text:s text:c="4"/>REC_SAV &lt;-- REC <text:s text:c="14"/>// сохраним копию</text:span></text:p>
      <text:p text:style-name="P289"><text:span text:style-name="Verb"><text:span text:style-name="T56"><text:s text:c="4"/>/</text:span></text:span><text:span text:style-name="Verb"><text:span text:style-name="T196">* </text:span></text:span><text:span text:style-name="Verb"><text:span text:style-name="T197">делаем что-нибудь с записью и желаем ее сохранить *</text:span></text:span><text:span text:style-name="Verb"><text:span text:style-name="T57">/</text:span></text:span></text:p>
      <text:p text:style-name="P289"><text:span text:style-name="Verb"><text:s text:c="4"/>if (REC модифицирована) {</text:span></text:p>
      <text:p text:style-name="P289"><text:span text:style-name="Verb"><text:s text:c="8"/>lock(Rec_No) <text:s text:c="13"/>// блокируем запись для модификации в файле</text:span></text:p>
      <text:p text:style-name="P289"><text:span text:style-name="Verb"><text:s text:c="8"/>REC_NEW &lt;-- get(Rec_No) <text:s text:c="2"/>// и перечитываем</text:span></text:p>
      <text:p text:style-name="P290"><text:span text:style-name="Verb"><text:s text:c="8"/>if (REC_NEW != REC_SAV) { // </text:span><text:span text:style-name="Verb"><text:span text:style-name="T200">если </text:span></text:span><text:span text:style-name="Verb">кто-то изменил запись после</text:span></text:p>
      <text:p text:style-name="P290"><text:span text:style-name="Verb"><text:s text:c="12"/>unlock(Rec_No) <text:s text:c="7"/>// получения ее нами, освобождаем запись и</text:span></text:p>
      <text:p text:style-name="P289"><text:span text:style-name="Verb"><text:s text:c="12"/>REC &lt;-- <text:s/>REC_NEW <text:s text:c="5"/>// </text:span><text:span text:style-name="Verb"><text:span text:style-name="T200">если требуется, </text:span></text:span></text:p>
      <text:p text:style-name="P290"><text:span text:style-name="Verb"><text:s text:c="12"/>goto Again <text:s text:c="11"/>// </text:span><text:span text:style-name="Verb">повторим все с ее новым содержимым</text:span></text:p>
      <text:p text:style-name="P289"><text:span text:style-name="Verb"><text:s text:c="8"/>}</text:span></text:p>
      <text:p text:style-name="P289"><text:span text:style-name="Verb"><text:s text:c="8"/>put(REC, Rec_No) <text:s text:c="9"/>// сохраняем новое содержимое</text:span></text:p>
      <text:p text:style-name="P289"><text:span text:style-name="Verb"><text:s text:c="8"/>unlock(Rec_No) <text:s text:c="11"/>// освобождаем запись</text:span></text:p>
      <text:p text:style-name="P289"><text:span text:style-name="Verb"><text:s text:c="4"/>}</text:span></text:p>
      <text:p text:style-name="P289"><text:span text:style-name="Verb"/></text:p>
      <text:p text:style-name="P289">Для отладки и тестирования используется не <text:s/>менее двух экземпляров программы.</text:p>
      <text:p text:style-name="P289"/>
      <text:p text:style-name="P272"/>
      <text:h text:style-name="P107" text:outline-level="2"><text:bookmark-start text:name="__RefHeading___Toc9391_1816466547"/><text:change-start text:change-id="ct368477264"/><text:span text:style-name="T151">№ </text:span><text:span text:style-name="T147">8</text:span>. <text:span text:style-name="T149">Сокеты. Взаимодействие процессов.</text:span><text:bookmark-end text:name="__RefHeading___Toc9391_1816466547"/></text:h>
      <text:p text:style-name="P295"><text:change-end text:change-id="ct368477264"/>Задача ‒ разработка многопоточного сервера и клиента, работа<text:span text:style-name="T201">ю</text:span>щих по простому протоколу.</text:p>
      <text:p text:style-name="P295">Изучаемые системные вызовы: <text:span text:style-name="Verb">socket()</text:span>, <text:span text:style-name="Verb">bind()</text:span>, <text:span text:style-name="Verb">listen()</text:span>, <text:span text:style-name="Verb">conect()</text:span>, <text:span text:style-name="Verb">accept()</text:span> и прочих, связанных с адресацией в домене AF_INET.</text:p>
      <text:p text:style-name="P295"/>
      <text:p text:style-name="P295">Протокол должен содержать <text:span text:style-name="T201">следующие </text:span>запрос<text:span text:style-name="T201">ы</text:span>:</text:p>
      <text:p text:style-name="P295"><text:span text:style-name="Verb">ECHO</text:span> ‒ эхо-запрос, возвращающий <text:span text:style-name="T201">без изменений полученное от клиента;</text:span></text:p>
      <text:p text:style-name="P297"><text:span text:style-name="Verb">QUIT</text:span> ‒ запрос на завершение сеанса;</text:p>
      <text:p text:style-name="P297"><text:span text:style-name="Verb">INFO</text:span> ‒ запрос на получения общей информации о сервере;</text:p>
      <text:p text:style-name="P297"><text:span text:style-name="Verb">CD <text:s/></text:span><text:s/>‒ изменить текущий каталог на сервере;</text:p>
      <text:p text:style-name="P297"><text:span text:style-name="Verb">LIST</text:span> ‒ вернуть список файловых объектов из текущего каталога.</text:p>
      <text:p text:style-name="P299">Протокол может содержать дополнительные запросы по выбору студента, <text:span text:style-name="T202">не выходящие за пределы корневого каталога сервера и не изменяющих файловую систему в его дереве.</text:span></text:p>
      <text:p text:style-name="P297">Запросы клиенту отправляются на <text:span text:style-name="Verb">stdin</text:span>.</text:p>
      <text:p text:style-name="P297">Ответы сервера <text:span text:style-name="T203">и о</text:span>шибки протокола выводятся на <text:span text:style-name="Verb">stdout</text:span>.</text:p>
      <text:p text:style-name="P297">Ошибки системы выводятся на <text:span text:style-name="Verb">stderr</text:span>.</text:p>
      <text:p text:style-name="P299"><text:span text:style-name="T204">П</text:span>одсказка клиента для ввода <text:span text:style-name="T204">запросов </text:span>‒ <text:span text:style-name="T204">с</text:span>имвол <text:span text:style-name="Verb">'&gt;'</text:span>.</text:p>
      <text:p text:style-name="P299"/>
      <text:p text:style-name="P304">Сервер принимает номер порта, на котором будет слушать <text:span text:style-name="T207">запросы на соединение</text:span>, <text:span text:style-name="T207">свой корневой каталог</text:span> и выводит протокол работы в <text:span text:style-name="Verb">stdout</text:span>. </text:p>
      <text:p text:style-name="P321">$ myserver port_no <text:span text:style-name="T207">dir</text:span></text:p>
      <text:p text:style-name="P320">Готов.</text:p>
      <text:p text:style-name="P322">2024.03.17-14:25:17.234 conn_req 192.168.11.234 accepted port:14367</text:p>
      <text:p text:style-name="P322">...</text:p>
      <text:p text:style-name="P305">Формат протокола произвольный, каждое событие занимает одну строку, первое поле ‒ дата и время в формате YYYY.MM.DD-hh:mm:ss.sss).</text:p>
      <text:p text:style-name="P300">Клиент помимо интерактивных запросов принимает запросы из файла. Файл с запросами указывается с использованием префикса <text:span text:style-name="Verb">'@'</text:span>:</text:p>
      <text:p text:style-name="P319">$ <text:span text:style-name="T204">my</text:span>client server <text:span text:style-name="T206">port</text:span></text:p>
      <text:p text:style-name="P319">Вас приветсвует учебный сервер 'myserver'</text:p>
      <text:p text:style-name="P319">&gt; <text:span text:style-name="T204">@file</text:span></text:p>
      <text:p text:style-name="P319">&gt; <text:span text:style-name="T204">ECHO какой-то_текст</text:span></text:p>
      <text:p text:style-name="P317">какой-то_текст</text:p>
      <text:p text:style-name="P317">&gt; LIST</text:p>
      <text:p text:style-name="P317">dir1</text:p>
      <text:p text:style-name="P317">dir2</text:p>
      <text:p text:style-name="P317">file</text:p>
      <text:p text:style-name="P317">&gt; CD dir1</text:p>
      <text:p text:style-name="P317">dir1&gt; QUIT</text:p>
      <text:p text:style-name="P317">BYE</text:p>
      <text:p text:style-name="P317">$</text:p>
      <text:p text:style-name="P296"><text:span text:style-name="T13">ECHO</text:span> ‒ эхо-запрос, возвращающий <text:span text:style-name="T201">без изменений полученное от клиента.</text:span></text:p>
      <text:p text:style-name="P319">&gt; ECHO "произвольный текст" </text:p>
      <text:p text:style-name="P319">произвольный текст</text:p>
      <text:p text:style-name="P319">&gt; </text:p>
      <text:p text:style-name="P297"/>
      <text:p text:style-name="P297"><text:span text:style-name="T13">QUIT</text:span> ‒ запрос на завершение сеанса</text:p>
      <text:p text:style-name="P319"><text:span text:style-name="Verb">&gt; </text:span><text:span text:style-name="Verb"><text:span text:style-name="T203">QUIT</text:span></text:span></text:p>
      <text:p text:style-name="P319"><text:span text:style-name="Verb">BYE</text:span></text:p>
      <text:p text:style-name="P319"><text:span text:style-name="Verb">$</text:span></text:p>
      <text:p text:style-name="P297"/>
      <text:p text:style-name="P297"><text:span text:style-name="T13">INFO</text:span> ‒ запрос на получения общей информации о сервере.</text:p>
      <text:p text:style-name="P297"><text:span text:style-name="T203">C</text:span>ервер отправ<text:span text:style-name="T203">ляет текстовый </text:span>файл с соответствующей информацией.</text:p>
      <text:p text:style-name="P319"><text:span text:style-name="Verb">&gt; INFO</text:span></text:p>
      <text:p text:style-name="P319"><text:span text:style-name="Verb"><text:span text:style-name="T204">Вас приветс</text:span></text:span><text:span text:style-name="Verb"><text:span text:style-name="T207">т</text:span></text:span><text:span text:style-name="Verb"><text:span text:style-name="T204">вует </text:span></text:span><text:span text:style-name="Verb">учебный сервер </text:span><text:span text:style-name="Verb"><text:span text:style-name="T203">'myserver'</text:span></text:span></text:p>
      <text:p text:style-name="P319"><text:span text:style-name="Verb">&gt; </text:span></text:p>
      <text:p text:style-name="P299">Этот же файл сервер отправляет клиенту при установлении сеанса.</text:p>
      <text:p text:style-name="P297"/>
      <text:p text:style-name="P298"><text:span text:style-name="T13">LIST</text:span> ‒ вернуть список файловых объектов из текущего каталога.</text:p>
      <text:p text:style-name="P299">Текущий каталог ‒ каталог в дереве каталогов сервера. Корневой каталог сервера устанавливается из командной строки при старте сервера. </text:p>
      <text:p text:style-name="P319">&gt; LIST</text:p>
      <text:p text:style-name="P319">dir1/</text:p>
      <text:p text:style-name="P319">dir2/</text:p>
      <text:p text:style-name="P319">file1</text:p>
      <text:p text:style-name="P319">file2 --&gt; <text:span text:style-name="T203">dir2/file2</text:span></text:p>
      <text:p text:style-name="P319">file3 --&gt;&gt; <text:span text:style-name="T203">dir1/file</text:span></text:p>
      <text:p text:style-name="P319">&gt;</text:p>
      <text:p text:style-name="P299">Каталоги выводятся с суффиксом <text:span text:style-name="Verb">'/'</text:span> поcле имени, файлы ‒ как есть, симлинки на регулярные файлы разрешаются через <text:span text:style-name="Verb">'--&gt;'</text:span>, симлинки на симлинки разрешаются через <text:span text:style-name="Verb">'--&gt;&gt;'</text:span>. Корневой <text:s/>каталог сервера пр выводе указывается префиксом <text:s/><text:span text:style-name="Verb">'/'</text:span> перед именем.</text:p>
      <text:p text:style-name="P302"/>
      <text:p text:style-name="P302"/>
      <text:p text:style-name="P303"><text:span text:style-name="T22">CD</text:span><text:span text:style-name="T201"> ‒ изменить текущий каталог на сервере</text:span></text:p>
      <text:p text:style-name="P299">Выход за пределы дерева корневого каталога сервера запрещается, команда безмолвно игнорируется </text:p>
      <text:p text:style-name="P319">&gt; CD <text:span text:style-name="T203">dir2</text:span></text:p>
      <text:p text:style-name="P318">dir2&gt; LIST</text:p>
      <text:p text:style-name="P318">file2</text:p>
      <text:p text:style-name="P318">dir2&gt; CD ../dir1</text:p>
      <text:p text:style-name="P318">dir1&gt; LIST</text:p>
      <text:p text:style-name="P318">file --&gt; /file1</text:p>
      <text:p text:style-name="P318">dir1&gt; CD ..</text:p>
      <text:p text:style-name="P318">&gt; CD ..</text:p>
      <text:p text:style-name="P318">&gt;</text:p>
      <text:p text:style-name="P301">Соединения функционируют независимо, т.е. текущий каталог у каждого соединения свой.</text:p>
      <text:p text:style-name="P301"/>
      <text:p text:style-name="P313">Примечани<text:span text:style-name="T205">я</text:span>:</text:p>
      <text:p text:style-name="P301">Раскрашивать вывод не нужно.</text:p>
      <text:p text:style-name="P302"><text:span text:style-name="T205">Для разработки и отладки лабораторной следует использовать редактор или IDE, поддерживающие несколько запущенных экземпляров, каждый со своей конфигурацией, и поддерживающие отладку прямо в окне с кодом, например, slickedit (лучший выбор). </text:span><text:change-start text:change-id="ct463699264"/></text:p>
      <text:h text:style-name="P80" text:outline-level="1"><text:bookmark-start text:name="__RefHeading___Toc9393_1816466547"/>Курсовая работа, ее характеристика<text:bookmark-end text:name="__RefHeading___Toc9393_1816466547"/></text:h>
      <text:p text:style-name="P45">Курсовой проект по данному предмету — это самостоятельная программная разработка студента по заданной теме в области системного программирования. </text:p>
      <text:p text:style-name="P46">Целью <text:span text:style-name="T4">–</text:span> приобретение навыков в реализации цикла разработки <text:span text:style-name="T152">ПС</text:span>:</text:p>
      <text:p text:style-name="P46">- техническо<text:span text:style-name="T152">е</text:span> задани<text:span text:style-name="T152">е</text:span> на проект;</text:p>
      <text:p text:style-name="P46">- анализ предметной области;</text:p>
      <text:p text:style-name="P47">- разработка алгоритмов;</text:p>
      <text:p text:style-name="P47">- реализация программного средства;</text:p>
      <text:p text:style-name="P47">- отладка и тестирование;</text:p>
      <text:p text:style-name="P46">- оформление пояснительной записки и чертежа форматом А1.</text:p>
      <text:p text:style-name="P46"><text:span text:style-name="T5">Все в </text:span>соответствии с требованиями действующих стандартов. </text:p>
      <text:p text:style-name="P45">Возможно выполнение как индивидуальных, так и коллективных курсовых работ (2-3 человека). Курсовая работа выполняется с использованием языков программирования C и С++ (gcc, g++) и языка ассемблера (nasm) для платформы Linux.</text:p>
      <text:p text:style-name="P45">В состав курсового проекта входят:</text:p>
      <text:p text:style-name="P45">- пояснительная записка;</text:p>
      <text:p text:style-name="P45">- графическая часть;</text:p>
      <text:p text:style-name="P45">- работающее программное средство.</text:p>
      <text:p text:style-name="P45">Пояснительная записка должна отражать основные этапы разработки программного средства.</text:p>
      <text:list text:continue-list="list201050550037846" text:style-name="Numbering_20_1">
        <text:list-item text:start-value="1">
          <text:p text:style-name="P124"><text:change-end text:change-id="ct463699264"/><text:change-start text:change-id="ct308136176"/>Многопоточная программа для фонового контроля <text:span text:style-name="T153">изменений и </text:span>целостности <text:span text:style-name="T153">группы </text:span>файлов;</text:p>
        </text:list-item>
        <text:list-item>
          <text:p text:style-name="P125">Многопоточная переносимая программа обмена файлами (c, c+⁠+);</text:p>
        </text:list-item>
        <text:list-item>
          <text:p text:style-name="P125">Утилита сбора информации о системе (<text:change-end text:change-id="ct308136176"/><text:span text:style-name="T208">из /proc, </text:span><text:change-start text:change-id="ct180989216"/>ncurses);</text:p>
        </text:list-item>
        <text:list-item>
          <text:p text:style-name="P125">Простая файловая система <text:span text:style-name="T154">(SFS) </text:span>в пространстве пользователя;</text:p>
        </text:list-item>
        <text:list-item>
          <text:p text:style-name="P125">Утилита форматирования и проверки файловой системы <text:span text:style-name="T154">SFS;</text:span></text:p>
        </text:list-item>
        <text:list-item>
          <text:p text:style-name="P125">Низкоуровневый редактор блочного устройства уровня секторов (ncurses);</text:p>
        </text:list-item>
        <text:list-item>
          <text:p text:style-name="P125">Анализатор и редактор файловой системы (ncurses);</text:p>
        </text:list-item>
        <text:list-item>
          <text:p text:style-name="P125">Утилита обнаружения и тестирования функций USB-устройства;</text:p>
        </text:list-item>
        <text:list-item>
          <text:p text:style-name="P125">FTP-сервер с возможностью получения/отправки архивированных каталогов;</text:p>
        </text:list-item>
        <text:list-item>
          <text:p text:style-name="P125">FTP-клиент с возможностью получения/отправки архивированных каталогов;</text:p>
        </text:list-item>
        <text:list-item>
          <text:p text:style-name="P125">Разработка и реализация протокола аутентификации клиента на сервере с использованием функционала ssl;</text:p>
        </text:list-item>
        <text:list-item>
          <text:p text:style-name="P125">Разработка и реализация низколатентного протокола сбора неоднородных телеметрических данных от нескольких источников в TCP/IP сети <text:span text:style-name="T154">(клиент);</text:span></text:p>
        </text:list-item>
        <text:list-item>
          <text:p text:style-name="P125">Разработка и реализация имитационной модели источника неоднородных телеметрических данных <text:span text:style-name="T154">(сервер);</text:span></text:p>
        </text:list-item>
        <text:list-item>
          <text:p text:style-name="P125">Диспетчер параллельных процессов обработки набора файлов с помощью внешних программ;</text:p>
        </text:list-item>
        <text:list-item>
          <text:p text:style-name="P125">«Корзина» для программ, использующих системный вызов <text:span text:style-name="Verb">unlink()</text:span>;</text:p>
        </text:list-item>
        <text:list-item>
          <text:p text:style-name="P125"><text:soft-page-break/>Программа-демонстратор технологии использования стандартных совместно используемых библиотек <text:span text:style-name="Verb">.so</text:span>, <text:span text:style-name="Verb">.dll</text:span> из управляемого кода (mono, C#).</text:p>
        </text:list-item>
        <text:list-item>
          <text:p text:style-name="P125">Утилита контроля появления дубликатов в файловой системе с заменой их на жесткие ссылки и протоколирования фактов замены.</text:p>
        </text:list-item>
        <text:list-item>
          <text:p text:style-name="P125">Разработка субаллокатора памяти в пространстве процесса для обновляемого индекса на основе B-дерева (c, c++).</text:p>
        </text:list-item>
        <text:list-item>
          <text:p text:style-name="P125">Разработка двухпанельного файлового менеджера (ncurses) c вкладками.</text:p>
        </text:list-item>
        <text:list-item>
          <text:p text:style-name="P125">Разработка эмулятора арифметических инструкций с фиксированной запятой.</text:p>
        </text:list-item>
        <text:list-item>
          <text:p text:style-name="P125">Разработка симулятора контроллера без инструкции деления (nasm).</text:p>
        </text:list-item>
        <text:list-item>
          <text:p text:style-name="P125">Разработка ассемблера для симулятора контроллера и библиотеки поддержки целочисленных операций. </text:p>
        </text:list-item>
        <text:list-item>
          <text:p text:style-name="P125">Разработка кроссассемблера для симулятора контроллера.</text:p>
        </text:list-item>
        <text:list-item>
          <text:p text:style-name="P125">Разработка симулятора процессора мини-ЭВМ PDP-11 (nasm, c).</text:p>
        </text:list-item>
        <text:list-item>
          <text:p text:style-name="P125">Разработка ассемблера для симулятора процессора PDP-11 (c, c++).</text:p>
        </text:list-item>
        <text:list-item>
          <text:p text:style-name="P125">Разработка симулятора DSP slice Virtex 5 (nasm, c).</text:p>
        </text:list-item>
        <text:list-item>
          <text:p text:style-name="P125">Разработка симулятора DSP slice Virtex 7 (nasm, c).</text:p>
        </text:list-item>
        <text:list-item>
          <text:p text:style-name="P125">Программа-сторож неправильной раскладки русский/английский с заменой введенного фрагмента и переключением раскладки.</text:p>
        </text:list-item>
        <text:list-item>
          <text:p text:style-name="P125">ncurses-оболочка для утилиты find<text:change-end text:change-id="ct180989216"/> <text:span text:style-name="T208">с хранением и редактированием истории запросов</text:span><text:change-start text:change-id="ct181969008"/>.<text:change-end text:change-id="ct181969008"/></text:p>
        </text:list-item>
        <text:list-item>
          <text:p text:style-name="P306"><text:soft-page-break/>Утилита коррекции дат в архивах по максимальной из выбранных типов файлов.<text:change-start text:change-id="ct443252192"/></text:p>
        </text:list-item>
        <text:list-item>
          <text:p text:style-name="P126">Программа-аналог fdupes с ограничением <text:span text:style-name="T154">поиска и анализа </text:span>по<text:change-end text:change-id="ct443252192"/><text:span text:style-name="T208"> сигнатурам и </text:span><text:span text:style-name="T154">mime-</text:span><text:span text:style-name="T208">типам</text:span><text:change-start text:change-id="ct432779104"/> файлов.</text:p>
        </text:list-item>
        <text:list-item>
          <text:p text:style-name="P125">Разработка <text:span text:style-name="T154">си</text:span>мулятора <text:change-end text:change-id="ct432779104"/><text:span text:style-name="T208">ЭВМ на базе стекового </text:span><text:change-start text:change-id="ct404681472"/>процессор<text:change-end text:change-id="ct404681472"/><text:span text:style-name="T208">а</text:span><text:change-start text:change-id="ct432072128"/>.</text:p>
        </text:list-item>
        <text:list-item>
          <text:p text:style-name="P126">Разработка простого ассемблера <text:change-end text:change-id="ct432072128"/><text:span text:style-name="T208">и загрузчика </text:span><text:change-start text:change-id="ct369187968"/>для <text:change-end text:change-id="ct369187968"/><text:span text:style-name="T208">стекового </text:span><text:change-start text:change-id="ct156119664"/>процессора.</text:p>
        </text:list-item>
      </text:list>
      <text:p text:style-name="P19"/>
      <text:p text:style-name="P19"><text:change-end text:change-id="ct156119664"/><text:change text:change-id="ct3662825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LGC Sans" svg:font-family="'DejaVu LGC Sans'" style:font-family-generic="system" style:font-pitch="variable"/>
    <style:font-face style:name="DejaVu Sans" svg:font-family="'DejaVu Sans'" style:font-family-generic="system" style:font-pitch="variable"/>
    <style:font-face style:name="Fira Sans Book" svg:font-family="'Fira Sans Book'" style:font-family-generic="swiss" style:font-pitch="variable"/>
    <style:font-face style:name="Fira Sans ExtraBold" svg:font-family="'Fira Sans ExtraBold'" style:font-family-generic="swiss" style:font-pitch="variable"/>
    <style:font-face style:name="Hack" svg:font-family="Hack" style:font-adornments="Обычный"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adornments="Обычный" style:font-family-generic="swiss" style:font-pitch="variable"/>
    <style:font-face style:name="OpenSymbol" svg:font-family="OpenSymbol"/>
    <style:font-face style:name="OpenSymbol1" svg:font-family="OpenSymbol" style:font-adornments="Regular" style:font-charset="x-symbol"/>
    <style:font-face style:name="PT Astra Serif" svg:font-family="'PT Astra Serif'" style:font-family-generic="roman"/>
    <style:font-face style:name="PT Astra Serif1" svg:font-family="'PT Astra Serif'" style:font-adornments="Обычный" style:font-family-generic="roman" style:font-pitch="variable"/>
    <style:font-face style:name="PT Sans" svg:font-family="'PT Sans'" style:font-family-generic="swiss" style:font-pitch="variable"/>
    <style:font-face style:name="PT Sans Caption" svg:font-family="'PT Sans Caption'" style:font-family-generic="swiss" style:font-pitch="variable"/>
    <style:font-face style:name="PT Sans Caption1" svg:font-family="'PT Sans Caption'" style:font-adornments="Жирный" style:font-family-generic="swiss" style:font-pitch="variable"/>
    <style:font-face style:name="PT Sans Narrow" svg:font-family="'PT Sans Narrow'" style:font-family-generic="swiss" style:font-pitch="variable"/>
    <style:font-face style:name="PT Sans Narrow1" svg:font-family="'PT Sans Narrow'" style:font-adornments="Обычный" style:font-family-generic="swiss" style:font-pitch="variable"/>
    <style:font-face style:name="PT Sans1" svg:font-family="'PT Sans'" style:font-adornments="Жирный" style:font-family-generic="swiss" style:font-pitch="variable"/>
    <style:font-face style:name="PT Sans2" svg:font-family="'PT Sans'" style:font-adornments="Обычный" style:font-family-generic="swiss" style:font-pitch="variable"/>
    <style:font-face style:name="Tahoma" svg:font-family="Tahoma" style:font-family-generic="system"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style:writing-mode="page"/>
      <style:text-properties style:font-name="Nimbus Sans" fo:font-family="'Nimbus Sans'" style:font-style-name="Обычный" style:font-family-generic="swiss" style:font-pitch="variable" fo:font-size="12pt" style:font-size-asian="12pt" style:font-size-complex="12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writing-mode="page"/>
      <style:text-properties style:font-name="PT Sans1" fo:font-family="'PT Sans'" style:font-style-name="Жирный" style:font-family-generic="swiss" style:font-pitch="variable" fo:font-size="14pt" fo:font-weight="bold"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style:contextual-spacing="true" fo:text-align="start" style:justify-single-word="false" fo:orphans="2" fo:widows="2" fo:hyphenation-ladder-count="no-limit" fo:text-indent="1cm" style:auto-text-indent="false" style:page-number="auto" style:shadow="none" style:writing-mode="page">
        <style:tab-stops/>
      </style:paragraph-properties>
      <style:text-properties style:font-name="PT Sans2" fo:font-family="'PT Sans'" style:font-style-name="Обычный" style:font-family-generic="swiss" style:font-pitch="variable" fo:font-size="20pt"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writing-mode="page"/>
      <style:text-properties style:font-name="PT Sans Caption1" fo:font-family="'PT Sans Caption'" style:font-style-name="Жирный" style:font-family-generic="swiss" style:font-pitch="variable" fo:font-size="24pt" fo:font-weight="bold"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PT Astra Serif" fo:font-family="'PT Astra Serif'" style:font-family-generic="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style:font-size-asian="12pt"/>
    </style:style>
    <style:style style:name="Table_20_Contents" style:display-name="Table Contents" style:family="paragraph" style:parent-style-name="Text_20_body" style:class="extra" style:master-page-name="">
      <style:paragraph-properties fo:margin-left="0cm" fo:margin-right="0cm" fo:margin-top="0cm" fo:margin-bottom="0cm" style:contextual-spacing="true" fo:text-align="start" style:justify-single-word="false" fo:hyphenation-ladder-count="no-limit" fo:text-indent="1.499cm" style:auto-text-indent="false" style:page-number="auto" text:number-lines="false" text:line-number="0" style:writing-mode="page"/>
      <style:text-properties fo:font-size="18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style:contextual-spacing="false" fo:text-indent="1cm" style:auto-text-indent="false" style:page-number="auto" style:writing-mode="page"/>
      <style:text-properties fo:font-size="2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1cm" fo:margin-bottom="0.21cm" style:contextual-spacing="false" fo:line-height="80%" fo:text-indent="1cm" style:auto-text-indent="false" style:page-number="auto" style:writing-mode="page">
        <style:tab-stops/>
      </style:paragraph-properties>
      <style:text-properties fo:font-size="2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text-indent="1cm" style:auto-text-indent="false" style:page-number="auto" style:writing-mode="page">
        <style:tab-stops/>
      </style:paragraph-properties>
      <style:text-properties style:font-name="PT Sans1" fo:font-family="'PT Sans'" style:font-style-name="Жирный"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Title" style:next-style-name="Text_20_body" style:default-outline-level="4" style:class="text">
      <style:paragraph-properties fo:margin-left="0cm" fo:margin-right="0cm" fo:margin-top="0.199cm" fo:margin-bottom="0cm" style:contextual-spacing="false" fo:text-indent="1cm" style:auto-text-indent="false"/>
      <style:text-properties style:font-name="Times New Roman1" fo:font-family="'Times New Roman'" style:font-style-name="Normal" style:font-family-generic="roman" style:font-pitch="variable" fo:font-size="85%" fo:font-style="normal" fo:font-weight="normal" style:font-size-asian="85%" style:font-style-asian="italic" style:font-weight-asian="normal" style:font-size-complex="85%"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Программный_20_код_20_в_20_рамке" style:display-name="Программный код в рамке" style:family="paragraph" style:parent-style-name="Text_20_body" style:master-page-name="">
      <style:paragraph-properties fo:margin-left="1.251cm" fo:margin-right="0cm" fo:margin-top="0.199cm" fo:margin-bottom="0.199cm" style:contextual-spacing="true" fo:line-height="100%" fo:text-align="start" style:justify-single-word="false" fo:text-indent="0cm" style:auto-text-indent="false" style:page-number="auto" fo:padding="0.199cm" fo:border="0.51pt solid #000000" style:writing-mode="page"/>
      <style:text-properties style:font-name="Hack" fo:font-family="Hack" style:font-style-name="Обычный" style:font-pitch="fixed" fo:font-size="16pt" fo:letter-spacing="-0.014cm" fo:language="zxx" fo:country="none" fo:font-weight="normal" style:font-size-asian="11pt" style:font-weight-asian="normal" style:font-size-complex="11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Times New Roman" fo:font-family="'Times New Roman'" style:font-style-name="Negreta"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Заголовок_20_1_20_NN" style:display-name="Заголовок 1 NN" style:family="paragraph" style:parent-style-name="Heading_20_1" style:default-outline-level="" style:list-style-name=""/>
    <style:style style:name="Заголовок_20_1_20_APP" style:display-name="Заголовок 1 APP" style:family="paragraph" style:parent-style-name="Heading_20_1" style:default-outline-level="" style:list-style-nam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Заголовок_20_1_20_NC" style:display-name="Заголовок 1 NC" style:family="paragraph" style:parent-style-name="Заголовок_20_1_20_NN" style:next-style-name="Text_20_body" style:default-outline-level="">
      <style:paragraph-properties style:writing-mode="page"/>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PT Sans Narrow1" fo:font-family="'PT Sans Narrow'" style:font-style-name="Обычный" style:font-family-generic="swiss" style:font-pitch="variable" fo:font-size="16pt" fo:font-weight="normal" style:font-size-asian="10pt" style:font-size-complex="10pt"/>
    </style:style>
    <style:style style:name="Программный_20_код" style:display-name="Программный код" style:family="paragraph" style:parent-style-name="Text_20_body" style:master-page-name="">
      <loext:graphic-properties draw:fill="none" draw:fill-color="#99ccff"/>
      <style:paragraph-properties fo:margin-left="1.499cm" fo:margin-right="0cm" fo:margin-top="0.199cm" fo:margin-bottom="0.199cm" style:contextual-spacing="true" fo:text-align="start" style:justify-single-word="false" fo:hyphenation-ladder-count="no-limit" fo:text-indent="0cm" style:auto-text-indent="false" style:page-number="auto" fo:background-color="transparent" style:writing-mode="page">
        <style:tab-stops/>
      </style:paragraph-properties>
      <style:text-properties style:font-name="Hack" fo:font-family="Hack" style:font-style-name="Обычный" style:font-pitch="fixed" fo:font-size="16pt" fo:letter-spacing="-0.014cm" fo:language="zxx" fo:country="none" fo:font-weight="normal" fo:hyphenate="false" fo:hyphenation-remain-char-count="2" fo:hyphenation-push-char-count="2" loext:hyphenation-no-caps="false" loext:hyphenation-no-last-word="false" loext:hyphenation-word-char-count="no-limit" loext:hyphenation-zone="no-limit"/>
    </style:style>
    <style:style style:name="Title_20__28_user_29_" style:display-name="Title (user)" style:family="paragraph" style:parent-style-name="Title" style:next-style-name="Subtitle_20__28_user_29_">
      <style:paragraph-properties style:writing-mode="page"/>
      <style:text-properties fo:font-size="32pt"/>
    </style:style>
    <style:style style:name="Subtitle_20__28_user_29_" style:display-name="Subtitle (user)" style:family="paragraph" style:parent-style-name="Title_20__28_user_29_" style:next-style-name="Text_20_body">
      <style:paragraph-properties style:writing-mode="page"/>
      <style:text-properties style:font-name="PT Sans" fo:font-family="'PT Sans'" style:font-family-generic="swiss" style:font-pitch="variable" fo:font-size="26pt" style:font-size-asian="26pt" style:font-size-complex="26pt"/>
    </style:style>
    <style:style style:name="Chapter" style:family="paragraph" style:parent-style-name="Text_20_body" style:next-style-name="Text_20_body" style:master-page-name="">
      <style:paragraph-properties fo:margin-left="0cm" fo:margin-right="0cm" fo:margin-top="0cm" fo:margin-bottom="0cm" style:contextual-spacing="false" fo:hyphenation-ladder-count="no-limit" fo:text-indent="1.499cm" style:auto-text-indent="false" style:page-number="auto" style:writing-mode="page"/>
      <style:text-properties style:font-name="PT Sans Narrow" fo:font-family="'PT Sans Narrow'" style:font-family-generic="swiss" style:font-pitch="variable" fo:font-size="26pt" fo:language="zxx" fo:country="none" fo:font-weight="bold" officeooo:rsid="002af1c4" style:font-size-asian="26pt" style:language-asian="zxx" style:country-asian="none" style:font-weight-asian="bold" style:font-size-complex="26pt" style:language-complex="zxx" style:country-complex="none" style:font-weight-complex="bold" fo:hyphenate="false" fo:hyphenation-remain-char-count="2" fo:hyphenation-push-char-count="2" loext:hyphenation-no-caps="false" loext:hyphenation-no-last-word="false" loext:hyphenation-word-char-count="no-limit" loext:hyphenation-zone="no-limit"/>
    </style:style>
    <style:style style:name="Paragraf" style:family="paragraph" style:parent-style-name="Text_20_body">
      <style:paragraph-properties fo:margin-left="0cm" fo:margin-right="0cm" fo:margin-top="0cm" fo:margin-bottom="0cm" style:contextual-spacing="false" fo:text-indent="1.499cm" style:auto-text-indent="false" style:writing-mode="page"/>
      <style:text-properties fo:font-size="20pt" fo:language="zxx" fo:country="none" fo:font-style="normal" style:text-underline-style="solid" style:text-underline-width="auto" style:text-underline-color="font-color" fo:font-weight="normal" officeooo:rsid="002af1c4" style:font-size-asian="18pt" style:language-asian="zxx" style:country-asian="none" style:font-weight-asian="normal" style:font-size-complex="18pt" style:language-complex="zxx" style:country-complex="none" style:font-weight-complex="normal"/>
    </style:style>
    <style:style style:name="Subsection" style:family="paragraph" style:parent-style-name="Section">
      <style:paragraph-properties fo:margin-top="0cm" fo:margin-bottom="0cm" style:contextual-spacing="false" style:writing-mode="page"/>
      <style:text-properties fo:font-size="22pt" fo:language="zxx" fo:country="none" fo:font-weight="bold" officeooo:rsid="002af1c4" style:font-size-asian="18pt" style:language-asian="zxx" style:country-asian="none" style:font-weight-asian="bold" style:font-size-complex="18pt" style:language-complex="zxx" style:country-complex="none" style:font-weight-complex="bold"/>
    </style:style>
    <style:style style:name="Subsubsection" style:family="paragraph" style:parent-style-name="Subsection">
      <style:paragraph-properties fo:margin-top="0cm" fo:margin-bottom="0cm" style:contextual-spacing="false" style:writing-mode="page"/>
      <style:text-properties fo:font-size="20pt" fo:language="zxx" fo:country="none" fo:font-weight="bold" officeooo:rsid="002af1c4" style:font-size-asian="20pt" style:language-asian="zxx" style:country-asian="none" style:font-weight-asian="bold" style:font-size-complex="20pt" style:language-complex="zxx" style:country-complex="none" style:font-weight-complex="bold"/>
    </style:style>
    <style:style style:name="Section" style:family="paragraph" style:parent-style-name="Heading" style:master-page-name="">
      <style:paragraph-properties fo:margin-left="0cm" fo:margin-right="0cm" fo:margin-top="0.199cm" fo:margin-bottom="0.199cm" style:contextual-spacing="false" fo:hyphenation-ladder-count="no-limit" fo:text-indent="1.499cm" style:auto-text-indent="false" style:page-number="auto" style:writing-mode="page"/>
      <style:text-properties fo:font-size="24pt" fo:language="zxx" fo:country="none" fo:font-weight="bold" officeooo:rsid="002af1c4" style:font-size-asian="22pt" style:language-asian="zxx" style:country-asian="none" style:font-weight-asian="bold" style:font-size-complex="22pt" style:language-complex="zxx" style:country-complex="none" style:font-weight-complex="bold" fo:hyphenate="false" fo:hyphenation-remain-char-count="2" fo:hyphenation-push-char-count="2" loext:hyphenation-no-caps="false" loext:hyphenation-no-last-word="false" loext:hyphenation-word-char-count="no-limit" loext:hyphenation-zone="no-limit"/>
    </style:style>
    <style:style style:name="Содержимое_20_таблицы_20_2" style:display-name="Содержимое таблицы 2" style:family="paragraph" style:parent-style-name="Table_20_Contents">
      <style:paragraph-properties fo:margin-left="0cm" fo:margin-right="0cm" fo:text-align="start" style:justify-single-word="false" fo:text-indent="0cm" style:auto-text-indent="false" style:writing-mode="page"/>
      <style:text-properties fo:font-size="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Обычный_20_текст_20_RED" style:display-name="Обычный текст RED" style:family="paragraph" style:parent-style-name="Text_20_body" style:master-page-name="">
      <style:paragraph-properties fo:margin-left="0cm" fo:margin-right="0cm" fo:margin-top="0.199cm" fo:margin-bottom="0.199cm" style:contextual-spacing="true" fo:text-align="center" style:justify-single-word="false" fo:hyphenation-ladder-count="no-limit" fo:text-indent="0cm" style:auto-text-indent="false" style:page-number="auto" style:writing-mode="page"/>
      <style:text-properties fo:color="#ff0000" loext:opacity="100%" fo:hyphenate="false" fo:hyphenation-remain-char-count="2" fo:hyphenation-push-char-count="2" loext:hyphenation-no-caps="false" loext:hyphenation-no-last-word="false" loext:hyphenation-word-char-count="no-limit" loext:hyphenation-zone="no-limit"/>
    </style:style>
    <style:style style:name="Обычный_20_текст_20_RED_20_в_20_рамке" style:display-name="Обычный текст RED в рамке" style:family="paragraph" style:parent-style-name="Обычный_20_текст_20_RED">
      <style:paragraph-properties fo:padding="0.199cm" fo:border="1.5pt solid #ff0000" style:writing-mode="pag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Знак" style:family="paragraph" style:parent-style-name="Text_20_body">
      <style:text-properties fo:color="#ff0000" loext:opacity="100%" officeooo:rsid="02c615f4"/>
    </style:style>
    <style:style style:name="Параграф" style:family="paragraph" style:parent-style-name="Text_20_body" style:next-style-name="Text_20_body" style:master-page-name="">
      <style:paragraph-properties fo:margin-top="0.101cm" fo:margin-bottom="0.101cm" style:contextual-spacing="true" fo:hyphenation-ladder-count="no-limit" style:page-number="auto"/>
      <style:text-properties fo:font-weight="bold"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Основной_20_текст_20_18" style:display-name="Основной текст 18" style:family="paragraph" style:parent-style-name="Text_20_body">
      <style:text-properties style:font-name="PT Sans" fo:font-family="'PT Sans'" style:font-family-generic="swiss" style:font-pitch="variable" fo:font-size="18pt" officeooo:rsid="0e63ced8"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erb" style:family="text">
      <style:text-properties style:font-name="Hack" fo:font-family="Hack" style:font-style-name="Обычный" style:font-pitch="fixed" fo:font-size="18pt" fo:language="zxx" fo:country="none" fo:font-weight="bold" fo:background-color="transparent" style:text-scale="90%"/>
    </style:style>
    <style:style style:name="Source_20_Text" style:display-name="Source Text" style:family="text">
      <style:text-properties style:font-name="Hack" fo:font-family="Hack" style:font-style-name="Обычный" style:font-pitch="fixed" fo:font-size="10pt" fo:font-weight="normal"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no" style:family="text" style:parent-style-name="Emphasis">
      <style:text-properties fo:color="#008000" loext:opacity="100%" style:font-name="PT Sans2" fo:font-family="'PT Sans'" style:font-style-name="Обычный" style:font-family-generic="swiss" style:font-pitch="variable" fo:font-size="12pt" fo:font-style="normal" fo:font-weight="normal" officeooo:rsid="03c37729" style:font-size-asian="12pt" style:font-style-asian="normal" style:font-weight-asian="normal" style:font-size-complex="12pt" style:font-style-complex="normal" style:font-weight-complex="normal"/>
    </style:style>
    <style:style style:name="comment" style:family="text">
      <style:text-properties style:font-name="PT Sans" fo:font-family="'PT Sans'" style:font-family-generic="swiss" style:font-pitch="variable" fo:font-size="20pt" fo:letter-spacing="-0.028cm" fo:language="zxx" fo:country="none" fo:font-weight="bold" style:font-size-asian="20pt" style:font-weight-asian="bold" style:font-size-complex="20pt" style:font-weight-complex="bold"/>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text:style-name="Numbering_20_Symbols" loext:num-list-format="%1%" style:num-format="">
        <style:list-level-properties text:list-level-position-and-space-mode="label-alignment">
          <style:list-level-label-alignment text:label-followed-by="space"/>
        </style:list-level-properties>
      </text:outline-level-style>
      <text:outline-level-style text:level="2" text:style-name="Numbering_20_Symbols" loext:num-list-format="%2%" style:num-format="">
        <style:list-level-properties text:list-level-position-and-space-mode="label-alignment">
          <style:list-level-label-alignment text:label-followed-by="space"/>
        </style:list-level-properties>
      </text:outline-level-style>
      <text:outline-level-style text:level="3" text:style-name="Numbering_20_Symbols" loext:num-list-format="%3%" style:num-format="">
        <style:list-level-properties text:list-level-position-and-space-mode="label-alignment">
          <style:list-level-label-alignment text:label-followed-by="space"/>
        </style:list-level-properties>
      </text:outline-level-style>
      <text:outline-level-style text:level="4" text:style-name="Numbering_20_Symbols" loext:num-list-format="%4%" style:num-format="">
        <style:list-level-properties text:list-level-position-and-space-mode="label-alignment">
          <style:list-level-label-alignment text:label-followed-by="space"/>
        </style:list-level-properties>
      </text:outline-level-style>
      <text:outline-level-style text:level="5" text:style-name="Numbering_20_Symbols" loext:num-list-format="%5%" style:num-format="">
        <style:list-level-properties text:list-level-position-and-space-mode="label-alignment">
          <style:list-level-label-alignment text:label-followed-by="space"/>
        </style:list-level-properties>
      </text:outline-level-style>
      <text:outline-level-style text:level="6" text:style-name="Numbering_20_Symbols" loext:num-list-format="%6%" style:num-format="">
        <style:list-level-properties text:list-level-position-and-space-mode="label-alignment">
          <style:list-level-label-alignment text:label-followed-by="space"/>
        </style:list-level-properties>
      </text:outline-level-style>
      <text:outline-level-style text:level="7" text:style-name="Numbering_20_Symbols" loext:num-list-format="%7%" style:num-format="">
        <style:list-level-properties text:list-level-position-and-space-mode="label-alignment">
          <style:list-level-label-alignment text:label-followed-by="space"/>
        </style:list-level-properties>
      </text:outline-level-style>
      <text:outline-level-style text:level="8" text:style-name="Numbering_20_Symbols" loext:num-list-format="%8%" style:num-format="">
        <style:list-level-properties text:list-level-position-and-space-mode="label-alignment">
          <style:list-level-label-alignment text:label-followed-by="space"/>
        </style:list-level-properties>
      </text:outline-level-style>
      <text:outline-level-style text:level="9" text:style-name="Numbering_20_Symbols" loext:num-list-format="%9%" style:num-format="">
        <style:list-level-properties text:list-level-position-and-space-mode="label-alignment">
          <style:list-level-label-alignment text:label-followed-by="space"/>
        </style:list-level-properties>
      </text:outline-level-style>
      <text:outline-level-style text:level="10" text:style-name="Numbering_20_Symbols" loext:num-list-format="%10%" style:num-format="">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1.499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space" fo:text-indent="1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cm" fo:margin-bottom="1cm" fo:margin-left="1cm" fo:margin-right="1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0000ff" style:footnote-max-height="0cm" loext:margin-gutter="0cm">
        <style:columns fo:column-count="1" fo:column-gap="0cm"/>
        <style:footnote-sep style:width="0.018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style:style style:name="Mdp3" style:family="drawing-page">
      <style:drawing-page-properties draw:fill="none" draw:background-size="full" draw:fill-color="#0000ff"/>
    </style:style>
  </office:automatic-styles>
  <office:master-styles>
    <style:master-page style:name="Standard" style:page-layout-name="Mpm1" draw:style-name="Mdp1"/>
    <style:master-page style:name="First_20_Page" style:display-name="First Page" style:page-layout-name="Mpm2" draw:style-name="Mdp2" style:next-style-name="Landscape"/>
    <style:master-page style:name="Портрет" style:page-layout-name="Mpm3" draw:style-name="Mdp1"/>
    <style:master-page style:name="Landscape" style:page-layout-name="Mpm4"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31T17:15:17.451118874</meta:creation-date>
    <meta:editing-duration>P20DT17H58M56S</meta:editing-duration>
    <meta:editing-cycles>3496</meta:editing-cycles>
    <meta:generator>LibreOffice/24.2.0.3$Linux_X86_64 LibreOffice_project/da48488a73ddd66ea24cf16bbc4f7b9c08e9bea1</meta:generator>
    <dc:title>Презентация</dc:title>
    <meta:initial-creator>Gun Number One</meta:initial-creator>
    <dc:date>2024-02-08T20:10:49.806347576</dc:date>
    <dc:creator>Gun Number One</dc:creator>
    <meta:printed-by>Gun Number One</meta:printed-by>
    <meta:print-date>2022-02-15T12:19:46.892343592</meta:print-date>
    <meta:document-statistic meta:table-count="12" meta:image-count="5" meta:object-count="0" meta:page-count="40" meta:paragraph-count="536" meta:word-count="4494" meta:character-count="34081" meta:non-whitespace-character-count="29706"/>
    <meta:user-defined meta:name="TexMathsIgnorePreamble">FALSE</meta:user-defined>
    <meta:user-defined meta:name="TexMathsPreamble">\usepackage{mathtext}§\usepackage{ucs}§\usepackage[T1,T2A]{fontenc}§\usepackage[utf8]{inputenc}§\usepackage{amsmath}§\usepackage{amsfonts}§\usepackage{amssymb}§\usepackage{cancel}§§%%\usepackage{txfonts}§%%\usepackage{setspace}§§\usepackage[english,russian]{babel}§§% Uncomment this line for sans-serif font§%\everymath{\mathsf{\xdef\mysf{\mathgroup\the\mathgroup\relax}}\mysf}§§% Uncomment these lines for colored equations§% Caution! Background color breaks transparency!§%\definecolor{fgcolor}{RGB}{0,0,255}§%\definecolor{bgcolor}{RGB}{255,0,0}§%\pagecolor{bgcolor}\color{fgcolor}§§%%\def\ttdefault{cmtt}§%%\def\rmdefault{cmr}§§\usepackage{bm}§§\usepackage{color}§\def\red#1{{\color[rgb]{0.5,0,0}{#1}}}§\def\magenta#1{{\color[rgb]{0.5,0,0.5}{#1}}}§\def\blue#1{{\color[rgb]{0,0,0.5}{#1}}}§\def\green#1{{\color[rgb]{0,0.5,0}{#1}}}§§\def\le{\leqslant}§\def\ge{\geqslant}§§\DeclareMathOperator*{\Exp}{Exp}§\DeclareMathOperator*{\rnd}{rnd}§\DeclareMathOperator*{\scal}{scal}§\DeclareMathOperator*{\vect}{vect}§§</meta:user-defined>
    <meta:user-defined meta:name="Поле 1"/>
    <meta:user-defined meta:name="Поле 2"/>
    <meta:user-defined meta:name="Поле 3" meta:value-type="string"/>
    <meta:user-defined meta:name="Поле 4" meta:value-type="string"/>
    <meta:template xlink:type="simple" xlink:actuate="onRequest" xlink:title="Презентация" xlink:href="../../../../media/green-flash/.config/libreoffice/5.4/user/template/Презентация.ott" meta:date="2019-01-31T17:15:17.312125212"/>
  </office:meta>
</office:document-meta>
</file>